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 manifest:media-type="application/vnd.sun.star.oleobject"/>
  <manifest:file-entry manifest:full-path="settings.xml" manifest:media-type="text/xml"/>
  <manifest:file-entry manifest:full-path="Object 11" manifest:media-type="application/vnd.sun.star.oleobject"/>
  <manifest:file-entry manifest:full-path="content.xml" manifest:media-type="text/xml"/>
  <manifest:file-entry manifest:full-path="Object 2" manifest:media-type="application/vnd.sun.star.oleobjec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 manifest:media-type="application/vnd.sun.star.oleobject"/>
  <manifest:file-entry manifest:full-path="styles.xml" manifest:media-type="text/xml"/>
  <manifest:file-entry manifest:full-path="Object 4" manifest:media-type="application/vnd.sun.star.oleobject"/>
  <manifest:file-entry manifest:full-path="Object 10" manifest:media-type="application/vnd.sun.star.oleobject"/>
  <manifest:file-entry manifest:full-path="Object 9" manifest:media-type="application/vnd.sun.star.oleobject"/>
  <manifest:file-entry manifest:full-path="Object 8" manifest:media-type="application/vnd.sun.star.oleobject"/>
  <manifest:file-entry manifest:full-path="Object 7" manifest:media-type="application/vnd.sun.star.oleobject"/>
  <manifest:file-entry manifest:full-path="Object 5" manifest:media-type="application/vnd.sun.star.oleobject"/>
  <manifest:file-entry manifest:full-path="Object 3" manifest:media-type="application/vnd.sun.star.oleobject"/>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Object 12" manifest:media-type="application/vnd.sun.star.oleobjec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Black" svg:font-family="'Arial Black'" style:font-pitch="variable"/>
    <style:font-face style:name="Arial Black1" svg:font-family="'Arial Black'"/>
    <style:font-face style:name="Arial Narrow" svg:font-family="'Arial Narrow'" style:font-pitch="fixed"/>
    <style:font-face style:name="Arial Narrow1" svg:font-family="'Arial Narrow'" style:font-family-generic="swiss" style:font-pitch="variable"/>
    <style:font-face style:name="Arial Narrow2" svg:font-family="'Arial Narrow'" style:font-pitch="variable"/>
    <style:font-face style:name="Arial Narrow3" svg:font-family="'Arial Narrow'" style:font-family-generic="modern" style:font-pitch="variable"/>
    <style:font-face style:name="Arial Narrow4" svg:font-family="'Arial Narrow'" style:font-family-generic="roman" style:font-pitch="variable"/>
    <style:font-face style:name="Arial Narrow5" svg:font-family="'Arial Narrow'"/>
    <style:font-face style:name="Calibri" svg:font-family="Calibri" style:font-pitch="variable"/>
    <style:font-face style:name="Calibri1" svg:font-family="Calibri" style:font-pitch="fixed"/>
    <style:font-face style:name="Calibri2" svg:font-family="Calibri" style:font-family-generic="roman" style:font-pitch="variable"/>
    <style:font-face style:name="Calibri3" svg:font-family="Calibri" style:font-family-generic="swiss"/>
    <style:font-face style:name="Calibri4" svg:font-family="Calibri" style:font-family-generic="modern" style:font-pitch="variable"/>
    <style:font-face style:name="Calibri5" svg:font-family="Calibri" style:font-family-generic="swiss" style:font-pitch="fixed"/>
    <style:font-face style:name="Calibri6" svg:font-family="Calibri"/>
    <style:font-face style:name="Calibri7" svg:font-family="Calibri" style:font-family-generic="swiss" style:font-pitch="variable"/>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Courier New4" svg:font-family="'Courier New'" style:font-pitch="fixed"/>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wiss" style:font-pitch="variable"/>
    <style:font-face style:name="Lohit Hindi1" svg:font-family="'Lohit Hindi'" style:font-family-generic="modern" style:font-pitch="variable"/>
    <style:font-face style:name="Lohit Hindi2" svg:font-family="'Lohit Hindi'" style:font-pitch="variable"/>
    <style:font-face style:name="Lohit Hindi3" svg:font-family="'Lohit Hindi'" style:font-family-generic="system"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fixed"/>
    <style:font-face style:name="Times New Roman1" svg:font-family="'Times New Roman'" style:font-pitch="variable"/>
    <style:font-face style:name="Times New Roman2" svg:font-family="'Times New Roman'" style:font-family-generic="roman" style:font-pitch="variable"/>
    <style:font-face style:name="Verdana" svg:font-family="Verdana" style:font-family-generic="swiss" style:font-pitch="variable"/>
    <style:font-face style:name="Verdana1" svg:font-family="Verdana" style:font-pitch="variable"/>
    <style:font-face style:name="ＭＳ Ｐゴシック" svg:font-family="'ＭＳ Ｐゴシック'"/>
    <style:font-face style:name="ＭＳ Ｐゴシック1" svg:font-family="'ＭＳ Ｐゴシック'" style:font-family-generic="system" style:font-pitch="variable"/>
    <style:font-face style:name="ＭＳ Ｐゴシック2" svg:font-family="'ＭＳ Ｐゴシック'" style:font-pitch="fixed"/>
    <style:font-face style:name="ＭＳ Ｐゴシック3"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Default_20_Drawing_20_Style_5f_1" style:list-style-name="L6">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 style:family="graphic" style:parent-style-name="Default_20_Drawing_20_Style_5f_1" style:list-style-name="L6">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4"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5"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6"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7"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Default_20_Drawing_20_Style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 style:family="graphic" style:parent-style-name="Default_20_Drawing_20_Style_5f_1" style:list-style-name="L6">
      <style:graphic-properties draw:stroke="solid" svg:stroke-width="0.035cm" svg:stroke-color="#000000" draw:stroke-linejoin="round" draw:fill="solid" draw:fill-color="#d6d6f5" draw:textarea-vertical-align="middle" draw:auto-grow-height="false" draw:fit-to-size="false" style:shrink-to-fit="false" fo:min-height="0.538cm" fo:min-width="2.517cm" fo:padding-top="0.127cm" fo:padding-bottom="0.127cm" fo:padding-left="0.254cm" fo:padding-right="0.254cm" fo:wrap-option="no-wrap"/>
      <style:paragraph-properties style:writing-mode="lr-tb"/>
    </style:style>
    <style:style style:name="gr12" style:family="graphic" style:parent-style-name="Default_20_Drawing_20_Style_5f_1" style:list-style-name="L7">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 style:family="graphic" style:parent-style-name="Default_20_Drawing_20_Style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14"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cm" fo:min-width="0.005cm" fo:padding-top="0.125cm" fo:padding-bottom="0.125cm" fo:padding-left="0.25cm" fo:padding-right="0.25cm" fo:wrap-option="no-wrap"/>
    </style:style>
    <style:style style:name="gr15"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2.29cm" fo:min-width="2.027cm" fo:padding-top="0.125cm" fo:padding-bottom="0.125cm" fo:padding-left="0.25cm" fo:padding-right="0.25cm" fo:wrap-option="no-wrap"/>
      <style:paragraph-properties style:writing-mode="lr-tb"/>
    </style:style>
    <style:style style:name="gr16"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17"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18"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19"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20" style:family="graphic" style:parent-style-name="Default_20_Drawing_20_Style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21"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22"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23"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25"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7"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30"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1"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22cm" fo:min-width="0.005cm" fo:padding-top="0.125cm" fo:padding-bottom="0.125cm" fo:padding-left="0.25cm" fo:padding-right="0.25cm" fo:wrap-option="no-wrap"/>
    </style:style>
    <style:style style:name="gr33" style:family="graphic" style:parent-style-name="Default_20_Drawing_20_Style_5f_1" style:list-style-name="L6">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34"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Default_20_Drawing_20_Style_5f_1" style:list-style-name="L6">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39"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40" style:family="graphic" style:parent-style-name="Default_20_Drawing_20_Style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41"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 style:family="graphic" style:parent-style-name="Default_20_Drawing_20_Style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43" style:family="graphic" style:parent-style-name="Default_20_Drawing_20_Style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44" style:family="graphic" style:parent-style-name="Default_20_Drawing_20_Style_5f_1" style:list-style-name="L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5" style:family="graphic" style:parent-style-name="Default_20_Drawing_20_Style_5f_1" style:list-style-name="L6">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46" style:family="graphic" style:parent-style-name="Default_20_Drawing_20_Style_5f_1" style:list-style-name="L6">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47"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35cm" svg:stroke-color="#000000" draw:stroke-linejoin="round" draw:fill="solid" draw:fill-color="#d5f1cf"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gr49"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50" style:family="graphic" style:parent-style-name="standard">
      <style:graphic-properties draw:stroke="none" svg:stroke-width="0.035cm" draw:stroke-linejoin="round" draw:fill="solid" draw:fill-color="#c00000" draw:textarea-vertical-align="middle" draw:auto-grow-height="false" draw:fit-to-size="false" style:shrink-to-fit="false" fo:min-height="0cm" fo:min-width="0cm" fo:padding-top="0.125cm" fo:padding-bottom="0.125cm" fo:padding-left="0.25cm" fo:padding-right="0.25cm" fo:wrap-option="no-wrap"/>
    </style:style>
    <style:style style:name="gr51"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52" style:family="graphic" style:parent-style-name="standard">
      <style:graphic-properties draw:stroke="solid" svg:stroke-width="0.035cm" svg:stroke-color="#000000" draw:stroke-linejoin="miter" draw:fill="solid" draw:fill-color="#f1c7c7" draw:textarea-vertical-align="middle"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solid" svg:stroke-width="0.035cm" svg:stroke-color="#000000" draw:stroke-linejoin="miter" draw:fill="none" draw:textarea-vertical-align="middle" draw:auto-grow-height="tru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79cm" svg:stroke-color="#000000" draw:stroke-linejoin="round" draw:fill="none" draw:textarea-vertical-align="middle" draw:auto-grow-height="false" draw:fit-to-size="false" style:shrink-to-fit="false" fo:min-height="20.018cm" fo:min-width="0cm" fo:padding-top="0.125cm" fo:padding-bottom="0.125cm" fo:padding-left="0.25cm" fo:padding-right="0.25cm" fo:wrap-option="no-wrap"/>
    </style:style>
    <style:style style:name="gr56" style:family="graphic" style:parent-style-name="standard">
      <style:graphic-properties draw:stroke="solid" svg:stroke-width="0.035cm" svg:stroke-color="#000000" draw:stroke-linejoin="miter" draw:fill="solid" draw:fill-color="#d6d6f5" draw:textarea-vertical-align="middle"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solid" svg:stroke-width="0.035cm" svg:stroke-color="#000000" draw:stroke-linejoin="miter" draw:fill="solid" draw:fill-color="#d5f1cf" draw:textarea-vertical-align="middle"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solid" svg:stroke-width="0.035cm" svg:stroke-color="#000000" draw:stroke-linejoin="miter" draw:fill="solid" draw:fill-color="#ffffff" draw:textarea-horizontal-align="center"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59" style:family="graphic" style:parent-style-name="standard">
      <style:graphic-properties draw:stroke="solid" svg:stroke-width="0.035cm" svg:stroke-color="#000000" draw:stroke-linejoin="miter" draw:fill="solid" draw:fill-color="#f6f5bd" draw:textarea-vertical-align="top" draw:auto-grow-height="false" draw:fit-to-size="false" style:shrink-to-fit="false" fo:min-height="6.325cm" fo:min-width="24.053cm" fo:padding-top="0.125cm" fo:padding-bottom="0.125cm" fo:padding-left="0.25cm" fo:padding-right="0.25cm" fo:wrap-option="wrap"/>
      <style:paragraph-properties style:writing-mode="lr-tb"/>
    </style:style>
    <style:style style:name="gr60"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Default_20_Drawing_20_Style_5f_1"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3" style:family="graphic" style:parent-style-name="Default_20_Drawing_20_Style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graphic-properties draw:stroke="solid" svg:stroke-width="0.026cm" svg:stroke-color="#000000" draw:fill="gradient" draw:fill-gradient-name="Gradient_20_2" draw:textarea-vertical-align="middle" draw:auto-grow-height="false" draw:fit-to-size="false" style:shrink-to-fit="false" fo:min-height="0cm" fo:min-width="0cm" fo:padding-top="0cm" fo:padding-bottom="0cm" fo:padding-left="0.25cm" fo:padding-right="0.25cm" fo:wrap-option="wrap" draw:shadow="visible" draw:shadow-offset-x="0cm" draw:shadow-offset-y="0.056cm" draw:shadow-color="#000000" draw:shadow-opacity="38%"/>
      <style:paragraph-properties style:writing-mode="lr-tb"/>
    </style:style>
    <style:style style:name="gr65" style:family="graphic" style:parent-style-name="standard">
      <style:graphic-properties draw:stroke="solid" svg:stroke-width="0.026cm" svg:stroke-color="#000000" draw:fill="gradient" draw:fill-gradient-name="Gradient_20_2" draw:textarea-vertical-align="bottom" draw:auto-grow-height="false" draw:fit-to-size="false" style:shrink-to-fit="false" fo:min-height="0cm" fo:min-width="0cm" fo:padding-top="0cm" fo:padding-bottom="0cm" fo:padding-left="0.25cm" fo:padding-right="0.25cm" fo:wrap-option="wrap" draw:shadow="visible" draw:shadow-offset-x="0cm" draw:shadow-offset-y="0.056cm" draw:shadow-color="#000000" draw:shadow-opacity="38%"/>
      <style:paragraph-properties style:writing-mode="lr-tb"/>
    </style:style>
    <style:style style:name="gr66" style:family="graphic" style:parent-style-name="standard">
      <style:graphic-properties draw:stroke="solid" svg:stroke-width="0.026cm" svg:stroke-color="#000000" draw:fill="gradient" draw:fill-gradient-name="Gradient_20_2" draw:textarea-vertical-align="top" draw:auto-grow-height="false" draw:fit-to-size="false" style:shrink-to-fit="false" fo:min-height="0cm" fo:min-width="0cm" fo:padding-top="0cm" fo:padding-bottom="0.125cm" fo:padding-left="0.25cm" fo:padding-right="0.25cm" fo:wrap-option="wrap" draw:shadow="visible" draw:shadow-offset-x="0cm" draw:shadow-offset-y="0.056cm" draw:shadow-color="#000000" draw:shadow-opacity="38%"/>
      <style:paragraph-properties style:writing-mode="lr-tb"/>
    </style:style>
    <style:style style:name="gr67" style:family="graphic" style:parent-style-name="standard">
      <style:graphic-properties draw:stroke="solid" svg:stroke-width="0.035cm" svg:stroke-color="#000000" draw:stroke-linejoin="miter" draw:fill="solid" draw:fill-color="#f1c7c7" draw:textarea-vertical-align="middle" draw:auto-grow-height="false" draw:fit-to-size="false" style:shrink-to-fit="false" fo:min-height="3.56cm" fo:min-width="14.314cm" fo:padding-top="0.125cm" fo:padding-bottom="0.125cm" fo:padding-left="0.25cm" fo:padding-right="0.25cm" fo:wrap-option="wrap"/>
    </style:style>
    <style:style style:name="gr68" style:family="graphic" style:parent-style-name="standard">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69" style:family="graphic" style:parent-style-name="standard">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71" style:family="graphic" style:parent-style-name="standard">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72" style:family="graphic" style:parent-style-name="standard">
      <style:graphic-properties draw:stroke="solid" svg:stroke-width="0.035cm" svg:stroke-color="#000000" draw:stroke-linejoin="miter" draw:fill="solid" draw:fill-color="#d5f1c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3" style:family="graphic" style:parent-style-name="standard">
      <style:graphic-properties draw:stroke="solid" svg:stroke-width="0.035cm" svg:stroke-color="#000000" draw:stroke-linejoin="miter" draw:fill="solid" draw:fill-color="#f1c7c7" draw:textarea-vertical-align="middle" draw:auto-grow-height="false" draw:fit-to-size="false" style:shrink-to-fit="false" fo:min-height="3.56cm" fo:min-width="14.528cm" fo:padding-top="0.125cm" fo:padding-bottom="0.125cm" fo:padding-left="0.25cm" fo:padding-right="0.25cm" fo:wrap-option="wrap"/>
    </style:style>
    <style:style style:name="gr7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75"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79"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2"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8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86"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89"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90"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2" style:family="graphic" style:parent-style-name="standard">
      <style:graphic-properties draw:stroke="solid" svg:stroke-width="0.035cm" svg:stroke-color="#000000" draw:stroke-linejoin="round" draw:fill="none" draw:textarea-vertical-align="middle" draw:auto-grow-height="false" draw:fit-to-size="false" style:shrink-to-fit="false" fo:min-height="6.312cm" fo:min-width="0cm" fo:padding-top="0.125cm" fo:padding-bottom="0.125cm" fo:padding-left="0.25cm" fo:padding-right="0.25cm" fo:wrap-option="no-wrap"/>
    </style:style>
    <style:style style:name="gr93"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4" style:family="graphic" style:parent-style-name="standard">
      <style:graphic-properties draw:stroke="solid" svg:stroke-width="0.035cm" svg:stroke-color="#000000" draw:stroke-linejoin="round" draw:fill="none" draw:textarea-vertical-align="middle" draw:auto-grow-height="false" draw:fit-to-size="false" style:shrink-to-fit="false" fo:min-height="8.123cm" fo:min-width="0cm" fo:padding-top="0.125cm" fo:padding-bottom="0.125cm" fo:padding-left="0.25cm" fo:padding-right="0.25cm" fo:wrap-option="no-wrap"/>
    </style:style>
    <style:style style:name="gr9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9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98"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99"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00"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1"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2"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3" style:family="graphic" style:parent-style-name="standard">
      <style:graphic-properties draw:stroke="solid" svg:stroke-width="0.035cm" svg:stroke-color="#000000" draw:marker-end="msArrowOpenEnd_20_5" draw:marker-end-width="0.315cm" draw:marker-end-center="false" draw:stroke-linejoin="miter" draw:fill="none" draw:textarea-vertical-align="top" draw:auto-grow-height="false" fo:min-height="0.925cm" fo:min-width="2.871cm" fo:padding-top="0.125cm" fo:padding-bottom="0.125cm" fo:padding-left="0.25cm" fo:padding-right="0.25cm" fo:wrap-option="wrap"/>
    </style:style>
    <style:style style:name="gr104" style:family="graphic" style:parent-style-name="standard" style:list-style-name="L2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5" style:family="graphic" style:parent-style-name="standard">
      <style:graphic-properties draw:stroke="solid" svg:stroke-width="0.035cm" svg:stroke-color="#000000" draw:marker-end="msArrowOpenEnd_20_5" draw:marker-end-width="0.315cm" draw:marker-end-center="false" draw:stroke-linejoin="miter" draw:fill="none" draw:textarea-vertical-align="top" draw:auto-grow-height="false" fo:min-height="0.925cm" fo:min-width="1.933cm" fo:padding-top="0.125cm" fo:padding-bottom="0.125cm" fo:padding-left="0.25cm" fo:padding-right="0.25cm" fo:wrap-option="wrap"/>
    </style:style>
    <style:style style:name="gr10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09"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10"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1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12"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1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1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1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1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17"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1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19"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2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21"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22"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23"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24"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2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2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27"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28"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29"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1"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2"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33"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34"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3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3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3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3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39"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4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41"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42"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4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4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4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46"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47"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48"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49"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5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51"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52"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53"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4"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55"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6"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57"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58"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59"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2"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6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6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69"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0"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1"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2"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7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75"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6"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77"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79"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8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81"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82"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8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8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89"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2"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3"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4"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6"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19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19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199"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0"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01"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2"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04"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0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07"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0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09"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11"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2"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3"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1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1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217"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18" style:family="graphic" style:parent-style-name="standard">
      <style:graphic-properties draw:stroke="none" svg:stroke-width="0.035cm" draw:stroke-linejoin="round" draw:fill="solid" draw:fill-color="#c00000" draw:textarea-vertical-align="middle" draw:auto-grow-height="false" draw:fit-to-size="false" style:shrink-to-fit="false" fo:min-height="0.002cm" fo:min-width="0cm" fo:padding-top="0.125cm" fo:padding-bottom="0.125cm" fo:padding-left="0.25cm" fo:padding-right="0.25cm" fo:wrap-option="no-wrap"/>
    </style:style>
    <style:style style:name="gr219"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0" style:family="graphic" style:parent-style-name="standard">
      <style:graphic-properties draw:stroke="none" svg:stroke-width="0.035cm" draw:stroke-linejoin="round" draw:fill="solid" draw:fill-color="#000000" draw:textarea-vertical-align="middle" draw:auto-grow-height="false" draw:fit-to-size="false" style:shrink-to-fit="false" fo:min-height="0.002cm" fo:min-width="0cm" fo:padding-top="0.125cm" fo:padding-bottom="0.125cm" fo:padding-left="0.25cm" fo:padding-right="0.25cm" fo:wrap-option="no-wrap"/>
    </style:style>
    <style:style style:name="gr221"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22"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3"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24"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25"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29"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2"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3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36"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7"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8"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9"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4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42"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3"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44" style:family="graphic" style:parent-style-name="standard" style:list-style-name="L2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5" style:family="graphic" style:parent-style-name="standard" style:list-style-name="L2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6"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7" style:family="graphic" style:parent-style-name="standard" style:list-style-name="L2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8"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249"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0" style:family="graphic" style:parent-style-name="standard" style:list-style-name="L23">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51"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52" style:family="graphic" style:parent-style-name="standard" style:list-style-name="L24">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3"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4"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5"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6"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5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5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59"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0"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1"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2"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3"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4"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5"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6" style:family="graphic" style:parent-style-name="standard" style:list-style-name="L24">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67"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68" style:family="graphic" style:parent-style-name="standard" style:list-style-name="L24">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9"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0" style:family="graphic" style:parent-style-name="standard" style:list-style-name="L24">
      <style:graphic-properties draw:stroke="solid" svg:stroke-width="0.035cm" svg:stroke-color="#000000" draw:stroke-linejoin="miter" draw:fill="solid" draw:fill-color="#a5a5e9"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271"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2" style:family="graphic" style:parent-style-name="standard" style:list-style-name="L2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3"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4" style:family="graphic" style:parent-style-name="standard" style:list-style-name="L2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5" style:family="graphic" style:parent-style-name="standard" style:list-style-name="L24">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6" style:family="graphic" style:parent-style-name="standard" style:list-style-name="L2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7" style:family="graphic" style:parent-style-name="Default_20_Drawing_20_Style_5f_1" style:list-style-name="L2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8" style:family="graphic" style:parent-style-name="Default_20_Drawing_20_Style_5f_1" style:list-style-name="L2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79" style:family="graphic" style:parent-style-name="Default_20_Drawing_20_Style_5f_1" style:list-style-name="L6">
      <style:graphic-properties draw:stroke="none" svg:stroke-width="0.035cm" draw:stroke-linejoin="miter" draw:fill="solid" draw:fill-color="#d9d9d9"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1"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2" style:family="graphic" style:parent-style-name="standard">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3" style:family="graphic" style:parent-style-name="standard">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4" style:family="graphic" style:parent-style-name="standard">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28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86" style:family="graphic" style:parent-style-name="standard">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7" style:family="graphic" style:parent-style-name="standard">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8" style:family="graphic" style:parent-style-name="standard">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9" style:family="graphic" style:parent-style-name="standard">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0" style:family="graphic" style:parent-style-name="standard">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1" style:family="graphic" style:parent-style-name="standard">
      <style:graphic-properties draw:stroke="dash" draw:stroke-dash="Dashed_20__28_var_29__20_12"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2" style:family="graphic" style:parent-style-name="standard">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93" style:family="graphic" style:parent-style-name="standard">
      <style:graphic-properties draw:stroke="solid" svg:stroke-width="0.035cm" svg:stroke-color="#000000" draw:stroke-linejoin="round" draw:fill="none" draw:textarea-vertical-align="middle" draw:auto-grow-height="false" draw:fit-to-size="false" style:shrink-to-fit="false" fo:min-height="6.192cm" fo:min-width="0cm" fo:padding-top="0.125cm" fo:padding-bottom="0.125cm" fo:padding-left="0.25cm" fo:padding-right="0.25cm" fo:wrap-option="no-wrap"/>
    </style:style>
    <style:style style:name="gr294" style:family="graphic" style:parent-style-name="standard">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5" style:family="graphic" style:parent-style-name="standard">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6" style:family="graphic" style:parent-style-name="standard">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7" style:family="graphic" style:parent-style-name="standard">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8" style:family="graphic" style:parent-style-name="standard">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9" style:family="graphic" style:parent-style-name="standard">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0" style:family="graphic" style:parent-style-name="standard">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1" style:family="graphic" style:parent-style-name="standard">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2"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03" style:family="graphic" style:parent-style-name="standard">
      <style:graphic-properties draw:stroke="solid" svg:stroke-width="0.035cm" svg:stroke-color="#000000" draw:stroke-linejoin="miter" draw:fill="solid" draw:fill-color="#f6f5bd" draw:textarea-vertical-align="top" draw:auto-grow-height="false" draw:fit-to-size="false" style:shrink-to-fit="true" fo:min-height="14.369cm" fo:min-width="24.719cm" fo:padding-top="0.125cm" fo:padding-bottom="0.125cm" fo:padding-left="0.25cm" fo:padding-right="0.25cm" fo:wrap-option="wrap"/>
      <style:paragraph-properties style:writing-mode="lr-tb"/>
    </style:style>
    <style:style style:name="gr304" style:family="graphic" style:parent-style-name="standard" style:list-style-name="L31">
      <style:graphic-properties draw:stroke="none" svg:stroke-width="0.026cm" draw:stroke-linejoin="miter" draw:fill="none" draw:textarea-vertical-align="top" draw:auto-grow-height="false" draw:fit-to-size="false" style:shrink-to-fit="false" fo:min-height="2.202cm" fo:min-width="23.238cm" fo:padding-top="0.127cm" fo:padding-bottom="0.127cm" fo:padding-left="0.254cm" fo:padding-right="0.254cm" fo:wrap-option="wrap"/>
      <style:paragraph-properties style:writing-mode="lr-tb"/>
    </style:style>
    <style:style style:name="gr305"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6" style:family="graphic" style:parent-style-name="standard">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307"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308"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309" style:family="graphic" style:parent-style-name="standard">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310" style:family="graphic" style:parent-style-name="standard">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311" style:family="graphic" style:parent-style-name="standard" style:list-style-name="L33">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6cm" fo:padding-top="0cm" fo:padding-bottom="0cm" fo:padding-left="0.25cm" fo:padding-right="0.25cm" fo:wrap-option="no-wrap" draw:shadow-color="#919191"/>
      <style:paragraph-properties style:writing-mode="lr-tb"/>
    </style:style>
    <style:style style:name="gr312" style:family="graphic" style:parent-style-name="standard" style:list-style-name="L33">
      <style:graphic-properties draw:stroke="solid" svg:stroke-width="0.035cm" svg:stroke-color="#000000" draw:stroke-linejoin="miter" svg:stroke-linecap="square" draw:fill="none" draw:fill-color="#ffffff" draw:textarea-horizontal-align="justify" draw:textarea-vertical-align="middle" draw:auto-grow-height="false" fo:min-height="0.846cm" fo:min-width="2.084cm" fo:padding-top="0cm" fo:padding-bottom="0cm" fo:padding-left="0.25cm" fo:padding-right="0.25cm" fo:wrap-option="no-wrap" draw:shadow-color="#919191"/>
      <style:paragraph-properties style:writing-mode="lr-tb"/>
    </style:style>
    <style:style style:name="gr313" style:family="graphic" style:parent-style-name="standard">
      <style:graphic-properties draw:stroke="solid" svg:stroke-width="0.035cm" svg:stroke-color="#000000" draw:marker-end="Arrowheads_20_14"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14" style:family="graphic" style:parent-style-name="standard">
      <style:graphic-properties draw:stroke="solid" svg:stroke-width="0.035cm" svg:stroke-color="#000000" draw:marker-end="Arrowheads_20_15"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15" style:family="graphic" style:parent-style-name="standard" style:list-style-name="L33">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316" style:family="graphic" style:parent-style-name="standard">
      <style:graphic-properties draw:stroke="solid" svg:stroke-width="0.035cm" svg:stroke-color="#000000" draw:marker-end="Arrowheads_20_16"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317" style:family="graphic" style:parent-style-name="standard">
      <style:graphic-properties draw:stroke="dash" draw:stroke-dash="Dashed_20__28_var_29__20_24" svg:stroke-width="0.035cm" svg:stroke-color="#000000" draw:marker-end="Arrowheads_20_1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318" style:family="graphic" style:parent-style-name="standard" style:list-style-name="L3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19" style:family="graphic" style:parent-style-name="standard" style:list-style-name="L3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20" style:family="graphic" style:parent-style-name="standard" style:list-style-name="L3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21" style:family="graphic" style:parent-style-name="standard" style:list-style-name="L33">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322" style:family="graphic" style:parent-style-name="standard" style:list-style-name="L33">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323" style:family="graphic" style:parent-style-name="standard" style:list-style-name="L33">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324" style:family="graphic" style:parent-style-name="standard" style:list-style-name="L33">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325" style:family="graphic" style:parent-style-name="standard" style:list-style-name="L33">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326" style:family="graphic" style:parent-style-name="standard">
      <style:graphic-properties draw:stroke="dash" draw:stroke-dash="Dashed_20__28_var_29__20_25" svg:stroke-width="0.035cm" svg:stroke-color="#000000" draw:marker-end="Arrowheads_20_1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327" style:family="graphic" style:parent-style-name="standard">
      <style:graphic-properties draw:stroke="dash" draw:stroke-dash="Dashed_20__28_var_29__20_26" svg:stroke-width="0.035cm" svg:stroke-color="#000000" draw:marker-start="Arrowheads_20_1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328" style:family="graphic" style:parent-style-name="standard" style:list-style-name="L3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29" style:family="graphic" style:parent-style-name="standard" style:list-style-name="L3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30" style:family="graphic" style:parent-style-name="standard">
      <style:graphic-properties draw:stroke="dash" draw:stroke-dash="Dashed_20__28_var_29__20_27" svg:stroke-width="0.035cm" svg:stroke-color="#000000" draw:marker-start="Arrowheads_20_20"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331" style:family="graphic" style:parent-style-name="standard" style:list-style-name="L33">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332"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333" style:family="graphic" style:parent-style-name="standard">
      <style:graphic-properties draw:stroke="non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334" style:family="graphic" style:parent-style-name="standard">
      <style:graphic-properties draw:stroke="none" draw:fill="solid" draw:fill-color="#33cccc" draw:textarea-horizontal-align="left" draw:textarea-vertical-align="middle" draw:auto-grow-height="false" fo:min-height="1.26cm" fo:min-width="0.121cm" fo:padding-top="0.13cm" fo:padding-bottom="0.13cm" fo:padding-left="0.25cm" fo:padding-right="0.25cm" fo:wrap-option="no-wrap" draw:shadow-color="#808080"/>
    </style:style>
    <style:style style:name="gr33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1.253cm" fo:min-width="0.395cm" fo:padding-top="0.13cm" fo:padding-bottom="0.13cm" fo:padding-left="0.25cm" fo:padding-right="0.25cm" fo:wrap-option="no-wrap" draw:shadow-color="#808080"/>
    </style:style>
    <style:style style:name="gr33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263cm" fo:padding-top="0.13cm" fo:padding-bottom="0.13cm" fo:padding-left="0.25cm" fo:padding-right="0.25cm" fo:wrap-option="no-wrap" draw:shadow-color="#808080"/>
    </style:style>
    <style:style style:name="gr337"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8"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586cm" fo:min-width="0.094cm" fo:padding-top="0.13cm" fo:padding-bottom="0.13cm" fo:padding-left="0.25cm" fo:padding-right="0.25cm" fo:wrap-option="no-wrap" draw:shadow-color="#808080"/>
    </style:style>
    <style:style style:name="gr339" style:family="graphic" style:parent-style-name="standard">
      <style:graphic-properties draw:stroke="none" draw:fill="solid" draw:fill-color="#ffffff" draw:textarea-horizontal-align="left" draw:textarea-vertical-align="middle" draw:auto-grow-height="false" fo:min-height="0.002cm" fo:min-width="0cm" fo:padding-top="0.13cm" fo:padding-bottom="0.13cm" fo:padding-left="0.25cm" fo:padding-right="0.25cm" fo:wrap-option="no-wrap" draw:shadow-color="#808080"/>
    </style:style>
    <style:style style:name="gr3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341" style:family="graphic" style:parent-style-name="standard">
      <style:graphic-properties svg:stroke-width="0.053cm" svg:stroke-color="#000000" draw:marker-start-width="0.279cm" draw:marker-end-width="0.279cm" draw:fill-color="#cccccc" draw:textarea-horizontal-align="justify" draw:textarea-vertical-align="middle" draw:auto-grow-height="false" fo:min-height="2.005cm" fo:min-width="3.431cm" fo:padding-top="0.151cm" fo:padding-bottom="0.151cm" fo:padding-left="0.276cm" fo:padding-right="0.276cm" fo:wrap-option="wrap"/>
      <style:paragraph-properties style:writing-mode="lr-tb"/>
    </style:style>
    <style:style style:name="gr342" style:family="graphic" style:parent-style-name="objectwithoutfill">
      <style:graphic-properties draw:marker-end="Arrowheads_20_21" draw:marker-end-width="0.3cm" draw:fill="none" draw:textarea-vertical-align="middle"/>
    </style:style>
    <style:style style:name="gr343" style:family="graphic" style:parent-style-name="objectwithoutfill">
      <style:graphic-properties draw:marker-end="Arrowheads_20_22" draw:marker-end-width="0.3cm" draw:fill="none" draw:textarea-vertical-align="middle"/>
    </style:style>
    <style:style style:name="gr344" style:family="graphic" style:parent-style-name="standard">
      <style:graphic-properties draw:stroke="none" draw:fill="none" draw:textarea-horizontal-align="justify" draw:textarea-vertical-align="middle" draw:auto-grow-height="false" fo:min-height="1.02cm" fo:min-width="3.056cm"/>
      <style:paragraph-properties style:writing-mode="lr-tb"/>
    </style:style>
    <style:style style:name="gr345" style:family="graphic" style:parent-style-name="standard">
      <style:graphic-properties svg:stroke-width="0.053cm" svg:stroke-color="#000000" draw:marker-start-width="0.279cm" draw:marker-end-width="0.279cm"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346" style:family="graphic" style:parent-style-name="standard">
      <style:graphic-properties svg:stroke-width="0.053cm" svg:stroke-color="#000000" draw:marker-start-width="0.279cm" draw:marker-end-width="0.279cm"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347" style:family="graphic" style:parent-style-name="standard">
      <style:graphic-properties draw:stroke="dash" draw:stroke-dash="Dot" svg:stroke-width="0.053cm" svg:stroke-color="#000000" draw:marker-start-width="0.279cm" draw:marker-end-width="0.279cm" svg:stroke-linecap="butt" draw:fill="none" draw:fill-color="#ffb66c"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348" style:family="graphic" style:parent-style-name="objectwithoutfill">
      <style:graphic-properties svg:stroke-width="0.106cm" svg:stroke-color="#f10d0c" draw:marker-start-width="0.359cm" draw:marker-end="Arrowheads_20_26" draw:marker-end-width="0.459cm" draw:fill="none" draw:textarea-vertical-align="middle" fo:padding-top="0.178cm" fo:padding-bottom="0.178cm" fo:padding-left="0.303cm" fo:padding-right="0.303cm"/>
    </style:style>
    <style:style style:name="gr349" style:family="graphic" style:parent-style-name="standard">
      <style:graphic-properties draw:stroke="dash" draw:stroke-dash="Dot" svg:stroke-width="0.053cm" svg:stroke-color="#000000" draw:marker-start-width="0.279cm" draw:marker-end-width="0.279cm" svg:stroke-linecap="butt" draw:fill="none"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350" style:family="graphic" style:parent-style-name="standard">
      <style:graphic-properties draw:stroke="solid" draw:stroke-dash="Dot" svg:stroke-width="0.053cm" svg:stroke-color="#000000" draw:marker-start-width="0.279cm" draw:marker-end-width="0.279cm" svg:stroke-linecap="butt" draw:fill="solid" draw:fill-color="#729fcf" draw:textarea-horizontal-align="justify" draw:textarea-vertical-align="middle" draw:auto-grow-height="false" fo:min-height="1.068cm" fo:min-width="0.464cm" fo:padding-top="0.151cm" fo:padding-bottom="0.151cm" fo:padding-left="0.276cm" fo:padding-right="0.276cm"/>
      <style:paragraph-properties style:writing-mode="lr-tb"/>
    </style:style>
    <style:style style:name="gr351" style:family="graphic" style:parent-style-name="objectwithoutfill">
      <style:graphic-properties svg:stroke-width="0.106cm" svg:stroke-color="#f10d0c" draw:marker-start-width="0.359cm" draw:marker-end="Arrowheads_20_25" draw:marker-end-width="0.459cm" draw:fill="none" draw:textarea-vertical-align="middle" fo:padding-top="0.178cm" fo:padding-bottom="0.178cm" fo:padding-left="0.303cm" fo:padding-right="0.303cm"/>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_5f_-notes" style:list-style-name="L34">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_5f_-notes" style:list-style-name="L34">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2" style:family="presentation" style:parent-style-name="Title_20_and_20_Content_5f_-notes">
      <style:graphic-properties draw:fill-color="#ffffff" fo:min-height="11.982cm"/>
      <style:paragraph-properties style:writing-mode="lr-tb"/>
    </style:style>
    <style:style style:name="pr13" style:family="presentation" style:parent-style-name="Title_20_and_20_Content_5f_-notes" style:list-style-name="L34">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Title_20_and_20_Content-notes">
      <style:graphic-properties draw:fill-color="#ffffff" fo:min-height="11.982cm"/>
      <style:paragraph-properties style:writing-mode="lr-tb"/>
    </style:style>
    <style:style style:name="pr16" style:family="presentation" style:parent-style-name="Default-title">
      <style:graphic-properties draw:stroke="none" draw:fill="none" draw:fill-color="#ffffff" draw:textarea-horizontal-align="justify" draw:textarea-vertical-align="middle" draw:auto-grow-height="false" draw:auto-grow-width="false" fo:min-height="1.864cm" fo:min-width="0cm" fo:padding-top="0.127cm" fo:padding-bottom="0.127cm" fo:padding-left="0.254cm" fo:padding-right="0.254cm" fo:wrap-option="wrap" draw:shadow-color="#808080"/>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58cm" fo:min-width="0cm" fo:padding-top="0.127cm" fo:padding-bottom="0.127cm" fo:padding-left="0.254cm" fo:padding-right="0.254cm" fo:wrap-option="wrap" draw:shadow-color="#808080"/>
      <style:paragraph-properties style:writing-mode="lr-tb"/>
    </style:style>
    <style:style style:name="pr18" style:family="presentation" style:parent-style-name="Default-notes">
      <style:graphic-properties draw:fill-color="#ffffff" fo:min-height="11.853cm"/>
      <style:paragraph-properties style:writing-mode="lr-tb"/>
    </style:style>
    <style:style style:name="pr19"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Title_20_and_20_Content_5f_-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1"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3cm" fo:padding-bottom="0.123cm" fo:padding-left="0.251cm" fo:padding-right="0.251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Title_20_and_20_Content_5f_-notes" style:list-style-name="L34">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Title_20_and_20_Content_5f_-notes" style:list-style-name="L34">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Title_20_and_20_Content_5f_-notes" style:list-style-name="L34">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6"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27" style:family="presentation" style:parent-style-name="Two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28"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6pt"/>
    </style:style>
    <style:style style:name="P3"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4"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style>
    <style:style style:name="P5" style:family="paragraph">
      <loext:graphic-properties draw:fill="none" draw:fill-color="#ffffff"/>
      <style:paragraph-properties fo:text-align="start" style:writing-mode="lr-tb" style:font-independent-line-spacing="true"/>
      <style:text-properties fo:font-size="20pt"/>
    </style:style>
    <style:style style:name="P6" style:family="paragraph">
      <loext:graphic-properties draw:fill="none" draw:fill-color="#ffffff"/>
      <style:paragraph-properties fo:text-align="start" style:writing-mode="lr-tb" style:font-independent-line-spacing="true"/>
      <style:text-properties fo:font-size="18pt"/>
    </style:style>
    <style:style style:name="P7" style:family="paragraph">
      <style:paragraph-properties fo:margin-top="0cm" fo:margin-bottom="0cm" fo:line-height="100%" fo:text-align="end"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36pt"/>
    </style:style>
    <style:style style:name="P11" style:family="paragraph">
      <style:paragraph-properties fo:margin-left="0cm" fo:margin-right="0cm" fo:margin-top="0.169cm" fo:margin-bottom="0cm" fo:line-height="100%" fo:text-align="start" fo:text-indent="0cm" style:punctuation-wrap="hanging" style:writing-mode="lr-tb"/>
    </style:style>
    <style:style style:name="P12" style:family="paragraph">
      <style:paragraph-properties fo:margin-left="0cm" fo:margin-right="0cm" fo:margin-top="0.141cm" fo:margin-bottom="0cm" fo:line-height="100%" fo:text-align="start" fo:text-indent="0cm" style:punctuation-wrap="hanging" style:writing-mode="lr-tb"/>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top="0cm" fo:margin-bottom="0cm" fo:line-height="100%" fo:text-align="center" style:punctuation-wrap="simple" style:writing-mode="lr-tb"/>
    </style:style>
    <style:style style:name="P15"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16"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17" style:family="paragraph">
      <loext:graphic-properties draw:fill="solid" draw:fill-color="#d6d6f5"/>
      <style:paragraph-properties fo:margin-top="0cm" fo:margin-bottom="0cm" fo:line-height="100%" fo:text-align="center" style:punctuation-wrap="simple" style:writing-mode="lr-tb" style:font-independent-line-spacing="true"/>
      <style:text-properties fo:font-size="24pt"/>
    </style:style>
    <style:style style:name="P18" style:family="paragraph">
      <style:paragraph-properties fo:margin-top="0cm" fo:margin-bottom="0cm" fo:line-height="100%" fo:text-align="start" style:punctuation-wrap="simple" style:writing-mode="lr-tb"/>
    </style:style>
    <style:style style:name="P19"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1" style:family="paragraph">
      <loext:graphic-properties draw:fill="solid" draw:fill-color="#f2f2f2"/>
      <style:paragraph-properties fo:text-align="start" style:font-independent-line-spacing="true"/>
      <style:text-properties fo:font-size="24pt"/>
    </style:style>
    <style:style style:name="P22"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23" style:family="paragraph">
      <loext:graphic-properties draw:fill="solid" draw:fill-color="#e6e6e6"/>
      <style:paragraph-properties fo:text-align="start" style:font-independent-line-spacing="true"/>
      <style:text-properties fo:font-size="24pt"/>
    </style:style>
    <style:style style:name="P24" style:family="paragraph">
      <loext:graphic-properties draw:fill="solid" draw:fill-color="#ffffff"/>
      <style:paragraph-properties fo:text-align="start" style:font-independent-line-spacing="true"/>
      <style:text-properties fo:font-size="24pt"/>
    </style:style>
    <style:style style:name="P25" style:family="paragraph">
      <loext:graphic-properties draw:fill="solid" draw:fill-color="#f1c7c7"/>
      <style:paragraph-properties fo:text-align="start" style:font-independent-line-spacing="true"/>
      <style:text-properties fo:font-size="24pt"/>
    </style:style>
    <style:style style:name="P26"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27"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28" style:family="paragraph">
      <loext:graphic-properties draw:fill="none"/>
      <style:paragraph-properties fo:text-align="start" style:writing-mode="lr-tb" style:font-independent-line-spacing="true"/>
      <style:text-properties fo:font-size="28pt" style:font-size-asian="28pt" style:font-size-complex="28pt"/>
    </style:style>
    <style:style style:name="P29" style:family="paragraph">
      <style:paragraph-properties fo:margin-left="0cm" fo:margin-right="0cm" fo:margin-top="0.169cm" fo:margin-bottom="0cm" fo:line-height="85%" fo:text-align="start" fo:text-indent="0cm" style:punctuation-wrap="hanging" style:writing-mode="lr-tb"/>
    </style:style>
    <style:style style:name="P30" style:family="paragraph">
      <style:paragraph-properties fo:margin-left="0cm" fo:margin-right="0cm" fo:margin-top="0.141cm" fo:margin-bottom="0cm" fo:line-height="90%" fo:text-align="start" fo:text-indent="0cm" style:punctuation-wrap="hanging" style:writing-mode="lr-tb"/>
    </style:style>
    <style:style style:name="P31" style:family="paragraph">
      <style:paragraph-properties fo:margin-left="0cm" fo:margin-right="0cm" fo:margin-top="0.141cm" fo:margin-bottom="0cm" fo:line-height="97%" fo:text-align="start" fo:text-indent="0cm" style:punctuation-wrap="hanging" style:writing-mode="lr-tb"/>
    </style:style>
    <style:style style:name="P32" style:family="paragraph">
      <loext:graphic-properties draw:fill="none"/>
      <style:paragraph-properties fo:text-align="start" style:writing-mode="lr-tb" style:font-independent-line-spacing="true"/>
      <style:text-properties fo:font-size="20pt" style:font-size-asian="20pt" style:font-size-complex="20pt"/>
    </style:style>
    <style:style style:name="P3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34" style:family="paragraph">
      <style:paragraph-properties fo:margin-left="0cm" fo:margin-right="0cm" fo:text-indent="0cm">
        <style:tab-stops>
          <style:tab-stop style:position="0cm"/>
        </style:tab-stops>
      </style:paragraph-properties>
    </style:style>
    <style:style style:name="P35" style:family="paragraph">
      <style:paragraph-properties fo:margin-left="0cm" fo:margin-right="0cm" fo:text-indent="0cm"/>
    </style:style>
    <style:style style:name="P36" style:family="paragraph">
      <loext:graphic-properties draw:fill-color="#ffffff"/>
    </style:style>
    <style:style style:name="P37" style:family="paragraph">
      <style:paragraph-properties fo:margin-top="0cm" fo:margin-bottom="0cm" fo:line-height="100%" fo:text-align="start" style:punctuation-wrap="simple" style:writing-mode="lr-tb"/>
      <style:text-properties fo:font-size="24pt"/>
    </style:style>
    <style:style style:name="P38" style:family="paragraph">
      <loext:graphic-properties draw:fill="solid" draw:fill-color="#f6f5bd"/>
      <style:paragraph-properties fo:text-align="start" style:writing-mode="lr-tb" style:font-independent-line-spacing="true"/>
      <style:text-properties fo:font-size="24pt"/>
    </style:style>
    <style:style style:name="P39" style:family="paragraph">
      <style:paragraph-properties fo:margin-left="0cm" fo:margin-right="0cm" fo:text-indent="0cm" style:writing-mode="lr-tb">
        <style:tab-stops>
          <style:tab-stop style:position="0cm"/>
        </style:tab-stops>
      </style:paragraph-properties>
    </style:style>
    <style:style style:name="P40"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41"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42"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43" style:family="paragraph">
      <style:paragraph-properties fo:margin-top="0cm" fo:margin-bottom="0cm" fo:line-height="100%" fo:text-align="center" style:punctuation-wrap="simple" style:writing-mode="lr-tb"/>
      <style:text-properties fo:font-size="24pt"/>
    </style:style>
    <style:style style:name="P44" style:family="paragraph">
      <loext:graphic-properties draw:fill="solid" draw:fill-color="#d5f1cf"/>
      <style:paragraph-properties fo:text-align="start" style:writing-mode="lr-tb" style:font-independent-line-spacing="true"/>
      <style:text-properties fo:font-size="24pt"/>
    </style:style>
    <style:style style:name="P45" style:family="paragraph">
      <loext:graphic-properties draw:fill="none"/>
      <style:paragraph-properties fo:text-align="start" style:writing-mode="lr-tb" style:font-independent-line-spacing="true"/>
      <style:text-properties fo:font-size="24pt"/>
    </style:style>
    <style:style style:name="P46" style:family="paragraph">
      <loext:graphic-properties draw:fill="solid" draw:fill-color="#c00000"/>
      <style:paragraph-properties fo:text-align="start" style:font-independent-line-spacing="true"/>
      <style:text-properties fo:font-size="24pt"/>
    </style:style>
    <style:style style:name="P47" style:family="paragraph">
      <style:paragraph-properties fo:margin-left="1.27cm" fo:margin-right="0cm" fo:margin-top="0.141cm" fo:margin-bottom="0cm" fo:text-align="start" fo:text-indent="0cm">
        <style:tab-stops>
          <style:tab-stop style:position="0cm"/>
        </style:tab-stops>
      </style:paragraph-properties>
    </style:style>
    <style:style style:name="P48"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49" style:family="paragraph">
      <loext:graphic-properties draw:fill="solid" draw:fill-color="#d6d6f5"/>
      <style:paragraph-properties fo:text-align="start" style:font-independent-line-spacing="true"/>
      <style:text-properties fo:font-size="24pt"/>
    </style:style>
    <style:style style:name="P50" style:family="paragraph">
      <loext:graphic-properties draw:fill="solid" draw:fill-color="#d5f1cf"/>
      <style:paragraph-properties fo:text-align="start" style:font-independent-line-spacing="true"/>
      <style:text-properties fo:font-size="24pt"/>
    </style:style>
    <style:style style:name="P51" style:family="paragraph">
      <loext:graphic-properties draw:fill="solid" draw:fill-color="#ffffff"/>
      <style:paragraph-properties fo:margin-top="0cm" fo:margin-bottom="0cm" fo:line-height="100%" fo:text-align="start" style:punctuation-wrap="simple" style:writing-mode="lr-tb" style:font-independent-line-spacing="true"/>
      <style:text-properties fo:font-size="24pt"/>
    </style:style>
    <style:style style:name="P52" style:family="paragraph">
      <loext:graphic-properties draw:fill-color="#ffffff"/>
      <style:paragraph-properties style:writing-mode="lr-tb"/>
      <style:text-properties fo:font-size="20pt"/>
    </style:style>
    <style:style style:name="P53" style:family="paragraph">
      <style:paragraph-properties fo:margin-left="0.33cm" fo:margin-right="0cm" fo:text-indent="-0.33cm"/>
    </style:style>
    <style:style style:name="P54" style:family="paragraph">
      <loext:graphic-properties draw:fill="none" draw:fill-color="#ffffff"/>
      <style:paragraph-properties style:writing-mode="lr-tb" style:font-independent-line-spacing="true"/>
      <style:text-properties style:font-name="Calibri3" fo:font-size="28pt" style:font-size-asian="28pt" style:font-size-complex="28pt"/>
    </style:style>
    <style:style style:name="P55" style:family="paragraph">
      <style:paragraph-properties fo:margin-left="0cm" fo:margin-right="0cm" fo:margin-top="0.211cm" fo:margin-bottom="0cm" fo:text-indent="0cm"/>
    </style:style>
    <style:style style:name="P56" style:family="paragraph">
      <style:paragraph-properties fo:margin-left="0.952cm" fo:margin-right="0cm" fo:margin-top="0.211cm" fo:margin-bottom="0cm" fo:text-indent="-0.952cm"/>
    </style:style>
    <style:style style:name="P57" style:family="paragraph">
      <style:paragraph-properties fo:margin-left="0cm" fo:margin-right="0cm" fo:margin-top="0.141cm" fo:margin-bottom="0cm" fo:line-height="100%" fo:text-indent="0cm"/>
    </style:style>
    <style:style style:name="P58" style:family="paragraph">
      <loext:graphic-properties draw:fill="none" draw:fill-color="#ffffff"/>
      <style:paragraph-properties style:writing-mode="lr-tb" style:font-independent-line-spacing="true"/>
    </style:style>
    <style:style style:name="P59" style:family="paragraph">
      <loext:graphic-properties draw:fill-color="#ffffff"/>
      <style:paragraph-properties style:writing-mode="lr-tb"/>
      <style:text-properties fo:font-size="12pt"/>
    </style:style>
    <style:style style:name="P60" style:family="paragraph">
      <loext:graphic-properties draw:fill-color="#ffffff"/>
      <style:paragraph-properties style:writing-mode="lr-tb"/>
    </style:style>
    <style:style style:name="P61" style:family="paragraph">
      <style:paragraph-properties fo:margin-top="0cm" fo:margin-bottom="0cm" fo:line-height="100%" fo:text-align="end" style:punctuation-wrap="simple" style:writing-mode="lr-tb"/>
      <style:text-properties fo:font-size="24pt"/>
    </style:style>
    <style:style style:name="P62" style:family="paragraph">
      <loext:graphic-properties draw:fill="gradient" draw:fill-gradient-name="Gradient_20_2"/>
      <style:paragraph-properties fo:text-align="start" style:writing-mode="lr-tb" style:font-independent-line-spacing="true"/>
      <style:text-properties fo:font-size="24pt"/>
    </style:style>
    <style:style style:name="P63" style:family="paragraph">
      <style:paragraph-properties fo:margin-top="0cm" fo:margin-bottom="0cm" fo:line-height="100%" fo:text-align="start" style:punctuation-wrap="simple" style:writing-mode="lr-tb"/>
      <style:text-properties fo:font-size="12pt" style:font-size-asian="12pt" style:font-size-complex="12pt"/>
    </style:style>
    <style:style style:name="P64" style:family="paragraph">
      <loext:graphic-properties draw:fill="none"/>
      <style:paragraph-properties fo:margin-top="0cm" fo:margin-bottom="0cm" fo:line-height="100%" fo:text-align="start" style:punctuation-wrap="simple" style:writing-mode="lr-tb" style:font-independent-line-spacing="true"/>
      <style:text-properties fo:font-size="12pt" style:font-size-asian="12pt" style:font-size-complex="12pt"/>
    </style:style>
    <style:style style:name="P65" style:family="paragraph">
      <style:paragraph-properties fo:margin-left="0.331cm" fo:margin-right="0cm" fo:margin-top="0cm" fo:margin-bottom="0cm" fo:line-height="100%" fo:text-align="center" fo:text-indent="-0.33cm" style:punctuation-wrap="hanging" style:writing-mode="lr-tb">
        <style:tab-stops>
          <style:tab-stop style:position="0cm"/>
        </style:tab-stops>
      </style:paragraph-properties>
    </style:style>
    <style:style style:name="P66" style:family="paragraph">
      <loext:graphic-properties draw:fill="none"/>
      <style:paragraph-properties fo:text-align="start" style:writing-mode="lr-tb" style:font-independent-line-spacing="true"/>
      <style:text-properties fo:font-size="24pt" style:font-size-asian="24pt" style:font-size-complex="24pt"/>
    </style:style>
    <style:style style:name="P67" style:family="paragraph">
      <loext:graphic-properties draw:fill="solid" draw:fill-color="#d5f1d2"/>
      <style:paragraph-properties fo:margin-top="0cm" fo:margin-bottom="0cm" fo:line-height="100%" fo:text-align="center" style:punctuation-wrap="simple" style:writing-mode="lr-tb" style:font-independent-line-spacing="true"/>
      <style:text-properties fo:font-size="24pt"/>
    </style:style>
    <style:style style:name="P68" style:family="paragraph">
      <loext:graphic-properties draw:fill="solid" draw:fill-color="#a5a5e9"/>
      <style:paragraph-properties fo:margin-top="0cm" fo:margin-bottom="0cm" fo:line-height="100%" fo:text-align="center" style:punctuation-wrap="simple" style:writing-mode="lr-tb" style:font-independent-line-spacing="true"/>
      <style:text-properties fo:font-size="24pt"/>
    </style:style>
    <style:style style:name="P69" style:family="paragraph">
      <style:paragraph-properties fo:margin-top="0cm" fo:margin-bottom="0cm" fo:line-height="100%" fo:text-align="center" style:punctuation-wrap="simple" style:writing-mode="lr-tb"/>
      <style:text-properties fo:font-size="18pt" style:font-size-asian="18pt" style:font-size-complex="18pt"/>
    </style:style>
    <style:style style:name="P70" style:family="paragraph">
      <loext:graphic-properties draw:fill="none"/>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71" style:family="paragraph">
      <loext:graphic-properties draw:fill="none"/>
      <style:paragraph-properties fo:text-align="start"/>
      <style:text-properties fo:font-size="18pt"/>
    </style:style>
    <style:style style:name="P72" style:family="paragraph">
      <loext:graphic-properties draw:fill="solid" draw:fill-color="#000000"/>
      <style:paragraph-properties fo:text-align="start" style:font-independent-line-spacing="true"/>
      <style:text-properties fo:font-size="24pt"/>
    </style:style>
    <style:style style:name="P73" style:family="paragraph">
      <loext:graphic-properties draw:fill="solid" draw:fill-color="#d9d9d9"/>
      <style:paragraph-properties fo:margin-top="0cm" fo:margin-bottom="0cm" fo:line-height="100%" fo:text-align="start" style:punctuation-wrap="simple" style:writing-mode="lr-tb" style:font-independent-line-spacing="true"/>
      <style:text-properties fo:font-size="24pt"/>
    </style:style>
    <style:style style:name="P74" style:family="paragraph">
      <style:paragraph-properties fo:margin-left="0cm" fo:margin-right="0cm" fo:margin-top="0.183cm" fo:margin-bottom="0cm" fo:line-height="100%" fo:text-align="start" fo:text-indent="0cm" style:punctuation-wrap="hanging" style:writing-mode="lr-tb"/>
    </style:style>
    <style:style style:name="P75"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76" style:family="paragraph">
      <style:paragraph-properties fo:margin-top="0cm" fo:margin-bottom="0cm" fo:line-height="100%" fo:text-align="start" style:punctuation-wrap="simple" style:writing-mode="lr-tb"/>
      <style:text-properties fo:font-size="16pt" style:font-size-asian="16pt" style:font-size-complex="16pt"/>
    </style:style>
    <style:style style:name="P77"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78" style:family="paragraph">
      <style:paragraph-properties fo:margin-top="0cm" fo:margin-bottom="0cm" fo:line-height="100%" fo:text-align="start" style:punctuation-wrap="simple" style:writing-mode="lr-tb"/>
      <style:text-properties fo:font-size="18pt" style:font-size-asian="18pt" style:font-size-complex="18pt"/>
    </style:style>
    <style:style style:name="P79"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80" style:family="paragraph">
      <style:paragraph-properties fo:margin-left="0cm" fo:margin-right="0cm" fo:margin-top="0.141cm" fo:margin-bottom="0cm" fo:text-align="start" fo:text-indent="0cm">
        <style:tab-stops>
          <style:tab-stop style:position="0cm"/>
        </style:tab-stops>
      </style:paragraph-properties>
    </style:style>
    <style:style style:name="P81"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style>
    <style:style style:name="P82"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P83" style:family="paragraph">
      <style:paragraph-properties fo:margin-left="0cm" fo:margin-right="0cm" fo:margin-top="0.155cm" fo:margin-bottom="0cm" fo:line-height="100%" fo:text-align="start" fo:text-indent="0cm" style:punctuation-wrap="hanging" style:writing-mode="lr-tb"/>
    </style:style>
    <style:style style:name="P84" style:family="paragraph">
      <style:paragraph-properties fo:margin-left="0cm" fo:margin-right="0cm" fo:margin-top="0.183cm" fo:margin-bottom="0cm" fo:line-height="85%" fo:text-align="start" fo:text-indent="0cm" style:punctuation-wrap="hanging" style:writing-mode="lr-tb"/>
    </style:style>
    <style:style style:name="P85" style:family="paragraph">
      <style:paragraph-properties fo:margin-left="0cm" fo:margin-right="0cm" fo:margin-top="0.155cm" fo:margin-bottom="0cm" fo:line-height="90%" fo:text-align="start" fo:text-indent="0cm" style:punctuation-wrap="hanging" style:writing-mode="lr-tb"/>
    </style:style>
    <style:style style:name="P86"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87" style:family="paragraph">
      <loext:graphic-properties draw:fill="none"/>
      <style:paragraph-properties fo:text-align="start" style:writing-mode="lr-tb" style:font-independent-line-spacing="true"/>
      <style:text-properties fo:font-size="32pt" style:font-size-asian="32pt" style:font-size-complex="32pt"/>
    </style:style>
    <style:style style:name="P88" style:family="paragraph">
      <style:paragraph-properties fo:margin-left="0cm" fo:margin-right="0cm" fo:margin-top="0.183cm" fo:margin-bottom="0cm" fo:line-height="100%" fo:text-align="start" fo:text-indent="0cm" style:punctuation-wrap="hanging" style:writing-mode="lr-tb"/>
      <style:text-properties fo:font-size="20pt" style:font-size-asian="20pt" style:font-size-complex="20pt"/>
    </style:style>
    <style:style style:name="P89"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20pt" style:font-size-asian="20pt" style:font-size-complex="20pt"/>
    </style:style>
    <style:style style:name="P90" style:family="paragraph">
      <loext:graphic-properties draw:fill="solid" draw:fill-color="#f1c7c7" draw:opacity="38%"/>
      <style:paragraph-properties fo:text-align="start" style:font-independent-line-spacing="true"/>
      <style:text-properties fo:font-size="24pt"/>
    </style:style>
    <style:style style:name="P91"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92" style:family="paragraph">
      <style:paragraph-properties fo:margin-left="0cm" fo:margin-right="0cm" fo:line-height="100%" fo:text-align="center" fo:text-indent="0cm" style:writing-mode="lr-tb"/>
    </style:style>
    <style:style style:name="P93" style:family="paragraph">
      <loext:graphic-properties draw:fill="solid" draw:fill-color="#ffffff"/>
      <style:paragraph-properties fo:margin-left="0cm" fo:margin-right="0cm" fo:line-height="100%" fo:text-align="center" fo:text-indent="0cm" style:writing-mode="lr-tb" style:font-independent-line-spacing="true"/>
    </style:style>
    <style:style style:name="P94" style:family="paragraph">
      <loext:graphic-properties draw:fill="none" draw:fill-color="#ffffff"/>
      <style:paragraph-properties fo:margin-left="0cm" fo:margin-right="0cm" fo:line-height="100%" fo:text-align="center" fo:text-indent="0cm" style:writing-mode="lr-tb" style:font-independent-line-spacing="true"/>
    </style:style>
    <style:style style:name="P95" style:family="paragraph">
      <loext:graphic-properties draw:fill="none" draw:fill-color="#ffffff"/>
      <style:paragraph-properties fo:text-align="center" style:writing-mode="lr-tb"/>
    </style:style>
    <style:style style:name="P96" style:family="paragraph">
      <style:paragraph-properties fo:margin-left="0cm" fo:margin-right="0cm" fo:line-height="100%" fo:text-align="center" fo:text-indent="0cm" style:writing-mode="tb-rl"/>
    </style:style>
    <style:style style:name="P97" style:family="paragraph">
      <loext:graphic-properties draw:fill="none" draw:fill-color="#ffffff"/>
      <style:paragraph-properties fo:margin-left="0cm" fo:margin-right="0cm" fo:line-height="100%" fo:text-align="center" fo:text-indent="0cm" style:writing-mode="tb-rl" style:font-independent-line-spacing="true"/>
    </style:style>
    <style:style style:name="P98" style:family="paragraph">
      <style:paragraph-properties fo:margin-left="0cm" fo:margin-right="0cm" fo:margin-top="0.099cm" fo:margin-bottom="0cm" fo:line-height="100%" fo:text-align="start" fo:text-indent="0cm" style:punctuation-wrap="hanging" style:writing-mode="lr-tb"/>
    </style:style>
    <style:style style:name="P99" style:family="paragraph">
      <style:paragraph-properties fo:margin-left="0cm" fo:margin-right="0cm" fo:margin-top="0.155cm" fo:margin-bottom="0cm" fo:line-height="85%" fo:text-align="start" fo:text-indent="0cm" style:punctuation-wrap="hanging" style:writing-mode="lr-tb"/>
    </style:style>
    <style:style style:name="P100" style:family="paragraph">
      <style:paragraph-properties fo:margin-left="0cm" fo:margin-right="0cm" fo:margin-top="0.141cm" fo:margin-bottom="0cm" fo:line-height="85%" fo:text-align="start" fo:text-indent="0cm" style:punctuation-wrap="hanging" style:writing-mode="lr-tb"/>
    </style:style>
    <style:style style:name="P101" style:family="paragraph">
      <style:paragraph-properties fo:text-align="center"/>
      <style:text-properties fo:font-size="24pt"/>
    </style:style>
    <style:style style:name="P102" style:family="paragraph">
      <loext:graphic-properties draw:fill="none" draw:fill-color="#ffffff"/>
      <style:paragraph-properties fo:text-align="center" style:writing-mode="lr-tb"/>
      <style:text-properties style:font-name="Verdana" fo:font-size="24pt" style:font-size-asian="24pt" style:font-size-complex="24pt"/>
    </style:style>
    <style:style style:name="P103" style:family="paragraph">
      <style:paragraph-properties fo:margin-left="0cm" fo:margin-right="0cm" fo:margin-top="0.169cm" fo:margin-bottom="0cm" fo:line-height="100%" fo:text-align="start" fo:text-indent="0cm" style:punctuation-wrap="hanging" style:writing-mode="lr-tb"/>
      <style:text-properties fo:font-weight="normal" style:font-weight-asian="normal" style:font-weight-complex="normal"/>
    </style:style>
    <style:style style:name="P104" style:family="paragraph">
      <loext:graphic-properties draw:fill="none"/>
      <style:paragraph-properties fo:text-align="start" style:writing-mode="lr-tb" style:font-independent-line-spacing="true"/>
      <style:text-properties fo:font-size="24pt" fo:font-weight="normal" style:font-weight-asian="normal" style:font-weight-complex="normal"/>
    </style:style>
    <style:style style:name="P105" style:family="paragraph">
      <loext:graphic-properties draw:fill="solid" draw:fill-color="#33cccc"/>
      <style:paragraph-properties style:writing-mode="lr-tb" style:font-independent-line-spacing="true"/>
    </style:style>
    <style:style style:name="P106" style:family="paragraph">
      <loext:graphic-properties draw:fill="solid" draw:fill-color="#3333cc"/>
      <style:paragraph-properties style:writing-mode="lr-tb" style:font-independent-line-spacing="true"/>
    </style:style>
    <style:style style:name="P107" style:family="paragraph">
      <loext:graphic-properties draw:fill="solid" draw:fill-color="#ffffff"/>
      <style:paragraph-properties style:writing-mode="lr-tb" style:font-independent-line-spacing="true"/>
    </style:style>
    <style:style style:name="P108" style:family="paragraph">
      <style:paragraph-properties fo:text-align="center"/>
      <style:text-properties fo:font-size="18pt"/>
    </style:style>
    <style:style style:name="P109" style:family="paragraph">
      <loext:graphic-properties draw:fill-color="#cccccc"/>
      <style:paragraph-properties fo:text-align="center"/>
      <style:text-properties fo:font-size="18pt"/>
    </style:style>
    <style:style style:name="P110" style:family="paragraph">
      <loext:graphic-properties draw:fill="none"/>
      <style:paragraph-properties fo:text-align="center"/>
    </style:style>
    <style:style style:name="P111" style:family="paragraph">
      <loext:graphic-properties draw:fill="none"/>
      <style:paragraph-properties fo:text-align="center"/>
      <style:text-properties fo:font-size="18pt"/>
    </style:style>
    <style:style style:name="P112" style:family="paragraph">
      <loext:graphic-properties draw:fill-color="#ffb66c"/>
      <style:paragraph-properties fo:text-align="center"/>
      <style:text-properties fo:font-size="18pt"/>
    </style:style>
    <style:style style:name="P113" style:family="paragraph">
      <loext:graphic-properties draw:fill="none" draw:fill-color="#ffb66c"/>
      <style:paragraph-properties fo:text-align="center"/>
      <style:text-properties fo:font-size="18pt"/>
    </style:style>
    <style:style style:name="P114" style:family="paragraph">
      <loext:graphic-properties draw:fill="solid" draw:fill-color="#729fcf"/>
      <style:paragraph-properties fo:text-align="center"/>
      <style:text-properties fo:font-size="18pt"/>
    </style:style>
    <style:style style:name="T1" style:family="text">
      <style:text-properties fo:font-variant="normal" fo:text-transform="none" fo:color="#000000" loext:opacity="100%" style:text-line-through-style="none" style:text-line-through-type="none" style:text-position="0% 100%" style:font-name="Calibri7"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Calibri7" fo:font-size="24pt" fo:letter-spacing="normal" fo:font-style="normal" style:text-underline-style="none" style:font-size-asian="24pt" style:font-style-asian="normal" style:font-size-complex="24pt" style:font-style-complex="normal"/>
    </style:style>
    <style:style style:name="T3" style:family="text">
      <style:text-properties fo:font-variant="normal" fo:text-transform="none" fo:color="#000000" loext:opacity="100%" style:text-line-through-style="none" style:text-line-through-type="none" style:text-position="0% 100%" style:font-name="Calibri6" fo:font-size="20pt" fo:letter-spacing="normal" fo:font-style="normal" style:text-underline-style="none" fo:font-weight="normal" style:font-size-asian="20pt" style:font-style-asian="normal" style:font-weight-asian="normal" style:font-name-complex="Calibri6" style:font-size-complex="2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Calibri6" fo:font-size="16pt" fo:letter-spacing="normal" fo:font-style="normal" style:text-underline-style="none" fo:font-weight="normal" style:font-size-asian="16pt" style:font-style-asian="normal" style:font-weight-asian="normal" style:font-name-complex="Calibri6" style:font-size-complex="16pt" style:font-style-complex="normal" style:font-weight-complex="normal"/>
    </style:style>
    <style:style style:name="T5" style:family="text">
      <style:text-properties fo:font-variant="normal" fo:text-transform="none" style:text-line-through-style="none" style:text-line-through-type="none" style:text-position="0% 100%" style:font-name="Times New Roman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libri7"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Calibri7"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Calibri7"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9" style:family="text">
      <style:text-properties fo:font-variant="normal" fo:text-transform="none" fo:color="#c00000" loext:opacity="100%" style:text-line-through-style="none" style:text-line-through-type="none" style:text-position="0% 100%" style:font-name="Calibri7"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10" style:family="text">
      <style:text-properties fo:font-variant="normal" fo:text-transform="none" fo:color="#000000" loext:opacity="100%" style:text-line-through-style="none" style:text-line-through-type="none" style:text-position="0% 100%" style:font-name="Calibri7"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Calibri7"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7"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3" style:family="text">
      <style:text-properties fo:font-variant="normal" fo:text-transform="none" fo:color="#808080" loext:opacity="100%" style:text-line-through-style="none" style:text-line-through-type="none" style:text-position="0% 100%" style:font-name="Calibri7"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14" style:family="text">
      <style:text-properties fo:font-variant="normal" fo:text-transform="none" fo:color="#000000" loext:opacity="100%" style:text-line-through-style="none" style:text-line-through-type="none" style:text-position="0% 100%" style:font-name="Calibri7"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ff0000" loext:opacity="100%" style:text-line-through-style="none" style:text-line-through-type="none" style:text-position="0% 100%" style:font-name="Calibri7"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18" style:family="text">
      <style:text-properties fo:font-variant="normal" fo:text-transform="none" fo:color="#ff0000" loext:opacity="100%" style:text-line-through-style="none" style:text-line-through-type="none" style:text-position="0% 100%" style:font-name="Calibri7"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9" style:family="text">
      <style:text-properties fo:font-variant="normal" fo:text-transform="none" fo:color="#c00000" loext:opacity="100%" style:text-line-through-style="none" style:text-line-through-type="none" style:text-position="0% 100%" style:font-name="Calibri7"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Calibri7"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21" style:family="text">
      <style:text-properties fo:font-variant="normal" fo:text-transform="none" fo:color="#ff0000" loext:opacity="100%" style:text-line-through-style="none" style:text-line-through-type="none" style:text-position="0% 100%" style:font-name="Calibri7"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22" style:family="text">
      <style:text-properties fo:font-variant="normal" fo:text-transform="none" fo:color="#99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name-complex="Courier New3" style:font-size-complex="16pt" style:font-style-complex="normal" style:font-weight-complex="bold"/>
    </style:style>
    <style:style style:name="T24"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6" style:family="text">
      <style:text-properties fo:font-variant="normal" fo:text-transform="none" fo:color="#c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7" style:family="text">
      <style:text-properties fo:font-variant="normal" fo:text-transform="none" fo:color="#008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8" style:family="text">
      <style:text-properties fo:font-variant="normal" fo:text-transform="none" fo:color="#d09e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9" style:family="text">
      <style:text-properties fo:font-variant="normal" fo:text-transform="none" fo:color="#2d2db9"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Calibri7"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7"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34" style:family="text">
      <style:text-properties fo:font-variant="normal" fo:text-transform="none" fo:color="#c00000" loext:opacity="100%" style:text-line-through-style="none" style:text-line-through-type="none" style:text-position="0% 100%" style:font-name="Calibri7"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5" style:family="text">
      <style:text-properties fo:font-variant="normal" fo:text-transform="none" fo:color="#ff0000" loext:opacity="100%" style:text-line-through-style="none" style:text-line-through-type="none" style:text-position="0% 100%" style:font-name="Calibri7"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36"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37" style:family="text">
      <style:text-properties fo:font-variant="normal" fo:text-transform="none" fo:color="#000000" loext:opacity="100%" style:text-line-through-style="none" style:text-line-through-type="none" style:text-position="0% 100%" style:font-name="Calibri7" fo:font-size="24pt" fo:letter-spacing="normal" fo:language="en" fo:country="US"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alibri7"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7"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Calibri6"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6"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Calibri7"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4" style:family="text">
      <style:text-properties fo:font-variant="normal" fo:text-transform="none" fo:color="#99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bold" style:font-size-asian="24pt" style:font-style-asian="normal" style:font-weight-asian="bold" style:font-name-complex="Courier New3" style:font-size-complex="24pt" style:font-style-complex="normal" style:font-weight-complex="bold"/>
    </style:style>
    <style:style style:name="T49" style:family="text">
      <style:text-properties fo:font-variant="normal" fo:text-transform="none" fo:color="#000000" loext:opacity="1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50" style:family="text">
      <style:text-properties fo:font-variant="normal" fo:text-transform="none" fo:color="#000000" loext:opacity="100%" style:text-line-through-style="none" style:text-line-through-type="none" style:text-position="0% 100%" style:font-name="Calibri6"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Calibri6"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52" style:family="text">
      <style:text-properties fo:font-variant="normal" fo:text-transform="none" fo:color="#ff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Calibri7"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54" style:family="text">
      <style:text-properties fo:font-variant="normal" fo:text-transform="none" fo:color="#ff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5" style:family="text">
      <style:text-properties style:font-name="Calibri3" fo:font-size="28pt" style:font-size-asian="28pt" style:font-size-complex="28pt"/>
    </style:style>
    <style:style style:name="T56" style:family="text">
      <style:text-properties fo:color="#ff0000" loext:opacity="100%" style:font-name="Calibri3" fo:font-size="20pt" fo:language="en" fo:country="US" style:font-size-asian="20pt" style:language-asian="en" style:country-asian="US" style:font-size-complex="20pt" style:language-complex="en" style:country-complex="US"/>
    </style:style>
    <style:style style:name="T57" style:family="text">
      <style:text-properties style:font-name="Courier New4" fo:font-size="16pt" fo:language="en" fo:country="US" style:font-size-asian="16pt" style:language-asian="en" style:country-asian="US" style:font-size-complex="16pt" style:language-complex="en" style:country-complex="US"/>
    </style:style>
    <style:style style:name="T58" style:family="text">
      <style:text-properties fo:font-variant="normal" fo:text-transform="none" fo:color="#92649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0" style:family="text">
      <style:text-properties fo:font-variant="normal" fo:text-transform="none" fo:color="#9d206f"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1" style:family="text">
      <style:text-properties fo:font-variant="normal" fo:text-transform="none" fo:color="#2d961e"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2" style:family="text">
      <style:text-properties fo:font-variant="normal" fo:text-transform="none" fo:color="#4a00ff"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3" style:family="text">
      <style:text-properties fo:font-variant="normal" fo:text-transform="none" fo:color="#c1651c"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4" style:family="text">
      <style:text-properties fo:font-variant="normal" fo:text-transform="none" fo:color="#c200ff"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5" style:family="text">
      <style:text-properties fo:font-variant="normal" fo:text-transform="none" fo:color="#2c929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6" style:family="text">
      <style:text-properties fo:font-variant="normal" fo:text-transform="none" fo:color="#7f7f7f" loext:opacity="100%" style:text-line-through-style="none" style:text-line-through-type="none" style:text-position="0% 100%" style:font-name="Calibri7"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7" style:family="text">
      <style:text-properties fo:font-variant="normal" fo:text-transform="none" fo:color="#cb2418"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Courier New3"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Calibri6"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70" style:family="text">
      <style:text-properties fo:font-variant="normal" fo:text-transform="none" fo:color="#2d961e" loext:opacity="100%" style:text-line-through-style="none" style:text-line-through-type="none" style:text-position="0% 100%" style:font-name="Courier New1" fo:font-size="16pt" fo:letter-spacing="normal" fo:language="en" fo:country="US"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Courier New1" fo:font-size="16pt" fo:letter-spacing="normal" fo:language="en" fo:country="US"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2" style:family="text">
      <style:text-properties fo:font-variant="normal" fo:text-transform="none" fo:color="#4a00ff" loext:opacity="100%" style:text-line-through-style="none" style:text-line-through-type="none" style:text-position="0% 100%" style:font-name="Courier New1" fo:font-size="16pt" fo:letter-spacing="normal" fo:language="en" fo:country="US"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3" style:family="text">
      <style:text-properties fo:font-variant="normal" fo:text-transform="none" fo:color="#c1651c" loext:opacity="100%" style:text-line-through-style="none" style:text-line-through-type="none" style:text-position="0% 100%" style:font-name="Courier New1" fo:font-size="16pt" fo:letter-spacing="normal" fo:language="en" fo:country="US"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4" style:family="text">
      <style:text-properties fo:font-variant="normal" fo:text-transform="none" fo:color="#000000" loext:opacity="100%" style:text-line-through-style="none" style:text-line-through-type="none" style:text-position="0% 100%" style:font-name="Courier New1" fo:font-size="16pt" fo:letter-spacing="normal" fo:language="it" fo:country="IT"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5" style:family="text">
      <style:text-properties fo:font-variant="normal" fo:text-transform="none" fo:color="#2d961e" loext:opacity="100%" style:text-line-through-style="none" style:text-line-through-type="none" style:text-position="0% 100%" style:font-name="Courier New1" fo:font-size="16pt" fo:letter-spacing="normal" fo:language="it" fo:country="IT"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6" style:family="text">
      <style:text-properties fo:font-variant="normal" fo:text-transform="none" fo:color="#c1651c" loext:opacity="100%" style:text-line-through-style="none" style:text-line-through-type="none" style:text-position="0% 100%" style:font-name="Courier New1" fo:font-size="16pt" fo:letter-spacing="normal" fo:language="it" fo:country="IT"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7" style:family="text">
      <style:text-properties fo:font-variant="normal" fo:text-transform="none" fo:color="#000000" loext:opacity="100%" style:text-line-through-style="none" style:text-line-through-type="none" style:text-position="0% 100%" style:font-name="Courier New1" fo:font-size="16pt" fo:letter-spacing="normal" fo:language="pt" fo:country="BR"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8" style:family="text">
      <style:text-properties fo:font-variant="normal" fo:text-transform="none" fo:color="#2d961e" loext:opacity="100%" style:text-line-through-style="none" style:text-line-through-type="none" style:text-position="0% 100%" style:font-name="Courier New1" fo:font-size="16pt" fo:letter-spacing="normal" fo:language="pt" fo:country="BR"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79" style:family="text">
      <style:text-properties fo:font-variant="normal" fo:text-transform="none" fo:color="#c1651c" loext:opacity="100%" style:text-line-through-style="none" style:text-line-through-type="none" style:text-position="0% 100%" style:font-name="Courier New1" fo:font-size="16pt" fo:letter-spacing="normal" fo:language="pt" fo:country="BR"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80" style:family="text">
      <style:text-properties fo:font-variant="normal" fo:text-transform="none" fo:color="#c200ff" loext:opacity="100%" style:text-line-through-style="none" style:text-line-through-type="none" style:text-position="0% 100%" style:font-name="Courier New1" fo:font-size="16pt" fo:letter-spacing="normal" fo:language="en" fo:country="US"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81" style:family="text">
      <style:text-properties fo:font-variant="normal" fo:text-transform="none" fo:color="#9d206f" loext:opacity="100%" style:text-line-through-style="none" style:text-line-through-type="none" style:text-position="0% 100%" style:font-name="Courier New1" fo:font-size="16pt" fo:letter-spacing="normal" fo:language="en" fo:country="US" fo:font-style="normal" style:text-underline-style="none" fo:font-weight="bold" fo:background-color="transparent" style:font-size-asian="16pt" style:font-style-asian="normal" style:font-weight-asian="bold" style:font-name-complex="Courier New1" style:font-size-complex="16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Courier New3"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83" style:family="text">
      <style:text-properties fo:font-variant="normal" fo:text-transform="none" fo:color="#7f7f7f" loext:opacity="100%" style:text-line-through-style="none" style:text-line-through-type="none" style:text-position="0% 100%" style:font-name="Calibri7"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Calibri6"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5" style:family="text">
      <style:text-properties fo:font-variant="normal" fo:text-transform="none" fo:color="#000000" loext:opacity="100%" style:text-line-through-style="none" style:text-line-through-type="none" style:text-position="0% 100%" style:font-name="Calibri6"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86" style:family="text">
      <style:text-properties fo:font-variant="normal" fo:text-transform="none" fo:color="#c00000" loext:opacity="100%" style:text-line-through-style="none" style:text-line-through-type="none" style:text-position="0% 100%" style:font-name="Calibri7"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7" style:family="text">
      <style:text-properties fo:font-variant="normal" fo:text-transform="none" fo:color="#c00000" loext:opacity="100%" style:text-line-through-style="none" style:text-line-through-type="none" style:text-position="0% 100%" style:font-name="Calibri7"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88" style:family="text">
      <style:text-properties fo:font-variant="normal" fo:text-transform="none" fo:color="#000000" loext:opacity="100%" style:text-line-through-style="none" style:text-line-through-type="none" style:text-position="0% 100%" style:font-name="Courier New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Calibri7"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0" style:family="text">
      <style:text-properties fo:font-variant="normal" fo:text-transform="none" fo:color="#c00000" loext:opacity="100%" style:text-line-through-style="none" style:text-line-through-type="none" style:text-position="0% 100%" style:font-name="Calibri7"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1" style:family="text">
      <style:text-properties fo:font-variant="normal" fo:text-transform="none" fo:color="#c00000" loext:opacity="100%" style:text-line-through-style="none" style:text-line-through-type="none" style:text-position="0% 100%" style:font-name="Calibri7"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92" style:family="text">
      <style:text-properties fo:font-variant="normal" fo:text-transform="none" fo:color="#000000" loext:opacity="100%" style:text-line-through-style="none" style:text-line-through-type="none" style:text-position="0% 100%" style:font-name="Calibri7" fo:font-size="20pt" fo:letter-spacing="normal" fo:font-style="italic" style:text-underline-style="none" fo:font-weight="bold" style:font-size-asian="20pt" style:font-style-asian="italic" style:font-weight-asian="bold" style:font-name-complex="Courier New1" style:font-size-complex="20pt" style:font-style-complex="italic" style:font-weight-complex="bold"/>
    </style:style>
    <style:style style:name="T93" style:family="text">
      <style:text-properties fo:font-variant="normal" fo:text-transform="none" fo:color="#000000" loext:opacity="100%" style:text-line-through-style="none" style:text-line-through-type="none" style:text-position="0% 100%" style:font-name="Calibri7"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bold" style:font-size-asian="20pt" style:font-style-asian="normal" style:font-weight-asian="bold" style:font-name-complex="Calibri7" style:font-size-complex="20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name-complex="Calibri7" style:font-size-complex="20pt" style:font-style-complex="normal" style:font-weight-complex="bold"/>
    </style:style>
    <style:style style:name="T97" style:family="text">
      <style:text-properties fo:font-variant="normal" fo:text-transform="none" fo:color="#000000" loext:opacity="100%" style:text-line-through-style="none" style:text-line-through-type="none" style:text-position="0% 100%" style:font-name="Calibri6"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98" style:family="text">
      <style:text-properties fo:font-variant="normal" fo:text-transform="none" fo:color="#ff0000" loext:opacity="100%" style:text-line-through-style="none" style:text-line-through-type="none" style:text-position="0% 100%" style:font-name="Calibri7" fo:font-size="20pt" fo:letter-spacing="normal" fo:font-style="italic" style:text-underline-style="none" fo:font-weight="bold" style:font-size-asian="20pt" style:font-style-asian="italic" style:font-weight-asian="bold" style:font-name-complex="Courier New1" style:font-size-complex="20pt" style:font-style-complex="italic" style:font-weight-complex="bold"/>
    </style:style>
    <style:style style:name="T99" style:family="text">
      <style:text-properties fo:font-variant="normal" fo:text-transform="none" fo:color="#000000" loext:opacity="100%" style:text-line-through-style="none" style:text-line-through-type="none" style:text-position="0% 100%" style:font-name="Courier New3"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0" style:family="text">
      <style:text-properties fo:font-variant="normal" fo:text-transform="none" fo:color="#000000" loext:opacity="100%" style:text-line-through-style="none" style:text-line-through-type="none" style:text-position="0% 100%" style:font-name="Calibri7"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01" style:family="text">
      <style:text-properties fo:font-variant="normal" fo:text-transform="none" fo:color="#000000" loext:opacity="100%" style:text-line-through-style="none" style:text-line-through-type="none" style:text-position="0% 100%" style:font-name="Courier New3"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02"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03" style:family="text">
      <style:text-properties fo:font-variant="normal" fo:text-transform="none" fo:color="#000000" loext:opacity="100%" style:text-line-through-style="none" style:text-line-through-type="none" style:text-position="0% 100%" style:font-name="Calibri6"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4" style:family="text">
      <style:text-properties fo:font-variant="normal" fo:text-transform="none" fo:color="#000000" loext:opacity="100%" style:text-line-through-style="none" style:text-line-through-type="none" style:text-position="0% 100%" style:font-name="Calibri7"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105" style:family="text">
      <style:text-properties fo:font-variant="normal" fo:text-transform="none" fo:color="#000000" loext:opacity="100%" style:text-line-through-style="none" style:text-line-through-type="none" style:text-position="0% 100%" style:font-name="Courier New3"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06"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08"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0" style:family="text">
      <style:text-properties fo:font-variant="normal" fo:text-transform="none" fo:color="#ff0000" loext:opacity="100%" style:text-line-through-style="none" style:text-line-through-type="none" style:text-position="0% 100%" style:font-name="Calibri7"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1" style:family="text">
      <style:text-properties fo:font-variant="normal" fo:text-transform="none" fo:color="#000000" loext:opacity="100%" style:text-line-through-style="none" style:text-line-through-type="none" style:text-position="0% 100%" style:font-name="Calibri7"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2"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4"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5" style:family="text">
      <style:text-properties fo:font-variant="normal" fo:text-transform="none" fo:color="#2d961e"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6" style:family="text">
      <style:text-properties fo:font-variant="normal" fo:text-transform="none" fo:color="#00000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7" style:family="text">
      <style:text-properties fo:font-variant="normal" fo:text-transform="none" fo:color="#4a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8" style:family="text">
      <style:text-properties fo:font-variant="normal" fo:text-transform="none" fo:color="#c1651c"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9" style:family="text">
      <style:text-properties fo:font-variant="normal" fo:text-transform="none" fo:color="#c2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0" style:family="text">
      <style:text-properties fo:font-variant="normal" fo:text-transform="none" fo:color="#cb2418"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1" style:family="text">
      <style:text-properties fo:font-variant="normal" fo:text-transform="none" fo:color="#2d961e"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2" style:family="text">
      <style:text-properties fo:font-variant="normal" fo:text-transform="none" fo:color="#000000"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3" style:family="text">
      <style:text-properties fo:font-variant="normal" fo:text-transform="none" fo:color="#4a00ff"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4" style:family="text">
      <style:text-properties fo:font-variant="normal" fo:text-transform="none" fo:color="#c1651c"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5" style:family="text">
      <style:text-properties fo:font-variant="normal" fo:text-transform="none" fo:color="#c200ff"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6" style:family="text">
      <style:text-properties fo:font-variant="normal" fo:text-transform="none" fo:color="#000000" loext:opacity="100%" style:text-line-through-style="none" style:text-line-through-type="none" style:text-position="0% 100%" style:font-name="Arial Blac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7" style:family="text">
      <style:text-properties fo:font-variant="normal" fo:text-transform="none" fo:color="#000000" loext:opacity="100%" style:text-line-through-style="none" style:text-line-through-type="none" style:text-position="0% 100%" style:font-name="Calibri7" fo:font-size="20pt" fo:letter-spacing="normal" fo:font-style="italic" style:text-underline-style="none" fo:font-weight="normal" style:font-size-asian="20pt" style:font-style-asian="italic" style:font-weight-asian="normal" style:font-name-complex="Courier New1" style:font-size-complex="20pt" style:font-style-complex="italic" style:font-weight-complex="normal"/>
    </style:style>
    <style:style style:name="T128" style:family="text">
      <style:text-properties fo:font-variant="normal" fo:text-transform="none" fo:color="#000000" loext:opacity="100%" style:text-line-through-style="none" style:text-line-through-type="none" style:text-position="0% 100%" style:font-name="Calibri7"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9" style:family="text">
      <style:text-properties fo:font-variant="normal" fo:text-transform="none" fo:color="#000000" loext:opacity="100%" style:text-line-through-style="none" style:text-line-through-type="none" style:text-position="0% 100%" style:font-name="Calibri7"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0" style:family="text">
      <style:text-properties fo:font-variant="normal" fo:text-transform="none" fo:color="#000000" loext:opacity="100%" style:text-line-through-style="none" style:text-line-through-type="none" style:text-position="0% 100%" style:font-name="Calibri7"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31" style:family="text">
      <style:text-properties fo:font-variant="normal" fo:text-transform="none" fo:color="#2c929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32"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3"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4" style:family="text">
      <style:text-properties style:font-name="Helvetica" fo:font-size="16pt" fo:language="en" fo:country="US" style:font-size-asian="16pt" style:language-asian="en" style:country-asian="US" style:font-size-complex="16pt" style:language-complex="en" style:country-complex="US"/>
    </style:style>
    <style:style style:name="T135" style:family="text">
      <style:text-properties style:font-name="Helvetica" fo:language="en" fo:country="US" style:language-asian="en" style:country-asian="US" style:language-complex="en" style:country-complex="US"/>
    </style:style>
    <style:style style:name="T136" style:family="text">
      <style:text-properties style:font-name="Helvetica" fo:font-size="14pt" fo:language="en" fo:country="US" fo:font-style="italic" style:font-size-asian="14pt" style:language-asian="en" style:country-asian="US" style:font-style-asian="italic" style:font-size-complex="14pt" style:language-complex="en" style:country-complex="US" style:font-style-complex="italic"/>
    </style:style>
    <style:style style:name="T137" style:family="text">
      <style:text-properties style:font-name="Helvetic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138" style:family="text">
      <style:text-properties style:font-name="Verdana" fo:font-size="24pt" style:font-size-asian="24pt" style:font-size-complex="24pt"/>
    </style:style>
    <style:style style:name="T139" style:family="text">
      <style:text-properties fo:font-variant="normal" fo:text-transform="none" fo:color="#000000" loext:opacity="100%" style:text-outline="false" style:text-line-through-style="none" style:text-line-through-type="none" style:text-position="0% 100%" style:font-name="Calibri7" fo:font-size="20pt" fo:letter-spacing="normal" fo:language="en" fo:country="US" fo:font-style="normal" fo:text-shadow="none" style:text-underline-style="none" fo:font-weight="normal" style:letter-kerning="true" fo:background-color="transparent" style:font-name-asian="DejaVu Sans1" style:font-size-asian="20pt" style:language-asian="en" style:country-asian="US" style:font-style-asian="normal" style:font-weight-asian="normal" style:font-name-complex="Lohit Hindi3" style:font-size-complex="20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001cm" text:min-label-width="1.26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number text:level="2" style:num-format="">
        <style:list-level-properties text:space-before="1.27cm" text:min-label-width="0.794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c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952cm"/>
        <style:text-properties fo:font-family="'Wingdings 2'" style:font-pitch="fixed" style:font-charset="x-symbol" fo:color="#990000" fo:font-size="60%"/>
      </text:list-level-style-bullet>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5" fo:color="#000000" fo:font-size="100%"/>
      </text:list-level-style-bullet>
      <text:list-level-style-bullet text:level="5" text:bullet-char="»">
        <style:list-level-properties text:space-before="5.08cm" text:min-label-width="0.635cm"/>
        <style:text-properties style:font-name="Calibri5" fo:color="#000000" fo:font-size="100%"/>
      </text:list-level-style-bullet>
      <text:list-level-style-bullet text:level="6" text:bullet-char="»">
        <style:list-level-properties text:space-before="5.08cm" text:min-label-width="0.635cm"/>
        <style:text-properties style:font-name="Calibri5" fo:color="#000000" fo:font-size="100%"/>
      </text:list-level-style-bullet>
      <text:list-level-style-bullet text:level="7" text:bullet-char="»">
        <style:list-level-properties text:space-before="5.08cm" text:min-label-width="0.635cm"/>
        <style:text-properties style:font-name="Calibri5" fo:color="#000000" fo:font-size="100%"/>
      </text:list-level-style-bullet>
      <text:list-level-style-bullet text:level="8" text:bullet-char="»">
        <style:list-level-properties text:space-before="5.08cm" text:min-label-width="0.635cm"/>
        <style:text-properties style:font-name="Calibri5" fo:color="#000000" fo:font-size="100%"/>
      </text:list-level-style-bullet>
      <text:list-level-style-bullet text:level="9" text:bullet-char="»">
        <style:list-level-properties text:space-before="5.08cm" text:min-label-width="0.635cm"/>
        <style:text-properties style:font-name="Calibri5" fo:color="#000000" fo:font-size="100%"/>
      </text:list-level-style-bullet>
      <text:list-level-style-bullet text:level="10" text:bullet-char="»">
        <style:list-level-properties text:space-before="5.08cm" text:min-label-width="0.635cm"/>
        <style:text-properties style:font-name="Calibri5" fo:color="#000000" fo:font-size="100%"/>
      </text:list-level-style-bullet>
    </text:list-style>
    <text:list-style style:name="L19">
      <text:list-level-style-number text:level="1" style:num-format="">
        <style:list-level-properties/>
        <style:text-properties fo:color="#990000" fo:font-size="60%"/>
      </text:list-level-style-number>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5" fo:color="#000000" fo:font-size="100%"/>
      </text:list-level-style-bullet>
      <text:list-level-style-bullet text:level="5" text:bullet-char="»">
        <style:list-level-properties text:space-before="5.08cm" text:min-label-width="0.635cm"/>
        <style:text-properties style:font-name="Calibri5" fo:color="#000000" fo:font-size="100%"/>
      </text:list-level-style-bullet>
      <text:list-level-style-bullet text:level="6" text:bullet-char="»">
        <style:list-level-properties text:space-before="5.08cm" text:min-label-width="0.635cm"/>
        <style:text-properties style:font-name="Calibri5" fo:color="#000000" fo:font-size="100%"/>
      </text:list-level-style-bullet>
      <text:list-level-style-bullet text:level="7" text:bullet-char="»">
        <style:list-level-properties text:space-before="5.08cm" text:min-label-width="0.635cm"/>
        <style:text-properties style:font-name="Calibri5" fo:color="#000000" fo:font-size="100%"/>
      </text:list-level-style-bullet>
      <text:list-level-style-bullet text:level="8" text:bullet-char="»">
        <style:list-level-properties text:space-before="5.08cm" text:min-label-width="0.635cm"/>
        <style:text-properties style:font-name="Calibri5" fo:color="#000000" fo:font-size="100%"/>
      </text:list-level-style-bullet>
      <text:list-level-style-bullet text:level="9" text:bullet-char="»">
        <style:list-level-properties text:space-before="5.08cm" text:min-label-width="0.635cm"/>
        <style:text-properties style:font-name="Calibri5" fo:color="#000000" fo:font-size="100%"/>
      </text:list-level-style-bullet>
      <text:list-level-style-bullet text:level="10" text:bullet-char="»">
        <style:list-level-properties text:space-before="5.08cm" text:min-label-width="0.635cm"/>
        <style:text-properties style:font-name="Calibri5" fo:color="#000000" fo:font-size="100%"/>
      </text:list-level-style-bullet>
    </text:list-style>
    <text:list-style style:name="L2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2d96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min-label-width="0.6cm"/>
        <style:text-properties fo:font-family="StarSymbol" fo:color="#2d961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min-label-width="0.6cm"/>
        <style:text-properties fo:font-family="StarSymbol" fo:color="#7f7f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3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frame draw:name="Title 1" presentation:style-name="pr1" draw:text-style-name="P2" draw:layer="layout" svg:width="21.589cm" svg:height="4.779cm" svg:x="1.905cm" svg:y="4.745cm" presentation:class="title" presentation:user-transformed="true">
          <draw:text-box>
            <text:p text:style-name="P1"><text:span text:style-name="T1">C</text:span><text:span text:style-name="T1">o</text:span><text:span text:style-name="T1">m</text:span><text:span text:style-name="T1">p</text:span><text:span text:style-name="T1">u</text:span><text:span text:style-name="T1">t</text:span><text:span text:style-name="T1">e</text:span><text:span text:style-name="T1">r </text:span><text:span text:style-name="T1">S</text:span><text:span text:style-name="T1">y</text:span><text:span text:style-name="T1">s</text:span><text:span text:style-name="T1">t</text:span><text:span text:style-name="T1">e</text:span><text:span text:style-name="T1">m</text:span><text:span text:style-name="T1">s</text:span><text:span text:style-name="T1">: </text:span><text:span text:style-name="T1">N</text:span><text:span text:style-name="T1">e</text:span><text:span text:style-name="T1">t</text:span><text:span text:style-name="T1">w</text:span><text:span text:style-name="T1">o</text:span><text:span text:style-name="T1">r</text:span><text:span text:style-name="T1">k</text:span><text:span text:style-name="T1">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span text:style-name="T1"> </text:span><text:span text:style-name="T1">(</text:span><text:span text:style-name="T1">S</text:span><text:span text:style-name="T1">o</text:span><text:span text:style-name="T1">c</text:span><text:span text:style-name="T1">k</text:span><text:span text:style-name="T1">e</text:span><text:span text:style-name="T1">t</text:span><text:span text:style-name="T1">s</text:span><text:span text:style-name="T1">)</text:span><text:span text:style-name="T1"><text:line-break/></text:span><text:span text:style-name="T1"/></text:p>
          </draw:text-box>
        </draw:frame>
        <draw:frame draw:name="Subtitle 2" presentation:style-name="pr2" draw:text-style-name="P5" draw:layer="layout" svg:width="21.329cm" svg:height="4.867cm" svg:x="1.905cm" svg:y="10.695cm" presentation:class="subtitle" presentation:user-transformed="true">
          <draw:text-box>
            <text:p text:style-name="P3"><text:span text:style-name="T2">D</text:span><text:span text:style-name="T2">a</text:span><text:span text:style-name="T2">v</text:span><text:span text:style-name="T2">i</text:span><text:span text:style-name="T2">d </text:span><text:span text:style-name="T2">M</text:span><text:span text:style-name="T2">a</text:span><text:span text:style-name="T2">r</text:span><text:span text:style-name="T2">c</text:span><text:span text:style-name="T2">h</text:span><text:span text:style-name="T2">a</text:span><text:span text:style-name="T2">n</text:span><text:span text:style-name="T2">t</text:span></text:p>
            <text:p text:style-name="P4"><text:span text:style-name="T3"/></text:p>
            <text:p text:style-name="P4"><text:span text:style-name="T4">B</text:span><text:span text:style-name="T4">a</text:span><text:span text:style-name="T4">s</text:span><text:span text:style-name="T4">e</text:span><text:span text:style-name="T4">d </text:span><text:span text:style-name="T4">o</text:span><text:span text:style-name="T4">n </text:span><text:span text:style-name="T4">sl</text:span><text:span text:style-name="T4">id</text:span><text:span text:style-name="T4">e</text:span><text:span text:style-name="T4">s </text:span><text:span text:style-name="T4">b</text:span><text:span text:style-name="T4">y </text:span><text:span text:style-name="T4">R</text:span><text:span text:style-name="T4">a</text:span><text:span text:style-name="T4">n</text:span><text:span text:style-name="T4">d</text:span><text:span text:style-name="T4">al </text:span><text:span text:style-name="T4">E. </text:span><text:span text:style-name="T4"><text:s/></text:span><text:span text:style-name="T4">B</text:span><text:span text:style-name="T4">ry</text:span><text:span text:style-name="T4">a</text:span><text:span text:style-name="T4">n</text:span><text:span text:style-name="T4">t </text:span><text:span text:style-name="T4">a</text:span><text:span text:style-name="T4">n</text:span><text:span text:style-name="T4">d </text:span><text:span text:style-name="T4">D</text:span><text:span text:style-name="T4">a</text:span><text:span text:style-name="T4">vi</text:span><text:span text:style-name="T4">d </text:span><text:span text:style-name="T4">R. </text:span><text:span text:style-name="T4">O</text:span><text:span text:style-name="T4">’</text:span><text:span text:style-name="T4">H</text:span><text:span text:style-name="T4">al</text:span><text:span text:style-name="T4">lo</text:span><text:span text:style-name="T4">ra</text:span><text:span text:style-name="T4">n, </text:span><text:span text:style-name="T4">w</text:span><text:span text:style-name="T4">it</text:span><text:span text:style-name="T4">h </text:span><text:span text:style-name="T4">al</text:span><text:span text:style-name="T4">te</text:span><text:span text:style-name="T4">ra</text:span><text:span text:style-name="T4">ti</text:span><text:span text:style-name="T4">o</text:span><text:span text:style-name="T4">n</text:span><text:span text:style-name="T4">s </text:span><text:span text:style-name="T4">b</text:span><text:span text:style-name="T4">y </text:span><text:span text:style-name="T4">Vi</text:span><text:span text:style-name="T4">v</text:span><text:span text:style-name="T4">e</text:span><text:span text:style-name="T4">k </text:span><text:span text:style-name="T4">S</text:span><text:span text:style-name="T4">h</text:span><text:span text:style-name="T4">a</text:span><text:span text:style-name="T4">h</text:span></text:p>
          </draw:text-box>
        </draw:frame>
        <presentation:notes draw:style-name="dp2">
          <draw:page-thumbnail draw:name="Slide Image Placeholder 1" draw:style-name="gr1" draw:layer="layout" svg:width="13.546cm" svg:height="10.159cm" svg:x="3.387cm" svg:y="1.905cm" draw:page-number="1" presentation:class="page"/>
          <draw:frame draw:name="Notes Placeholder 2" presentation:style-name="pr3" draw:text-style-name="P6" draw:layer="layout" svg:width="14.816cm" svg:height="11.852cm" svg:x="2.752cm" svg:y="12.7cm" presentation:class="notes" presentation:placeholder="true" presentation:user-transformed="true">
            <draw:text-box/>
          </draw:frame>
          <draw:frame draw:name="Slide Number Placeholder 3" presentation:style-name="pr4" draw:text-style-name="P8" draw:layer="layout" svg:width="8.889cm" svg:height="1.269cm" svg:x="11.43cm" svg:y="25.4cm" presentation:class="page-number" presentation:user-transformed="true">
            <draw:text-box>
              <text:p text:style-name="P7"><text:span text:style-name="T5"><text:page-number>&lt;number&gt;</text:page-number></text:span></text:p>
            </draw:text-box>
          </draw:frame>
        </presentation:notes>
      </draw:page>
      <draw:page draw:name="A Client-Server Transaction" draw:style-name="dp1" draw:master-page-name="Title_20_and_20_Content_5f_" presentation:presentation-page-layout-name="AL2T11">
        <office:forms form:automatic-focus="false" form:apply-design-mode="false"/>
        <draw:frame draw:name="Rectangle 7" presentation:style-name="pr5" draw:text-style-name="P10" draw:layer="layout" svg:width="19.882cm" svg:height="1.591cm" svg:x="1.013cm" svg:y="1.371cm" presentation:class="title" presentation:user-transformed="true">
          <draw:text-box>
            <text:p text:style-name="P9"><text:span text:style-name="T6">A</text:span><text:span text:style-name="T6"> </text:span><text:span text:style-name="T6">C</text:span><text:span text:style-name="T6">l</text:span><text:span text:style-name="T6">i</text:span><text:span text:style-name="T6">e</text:span><text:span text:style-name="T6">n</text:span><text:span text:style-name="T6">t</text:span><text:span text:style-name="T6">-</text:span><text:span text:style-name="T6">S</text:span><text:span text:style-name="T6">e</text:span><text:span text:style-name="T6">r</text:span><text:span text:style-name="T6">v</text:span><text:span text:style-name="T6">e</text:span><text:span text:style-name="T6">r</text:span><text:span text:style-name="T6"> </text:span><text:span text:style-name="T6">T</text:span><text:span text:style-name="T6">r</text:span><text:span text:style-name="T6">a</text:span><text:span text:style-name="T6">n</text:span><text:span text:style-name="T6">s</text:span><text:span text:style-name="T6">a</text:span><text:span text:style-name="T6">c</text:span><text:span text:style-name="T6">t</text:span><text:span text:style-name="T6">i</text:span><text:span text:style-name="T6">o</text:span><text:span text:style-name="T6">n</text:span></text:p>
          </draw:text-box>
        </draw:frame>
        <draw:frame draw:name="Rectangle 25" presentation:style-name="pr6" draw:text-style-name="P13" draw:layer="layout" svg:width="24.169cm" svg:height="5.71cm" svg:x="0.99cm" svg:y="3.387cm" presentation:class="outline" presentation:user-transformed="true">
          <draw:text-box>
            <text:list text:style-name="L4">
              <text:list-item>
                <text:p text:style-name="P11"><text:span text:style-name="T7">Most network applications are based on the client-server model:</text:span></text:p>
              </text:list-item>
            </text:list>
            <text:list text:style-name="L5">
              <text:list-item>
                <text:list>
                  <text:list-item>
                    <text:p text:style-name="P12"><text:span text:style-name="T8">A </text:span><text:span text:style-name="T9">server</text:span><text:span text:style-name="T8"> process and one or more </text:span><text:span text:style-name="T9">client</text:span><text:span text:style-name="T10"> </text:span><text:span text:style-name="T8">processes</text:span></text:p>
                  </text:list-item>
                  <text:list-item>
                    <text:p text:style-name="P12"><text:span text:style-name="T8">Server manages some </text:span><text:span text:style-name="T9">resource</text:span></text:p>
                  </text:list-item>
                  <text:list-item>
                    <text:p text:style-name="P12"><text:span text:style-name="T8">Server provides</text:span><text:span text:style-name="T10"> </text:span><text:span text:style-name="T9">service</text:span><text:span text:style-name="T8"> by manipulating resource for clients</text:span></text:p>
                  </text:list-item>
                  <text:list-item>
                    <text:p text:style-name="P12"><text:span text:style-name="T8">Server activated by request from client (vending machine analogy)</text:span></text:p>
                  </text:list-item>
                </text:list>
              </text:list-item>
            </text:list>
          </draw:text-box>
        </draw:frame>
        <draw:custom-shape draw:name="Oval 4" draw:style-name="gr2" draw:text-style-name="P15" draw:layer="layout" svg:width="3.342cm" svg:height="2.213cm" svg:x="4.423cm" svg:y="11.563cm">
          <text:p text:style-name="P14"><text:span text:style-name="T11">Client</text:span></text:p>
          <text:p text:style-name="P14"><text:span text:style-name="T11">proces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3" draw:text-style-name="P15" draw:layer="layout" svg:width="3.342cm" svg:height="2.213cm" svg:x="14.371cm" svg:y="11.563cm">
          <text:p text:style-name="P14"><text:span text:style-name="T11">Server</text:span></text:p>
          <text:p text:style-name="P14"><text:span text:style-name="T11">process</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2" xml:id="id1" draw:id="id1">
          <draw:line draw:name="Line 12" draw:style-name="gr4" draw:text-style-name="P13" draw:layer="layout" svg:x1="14.582cm" svg:y1="12.079cm" svg:x2="7.47cm" svg:y2="12.08cm">
            <text:p/>
          </draw:line>
          <draw:custom-shape draw:name="Text Box 13" draw:style-name="gr5" draw:text-style-name="P16" draw:layer="layout" svg:width="6.396cm" svg:height="1.014cm" svg:x="7.847cm" svg:y="11.101cm">
            <text:p text:style-name="P14"><text:span text:style-name="T12">1. Client sends </text:span><text:span text:style-name="T12">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 xml:id="id3" draw:id="id3">
          <draw:line draw:name="Line 13" draw:style-name="gr6" draw:text-style-name="P13" draw:layer="layout" svg:x1="14.618cm" svg:y1="13.313cm" svg:x2="7.505cm" svg:y2="13.314cm">
            <text:p/>
          </draw:line>
          <draw:custom-shape draw:name="Text Box 18" draw:style-name="gr7" draw:text-style-name="P16" draw:layer="layout" svg:width="6.933cm" svg:height="1.014cm" svg:x="7.837cm" svg:y="13.354cm">
            <text:p text:style-name="P14"><text:span text:style-name="T12">3. Server </text:span><text:span text:style-name="T12">sends </text:span><text:span text:style-name="T12">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8" draw:style-name="gr8" draw:text-style-name="P16" xml:id="id4" draw:id="id4" draw:layer="layout" svg:width="2.857cm" svg:height="2.538cm" svg:x="1.711cm" svg:y="13.195cm">
          <text:p text:style-name="P14"><text:span text:style-name="T12">4. Client </text:span></text:p>
          <text:p text:style-name="P14"><text:span text:style-name="T12">handles</text:span></text:p>
          <text:p text:style-name="P14"><text:span text:style-name="T12">respon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xml:id="id2" draw:id="id2">
          <draw:custom-shape draw:name="Text Box 34" draw:style-name="gr9" draw:text-style-name="P16" draw:layer="layout" svg:width="2.954cm" svg:height="2.538cm" svg:x="17.296cm" svg:y="13.221cm">
            <text:p text:style-name="P14"><text:span text:style-name="T12">2. Server </text:span></text:p>
            <text:p text:style-name="P14"><text:span text:style-name="T12">handles</text:span></text:p>
            <text:p text:style-name="P14"><text:span text:style-name="T12">requ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0" draw:text-style-name="P13" draw:layer="layout" svg:x1="17.722cm" svg:y1="12.687cm" svg:x2="20.046cm" svg:y2="12.688cm">
            <text:p/>
          </draw:line>
        </draw:g>
        <draw:custom-shape draw:name="AutoShape 2" draw:style-name="gr11" draw:text-style-name="P17" draw:layer="layout" svg:width="3.024cm" svg:height="1.582cm" svg:x="20.047cm" svg:y="11.846cm">
          <text:p text:style-name="P14"><text:span text:style-name="T11">Resource</text:span></text:p>
          <draw:enhanced-geometry draw:mirror-horizontal="false" draw:mirror-vertical="false" drawooo:sub-view-size="6 6 6 6 6 6" draw:text-areas="0 ?f2 ?f5 ?f0" svg:viewBox="0 0 0 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Text Box 37" draw:style-name="gr12" draw:text-style-name="P19" draw:layer="layout" svg:width="15.32cm" svg:height="1.775cm" svg:x="5.113cm" svg:y="16.408cm">
          <text:p text:style-name="P18"><text:span text:style-name="T13">Note: clients </text:span><text:span text:style-name="T13">and servers </text:span><text:span text:style-name="T13">are processes </text:span><text:span text:style-name="T13">running on </text:span><text:span text:style-name="T13">hosts </text:span></text:p>
          <text:p text:style-name="P18"><text:span text:style-name="T13">(can be the </text:span><text:span text:style-name="T13">same or </text:span><text:span text:style-name="T13">different </text:span><text:span text:style-name="T13">ho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1">
          <office:forms form:automatic-focus="false" form:apply-design-mode="false"/>
          <draw:page-thumbnail draw:name="Rectangle 1" draw:style-name="gr1" draw:layer="layout" svg:width="13.546cm" svg:height="10.159cm" svg:x="3.387cm" svg:y="1.905cm" draw:page-number="2" presentation:class="page"/>
          <draw:frame draw:name="Rectangle 26" presentation:style-name="pr7" draw:text-style-name="P20" draw:layer="layout" svg:width="14.816cm" svg:height="11.852cm" svg:x="2.752cm" svg:y="12.7cm" presentation:class="notes" presentation:placeholder="true" presentation:user-transformed="true">
            <draw:text-box/>
          </draw:frame>
        </presentation:notes>
      </draw:page>
      <draw:page draw:name="Hardware Organization of a Network Host" draw:style-name="dp1" draw:master-page-name="Title_20_and_20_Content_5f_" presentation:presentation-page-layout-name="AL2T11">
        <office:forms form:automatic-focus="false" form:apply-design-mode="false"/>
        <draw:custom-shape draw:name="Rectangle 28" draw:style-name="gr13" draw:text-style-name="P13" draw:layer="layout" svg:width="8.254cm" svg:height="6.772cm" svg:x="2.963cm" svg:y="3.59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14" draw:text-style-name="P21" draw:layer="layout" svg:width="1.375cm" svg:height="1.975cm" svg:x="16.051cm" svg:y="12.204cm">
          <text:p/>
          <draw:enhanced-geometry draw:mirror-horizontal="false" draw:mirror-vertical="true" draw:text-areas="?f8 ?f12 ?f9 ?f13" svg:viewBox="0 0 0 0"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name="Rectangle 30" presentation:style-name="pr5" draw:text-style-name="P10" draw:layer="layout" svg:width="24.213cm" svg:height="2.169cm" svg:x="0.975cm" svg:y="0.794cm" presentation:class="title" presentation:user-transformed="true">
          <draw:text-box>
            <text:p text:style-name="P9"><text:span text:style-name="T6">H</text:span><text:span text:style-name="T6">a</text:span><text:span text:style-name="T6">r</text:span><text:span text:style-name="T6">d</text:span><text:span text:style-name="T6">w</text:span><text:span text:style-name="T6">a</text:span><text:span text:style-name="T6">r</text:span><text:span text:style-name="T6">e</text:span><text:span text:style-name="T6"> </text:span><text:span text:style-name="T6">O</text:span><text:span text:style-name="T6">r</text:span><text:span text:style-name="T6">g</text:span><text:span text:style-name="T6">a</text:span><text:span text:style-name="T6">n</text:span><text:span text:style-name="T6">i</text:span><text:span text:style-name="T6">z</text:span><text:span text:style-name="T6">a</text:span><text:span text:style-name="T6">t</text:span><text:span text:style-name="T6">i</text:span><text:span text:style-name="T6">o</text:span><text:span text:style-name="T6">n</text:span><text:span text:style-name="T6"> </text:span><text:span text:style-name="T6">o</text:span><text:span text:style-name="T6">f</text:span><text:span text:style-name="T6"> </text:span><text:span text:style-name="T6">a</text:span><text:span text:style-name="T6"> </text:span><text:span text:style-name="T6">N</text:span><text:span text:style-name="T6">e</text:span><text:span text:style-name="T6">t</text:span><text:span text:style-name="T6">w</text:span><text:span text:style-name="T6">o</text:span><text:span text:style-name="T6">r</text:span><text:span text:style-name="T6">k</text:span><text:span text:style-name="T6"> </text:span><text:span text:style-name="T6">H</text:span><text:span text:style-name="T6">o</text:span><text:span text:style-name="T6">s</text:span><text:span text:style-name="T6">t</text:span></text:p>
          </draw:text-box>
        </draw:frame>
        <draw:custom-shape draw:name="Rectangle 36" draw:style-name="gr15" draw:text-style-name="P22" draw:layer="layout" svg:width="2.526cm" svg:height="2.539cm" svg:x="19.487cm" svg:y="7.832cm">
          <text:p text:style-name="P14"><text:span text:style-name="T11">main</text:span></text:p>
          <text:p text:style-name="P14"><text:span text:style-name="T11">memo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6" draw:text-style-name="P21" draw:layer="layout" svg:width="4.144cm" svg:height="1.481cm" svg:x="15.253cm" svg:y="8.392cm">
          <text:p/>
          <draw:enhanced-geometry draw:mirror-horizontal="false" draw:mirror-vertical="false" draw:text-areas="?f12 ?f8 ?f13 ?f9" svg:viewBox="0 0 0 0"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7" draw:style-name="gr17" draw:text-style-name="P22" draw:layer="layout" svg:width="2.526cm" svg:height="1.604cm" svg:x="12.713cm" svg:y="8.343cm">
          <text:p text:style-name="P14"><text:span text:style-name="T11">I/O </text:span></text:p>
          <text:p text:style-name="P14"><text:span text:style-name="T11">bri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18" draw:text-style-name="P21" draw:layer="layout" svg:width="4.109cm" svg:height="1.481cm" svg:x="8.59cm" svg:y="8.392cm">
          <text:p/>
          <draw:enhanced-geometry draw:mirror-horizontal="false" draw:mirror-vertical="false" draw:text-areas="?f12 ?f8 ?f13 ?f9" svg:viewBox="0 0 0 0"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8" draw:style-name="gr19" draw:text-style-name="P22" draw:layer="layout" svg:width="5.202cm" svg:height="1.604cm" svg:x="3.387cm" svg:y="8.343cm">
          <text:p text:style-name="P14"><text:span text:style-name="T11">M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0" draw:text-style-name="P23" draw:layer="layout" svg:width="1.9cm" svg:height="0.422cm" svg:x="5.931cm" svg:y="4.65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20" draw:text-style-name="P23" draw:layer="layout" svg:width="1.9cm" svg:height="0.422cm" svg:x="5.931cm" svg:y="5.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20" draw:text-style-name="P23" draw:layer="layout" svg:width="1.9cm" svg:height="0.422cm" svg:x="5.931cm" svg:y="5.5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20" draw:text-style-name="P23" draw:layer="layout" svg:width="1.9cm" svg:height="0.422cm" svg:x="5.931cm" svg:y="5.9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20" draw:text-style-name="P23" draw:layer="layout" svg:width="1.9cm" svg:height="0.422cm" svg:x="5.931cm" svg:y="6.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5" draw:style-name="gr21" draw:text-style-name="P21" draw:layer="layout" svg:width="1.234cm" svg:height="1.057cm" svg:x="7.955cm" svg:y="4.657cm">
          <text:p/>
          <draw:enhanced-geometry draw:mirror-horizontal="false" draw:mirror-vertical="false" draw:text-areas="0 ?f8 ?f12 ?f9" svg:viewBox="0 0 0 0"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21" draw:text-style-name="P21" draw:layer="layout" svg:width="1.234cm" svg:height="1.057cm" svg:x="7.955cm" svg:y="5.715cm">
          <text:p/>
          <draw:enhanced-geometry draw:mirror-horizontal="true" draw:mirror-vertical="false" draw:text-areas="0 ?f8 ?f12 ?f9" svg:viewBox="0 0 0 0"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9" draw:style-name="gr22" draw:text-style-name="P22" draw:layer="layout" svg:width="1.481cm" svg:height="2.962cm" svg:x="9.313cm" svg:y="4.233cm">
          <text:p text:style-name="P14"><text:span text:style-name="T11">AL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23" draw:text-style-name="P16" draw:layer="layout" svg:width="3.479cm" svg:height="1.014cm" svg:x="5.158cm" svg:y="3.771cm">
          <text:p text:style-name="P14"><text:span text:style-name="T11">register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0" draw:style-name="gr24" draw:text-style-name="P21" draw:layer="layout" svg:width="1.692cm" svg:height="1.269cm" svg:x="6.018cm" svg:y="6.916cm">
          <text:p/>
          <draw:enhanced-geometry draw:mirror-horizontal="false" draw:mirror-vertical="false" draw:text-areas="?f8 ?f12 ?f9 ?f13" svg:viewBox="0 0 0 0"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 Box 46" draw:style-name="gr25" draw:text-style-name="P16" draw:layer="layout" svg:width="2.836cm" svg:height="1.014cm" svg:x="2.705cm" svg:y="2.757cm">
          <text:p text:style-name="P14"><text:span text:style-name="T11">CPU ch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7" draw:style-name="gr26" draw:text-style-name="P16" draw:layer="layout" svg:width="3.416cm" svg:height="1.014cm" svg:x="11.127cm" svg:y="6.355cm">
          <text:p text:style-name="P14"><text:span text:style-name="T11">system b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27" draw:text-style-name="P13" draw:layer="layout" svg:x1="12.7cm" svg:y1="7.196cm" svg:x2="10.795cm" svg:y2="8.466cm">
          <text:p/>
        </draw:line>
        <draw:custom-shape draw:name="Text Box 48" draw:style-name="gr28" draw:text-style-name="P16" draw:layer="layout" svg:width="3.805cm" svg:height="1.014cm" svg:x="15.353cm" svg:y="6.355cm">
          <text:p text:style-name="P14"><text:span text:style-name="T11">memory b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7" draw:text-style-name="P13" draw:layer="layout" svg:x1="17.145cm" svg:y1="7.196cm" svg:x2="17.146cm" svg:y2="8.466cm">
          <text:p/>
        </draw:line>
        <draw:custom-shape draw:name="AutoShape 21" draw:style-name="gr29" draw:text-style-name="P21" draw:layer="layout" svg:width="1.375cm" svg:height="2.116cm" svg:x="13.335cm" svg:y="9.948cm">
          <text:p/>
          <draw:enhanced-geometry draw:mirror-horizontal="false" draw:mirror-vertical="false" draw:text-areas="?f8 ?f12 ?f9 ?f13" svg:viewBox="0 0 0 0"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50" draw:style-name="gr30" draw:text-style-name="P22" draw:layer="layout" svg:width="3.597cm" svg:height="1.445cm" svg:x="14.887cm" svg:y="14.217cm">
          <text:p text:style-name="P14"><text:span text:style-name="T11">disk </text:span></text:p>
          <text:p text:style-name="P14"><text:span text:style-name="T11">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14" draw:text-style-name="P21" draw:layer="layout" svg:width="1.375cm" svg:height="1.975cm" svg:x="9.931cm" svg:y="12.204cm">
          <text:p/>
          <draw:enhanced-geometry draw:mirror-horizontal="false" draw:mirror-vertical="true" draw:text-areas="?f8 ?f12 ?f9 ?f13" svg:viewBox="0 0 0 0"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51" draw:style-name="gr31" draw:text-style-name="P22" draw:layer="layout" svg:width="3.597cm" svg:height="1.445cm" svg:x="8.767cm" svg:y="14.217cm">
          <text:p text:style-name="P14"><text:span text:style-name="T11">graphics</text:span></text:p>
          <text:p text:style-name="P14"><text:span text:style-name="T11">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32" draw:text-style-name="P21" draw:layer="layout" svg:width="1.375cm" svg:height="1.997cm" svg:x="5.274cm" svg:y="12.158cm">
          <text:p/>
          <draw:enhanced-geometry draw:mirror-horizontal="false" draw:mirror-vertical="true" draw:text-areas="?f8 ?f12 ?f9 ?f13" svg:viewBox="0 0 0 0"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52" draw:style-name="gr33" draw:text-style-name="P22" draw:layer="layout" svg:width="3.174cm" svg:height="1.445cm" svg:x="4.322cm" svg:y="14.182cm">
          <text:p text:style-name="P14"><text:span text:style-name="T11">USB</text:span></text:p>
          <text:p text:style-name="P14"><text:span text:style-name="T11">control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4" draw:text-style-name="P13" draw:layer="layout" svg:x1="4.956cm" svg:y1="15.663cm" svg:x2="4.957cm" svg:y2="16.51cm">
          <text:p/>
        </draw:line>
        <draw:line draw:name="Line 24" draw:style-name="gr34" draw:text-style-name="P13" draw:layer="layout" svg:x1="7.073cm" svg:y1="15.663cm" svg:x2="7.074cm" svg:y2="16.51cm">
          <text:p/>
        </draw:line>
        <draw:custom-shape draw:name="Text Box 50" draw:style-name="gr35" draw:text-style-name="P16" draw:layer="layout" svg:width="2.277cm" svg:height="1.014cm" svg:x="3.756cm" svg:y="16.303cm">
          <text:p text:style-name="P14"><text:span text:style-name="T11">mou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36" draw:text-style-name="P16" draw:layer="layout" svg:width="2.954cm" svg:height="1.014cm" svg:x="5.645cm" svg:y="16.303cm">
          <text:p text:style-name="P14"><text:span text:style-name="T11">keybo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27" draw:text-style-name="P13" draw:layer="layout" svg:x1="10.671cm" svg:y1="15.663cm" svg:x2="10.672cm" svg:y2="16.51cm">
          <text:p/>
        </draw:line>
        <draw:custom-shape draw:name="Text Box 54" draw:style-name="gr37" draw:text-style-name="P16" draw:layer="layout" svg:width="2.641cm" svg:height="1.014cm" svg:x="9.301cm" svg:y="16.303cm">
          <text:p text:style-name="P14"><text:span text:style-name="T11">monit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10" draw:text-style-name="P13" draw:layer="layout" svg:x1="16.721cm" svg:y1="15.663cm" svg:x2="16.722cm" svg:y2="16.721cm">
          <text:p/>
        </draw:line>
        <draw:custom-shape draw:name="AutoShape 24" draw:style-name="gr38" draw:text-style-name="P22" draw:layer="layout" svg:width="1.692cm" svg:height="1.692cm" svg:x="15.875cm" svg:y="16.722cm">
          <text:p text:style-name="P14"><text:span text:style-name="T11">disk</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25" draw:style-name="gr39" draw:text-style-name="P21" draw:layer="layout" svg:width="20.213cm" svg:height="1.093cm" svg:x="2.752cm" svg:y="11.606cm">
          <text:p/>
          <draw:enhanced-geometry draw:mirror-horizontal="false" draw:mirror-vertical="false" draw:text-areas="?f12 ?f8 ?f13 ?f9" svg:viewBox="0 0 0 0"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53" draw:style-name="gr40" draw:text-style-name="P21" draw:layer="layout" svg:width="0.462cm" svg:height="0.422cm" svg:x="5.741cm" svg:y="12.0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40" draw:text-style-name="P21" draw:layer="layout" svg:width="0.462cm" svg:height="0.422cm" svg:x="10.398cm" svg:y="12.05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40" draw:text-style-name="P21" draw:layer="layout" svg:width="0.449cm" svg:height="0.422cm" svg:x="16.528cm" svg:y="12.0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41" draw:text-style-name="P16" draw:layer="layout" svg:width="2.446cm" svg:height="1.014cm" svg:x="12.971cm" svg:y="12.458cm">
          <text:p text:style-name="P14"><text:span text:style-name="T11">I/O b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40" draw:text-style-name="P21" draw:layer="layout" svg:width="0.449cm" svg:height="0.422cm" svg:x="13.798cm" svg:y="11.85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42" draw:text-style-name="P24" draw:layer="layout" svg:width="0.352cm" svg:height="1.128cm" svg:x="19.05cm" svg:y="11.6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42" draw:text-style-name="P24" draw:layer="layout" svg:width="0.352cm" svg:height="1.128cm" svg:x="19.897cm" svg:y="11.64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6" draw:style-name="gr43" draw:text-style-name="P25" draw:layer="layout" svg:width="0.775cm" svg:height="2.539cm" svg:x="20.708cm" svg:y="11.642cm">
          <text:p/>
          <draw:enhanced-geometry draw:mirror-horizontal="false" draw:mirror-vertical="false" draw:text-areas="?f8 0 ?f9 ?f12" svg:viewBox="0 0 0 0"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56" draw:style-name="gr44" draw:text-style-name="P16" draw:layer="layout" svg:width="4.559cm" svg:height="1.014cm" svg:x="17.606cm" svg:y="10.756cm">
          <text:p text:style-name="P14"><text:span text:style-name="T11">Expansion slo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45" draw:text-style-name="P26" draw:layer="layout" svg:width="3.597cm" svg:height="1.445cm" svg:x="19.315cm" svg:y="14.205cm">
          <text:p text:style-name="P14"><text:span text:style-name="T11">network</text:span></text:p>
          <text:p text:style-name="P14"><text:span text:style-name="T11">adap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10" draw:text-style-name="P13" draw:layer="layout" svg:x1="21.113cm" svg:y1="15.686cm" svg:x2="21.114cm" svg:y2="16.744cm">
          <text:p/>
        </draw:line>
        <draw:custom-shape draw:name="AutoShape 27" draw:style-name="gr46" draw:text-style-name="P26" draw:layer="layout" svg:width="4.338cm" svg:height="1.587cm" svg:x="18.944cm" svg:y="16.815cm">
          <text:p text:style-name="P14"><text:span text:style-name="T11">network</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1">
          <office:forms form:automatic-focus="false" form:apply-design-mode="false"/>
          <draw:page-thumbnail draw:name="Rectangle 27" draw:style-name="gr1" draw:layer="layout" svg:width="13.546cm" svg:height="10.159cm" svg:x="3.387cm" svg:y="1.905cm" draw:page-number="3" presentation:class="page"/>
          <draw:frame draw:name="Rectangle 29" presentation:style-name="pr8" draw:text-style-name="P20" draw:layer="layout" svg:width="14.816cm" svg:height="11.852cm" svg:x="2.752cm" svg:y="12.7cm" presentation:class="notes" presentation:placeholder="true" presentation:user-transformed="true">
            <draw:text-box/>
          </draw:frame>
        </presentation:notes>
      </draw:page>
      <draw:page draw:name="Global IP Internet (upper case)" draw:style-name="dp1" draw:master-page-name="Title_20_and_20_Content" presentation:presentation-page-layout-name="AL2T11">
        <office:forms form:automatic-focus="false" form:apply-design-mode="false"/>
        <draw:frame draw:name="Rectangle 4" presentation:style-name="pr9" draw:text-style-name="P28" draw:layer="layout" svg:width="21.088cm" svg:height="2.116cm" svg:x="1.09cm" svg:y="1.164cm" presentation:class="title" presentation:user-transformed="true">
          <draw:text-box>
            <text:p text:style-name="P27"><text:span text:style-name="T14">G</text:span><text:span text:style-name="T14">l</text:span><text:span text:style-name="T14">o</text:span><text:span text:style-name="T14">b</text:span><text:span text:style-name="T14">a</text:span><text:span text:style-name="T14">l</text:span><text:span text:style-name="T14"> </text:span><text:span text:style-name="T14">I</text:span><text:span text:style-name="T14">P</text:span><text:span text:style-name="T14"> </text:span><text:span text:style-name="T14">I</text:span><text:span text:style-name="T14">n</text:span><text:span text:style-name="T14">t</text:span><text:span text:style-name="T14">e</text:span><text:span text:style-name="T14">r</text:span><text:span text:style-name="T14">n</text:span><text:span text:style-name="T14">e</text:span><text:span text:style-name="T14">t</text:span><text:span text:style-name="T14"> </text:span><text:span text:style-name="T14">(</text:span><text:span text:style-name="T14">u</text:span><text:span text:style-name="T14">p</text:span><text:span text:style-name="T14">p</text:span><text:span text:style-name="T14">e</text:span><text:span text:style-name="T14">r</text:span><text:span text:style-name="T14"> </text:span><text:span text:style-name="T14">c</text:span><text:span text:style-name="T14">a</text:span><text:span text:style-name="T14">s</text:span><text:span text:style-name="T14">e</text:span><text:span text:style-name="T14">)</text:span></text:p>
          </draw:text-box>
        </draw:frame>
        <draw:frame draw:name="Rectangle 5" presentation:style-name="pr10" draw:text-style-name="P32" draw:layer="layout" svg:width="23.027cm" svg:height="13.81cm" svg:x="1.102cm" svg:y="3.598cm" presentation:class="outline" presentation:user-transformed="true">
          <draw:text-box>
            <text:list text:style-name="L8">
              <text:list-item>
                <text:p text:style-name="P29"><text:span text:style-name="T15">Most famous example of an internet</text:span></text:p>
              </text:list-item>
            </text:list>
            <text:p text:style-name="P29"><text:span text:style-name="T15"/></text:p>
            <text:list text:continue-numbering="true" text:style-name="L8">
              <text:list-item>
                <text:p text:style-name="P29"><text:span text:style-name="T15">Based on the TCP/IP protocol family</text:span></text:p>
              </text:list-item>
            </text:list>
            <text:list text:style-name="L10">
              <text:list-item>
                <text:list>
                  <text:list-item>
                    <text:p text:style-name="P30"><text:span text:style-name="T16">IP (Internet Protocol) : </text:span></text:p>
                  </text:list-item>
                </text:list>
              </text:list-item>
            </text:list>
            <text:list text:style-name="L11">
              <text:list-item>
                <text:list>
                  <text:list-item>
                    <text:list>
                      <text:list-item>
                        <text:p text:style-name="P31"><text:span text:style-name="T16">Provides </text:span><text:span text:style-name="T17">basic naming scheme </text:span><text:span text:style-name="T16">and unreliable </text:span><text:span text:style-name="T17">delivery capability </text:span><text:span text:style-name="T16">of packets (datagrams) from </text:span><text:span text:style-name="T17">host-to-host</text:span></text:p>
                      </text:list-item>
                    </text:list>
                  </text:list-item>
                  <text:list-item>
                    <text:p text:style-name="P30"><text:span text:style-name="T16">UDP (Unreliable Datagram Protocol)</text:span></text:p>
                    <text:list>
                      <text:list-item>
                        <text:p text:style-name="P31"><text:span text:style-name="T16">Uses IP to provide </text:span><text:span text:style-name="T17">unreliable</text:span><text:span text:style-name="T16"> datagram delivery from </text:span><text:span text:style-name="T16"><text:line-break/></text:span><text:span text:style-name="T17">process-to-process</text:span></text:p>
                      </text:list-item>
                    </text:list>
                  </text:list-item>
                  <text:list-item>
                    <text:p text:style-name="P30"><text:span text:style-name="T16">TCP (Transmission Control Protocol)</text:span></text:p>
                    <text:list>
                      <text:list-item>
                        <text:p text:style-name="P31"><text:span text:style-name="T16">Uses IP to provide </text:span><text:span text:style-name="T17">reliable</text:span><text:span text:style-name="T16"> byte streams from </text:span><text:span text:style-name="T17">process-to-process </text:span><text:span text:style-name="T16">over </text:span><text:span text:style-name="T17">connections</text:span></text:p>
                      </text:list-item>
                    </text:list>
                  </text:list-item>
                </text:list>
              </text:list-item>
            </text:list>
            <text:p text:style-name="P29"><text:span text:style-name="T15"/></text:p>
            <text:list text:continue-numbering="true" text:style-name="L11">
              <text:list-item>
                <text:p text:style-name="P29"><text:span text:style-name="T15">Accessed via a mix of Unix file I/O and functions from the </text:span><text:span text:style-name="T18">sockets interface</text:span></text:p>
              </text:list-item>
            </text:list>
          </draw:text-box>
        </draw:frame>
        <presentation:notes draw:style-name="dp2">
          <draw:page-thumbnail draw:name="Rectangle 2" draw:style-name="gr1" draw:layer="layout" svg:width="13.546cm" svg:height="10.159cm" svg:x="3.387cm" svg:y="1.905cm" draw:page-number="4"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A Programmer’s View of the Internet" draw:style-name="dp1" draw:master-page-name="Title_20_and_20_Content" presentation:presentation-page-layout-name="AL2T11">
        <office:forms form:automatic-focus="false" form:apply-design-mode="false"/>
        <draw:frame draw:name="Rectangle 2" presentation:style-name="pr9" draw:text-style-name="P28" draw:layer="layout" svg:width="23.282cm" svg:height="1.591cm" svg:x="1.058cm" svg:y="1.27cm" presentation:class="title" presentation:user-transformed="true">
          <draw:text-box>
            <text:p text:style-name="P27"><text:span text:style-name="T14">A</text:span><text:span text:style-name="T14"> </text:span><text:span text:style-name="T14">P</text:span><text:span text:style-name="T14">r</text:span><text:span text:style-name="T14">o</text:span><text:span text:style-name="T14">g</text:span><text:span text:style-name="T14">r</text:span><text:span text:style-name="T14">a</text:span><text:span text:style-name="T14">m</text:span><text:span text:style-name="T14">m</text:span><text:span text:style-name="T14">e</text:span><text:span text:style-name="T14">r</text:span><text:span text:style-name="T14">’</text:span><text:span text:style-name="T14">s</text:span><text:span text:style-name="T14"> </text:span><text:span text:style-name="T14">V</text:span><text:span text:style-name="T14">i</text:span><text:span text:style-name="T14">e</text:span><text:span text:style-name="T14">w</text:span><text:span text:style-name="T14"> </text:span><text:span text:style-name="T14">o</text:span><text:span text:style-name="T14">f</text:span><text:span text:style-name="T14"> </text:span><text:span text:style-name="T14">t</text:span><text:span text:style-name="T14">h</text:span><text:span text:style-name="T14">e</text:span><text:span text:style-name="T14"> </text:span><text:span text:style-name="T14">I</text:span><text:span text:style-name="T14">n</text:span><text:span text:style-name="T14">t</text:span><text:span text:style-name="T14">e</text:span><text:span text:style-name="T14">r</text:span><text:span text:style-name="T14">n</text:span><text:span text:style-name="T14">e</text:span><text:span text:style-name="T14">t</text:span></text:p>
          </draw:text-box>
        </draw:frame>
        <draw:frame draw:name="Rectangle 3" presentation:style-name="pr10" draw:text-style-name="P32" draw:layer="layout" svg:width="21.933cm" svg:height="13.81cm" svg:x="1.102cm" svg:y="3.784cm" presentation:class="outline" presentation:user-transformed="true">
          <draw:text-box>
            <text:p text:style-name="P33"><text:span text:style-name="T15">1. Hosts are mapped to a set of 32-bit </text:span><text:span text:style-name="T19">IP addresses</text:span></text:p>
            <text:list text:style-name="L12">
              <text:list-item>
                <text:list>
                  <text:list-item>
                    <text:p text:style-name="P3"><text:span text:style-name="T16">128.2.203.179</text:span></text:p>
                  </text:list-item>
                </text:list>
              </text:list-item>
            </text:list>
            <text:p text:style-name="P33"><text:span text:style-name="T15"/></text:p>
            <text:p text:style-name="P33"><text:span text:style-name="T15">2. The set of IP addresses is mapped to a set of identifiers called Internet </text:span><text:span text:style-name="T19">domain names</text:span></text:p>
            <text:list text:style-name="L13">
              <text:list-item>
                <text:list>
                  <text:list-item>
                    <text:p text:style-name="P3"><text:span text:style-name="T16">128.2.217.3 is mapped to <text:s/>www.cs.cmu.edu </text:span></text:p>
                  </text:list-item>
                </text:list>
              </text:list-item>
            </text:list>
            <text:p text:style-name="P34"><text:span text:style-name="T16"/></text:p>
            <text:p text:style-name="P33"><text:span text:style-name="T15">3. A process on one Internet host can communicate with a process on another Internet host over a </text:span><text:span text:style-name="T19">connection</text:span></text:p>
          </draw:text-box>
        </draw:frame>
        <presentation:notes draw:style-name="dp1">
          <office:forms form:automatic-focus="false" form:apply-design-mode="false"/>
          <draw:page-thumbnail draw:name="Rectangle 2" draw:style-name="gr1" draw:layer="layout" svg:width="13.546cm" svg:height="10.159cm" svg:x="3.387cm" svg:y="1.905cm" draw:page-number="5"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Aside: IPv4 and IPv6" draw:style-name="dp1" draw:master-page-name="Title_20_and_20_Content_5f_" presentation:presentation-page-layout-name="AL2T11">
        <office:forms form:automatic-focus="false" form:apply-design-mode="false"/>
        <draw:frame draw:name="Title 2" presentation:style-name="pr5" draw:text-style-name="P10" draw:layer="layout" svg:width="21.088cm" svg:height="2.116cm" svg:x="0.992cm" svg:y="1.21cm" presentation:class="title" presentation:user-transformed="true">
          <draw:text-box>
            <text:p text:style-name="P9"><text:span text:style-name="T6">A</text:span><text:span text:style-name="T6">s</text:span><text:span text:style-name="T6">i</text:span><text:span text:style-name="T6">d</text:span><text:span text:style-name="T6">e</text:span><text:span text:style-name="T6">:</text:span><text:span text:style-name="T6"> </text:span><text:span text:style-name="T6">I</text:span><text:span text:style-name="T6">P</text:span><text:span text:style-name="T6">v</text:span><text:span text:style-name="T6">4</text:span><text:span text:style-name="T6"> </text:span><text:span text:style-name="T6">a</text:span><text:span text:style-name="T6">n</text:span><text:span text:style-name="T6">d</text:span><text:span text:style-name="T6"> </text:span><text:span text:style-name="T6">I</text:span><text:span text:style-name="T6">P</text:span><text:span text:style-name="T6">v</text:span><text:span text:style-name="T6">6</text:span></text:p>
          </draw:text-box>
        </draw:frame>
        <draw:frame draw:name="Content Placeholder 3" presentation:style-name="pr6" draw:text-style-name="P13" draw:layer="layout" svg:width="21.933cm" svg:height="15.265cm" svg:x="1.102cm" svg:y="3.784cm" presentation:class="outline" presentation:user-transformed="true">
          <draw:text-box>
            <text:list text:style-name="L4">
              <text:list-item>
                <text:p text:style-name="P11"><text:span text:style-name="T7">The original Internet Protocol, with its 32-bit addresses, is known as </text:span><text:span text:style-name="T20">Internet Protocol Version 4 </text:span><text:span text:style-name="T7">(</text:span><text:span text:style-name="T21">IPv4</text:span><text:span text:style-name="T7">)</text:span></text:p>
              </text:list-item>
            </text:list>
            <text:p text:style-name="P11"><text:span text:style-name="T7"/></text:p>
            <text:list text:continue-numbering="true" text:style-name="L4">
              <text:list-item>
                <text:p text:style-name="P11"><text:span text:style-name="T7">1996: Internet Engineering Task Force (IETF) introduced </text:span><text:span text:style-name="T20">Internet Protocol Version 6 </text:span><text:span text:style-name="T21">(IPv6</text:span><text:span text:style-name="T7">) with 128-bit addresses</text:span></text:p>
              </text:list-item>
            </text:list>
            <text:list text:style-name="L5">
              <text:list-item>
                <text:list>
                  <text:list-item>
                    <text:p text:style-name="P12"><text:span text:style-name="T8">Intended as the successor to IPv4</text:span></text:p>
                  </text:list-item>
                </text:list>
              </text:list-item>
            </text:list>
            <text:p text:style-name="P35"><text:span text:style-name="T8"/></text:p>
            <text:list text:continue-numbering="true" text:style-name="L5">
              <text:list-item>
                <text:p text:style-name="P11"><text:span text:style-name="T7">As of 2021, majority of Internet traffic still carried by IPv4</text:span><text:span text:style-name="T7"><text:tab/></text:span></text:p>
                <text:list>
                  <text:list-item>
                    <text:p text:style-name="P12"><text:span text:style-name="T8">Only 30-35% of users access Google services using IPv6.</text:span></text:p>
                  </text:list-item>
                </text:list>
              </text:list-item>
            </text:list>
            <text:p text:style-name="P35"><text:span text:style-name="T8"/></text:p>
            <text:list text:continue-numbering="true" text:style-name="L5">
              <text:list-item>
                <text:p text:style-name="P11"><text:span text:style-name="T7">We will focus on IPv4, but will show you how to write networking code that is protocol-independent.</text:span></text:p>
              </text:list-item>
            </text:list>
          </draw:text-box>
        </draw:frame>
        <presentation:notes draw:style-name="dp3">
          <office:forms form:automatic-focus="false" form:apply-design-mode="false"/>
          <draw:page-thumbnail draw:style-name="gr1" draw:layer="layout" svg:width="13.313cm" svg:height="9.985cm" svg:x="3.485cm" svg:y="2.023cm" draw:page-number="6" presentation:class="page"/>
          <draw:frame presentation:style-name="pr12" draw:text-style-name="P36" draw:layer="layout" svg:width="16.227cm" svg:height="11.982cm" svg:x="2.028cm" svg:y="12.649cm" presentation:class="notes" presentation:placeholder="true">
            <draw:text-box/>
          </draw:frame>
        </presentation:notes>
      </draw:page>
      <draw:page draw:name="(1) IP Addresses" draw:style-name="dp1" draw:master-page-name="Title_20_and_20_Content" presentation:presentation-page-layout-name="AL2T11">
        <office:forms form:automatic-focus="false" form:apply-design-mode="false"/>
        <draw:frame draw:name="Rectangle 2" presentation:style-name="pr9" draw:text-style-name="P28" draw:layer="layout" svg:width="16.602cm" svg:height="1.591cm" svg:x="1.058cm" svg:y="1.371cm" presentation:class="title" presentation:user-transformed="true">
          <draw:text-box>
            <text:p text:style-name="P27"><text:span text:style-name="T14">I</text:span><text:span text:style-name="T14">P</text:span><text:span text:style-name="T14"> </text:span><text:span text:style-name="T14">A</text:span><text:span text:style-name="T14">d</text:span><text:span text:style-name="T14">d</text:span><text:span text:style-name="T14">r</text:span><text:span text:style-name="T14">e</text:span><text:span text:style-name="T14">s</text:span><text:span text:style-name="T14">s</text:span><text:span text:style-name="T14">e</text:span><text:span text:style-name="T14">s</text:span></text:p>
          </draw:text-box>
        </draw:frame>
        <draw:frame draw:name="Rectangle 3" presentation:style-name="pr10" draw:text-style-name="P32" draw:layer="layout" svg:width="23.005cm" svg:height="5.926cm" svg:x="1.056cm" svg:y="3.221cm" presentation:class="outline" presentation:user-transformed="true">
          <draw:text-box>
            <text:list text:style-name="L8">
              <text:list-item>
                <text:p text:style-name="P11"><text:span text:style-name="T15">32-bit IP addresses are stored in an </text:span><text:span text:style-name="T18">IP address struct</text:span></text:p>
              </text:list-item>
            </text:list>
            <text:list text:style-name="L10">
              <text:list-item>
                <text:list>
                  <text:list-item>
                    <text:p text:style-name="P12"><text:span text:style-name="T16">IP addresses are always stored in memory in </text:span><text:span text:style-name="T17">network byte order </text:span><text:span text:style-name="T16">(big-endian byte order)</text:span></text:p>
                  </text:list-item>
                  <text:list-item>
                    <text:p text:style-name="P12"><text:span text:style-name="T16">True in general for any integer transferred in a packet header from one machine to another.</text:span></text:p>
                  </text:list-item>
                </text:list>
              </text:list-item>
            </text:list>
            <text:list text:style-name="L11">
              <text:list-item>
                <text:list>
                  <text:list-item>
                    <text:list>
                      <text:list-item>
                        <text:p text:style-name="P12"><text:span text:style-name="T16">E.g., the port number used to identify an Internet connection.</text:span></text:p>
                      </text:list-item>
                    </text:list>
                  </text:list-item>
                </text:list>
              </text:list-item>
            </text:list>
          </draw:text-box>
        </draw:frame>
        <draw:custom-shape draw:name="Rectangle 4" draw:style-name="gr47" draw:text-style-name="P38" draw:layer="layout" svg:width="20.485cm" svg:height="2.955cm" svg:x="2.286cm" svg:y="11.777cm">
          <text:p text:style-name="P37"><text:span text:style-name="T22">/* </text:span><text:span text:style-name="T22">Inte</text:span><text:span text:style-name="T22">rnet </text:span><text:span text:style-name="T22">addr</text:span><text:span text:style-name="T22">ess </text:span><text:span text:style-name="T22">stru</text:span><text:span text:style-name="T22">ctur</text:span><text:span text:style-name="T22">e */</text:span></text:p>
          <text:p text:style-name="P37"><text:span text:style-name="T23">stru</text:span><text:span text:style-name="T23">ct </text:span><text:span text:style-name="T23">in_a</text:span><text:span text:style-name="T23">ddr </text:span><text:span text:style-name="T23">{</text:span></text:p>
          <text:p text:style-name="P37"><text:span text:style-name="T23"><text:s text:c="4"/></text:span><text:span text:style-name="T23">uint</text:span><text:span text:style-name="T23">32_t </text:span><text:span text:style-name="T23"><text:s/></text:span><text:span text:style-name="T23">s_ad</text:span><text:span text:style-name="T23">dr; </text:span><text:span text:style-name="T22">/* </text:span><text:span text:style-name="T22">netw</text:span><text:span text:style-name="T22">ork </text:span><text:span text:style-name="T22">byte </text:span><text:span text:style-name="T22">orde</text:span><text:span text:style-name="T22">r </text:span><text:span text:style-name="T22">(big</text:span><text:span text:style-name="T22">-</text:span><text:span text:style-name="T22">endi</text:span><text:span text:style-name="T22">an) </text:span><text:span text:style-name="T22">*/</text:span></text:p>
          <text:p text:style-name="P37"><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7"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Dotted Decimal Notation" draw:style-name="dp1" draw:master-page-name="Title_20_and_20_Content" presentation:presentation-page-layout-name="AL2T11">
        <office:forms form:automatic-focus="false" form:apply-design-mode="false"/>
        <draw:frame draw:name="Rectangle 2" presentation:style-name="pr9" draw:text-style-name="P28" draw:layer="layout" svg:width="19.106cm" svg:height="1.591cm" svg:x="1.058cm" svg:y="1.371cm" presentation:class="title" presentation:user-transformed="true">
          <draw:text-box>
            <text:p text:style-name="P27"><text:span text:style-name="T14">D</text:span><text:span text:style-name="T14">o</text:span><text:span text:style-name="T14">t</text:span><text:span text:style-name="T14">t</text:span><text:span text:style-name="T14">e</text:span><text:span text:style-name="T14">d</text:span><text:span text:style-name="T14"> </text:span><text:span text:style-name="T14">D</text:span><text:span text:style-name="T14">e</text:span><text:span text:style-name="T14">c</text:span><text:span text:style-name="T14">i</text:span><text:span text:style-name="T14">m</text:span><text:span text:style-name="T14">a</text:span><text:span text:style-name="T14">l</text:span><text:span text:style-name="T14"> </text:span><text:span text:style-name="T14">N</text:span><text:span text:style-name="T14">o</text:span><text:span text:style-name="T14">t</text:span><text:span text:style-name="T14">a</text:span><text:span text:style-name="T14">t</text:span><text:span text:style-name="T14">i</text:span><text:span text:style-name="T14">o</text:span><text:span text:style-name="T14">n</text:span></text:p>
          </draw:text-box>
        </draw:frame>
        <draw:frame draw:name="Rectangle 3" presentation:style-name="pr10" draw:text-style-name="P32" draw:layer="layout" svg:width="23.687cm" svg:height="14.388cm" svg:x="1.077cm" svg:y="3.391cm" presentation:class="outline" presentation:user-transformed="true">
          <draw:text-box>
            <text:list text:style-name="L8">
              <text:list-item>
                <text:p text:style-name="P11"><text:span text:style-name="T15">By convention, each byte in a 32-bit IP address is represented by its decimal value and separated by a period</text:span></text:p>
              </text:list-item>
            </text:list>
            <text:list text:style-name="L14">
              <text:list-item>
                <text:list>
                  <text:list-item>
                    <text:list>
                      <text:list-item>
                        <text:p text:style-name="P12"><text:span text:style-name="T16">IP address:</text:span><text:span text:style-name="T24"> </text:span><text:span text:style-name="T25">0x</text:span><text:span text:style-name="T26">80</text:span><text:span text:style-name="T27">02</text:span><text:span text:style-name="T28">C2</text:span><text:span text:style-name="T29">F2</text:span><text:span text:style-name="T25"> = </text:span><text:span text:style-name="T26">128</text:span><text:span text:style-name="T25">.</text:span><text:span text:style-name="T27">2</text:span><text:span text:style-name="T25">.</text:span><text:span text:style-name="T28">194</text:span><text:span text:style-name="T25">.</text:span><text:span text:style-name="T29">242</text:span></text:p>
                      </text:list-item>
                    </text:list>
                  </text:list-item>
                </text:list>
              </text:list-item>
            </text:list>
            <text:p text:style-name="P33"><text:span text:style-name="T15"/></text:p>
            <text:list text:continue-numbering="true" text:style-name="L14">
              <text:list-item>
                <text:p text:style-name="P33"><text:span text:style-name="T15">Use </text:span><text:span text:style-name="T25">inet_ntop, inet_pton</text:span><text:span text:style-name="T15"> functions for converting between dotted decimal notation and IP addresses</text:span></text:p>
                <text:list>
                  <text:list-item>
                    <text:p text:style-name="P39"><text:span text:style-name="T15">Use </text:span><text:span text:style-name="T25">htonl, htons, ntohl and ntohs</text:span><text:span text:style-name="T15"> functions for network byte order conversions</text:span></text:p>
                  </text:list-item>
                </text:list>
                <text:p text:style-name="P33"><text:span text:style-name="T15"/></text:p>
              </text:list-item>
              <text:list-item>
                <text:p text:style-name="P33"><text:span text:style-name="T15">Use </text:span><text:span text:style-name="T30">getaddrinfo</text:span><text:span text:style-name="T31"> and </text:span><text:span text:style-name="T30">getnameinfo</text:span><text:span text:style-name="T31"> functions (described later) to convert between IP addresses and dotted decimal format.</text:span></text:p>
              </text:list-item>
            </text:list>
          </draw:text-box>
        </draw:frame>
        <presentation:notes draw:style-name="dp2">
          <draw:page-thumbnail draw:name="Rectangle 2" draw:style-name="gr1" draw:layer="layout" svg:width="13.546cm" svg:height="10.159cm" svg:x="3.387cm" svg:y="1.905cm" draw:page-number="8"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3) Internet Connections" draw:style-name="dp1" draw:master-page-name="Title_20_and_20_Content" presentation:presentation-page-layout-name="AL2T11">
        <office:forms form:automatic-focus="false" form:apply-design-mode="false"/>
        <draw:frame draw:name="Rectangle 2" presentation:style-name="pr9" draw:text-style-name="P28" draw:layer="layout" svg:width="18.824cm" svg:height="1.591cm" svg:x="1.077cm" svg:y="1.16cm" presentation:class="title" presentation:user-transformed="true">
          <draw:text-box>
            <text:p text:style-name="P27"><text:span text:style-name="T14">I</text:span><text:span text:style-name="T14">n</text:span><text:span text:style-name="T14">t</text:span><text:span text:style-name="T14">e</text:span><text:span text:style-name="T14">r</text:span><text:span text:style-name="T14">n</text:span><text:span text:style-name="T14">e</text:span><text:span text:style-name="T14">t</text:span><text:span text:style-name="T14"> </text:span><text:span text:style-name="T14">C</text:span><text:span text:style-name="T14">o</text:span><text:span text:style-name="T14">n</text:span><text:span text:style-name="T14">n</text:span><text:span text:style-name="T14">e</text:span><text:span text:style-name="T14">c</text:span><text:span text:style-name="T14">t</text:span><text:span text:style-name="T14">i</text:span><text:span text:style-name="T14">o</text:span><text:span text:style-name="T14">n</text:span><text:span text:style-name="T14">s</text:span></text:p>
          </draw:text-box>
        </draw:frame>
        <draw:frame draw:name="Rectangle 3" presentation:style-name="pr10" draw:text-style-name="P32" draw:layer="layout" svg:width="23.075cm" svg:height="15.235cm" svg:x="1.077cm" svg:y="3.101cm" presentation:class="outline" presentation:user-transformed="true">
          <draw:text-box>
            <text:list text:style-name="L8">
              <text:list-item>
                <text:p text:style-name="P29"><text:span text:style-name="T15">Clients and servers communicate by sending streams of bytes over </text:span><text:span text:style-name="T19">connections</text:span><text:span text:style-name="T15">. Each connection is:</text:span></text:p>
              </text:list-item>
            </text:list>
            <text:list text:style-name="L10">
              <text:list-item>
                <text:list>
                  <text:list-item>
                    <text:p text:style-name="P30"><text:span text:style-name="T32">Point-to-point</text:span><text:span text:style-name="T16">: connects a pair of processes.</text:span></text:p>
                  </text:list-item>
                  <text:list-item>
                    <text:p text:style-name="P30"><text:span text:style-name="T32">Full-duplex</text:span><text:span text:style-name="T16">: data can flow in both directions at the same time,</text:span></text:p>
                  </text:list-item>
                  <text:list-item>
                    <text:p text:style-name="P30"><text:span text:style-name="T32">Reliable</text:span><text:span text:style-name="T16">: stream of bytes sent by the source is eventually received by the destination in the same order it was sent. </text:span></text:p>
                  </text:list-item>
                </text:list>
              </text:list-item>
            </text:list>
            <text:p text:style-name="P40"><text:span text:style-name="T33"/></text:p>
            <text:list text:continue-numbering="true" text:style-name="L10">
              <text:list-item>
                <text:p text:style-name="P40"><text:span text:style-name="T33">A </text:span><text:span text:style-name="T19">socket</text:span><text:span text:style-name="T15"> is an endpoint of a connection</text:span></text:p>
                <text:list>
                  <text:list-item>
                    <text:p text:style-name="P41"><text:span text:style-name="T32">Socket address </text:span><text:span text:style-name="T16">is an </text:span><text:span text:style-name="T25">IPaddress:port</text:span><text:span text:style-name="T16"> <text:s/>pair</text:span></text:p>
                  </text:list-item>
                </text:list>
              </text:list-item>
            </text:list>
            <text:p text:style-name="P40"><text:span text:style-name="T15"/></text:p>
            <text:list text:continue-numbering="true" text:style-name="L10">
              <text:list-item>
                <text:p text:style-name="P40"><text:span text:style-name="T15">A </text:span><text:span text:style-name="T19">port</text:span><text:span text:style-name="T15"> is a 16-bit integer that identifies a process:</text:span></text:p>
                <text:list>
                  <text:list-item>
                    <text:p text:style-name="P41"><text:span text:style-name="T19">Ephemeral port</text:span><text:span text:style-name="T34">: </text:span><text:span text:style-name="T16">Assigned automatically by <text:s/>client kernel when client makes a connection request.</text:span></text:p>
                  </text:list-item>
                  <text:list-item>
                    <text:p text:style-name="P41"><text:span text:style-name="T19">Well-known port: </text:span><text:span text:style-name="T16">Associated with some </text:span><text:span text:style-name="T17">service</text:span><text:span text:style-name="T16"> provided by a server (e.g., port 80 is associated with Web servers)</text:span></text:p>
                  </text:list-item>
                </text:list>
              </text:list-item>
            </text:list>
            <text:p text:style-name="P40"><text:span text:style-name="T15"/></text:p>
          </draw:text-box>
        </draw:frame>
        <presentation:notes draw:style-name="dp2">
          <draw:page-thumbnail draw:name="Rectangle 2" draw:style-name="gr1" draw:layer="layout" svg:width="13.546cm" svg:height="10.159cm" svg:x="3.387cm" svg:y="1.905cm" draw:page-number="9"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Well-known Ports and Service Names&#9;" draw:style-name="dp1" draw:master-page-name="Title_20_and_20_Content_5f_" presentation:presentation-page-layout-name="AL2T11">
        <office:forms form:automatic-focus="false" form:apply-design-mode="false"/>
        <draw:frame draw:name="Title 3" presentation:style-name="pr5" draw:text-style-name="P10" draw:layer="layout" svg:width="21.088cm" svg:height="2.116cm" svg:x="0.992cm" svg:y="1.21cm" presentation:class="title" presentation:user-transformed="true">
          <draw:text-box>
            <text:p text:style-name="P9"><text:span text:style-name="T6">W</text:span><text:span text:style-name="T6">e</text:span><text:span text:style-name="T6">l</text:span><text:span text:style-name="T6">l</text:span><text:span text:style-name="T6">-</text:span><text:span text:style-name="T6">k</text:span><text:span text:style-name="T6">n</text:span><text:span text:style-name="T6">o</text:span><text:span text:style-name="T6">w</text:span><text:span text:style-name="T6">n</text:span><text:span text:style-name="T6"> </text:span><text:span text:style-name="T6">P</text:span><text:span text:style-name="T6">o</text:span><text:span text:style-name="T6">r</text:span><text:span text:style-name="T6">t</text:span><text:span text:style-name="T6">s</text:span><text:span text:style-name="T6"> </text:span><text:span text:style-name="T6">a</text:span><text:span text:style-name="T6">n</text:span><text:span text:style-name="T6">d</text:span><text:span text:style-name="T6"> </text:span><text:span text:style-name="T6">S</text:span><text:span text:style-name="T6">e</text:span><text:span text:style-name="T6">r</text:span><text:span text:style-name="T6">v</text:span><text:span text:style-name="T6">i</text:span><text:span text:style-name="T6">c</text:span><text:span text:style-name="T6">e</text:span><text:span text:style-name="T6"> </text:span><text:span text:style-name="T6">N</text:span><text:span text:style-name="T6">a</text:span><text:span text:style-name="T6">m</text:span><text:span text:style-name="T6">e</text:span><text:span text:style-name="T6">s</text:span><text:span text:style-name="T6"><text:tab/></text:span></text:p>
          </draw:text-box>
        </draw:frame>
        <draw:frame draw:name="Content Placeholder 4" presentation:style-name="pr6" draw:text-style-name="P13" draw:layer="layout" svg:width="21.933cm" svg:height="13.81cm" svg:x="1.102cm" svg:y="3.784cm" presentation:class="outline" presentation:user-transformed="true">
          <draw:text-box>
            <text:list text:style-name="L4">
              <text:list-item>
                <text:p text:style-name="P11"><text:span text:style-name="T7">Popular services have permanently assigned </text:span><text:span text:style-name="T35">well-known ports </text:span><text:span text:style-name="T20">and </text:span><text:span text:style-name="T7">corresponding </text:span><text:span text:style-name="T35">well-known service names</text:span><text:span text:style-name="T7">:</text:span></text:p>
              </text:list-item>
            </text:list>
            <text:list text:style-name="L5">
              <text:list-item>
                <text:list>
                  <text:list-item>
                    <text:p text:style-name="P12"><text:span text:style-name="T8">echo server: 7/echo</text:span></text:p>
                  </text:list-item>
                  <text:list-item>
                    <text:p text:style-name="P12"><text:span text:style-name="T8">ssh servers: 22/ssh</text:span></text:p>
                  </text:list-item>
                  <text:list-item>
                    <text:p text:style-name="P12"><text:span text:style-name="T8">email server: 25/smtp</text:span></text:p>
                  </text:list-item>
                  <text:list-item>
                    <text:p text:style-name="P12"><text:span text:style-name="T8">Web servers: 80/http</text:span></text:p>
                  </text:list-item>
                </text:list>
              </text:list-item>
            </text:list>
            <text:p text:style-name="P35"><text:span text:style-name="T8"/></text:p>
            <text:list text:continue-numbering="true" text:style-name="L5">
              <text:list-item>
                <text:p text:style-name="P11"><text:span text:style-name="T7">Mappings between well-known ports and service names is contained in the file </text:span><text:span text:style-name="T36">/etc/services </text:span><text:span text:style-name="T37">on each Linux machine. </text:span></text:p>
              </text:list-item>
            </text:list>
            <text:p text:style-name="P42"><text:span text:style-name="T38"/></text:p>
          </draw:text-box>
        </draw:frame>
        <presentation:notes draw:style-name="dp3">
          <office:forms form:automatic-focus="false" form:apply-design-mode="false"/>
          <draw:page-thumbnail draw:style-name="gr1" draw:layer="layout" svg:width="13.313cm" svg:height="9.985cm" svg:x="3.485cm" svg:y="2.023cm" draw:page-number="10" presentation:class="page"/>
          <draw:frame presentation:style-name="pr12" draw:text-style-name="P36" draw:layer="layout" svg:width="16.227cm" svg:height="11.982cm" svg:x="2.028cm" svg:y="12.649cm" presentation:class="notes" presentation:placeholder="true">
            <draw:text-box/>
          </draw:frame>
        </presentation:notes>
      </draw:page>
      <draw:page draw:name="page11" draw:style-name="dp1" draw:master-page-name="Title_20_and_20_Content_5f_" presentation:presentation-page-layout-name="AL2T11">
        <office:forms form:automatic-focus="false" form:apply-design-mode="false"/>
        <draw:frame draw:name="Rectangle 31" presentation:style-name="pr5" draw:text-style-name="P10" draw:layer="layout" svg:width="21.088cm" svg:height="2.116cm" svg:x="0.992cm" svg:y="1.21cm" presentation:class="title" presentation:user-transformed="true">
          <draw:text-box>
            <text:p text:style-name="P9"><text:span text:style-name="T6">S</text:span><text:span text:style-name="T6">o</text:span><text:span text:style-name="T6">c</text:span><text:span text:style-name="T6">k</text:span><text:span text:style-name="T6">e</text:span><text:span text:style-name="T6">t</text:span><text:span text:style-name="T6">s</text:span><text:span text:style-name="T6"> </text:span><text:span text:style-name="T6">I</text:span><text:span text:style-name="T6">n</text:span><text:span text:style-name="T6">t</text:span><text:span text:style-name="T6">e</text:span><text:span text:style-name="T6">r</text:span><text:span text:style-name="T6">f</text:span><text:span text:style-name="T6">a</text:span><text:span text:style-name="T6">c</text:span><text:span text:style-name="T6">e</text:span></text:p>
          </draw:text-box>
        </draw:frame>
        <draw:frame draw:name="Rectangle 62" presentation:style-name="pr6" draw:text-style-name="P13" draw:layer="layout" svg:width="21.933cm" svg:height="13.81cm" svg:x="0.943cm" svg:y="3.784cm" presentation:class="outline" presentation:user-transformed="true">
          <draw:text-box>
            <text:list text:style-name="L4">
              <text:list-item>
                <text:p text:style-name="P11"><text:span text:style-name="T7">Set of system-level functions used in conjunction with Unix I/O to build network applications. </text:span></text:p>
              </text:list-item>
            </text:list>
            <text:p text:style-name="P11"><text:span text:style-name="T7"/></text:p>
            <text:list text:continue-numbering="true" text:style-name="L4">
              <text:list-item>
                <text:p text:style-name="P11"><text:span text:style-name="T7">Created in the early 80’s as part of the original Berkeley distribution of Unix that contained an early version of the Internet protocols.</text:span></text:p>
              </text:list-item>
            </text:list>
            <text:p text:style-name="P11"><text:span text:style-name="T7"/></text:p>
            <text:list text:continue-numbering="true" text:style-name="L4">
              <text:list-item>
                <text:p text:style-name="P11"><text:span text:style-name="T7">Available on all modern systems</text:span><text:span text:style-name="T7"><text:tab/></text:span></text:p>
              </text:list-item>
            </text:list>
            <text:list text:style-name="L5">
              <text:list-item>
                <text:list>
                  <text:list-item>
                    <text:p text:style-name="P12"><text:span text:style-name="T8">Unix variants, Windows, OS X, IOS, Android, ARM</text:span></text:p>
                  </text:list-item>
                </text:list>
              </text:list-item>
            </text:list>
            <text:p text:style-name="P11"><text:span text:style-name="T7"/></text:p>
          </draw:text-box>
        </draw:frame>
        <presentation:notes draw:style-name="dp1">
          <office:forms form:automatic-focus="false" form:apply-design-mode="false"/>
          <draw:page-thumbnail draw:name="Rectangle 63" draw:style-name="gr1" draw:layer="layout" svg:width="13.546cm" svg:height="10.159cm" svg:x="3.387cm" svg:y="1.905cm" draw:page-number="11" presentation:class="page"/>
          <draw:frame draw:name="Rectangle 64" presentation:style-name="pr13" draw:text-style-name="P20" draw:layer="layout" svg:width="14.816cm" svg:height="11.852cm" svg:x="2.752cm" svg:y="12.7cm" presentation:class="notes" presentation:placeholder="true" presentation:user-transformed="true">
            <draw:text-box/>
          </draw:frame>
        </presentation:notes>
      </draw:page>
      <draw:page draw:name="Sockets" draw:style-name="dp1" draw:master-page-name="Title_20_and_20_Content" presentation:presentation-page-layout-name="AL2T11">
        <office:forms form:automatic-focus="false" form:apply-design-mode="false"/>
        <draw:custom-shape draw:name="Oval 3" draw:style-name="gr48" draw:text-style-name="P44" draw:layer="layout" svg:width="2.63cm" svg:height="1.317cm" svg:x="6.257cm" svg:y="11.65cm">
          <text:p text:style-name="P43"><text:span text:style-name="T39">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48" draw:text-style-name="P44" draw:layer="layout" svg:width="2.841cm" svg:height="1.317cm" svg:x="13.937cm" svg:y="11.65cm">
          <text:p text:style-name="P43"><text:span text:style-name="T39">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Rectangle 4"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p>
          </draw:text-box>
        </draw:frame>
        <draw:frame draw:name="Rectangle 5" presentation:style-name="pr10" draw:text-style-name="P32" draw:layer="layout" svg:width="21.933cm" svg:height="4.232cm" svg:x="0.926cm" svg:y="3.387cm" presentation:class="outline" presentation:user-transformed="true">
          <draw:text-box>
            <text:list text:style-name="L8">
              <text:list-item>
                <text:p text:style-name="P11"><text:span text:style-name="T15">What is a socket?</text:span></text:p>
              </text:list-item>
            </text:list>
            <text:list text:style-name="L10">
              <text:list-item>
                <text:list>
                  <text:list-item>
                    <text:p text:style-name="P12"><text:span text:style-name="T16">To the kernel, a socket is an endpoint of communication</text:span></text:p>
                  </text:list-item>
                  <text:list-item>
                    <text:p text:style-name="P12"><text:span text:style-name="T16">To an application, a socket is a file descriptor that lets the application read/write from/to the network</text:span></text:p>
                  </text:list-item>
                </text:list>
              </text:list-item>
            </text:list>
            <text:list text:style-name="L16">
              <text:list-item>
                <text:list>
                  <text:list-item>
                    <text:list>
                      <text:list-item>
                        <text:p text:style-name="P12"><text:span text:style-name="T19">Remember:</text:span><text:span text:style-name="T16"> All Unix I/O devices, including networks, are modeled as files</text:span></text:p>
                      </text:list-item>
                    </text:list>
                  </text:list-item>
                </text:list>
              </text:list-item>
              <text:list-item>
                <text:p text:style-name="P11"><text:span text:style-name="T15">Clients and servers communicate with each other by reading from and writing to socket descriptors</text:span></text:p>
              </text:list-item>
            </text:list>
            <text:p text:style-name="P33"><text:span text:style-name="T15"/></text:p>
            <text:p text:style-name="P33"><text:span text:style-name="T15"/></text:p>
            <text:p text:style-name="P33"><text:span text:style-name="T15"/></text:p>
            <text:list text:continue-numbering="true" text:style-name="L16">
              <text:list-item>
                <text:p text:style-name="P33"><text:span text:style-name="T15">The main distinction between regular file I/O and socket I/O is how the application “opens” the socket descriptors</text:span></text:p>
              </text:list-item>
            </text:list>
          </draw:text-box>
        </draw:frame>
        <draw:custom-shape draw:name="Text Box 22" draw:style-name="gr49" draw:text-style-name="P45" draw:layer="layout" svg:width="3.212cm" svg:height="0.928cm" svg:x="7.486cm" svg:y="13.012cm">
          <text:p text:style-name="P43"><text:span text:style-name="T40">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50" draw:text-style-name="P46" draw:layer="layout" svg:width="0.356cm" svg:height="0.356cm" svg:x="13.75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7" draw:style-name="gr49" draw:text-style-name="P45" draw:layer="layout" svg:width="3.212cm" svg:height="0.928cm" svg:x="12.852cm" svg:y="13.049cm">
          <text:p text:style-name="P43"><text:span text:style-name="T40">server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51" draw:text-style-name="P13" draw:layer="layout" svg:x1="9.101cm" svg:y1="12.308cm" svg:x2="13.758cm" svg:y2="12.309cm">
          <text:p/>
        </draw:line>
        <draw:custom-shape draw:name="Oval 20" draw:style-name="gr50" draw:text-style-name="P46" draw:layer="layout" svg:width="0.356cm" svg:height="0.356cm" svg:x="8.67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Rectangle 2" draw:style-name="gr1" draw:layer="layout" svg:width="13.546cm" svg:height="10.159cm" svg:x="3.387cm" svg:y="1.905cm" draw:page-number="12"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 Address Structures_clipboard0" draw:style-name="dp1" draw:master-page-name="Title_20_and_20_Content" presentation:presentation-page-layout-name="AL2T11">
        <office:forms form:automatic-focus="false" form:apply-design-mode="false"/>
        <draw:frame draw:name="Rectangle 2" presentation:style-name="pr9" draw:text-style-name="P28" draw:layer="layout" svg:width="24.213cm" svg:height="2.169cm" svg:x="0.847cm" svg:y="1.005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 </text:span><text:span text:style-name="T14">A</text:span><text:span text:style-name="T14">d</text:span><text:span text:style-name="T14">d</text:span><text:span text:style-name="T14">r</text:span><text:span text:style-name="T14">e</text:span><text:span text:style-name="T14">s</text:span><text:span text:style-name="T14">s</text:span><text:span text:style-name="T14"> </text:span><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span text:style-name="T14">s</text:span></text:p>
          </draw:text-box>
        </draw:frame>
        <draw:frame draw:name="Rectangle 3" presentation:style-name="pr10" draw:text-style-name="P45" draw:layer="layout" svg:width="24.213cm" svg:height="6.349cm" svg:x="0.847cm" svg:y="3.387cm" presentation:class="outline" presentation:user-transformed="true">
          <draw:text-box>
            <text:list text:style-name="L8">
              <text:list-item>
                <text:p text:style-name="P11"><text:span text:style-name="T15">Generic socket address:</text:span></text:p>
              </text:list-item>
            </text:list>
            <text:list text:style-name="L10">
              <text:list-item>
                <text:list>
                  <text:list-item>
                    <text:p text:style-name="P12"><text:span text:style-name="T16">For address arguments to </text:span><text:span text:style-name="T25">connect</text:span><text:span text:style-name="T16">, </text:span><text:span text:style-name="T25">bind</text:span><text:span text:style-name="T16">, and </text:span><text:span text:style-name="T25">accept</text:span></text:p>
                  </text:list-item>
                  <text:list-item>
                    <text:p text:style-name="P12"><text:span text:style-name="T16">Necessary only because C did not have generic (</text:span><text:span text:style-name="T25">void *</text:span><text:span text:style-name="T16">) pointers when the sockets interface was designed</text:span></text:p>
                  </text:list-item>
                  <text:list-item>
                    <text:p text:style-name="P12"><text:span text:style-name="T41">For casting convenience, we adopt the Stevens convention: </text:span></text:p>
                  </text:list-item>
                </text:list>
              </text:list-item>
            </text:list>
            <text:p text:style-name="P47"><text:span text:style-name="T42"><text:s text:c="5"/></text:span><text:span text:style-name="T25">typedef struct sockaddr SA;</text:span></text:p>
            <text:p text:style-name="P34"><text:span text:style-name="T16"/></text:p>
            <text:p text:style-name="P34"><text:span text:style-name="T16"/></text:p>
            <text:p text:style-name="P34"><text:span text:style-name="T16"/></text:p>
            <text:p text:style-name="P34"><text:span text:style-name="T16"/></text:p>
            <text:p text:style-name="P33"><text:span text:style-name="T43"/></text:p>
          </draw:text-box>
        </draw:frame>
        <draw:custom-shape draw:name="Rectangle 6" draw:style-name="gr47" draw:text-style-name="P48" draw:layer="layout" svg:width="16.755cm" svg:height="2.955cm" svg:x="2.268cm" svg:y="9.919cm">
          <text:p text:style-name="P37"><text:span text:style-name="T40">struct sockaddr { </text:span></text:p>
          <text:p text:style-name="P37"><text:span text:style-name="T40"><text:s text:c="2"/></text:span><text:span text:style-name="T40">uint16_t <text:s/>sa_family; <text:s text:c="3"/></text:span><text:span text:style-name="T44">/* Protocol family */ </text:span></text:p>
          <text:p text:style-name="P37"><text:span text:style-name="T40"><text:s text:c="2"/></text:span><text:span text:style-name="T40">char <text:s text:c="5"/>sa_data[14]; <text:s/></text:span><text:span text:style-name="T44">/* Address data. <text:s/>*/ </text:span></text:p>
          <text:p text:style-name="P37"><text:span text:style-name="T40">}; <text:s text:c="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
          <draw:custom-shape draw:name="Rectangle 8" draw:style-name="gr52" draw:text-style-name="P25" draw:layer="layout" svg:width="1.481cm" svg:height="1.269cm" svg:x="0.84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2" draw:text-style-name="P25" draw:layer="layout" svg:width="1.481cm" svg:height="1.269cm" svg:x="2.32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3" draw:text-style-name="P13" draw:layer="layout" svg:width="1.481cm" svg:height="1.269cm" svg:x="3.81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3" draw:text-style-name="P13" draw:layer="layout" svg:width="1.481cm" svg:height="1.269cm" svg:x="5.29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3" draw:text-style-name="P13" draw:layer="layout" svg:width="1.481cm" svg:height="1.269cm" svg:x="6.773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3" draw:text-style-name="P13" draw:layer="layout" svg:width="1.481cm" svg:height="1.269cm" svg:x="8.255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3" draw:text-style-name="P13" draw:layer="layout" svg:width="1.481cm" svg:height="1.269cm" svg:x="9.73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3" draw:text-style-name="P13" draw:layer="layout" svg:width="1.481cm" svg:height="1.269cm" svg:x="11.21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3" draw:text-style-name="P13" draw:layer="layout" svg:width="1.481cm" svg:height="1.269cm" svg:x="12.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3" draw:text-style-name="P13" draw:layer="layout" svg:width="1.481cm" svg:height="1.269cm" svg:x="14.18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3" draw:text-style-name="P13" draw:layer="layout" svg:width="1.481cm" svg:height="1.269cm" svg:x="15.663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3" draw:text-style-name="P13" draw:layer="layout" svg:width="1.481cm" svg:height="1.269cm" svg:x="17.145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3" draw:text-style-name="P13" draw:layer="layout" svg:width="1.481cm" svg:height="1.269cm" svg:x="18.627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3" draw:text-style-name="P13" draw:layer="layout" svg:width="1.481cm" svg:height="1.269cm" svg:x="20.108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3" draw:text-style-name="P13" draw:layer="layout" svg:width="1.481cm" svg:height="1.269cm" svg:x="21.59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53" draw:text-style-name="P13" draw:layer="layout" svg:width="1.481cm" svg:height="1.269cm" svg:x="23.072cm" svg:y="14.3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26" draw:style-name="gr54" draw:text-style-name="P16" draw:layer="layout" svg:width="3.551cm" svg:height="0.927cm" svg:x="0.548cm" svg:y="13.413cm">
          <text:p text:style-name="P43"><text:span text:style-name="T40">sa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4" draw:text-style-name="P16" draw:layer="layout" svg:width="3.932cm" svg:height="0.927cm" svg:x="12.239cm" svg:y="17.051cm">
          <text:p text:style-name="P43"><text:span text:style-name="T39">Family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55" draw:text-style-name="P13" draw:layer="layout" svg:width="0.846cm" svg:height="20.742cm" draw:transform="rotate (-1.5707963267949) translate (24.553cm 16.041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presentation:notes draw:style-name="dp2">
          <draw:page-thumbnail draw:name="Rectangle 2" draw:style-name="gr1" draw:layer="layout" svg:width="13.546cm" svg:height="10.159cm" svg:x="3.387cm" svg:y="1.905cm" draw:page-number="13"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 Address Structures" draw:style-name="dp1" draw:master-page-name="Title_20_and_20_Content" presentation:presentation-page-layout-name="AL2T11">
        <office:forms form:automatic-focus="false" form:apply-design-mode="false"/>
        <draw:frame draw:name="Rectangle 2" presentation:style-name="pr9" draw:text-style-name="P28" draw:layer="layout" svg:width="24.213cm" svg:height="2.169cm" svg:x="0.847cm" svg:y="1.005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 </text:span><text:span text:style-name="T14">A</text:span><text:span text:style-name="T14">d</text:span><text:span text:style-name="T14">d</text:span><text:span text:style-name="T14">r</text:span><text:span text:style-name="T14">e</text:span><text:span text:style-name="T14">s</text:span><text:span text:style-name="T14">s</text:span><text:span text:style-name="T14"> </text:span><text:span text:style-name="T14">S</text:span><text:span text:style-name="T14">t</text:span><text:span text:style-name="T14">r</text:span><text:span text:style-name="T14">u</text:span><text:span text:style-name="T14">c</text:span><text:span text:style-name="T14">t</text:span><text:span text:style-name="T14">u</text:span><text:span text:style-name="T14">r</text:span><text:span text:style-name="T14">e</text:span><text:span text:style-name="T14">s</text:span></text:p>
          </draw:text-box>
        </draw:frame>
        <draw:frame draw:name="Rectangle 3" presentation:style-name="pr10" draw:text-style-name="P32" draw:layer="layout" svg:width="23.075cm" svg:height="4.656cm" svg:x="0.847cm" svg:y="3.387cm" presentation:class="outline" presentation:user-transformed="true">
          <draw:text-box>
            <text:list text:style-name="L8">
              <text:list-item>
                <text:p text:style-name="P11"><text:span text:style-name="T15">Internet (IPv4) specific socket address:</text:span></text:p>
              </text:list-item>
            </text:list>
            <text:list text:style-name="L10">
              <text:list-item>
                <text:list>
                  <text:list-item>
                    <text:p text:style-name="P12"><text:span text:style-name="T16">Must cast (</text:span><text:span text:style-name="T45">struct </text:span><text:span text:style-name="T46">sockaddr_in *</text:span><text:span text:style-name="T47">) to (</text:span><text:span text:style-name="T46">struct sockaddr *</text:span><text:span text:style-name="T47">) for functions that take socket address arguments. </text:span></text:p>
                  </text:list-item>
                </text:list>
              </text:list-item>
            </text:list>
          </draw:text-box>
        </draw:frame>
        <draw:custom-shape draw:name="Rectangle 8" draw:style-name="gr52" draw:text-style-name="P25" draw:layer="layout" svg:width="1.481cm" svg:height="1.269cm" svg:x="0.847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52" draw:text-style-name="P25" draw:layer="layout" svg:width="1.481cm" svg:height="1.269cm" svg:x="2.328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6" draw:text-style-name="P49" draw:layer="layout" svg:width="1.481cm" svg:height="1.269cm" svg:x="3.81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6" draw:text-style-name="P49" draw:layer="layout" svg:width="1.481cm" svg:height="1.269cm" svg:x="5.292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57" draw:text-style-name="P50" draw:layer="layout" svg:width="1.481cm" svg:height="1.269cm" svg:x="6.773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7" draw:text-style-name="P50" draw:layer="layout" svg:width="1.481cm" svg:height="1.269cm" svg:x="8.255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57" draw:text-style-name="P50" draw:layer="layout" svg:width="1.481cm" svg:height="1.269cm" svg:x="9.737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57" draw:text-style-name="P50" draw:layer="layout" svg:width="1.481cm" svg:height="1.269cm" svg:x="11.218cm" svg:y="14.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58" draw:text-style-name="P51" draw:layer="layout" svg:width="1.481cm" svg:height="1.268cm" svg:x="12.7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58" draw:text-style-name="P51" draw:layer="layout" svg:width="1.481cm" svg:height="1.268cm" svg:x="14.182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58" draw:text-style-name="P51" draw:layer="layout" svg:width="1.481cm" svg:height="1.268cm" svg:x="15.663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8" draw:text-style-name="P51" draw:layer="layout" svg:width="1.481cm" svg:height="1.268cm" svg:x="17.145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58" draw:text-style-name="P51" draw:layer="layout" svg:width="1.481cm" svg:height="1.268cm" svg:x="18.627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58" draw:text-style-name="P51" draw:layer="layout" svg:width="1.481cm" svg:height="1.268cm" svg:x="20.108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58" draw:text-style-name="P51" draw:layer="layout" svg:width="1.481cm" svg:height="1.268cm" svg:x="21.59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58" draw:text-style-name="P51" draw:layer="layout" svg:width="1.481cm" svg:height="1.268cm" svg:x="23.072cm" svg:y="14.309cm">
          <text:p text:style-name="P37"><text:span text:style-name="T4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54" draw:text-style-name="P16" draw:layer="layout" svg:width="3.551cm" svg:height="0.927cm" svg:x="0.25cm" svg:y="15.579cm">
          <text:p text:style-name="P43"><text:span text:style-name="T40">sa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54" draw:text-style-name="P16" draw:layer="layout" svg:width="3.932cm" svg:height="0.927cm" svg:x="12.239cm" svg:y="17.012cm">
          <text:p text:style-name="P43"><text:span text:style-name="T39">Family Specif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55" draw:text-style-name="P13" draw:layer="layout" svg:width="0.846cm" svg:height="20.742cm" draw:transform="rotate (-1.5707963267949) translate (24.553cm 16.002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Rectangle 5" draw:style-name="gr47" draw:text-style-name="P48" draw:layer="layout" svg:width="24.209cm" svg:height="4.307cm" svg:x="0.757cm" svg:y="7.832cm">
          <text:p text:style-name="P37"><text:span text:style-name="T40">struct sockaddr_in <text:s/>{ </text:span></text:p>
          <text:p text:style-name="P37"><text:span text:style-name="T40"><text:s text:c="2"/></text:span><text:span text:style-name="T40">uint16_t <text:s text:c="7"/>sin_family; <text:s/></text:span><text:span text:style-name="T44">/* Protocol family (always AF_INET) */ </text:span></text:p>
          <text:p text:style-name="P37"><text:span text:style-name="T40"><text:s text:c="2"/></text:span><text:span text:style-name="T40">uint16_t <text:s text:c="7"/>sin_port; <text:s text:c="3"/></text:span><text:span text:style-name="T44">/* Port num in network byte order */ </text:span></text:p>
          <text:p text:style-name="P37"><text:span text:style-name="T40"><text:s text:c="2"/></text:span><text:span text:style-name="T40">struct in_addr <text:s/>sin_addr; <text:s text:c="3"/></text:span><text:span text:style-name="T44">/* IP addr in network byte order */ </text:span></text:p>
          <text:p text:style-name="P37"><text:span text:style-name="T40"><text:s text:c="2"/></text:span><text:span text:style-name="T40">unsigned char <text:s text:c="2"/>sin_zero[8]; </text:span><text:span text:style-name="T44">/* Pad to sizeof(struct sockaddr) */ </text:span></text:p>
          <text:p text:style-name="P37"><text:span text:style-name="T4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54" draw:text-style-name="P16" draw:layer="layout" svg:width="3.212cm" svg:height="0.927cm" svg:x="3.716cm" svg:y="13.374cm">
          <text:p text:style-name="P43"><text:span text:style-name="T40">sin_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54" draw:text-style-name="P16" draw:layer="layout" svg:width="2.874cm" svg:height="0.927cm" svg:x="0.891cm" svg:y="14.487cm">
          <text:p text:style-name="P43"><text:span text:style-name="T40">AF_I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54" draw:text-style-name="P16" draw:layer="layout" svg:width="3.212cm" svg:height="0.927cm" svg:x="8.128cm" svg:y="13.368cm">
          <text:p text:style-name="P43"><text:span text:style-name="T40">sin_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54" draw:text-style-name="P16" draw:layer="layout" svg:width="3.89cm" svg:height="0.927cm" svg:x="0.237cm" svg:y="16.549cm">
          <text:p text:style-name="P43"><text:span text:style-name="T40">sin_fami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14"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Host and Service Conversion: getaddrinfo_clipboard0" draw:style-name="dp1" draw:master-page-name="Title_20_and_20_Content" presentation:presentation-page-layout-name="AL2T11">
        <office:forms form:automatic-focus="false" form:apply-design-mode="false"/>
        <draw:frame draw:name="Title 1" presentation:style-name="pr9" draw:text-style-name="P28" draw:layer="layout" svg:width="24.764cm" svg:height="2.116cm" svg:x="0.423cm" svg:y="1.21cm" presentation:class="title" presentation:user-transformed="true">
          <draw:text-box>
            <text:p text:style-name="P27"><text:span text:style-name="T14">H</text:span><text:span text:style-name="T14">o</text:span><text:span text:style-name="T14">s</text:span><text:span text:style-name="T14">t</text:span><text:span text:style-name="T14"> </text:span><text:span text:style-name="T14">a</text:span><text:span text:style-name="T14">n</text:span><text:span text:style-name="T14">d</text:span><text:span text:style-name="T14"> </text:span><text:span text:style-name="T14">S</text:span><text:span text:style-name="T14">e</text:span><text:span text:style-name="T14">r</text:span><text:span text:style-name="T14">v</text:span><text:span text:style-name="T14">i</text:span><text:span text:style-name="T14">c</text:span><text:span text:style-name="T14">e</text:span><text:span text:style-name="T14"> </text:span><text:span text:style-name="T14">C</text:span><text:span text:style-name="T14">o</text:span><text:span text:style-name="T14">n</text:span><text:span text:style-name="T14">v</text:span><text:span text:style-name="T14">e</text:span><text:span text:style-name="T14">r</text:span><text:span text:style-name="T14">s</text:span><text:span text:style-name="T14">i</text:span><text:span text:style-name="T14">o</text:span><text:span text:style-name="T14">n</text:span><text:span text:style-name="T14">:</text:span><text:span text:style-name="T14"> </text:span><text:span text:style-name="T49">g</text:span><text:span text:style-name="T49">e</text:span><text:span text:style-name="T49">t</text:span><text:span text:style-name="T49">a</text:span><text:span text:style-name="T49">d</text:span><text:span text:style-name="T49">d</text:span><text:span text:style-name="T49">r</text:span><text:span text:style-name="T49">i</text:span><text:span text:style-name="T49">n</text:span><text:span text:style-name="T49">f</text:span><text:span text:style-name="T49">o</text:span></text:p>
          </draw:text-box>
        </draw:frame>
        <draw:frame draw:name="Content Placeholder 2" presentation:style-name="pr14" draw:text-style-name="P32" draw:layer="layout" svg:width="23.45cm" svg:height="14.63cm" svg:x="1.102cm" svg:y="3.784cm" presentation:class="outline" presentation:user-transformed="true">
          <draw:text-box>
            <text:list text:style-name="L8">
              <text:list-item>
                <text:p text:style-name="P11"><text:span text:style-name="T30">getaddrinfo</text:span><text:span text:style-name="T31"> is the modern way to convert string representations of hostnames, host addresses, ports, and service names to socket address structures. </text:span></text:p>
              </text:list-item>
            </text:list>
            <text:list text:style-name="L10">
              <text:list-item>
                <text:list>
                  <text:list-item>
                    <text:p text:style-name="P12"><text:span text:style-name="T47">Replaces obsolete </text:span><text:span text:style-name="T45">gethostbyname</text:span><text:span text:style-name="T47"> and </text:span><text:span text:style-name="T45">getservbyname </text:span><text:span text:style-name="T50">funcs.</text:span></text:p>
                  </text:list-item>
                </text:list>
              </text:list-item>
            </text:list>
            <text:p text:style-name="P11"><text:span text:style-name="T31"/></text:p>
            <text:list text:continue-numbering="true" text:style-name="L10">
              <text:list-item>
                <text:p text:style-name="P11"><text:span text:style-name="T31">Advantages:</text:span></text:p>
                <text:list>
                  <text:list-item>
                    <text:p text:style-name="P12"><text:span text:style-name="T47">Reentrant (can be safely used by threaded programs).</text:span></text:p>
                  </text:list-item>
                  <text:list-item>
                    <text:p text:style-name="P12"><text:span text:style-name="T47">Allows us to write portable protocol-independent code</text:span></text:p>
                  </text:list-item>
                </text:list>
              </text:list-item>
            </text:list>
            <text:list text:style-name="L11">
              <text:list-item>
                <text:list>
                  <text:list-item>
                    <text:list>
                      <text:list-item>
                        <text:p text:style-name="P12"><text:span text:style-name="T47">Works with both IPv4 and IPv6</text:span></text:p>
                      </text:list-item>
                    </text:list>
                  </text:list-item>
                </text:list>
              </text:list-item>
            </text:list>
            <text:p text:style-name="P35"><text:span text:style-name="T47"/></text:p>
            <text:list text:continue-numbering="true" text:style-name="L11">
              <text:list-item>
                <text:p text:style-name="P11"><text:span text:style-name="T31">Disadvantages</text:span></text:p>
                <text:list>
                  <text:list-item>
                    <text:p text:style-name="P12"><text:span text:style-name="T47">Somewhat complex</text:span></text:p>
                  </text:list-item>
                  <text:list-item>
                    <text:p text:style-name="P12"><text:span text:style-name="T47">Fortunately, a small number of usage patterns suffice in most cases.</text:span></text:p>
                  </text:list-item>
                </text:list>
              </text:list-item>
            </text:list>
          </draw:text-box>
        </draw:frame>
        <presentation:notes draw:style-name="dp4">
          <draw:page-thumbnail draw:style-name="gr1" draw:layer="layout" svg:width="13.313cm" svg:height="9.985cm" svg:x="3.485cm" svg:y="2.023cm" draw:page-number="15" presentation:class="page"/>
          <draw:frame presentation:style-name="pr15" draw:text-style-name="P52" draw:layer="layout" svg:width="16.227cm" svg:height="11.982cm" svg:x="2.028cm" svg:y="12.649cm" presentation:class="notes" presentation:placeholder="true">
            <draw:text-box/>
          </draw:frame>
        </presentation:notes>
      </draw:page>
      <draw:page draw:name="Host and Service Conversion: getaddrinfo" draw:style-name="dp1" draw:master-page-name="Title_20_and_20_Content" presentation:presentation-page-layout-name="AL2T11">
        <office:forms form:automatic-focus="false" form:apply-design-mode="false"/>
        <draw:frame draw:name="Title 1" presentation:style-name="pr9" draw:text-style-name="P28" draw:layer="layout" svg:width="24.976cm" svg:height="2.116cm" svg:x="0.423cm" svg:y="1.21cm" presentation:class="title" presentation:user-transformed="true">
          <draw:text-box>
            <text:p text:style-name="P27"><text:span text:style-name="T51">H</text:span><text:span text:style-name="T51">o</text:span><text:span text:style-name="T51">s</text:span><text:span text:style-name="T51">t</text:span><text:span text:style-name="T51"> </text:span><text:span text:style-name="T51">a</text:span><text:span text:style-name="T51">n</text:span><text:span text:style-name="T51">d</text:span><text:span text:style-name="T51"> </text:span><text:span text:style-name="T51">S</text:span><text:span text:style-name="T51">e</text:span><text:span text:style-name="T51">r</text:span><text:span text:style-name="T51">v</text:span><text:span text:style-name="T51">i</text:span><text:span text:style-name="T51">c</text:span><text:span text:style-name="T51">e</text:span><text:span text:style-name="T51"> </text:span><text:span text:style-name="T51">C</text:span><text:span text:style-name="T51">o</text:span><text:span text:style-name="T51">n</text:span><text:span text:style-name="T51">v</text:span><text:span text:style-name="T51">e</text:span><text:span text:style-name="T51">r</text:span><text:span text:style-name="T51">s</text:span><text:span text:style-name="T51">i</text:span><text:span text:style-name="T51">o</text:span><text:span text:style-name="T51">n</text:span><text:span text:style-name="T51">:</text:span><text:span text:style-name="T51"> </text:span><text:span text:style-name="T49">g</text:span><text:span text:style-name="T49">e</text:span><text:span text:style-name="T49">t</text:span><text:span text:style-name="T49">a</text:span><text:span text:style-name="T49">d</text:span><text:span text:style-name="T49">d</text:span><text:span text:style-name="T49">r</text:span><text:span text:style-name="T49">i</text:span><text:span text:style-name="T49">n</text:span><text:span text:style-name="T49">f</text:span><text:span text:style-name="T49">o</text:span></text:p>
          </draw:text-box>
        </draw:frame>
        <draw:frame draw:name="Content Placeholder 2" presentation:style-name="pr14" draw:text-style-name="P45" draw:layer="layout" svg:width="23.45cm" svg:height="15.054cm" svg:x="1.102cm" svg:y="3.784cm" presentation:class="outline" presentation:user-transformed="true">
          <draw:text-box>
            <text:p text:style-name="P11"><text:span text:style-name="T43"/></text:p>
            <text:p text:style-name="P11"><text:span text:style-name="T43"/></text:p>
            <text:p text:style-name="P11"><text:span text:style-name="T43"/></text:p>
            <text:p text:style-name="P11"><text:span text:style-name="T43"/></text:p>
            <text:p text:style-name="P11"><text:span text:style-name="T43"/></text:p>
            <text:p text:style-name="P11"><text:span text:style-name="T43"/></text:p>
            <text:list text:style-name="L8">
              <text:list-item>
                <text:p text:style-name="P11"><text:span text:style-name="T15">Given </text:span><text:span text:style-name="T30">host</text:span><text:span text:style-name="T31"> and </text:span><text:span text:style-name="T30">service</text:span><text:span text:style-name="T31">, </text:span><text:span text:style-name="T30">getaddrinfo </text:span><text:span text:style-name="T31">returns </text:span><text:span text:style-name="T30">result</text:span><text:span text:style-name="T31"> that points to a linked list of </text:span><text:span text:style-name="T52">addrinfo</text:span><text:span text:style-name="T31"> structs, each of which points to a corresponding socket address struct, and which contains arguments for the sockets interface functions.</text:span></text:p>
              </text:list-item>
              <text:list-item>
                <text:p text:style-name="P11"><text:span text:style-name="T31">Helper functions:</text:span></text:p>
              </text:list-item>
            </text:list>
            <text:list text:style-name="L10">
              <text:list-item>
                <text:list>
                  <text:list-item>
                    <text:p text:style-name="P12"><text:span text:style-name="T45">freeadderinfo</text:span><text:span text:style-name="T47"> frees the entire linked list.</text:span></text:p>
                  </text:list-item>
                  <text:list-item>
                    <text:p text:style-name="P12"><text:span text:style-name="T45">gai_strerror</text:span><text:span text:style-name="T47"> converts error code to an error message. </text:span></text:p>
                  </text:list-item>
                </text:list>
              </text:list-item>
            </text:list>
            <text:p text:style-name="P11"><text:span text:style-name="T53"/></text:p>
            <text:p text:style-name="P11"><text:span text:style-name="T53"/></text:p>
            <text:p text:style-name="P11"><text:span text:style-name="T53"/></text:p>
            <text:p text:style-name="P11"><text:span text:style-name="T53"/></text:p>
          </draw:text-box>
        </draw:frame>
        <draw:custom-shape draw:name="Rectangle 6" draw:style-name="gr59" draw:text-style-name="P48" draw:layer="layout" svg:width="24.552cm" svg:height="6.574cm" svg:x="0.423cm" svg:y="4.432cm">
          <text:p text:style-name="P37"><text:span text:style-name="T40">int getaddrinfo(const char *host, <text:s text:c="11"/></text:span><text:span text:style-name="T54">/* Hostname or address */</text:span></text:p>
          <text:p text:style-name="P37"><text:span text:style-name="T40"><text:s text:c="16"/></text:span><text:span text:style-name="T40">const char *service, <text:s text:c="8"/></text:span><text:span text:style-name="T54">/* Port or service name */</text:span></text:p>
          <text:p text:style-name="P37"><text:span text:style-name="T40"><text:s text:c="16"/></text:span><text:span text:style-name="T40">const struct addrinfo *hints,</text:span><text:span text:style-name="T54">/* Input parameters */</text:span></text:p>
          <text:p text:style-name="P37"><text:span text:style-name="T40"><text:s text:c="16"/></text:span><text:span text:style-name="T40">struct addrinfo **result); <text:s text:c="2"/></text:span><text:span text:style-name="T54">/* Output linked list */</text:span></text:p>
          <text:p text:style-name="P37"><text:span text:style-name="T40"/></text:p>
          <text:p text:style-name="P37"><text:span text:style-name="T40">void freeaddrinfo(struct addrinfo *result); <text:s/></text:span><text:span text:style-name="T54">/* Free linked list */</text:span></text:p>
          <text:p text:style-name="P37"><text:span text:style-name="T40"/></text:p>
          <text:p text:style-name="P37"><text:span text:style-name="T40">const char *gai_strerror(int errcode); <text:s text:c="6"/></text:span><text:span text:style-name="T54">/* Return error ms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16" presentation:class="page"/>
          <draw:frame presentation:style-name="pr15" draw:text-style-name="P52" draw:layer="layout" svg:width="16.227cm" svg:height="11.982cm" svg:x="2.028cm" svg:y="12.649cm" presentation:class="notes" presentation:placeholder="true">
            <draw:text-box/>
          </draw:frame>
        </presentation:notes>
      </draw:page>
      <draw:page draw:name="Do-it-yourself Recap: System-level I/O" draw:style-name="dp1" draw:master-page-name="Default" presentation:use-date-time-name="dtd1">
        <office:forms form:automatic-focus="false" form:apply-design-mode="false"/>
        <draw:frame presentation:style-name="pr16" draw:text-style-name="P54" draw:layer="layout" svg:width="21.087cm" svg:height="2.117cm" svg:x="0.991cm" svg:y="1.207cm" presentation:class="title" presentation:user-transformed="true">
          <draw:text-box>
            <text:list text:style-name="L17">
              <text:list-header>
                <text:p text:style-name="P53"><text:span text:style-name="T55">D</text:span><text:span text:style-name="T55">o</text:span><text:span text:style-name="T55">-</text:span><text:span text:style-name="T55">i</text:span><text:span text:style-name="T55">t</text:span><text:span text:style-name="T55">-</text:span><text:span text:style-name="T55">y</text:span><text:span text:style-name="T55">o</text:span><text:span text:style-name="T55">u</text:span><text:span text:style-name="T55">r</text:span><text:span text:style-name="T55">s</text:span><text:span text:style-name="T55">e</text:span><text:span text:style-name="T55">l</text:span><text:span text:style-name="T55">f</text:span><text:span text:style-name="T55"> </text:span><text:span text:style-name="T55">R</text:span><text:span text:style-name="T55">e</text:span><text:span text:style-name="T55">c</text:span><text:span text:style-name="T55">a</text:span><text:span text:style-name="T55">p</text:span><text:span text:style-name="T55">:</text:span><text:span text:style-name="T55"> </text:span><text:span text:style-name="T55">S</text:span><text:span text:style-name="T55">y</text:span><text:span text:style-name="T55">s</text:span><text:span text:style-name="T55">t</text:span><text:span text:style-name="T55">e</text:span><text:span text:style-name="T55">m</text:span><text:span text:style-name="T55">-</text:span><text:span text:style-name="T55">l</text:span><text:span text:style-name="T55">e</text:span><text:span text:style-name="T55">v</text:span><text:span text:style-name="T55">e</text:span><text:span text:style-name="T55">l</text:span><text:span text:style-name="T55"> </text:span><text:span text:style-name="T55">I</text:span><text:span text:style-name="T55">/</text:span><text:span text:style-name="T55">O</text:span></text:p>
              </text:list-header>
            </text:list>
          </draw:text-box>
        </draw:frame>
        <draw:frame presentation:style-name="pr17" draw:text-style-name="P58" draw:layer="layout" svg:width="22.816cm" svg:height="13.811cm" svg:x="1.102cm" svg:y="3.207cm" presentation:class="outline" presentation:user-transformed="true">
          <draw:text-box>
            <text:list text:style-name="L18">
              <text:list-header>
                <text:p text:style-name="P55"><text:span text:style-name="T56"/></text:p>
              </text:list-header>
              <text:list-item>
                <text:p text:style-name="P55"><text:span text:style-name="T56">What is the difference between the Unix I/O and the book’s robust I/O APIs? </text:span></text:p>
              </text:list-item>
              <text:list-item>
                <text:p text:style-name="P55"><text:span text:style-name="T56">When can short counts be returned by I/O functions? Why?</text:span></text:p>
              </text:list-item>
            </text:list>
            <text:list text:style-name="L19">
              <text:list-header>
                <text:p text:style-name="P56"><text:span text:style-name="T56"><text:s/></text:span></text:p>
              </text:list-header>
            </text:list>
            <text:list text:style-name="L18">
              <text:list-item>
                <text:p text:style-name="P55"><text:span text:style-name="T56">What did each of the following functions do?</text:span></text:p>
              </text:list-item>
              <text:list-item>
                <text:p text:style-name="P57"><text:span text:style-name="T57">ssize_t rio_writen(int fd, void *usrbuf, size_t n);</text:span></text:p>
              </text:list-item>
              <text:list-item>
                <text:p text:style-name="P57"><text:span text:style-name="T57">ssize_t rio_readlineb(rio_t *rp, void *usrbuf, size_t maxlen);</text:span></text:p>
              </text:list-item>
              <text:list-item>
                <text:p text:style-name="P57"><text:span text:style-name="T57">ssize_t rio_readnb(rio_t *rp, void *usrbuf, size_t n);</text:span></text:p>
              </text:list-item>
            </text:list>
          </draw:text-box>
        </draw:frame>
        <presentation:notes draw:style-name="dp4">
          <draw:page-thumbnail draw:style-name="gr1" draw:layer="layout" svg:width="13.546cm" svg:height="10.16cm" svg:x="3.387cm" svg:y="1.905cm" draw:page-number="17" presentation:class="page"/>
          <draw:frame presentation:style-name="pr18" draw:text-style-name="P59" draw:layer="layout" svg:width="14.816cm" svg:height="11.853cm" svg:x="2.752cm" svg:y="12.699cm" presentation:class="notes" presentation:placeholder="true">
            <draw:text-box/>
          </draw:frame>
        </presentation:notes>
      </draw:page>
      <draw:page draw:name="Socket Programming Example" draw:style-name="dp1"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 </text:span><text:span text:style-name="T14">P</text:span><text:span text:style-name="T14">r</text:span><text:span text:style-name="T14">o</text:span><text:span text:style-name="T14">g</text:span><text:span text:style-name="T14">r</text:span><text:span text:style-name="T14">a</text:span><text:span text:style-name="T14">m</text:span><text:span text:style-name="T14">m</text:span><text:span text:style-name="T14">i</text:span><text:span text:style-name="T14">n</text:span><text:span text:style-name="T14">g</text:span><text:span text:style-name="T14"> </text:span><text:span text:style-name="T14">E</text:span><text:span text:style-name="T14">x</text:span><text:span text:style-name="T14">a</text:span><text:span text:style-name="T14">m</text:span><text:span text:style-name="T14">p</text:span><text:span text:style-name="T14">l</text:span><text:span text:style-name="T14">e</text:span></text:p>
          </draw:text-box>
        </draw:frame>
        <draw:frame draw:name="Content Placeholder 2" presentation:style-name="pr14" draw:text-style-name="P32" draw:layer="layout" svg:width="21.933cm" svg:height="13.81cm" svg:x="1.102cm" svg:y="3.784cm" presentation:class="outline" presentation:user-transformed="true">
          <draw:text-box>
            <text:list text:style-name="L8">
              <text:list-item>
                <text:p text:style-name="P11"><text:span text:style-name="T15">Echo server and client</text:span></text:p>
              </text:list-item>
              <text:list-item>
                <text:p text:style-name="P11"><text:span text:style-name="T15">Server</text:span></text:p>
              </text:list-item>
            </text:list>
            <text:list text:style-name="L10">
              <text:list-item>
                <text:list>
                  <text:list-item>
                    <text:p text:style-name="P12"><text:span text:style-name="T16">Accepts connection request</text:span></text:p>
                  </text:list-item>
                  <text:list-item>
                    <text:p text:style-name="P12"><text:span text:style-name="T16">Repeats back lines as they are typed</text:span></text:p>
                  </text:list-item>
                </text:list>
              </text:list-item>
              <text:list-item>
                <text:p text:style-name="P11"><text:span text:style-name="T15">Client</text:span></text:p>
                <text:list>
                  <text:list-item>
                    <text:p text:style-name="P12"><text:span text:style-name="T16">Requests connection to server</text:span></text:p>
                  </text:list-item>
                  <text:list-item>
                    <text:p text:style-name="P12"><text:span text:style-name="T16">Repeatedly:</text:span></text:p>
                  </text:list-item>
                </text:list>
              </text:list-item>
            </text:list>
            <text:list text:style-name="L11">
              <text:list-item>
                <text:list>
                  <text:list-item>
                    <text:list>
                      <text:list-item>
                        <text:p text:style-name="P12"><text:span text:style-name="T16">Read line from terminal</text:span></text:p>
                      </text:list-item>
                      <text:list-item>
                        <text:p text:style-name="P12"><text:span text:style-name="T16">Send to server</text:span></text:p>
                      </text:list-item>
                      <text:list-item>
                        <text:p text:style-name="P12"><text:span text:style-name="T16">Read reply from server</text:span></text:p>
                      </text:list-item>
                      <text:list-item>
                        <text:p text:style-name="P12"><text:span text:style-name="T16">Print line to terminal</text:span></text:p>
                      </text:list-item>
                    </text:list>
                  </text:list-item>
                </text:list>
              </text:list-item>
            </text:list>
          </draw:text-box>
        </draw:frame>
        <presentation:notes draw:style-name="dp4">
          <draw:page-thumbnail draw:style-name="gr1" draw:layer="layout" svg:width="13.313cm" svg:height="9.985cm" svg:x="3.485cm" svg:y="2.023cm" draw:page-number="18" presentation:class="page"/>
          <draw:frame presentation:style-name="pr15" draw:text-style-name="P60" draw:layer="layout" svg:width="16.227cm" svg:height="11.982cm" svg:x="2.028cm" svg:y="12.649cm" presentation:class="notes" presentation:placeholder="true">
            <draw:text-box/>
          </draw:frame>
        </presentation:notes>
      </draw:page>
      <draw:page draw:name="page19" draw:style-name="dp1" draw:master-page-name="Title_20_and_20_Content_5f_" presentation:presentation-page-layout-name="AL2T11">
        <office:forms form:automatic-focus="false" form:apply-design-mode="false"/>
        <draw:frame draw:name="Rectangle 65" presentation:style-name="pr19" draw:text-style-name="P28" draw:layer="layout" svg:width="21.589cm" svg:height="1.591cm" svg:x="1.058cm" svg:y="0.847cm" presentation:class="title" presentation:user-transformed="true">
          <draw:text-box>
            <text:p text:style-name="P27"><text:span text:style-name="T14">E</text:span><text:span text:style-name="T14">c</text:span><text:span text:style-name="T14">h</text:span><text:span text:style-name="T14">o</text:span><text:span text:style-name="T14"> </text:span><text:span text:style-name="T14">C</text:span><text:span text:style-name="T14">l</text:span><text:span text:style-name="T14">i</text:span><text:span text:style-name="T14">e</text:span><text:span text:style-name="T14">n</text:span><text:span text:style-name="T14">t</text:span><text:span text:style-name="T14">:</text:span><text:span text:style-name="T14"> </text:span><text:span text:style-name="T14">M</text:span><text:span text:style-name="T14">a</text:span><text:span text:style-name="T14">i</text:span><text:span text:style-name="T14">n</text:span><text:span text:style-name="T14"> </text:span><text:span text:style-name="T14">R</text:span><text:span text:style-name="T14">o</text:span><text:span text:style-name="T14">u</text:span><text:span text:style-name="T14">t</text:span><text:span text:style-name="T14">i</text:span><text:span text:style-name="T14">n</text:span><text:span text:style-name="T14">e</text:span></text:p>
          </draw:text-box>
        </draw:frame>
        <draw:custom-shape draw:name="Rectangle 66" draw:style-name="gr60" draw:text-style-name="P48" draw:layer="layout" svg:width="20.002cm" svg:height="15.123cm" svg:x="1.27cm" svg:y="2.832cm">
          <text:p text:style-name="P37"><text:span text:style-name="T58">#include</text:span><text:span text:style-name="T59"> </text:span><text:span text:style-name="T60">"csapp.h"</text:span></text:p>
          <text:p text:style-name="P37"><text:span text:style-name="T59"/></text:p>
          <text:p text:style-name="P37"><text:span text:style-name="T61">int</text:span><text:span text:style-name="T59"> </text:span><text:span text:style-name="T62">main</text:span><text:span text:style-name="T59">(</text:span><text:span text:style-name="T61">int</text:span><text:span text:style-name="T59"> </text:span><text:span text:style-name="T63">argc</text:span><text:span text:style-name="T59">, </text:span><text:span text:style-name="T61">char</text:span><text:span text:style-name="T59"> </text:span><text:span text:style-name="T59">**</text:span><text:span text:style-name="T63">argv</text:span><text:span text:style-name="T59">)</text:span></text:p>
          <text:p text:style-name="P37"><text:span text:style-name="T59">{</text:span></text:p>
          <text:p text:style-name="P37"><text:span text:style-name="T59"><text:s text:c="4"/></text:span><text:span text:style-name="T61">int</text:span><text:span text:style-name="T59"> </text:span><text:span text:style-name="T63">clientfd</text:span><text:span text:style-name="T59">;</text:span></text:p>
          <text:p text:style-name="P37"><text:span text:style-name="T59"><text:s text:c="4"/></text:span><text:span text:style-name="T61">char</text:span><text:span text:style-name="T59"> </text:span><text:span text:style-name="T59">*</text:span><text:span text:style-name="T63">host</text:span><text:span text:style-name="T59">, </text:span><text:span text:style-name="T59">*</text:span><text:span text:style-name="T63">port</text:span><text:span text:style-name="T59">, </text:span><text:span text:style-name="T63">buf</text:span><text:span text:style-name="T59">[MAXLINE</text:span><text:span text:style-name="T59">];</text:span></text:p>
          <text:p text:style-name="P37"><text:span text:style-name="T59"><text:s text:c="4"/></text:span><text:span text:style-name="T61">rio_t</text:span><text:span text:style-name="T59"> </text:span><text:span text:style-name="T63">rio</text:span><text:span text:style-name="T59">;</text:span></text:p>
          <text:p text:style-name="P37"><text:span text:style-name="T59"/></text:p>
          <text:p text:style-name="P37"><text:span text:style-name="T59"><text:s text:c="4"/></text:span><text:span text:style-name="T59">host = </text:span><text:span text:style-name="T59">argv[1];</text:span></text:p>
          <text:p text:style-name="P37"><text:span text:style-name="T59"><text:s text:c="4"/></text:span><text:span text:style-name="T59">port = </text:span><text:span text:style-name="T59">argv[2];</text:span></text:p>
          <text:p text:style-name="P37"><text:span text:style-name="T59"/></text:p>
          <text:p text:style-name="P37"><text:span text:style-name="T59"><text:s text:c="4"/></text:span><text:span text:style-name="T59">clientfd = </text:span><text:span text:style-name="T59">Open_client</text:span><text:span text:style-name="T59">fd(host, </text:span><text:span text:style-name="T59">port);</text:span></text:p>
          <text:p text:style-name="P37"><text:span text:style-name="T59"><text:s text:c="4"/></text:span><text:span text:style-name="T59">Rio_readini</text:span><text:span text:style-name="T59">tb(&amp;rio, </text:span><text:span text:style-name="T59">clientfd);</text:span></text:p>
          <text:p text:style-name="P37"><text:span text:style-name="T59"/></text:p>
          <text:p text:style-name="P37"><text:span text:style-name="T59"><text:s text:c="4"/></text:span><text:span text:style-name="T64">while</text:span><text:span text:style-name="T59"> </text:span><text:span text:style-name="T59">(Fgets(buf, </text:span><text:span text:style-name="T59">MAXLINE, </text:span><text:span text:style-name="T59">stdin) != </text:span><text:span text:style-name="T65">NULL</text:span><text:span text:style-name="T59">) {</text:span></text:p>
          <text:p text:style-name="P37"><text:span text:style-name="T59"><text:tab/></text:span><text:span text:style-name="T59"> <text:s/></text:span><text:span text:style-name="T59">Rio_writen(</text:span><text:span text:style-name="T59">clientfd, </text:span><text:span text:style-name="T59">buf, </text:span><text:span text:style-name="T59">strlen(buf)</text:span><text:span text:style-name="T59">);</text:span></text:p>
          <text:p text:style-name="P37"><text:span text:style-name="T59"><text:tab/></text:span><text:span text:style-name="T59"> <text:s/></text:span><text:span text:style-name="T59">Rio_readlin</text:span><text:span text:style-name="T59">eb(&amp;rio, </text:span><text:span text:style-name="T59">buf, </text:span><text:span text:style-name="T59">MAXLINE);</text:span></text:p>
          <text:p text:style-name="P37"><text:span text:style-name="T59"><text:tab/></text:span><text:span text:style-name="T59"> <text:s/></text:span><text:span text:style-name="T59">Fputs(buf, </text:span><text:span text:style-name="T59">stdout);</text:span></text:p>
          <text:p text:style-name="P37"><text:span text:style-name="T59"><text:s text:c="4"/></text:span><text:span text:style-name="T59">}</text:span></text:p>
          <text:p text:style-name="P37"><text:span text:style-name="T59"><text:s text:c="4"/></text:span><text:span text:style-name="T59">Close(clien</text:span><text:span text:style-name="T59">tfd); </text:span></text:p>
          <text:p text:style-name="P37"><text:span text:style-name="T59"><text:s text:c="4"/></text:span><text:span text:style-name="T59">exit(0);</text:span></text:p>
          <text:p text:style-name="P37"><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61" draw:text-style-name="P19" draw:layer="layout" svg:width="3.665cm" svg:height="1.013cm" svg:x="17.588cm" svg:y="17.11cm">
          <text:p text:style-name="P37"><text:span text:style-name="T66">echoclien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Rectangle 67" draw:style-name="gr1" draw:layer="layout" svg:width="13.546cm" svg:height="10.159cm" svg:x="3.387cm" svg:y="1.905cm" draw:page-number="19" presentation:class="page"/>
          <draw:frame draw:name="Rectangle 68" presentation:style-name="pr20" draw:text-style-name="P6" draw:layer="layout" svg:width="14.816cm" svg:height="11.852cm" svg:x="2.752cm" svg:y="12.7cm" presentation:class="notes" presentation:placeholder="true" presentation:user-transformed="true">
            <draw:text-box/>
          </draw:frame>
        </presentation:notes>
      </draw:page>
      <draw:page draw:name="page20" draw:style-name="dp1" draw:master-page-name="Title_20_and_20_Content_5f_" presentation:presentation-page-layout-name="AL2T11">
        <office:forms form:automatic-focus="false" form:apply-design-mode="false"/>
        <draw:frame draw:name="Rectangle 69" presentation:style-name="pr19" draw:text-style-name="P28" draw:layer="layout" svg:width="21.589cm" svg:height="1.591cm" svg:x="1.058cm" svg:y="0.847cm" presentation:class="title" presentation:user-transformed="true">
          <draw:text-box>
            <text:p text:style-name="P27"><text:span text:style-name="T14">I</text:span><text:span text:style-name="T14">t</text:span><text:span text:style-name="T14">e</text:span><text:span text:style-name="T14">r</text:span><text:span text:style-name="T14">a</text:span><text:span text:style-name="T14">t</text:span><text:span text:style-name="T14">i</text:span><text:span text:style-name="T14">v</text:span><text:span text:style-name="T14">e</text:span><text:span text:style-name="T14"> </text:span><text:span text:style-name="T14">E</text:span><text:span text:style-name="T14">c</text:span><text:span text:style-name="T14">h</text:span><text:span text:style-name="T14">o</text:span><text:span text:style-name="T14"> </text:span><text:span text:style-name="T14">S</text:span><text:span text:style-name="T14">e</text:span><text:span text:style-name="T14">r</text:span><text:span text:style-name="T14">v</text:span><text:span text:style-name="T14">e</text:span><text:span text:style-name="T14">r</text:span><text:span text:style-name="T14">:</text:span><text:span text:style-name="T14"> </text:span><text:span text:style-name="T14">M</text:span><text:span text:style-name="T14">a</text:span><text:span text:style-name="T14">i</text:span><text:span text:style-name="T14">n</text:span><text:span text:style-name="T14"> </text:span><text:span text:style-name="T14">R</text:span><text:span text:style-name="T14">o</text:span><text:span text:style-name="T14">u</text:span><text:span text:style-name="T14">t</text:span><text:span text:style-name="T14">i</text:span><text:span text:style-name="T14">n</text:span><text:span text:style-name="T14">e</text:span></text:p>
          </draw:text-box>
        </draw:frame>
        <draw:custom-shape draw:name="Rectangle 70" draw:style-name="gr60" draw:text-style-name="P48" draw:layer="layout" svg:width="24.872cm" svg:height="16.473cm" svg:x="0.316cm" svg:y="2.639cm">
          <text:p text:style-name="P37"><text:span text:style-name="T58">#incl</text:span><text:span text:style-name="T58">ude</text:span><text:span text:style-name="T59"> </text:span><text:span text:style-name="T60">"csap</text:span><text:span text:style-name="T60">p.h”</text:span></text:p>
          <text:p text:style-name="P37"><text:span text:style-name="T61">void</text:span><text:span text:style-name="T59"> </text:span><text:span text:style-name="T62">echo</text:span><text:span text:style-name="T59">(</text:span><text:span text:style-name="T61">int</text:span><text:span text:style-name="T59"> </text:span><text:span text:style-name="T63">connf</text:span><text:span text:style-name="T63">d</text:span><text:span text:style-name="T59">);</text:span></text:p>
          <text:p text:style-name="P37"><text:span text:style-name="T59"/></text:p>
          <text:p text:style-name="P37"><text:span text:style-name="T61">int</text:span><text:span text:style-name="T59"> </text:span><text:span text:style-name="T62">main</text:span><text:span text:style-name="T59">(</text:span><text:span text:style-name="T61">int</text:span><text:span text:style-name="T59"> </text:span><text:span text:style-name="T63">argc</text:span><text:span text:style-name="T59">, </text:span><text:span text:style-name="T61">char</text:span><text:span text:style-name="T59"> </text:span><text:span text:style-name="T59">**</text:span><text:span text:style-name="T63">arg</text:span><text:span text:style-name="T63">v</text:span><text:span text:style-name="T59">)</text:span></text:p>
          <text:p text:style-name="P37"><text:span text:style-name="T59">{</text:span></text:p>
          <text:p text:style-name="P37"><text:span text:style-name="T59"><text:s text:c="4"/></text:span><text:span text:style-name="T61">int</text:span><text:span text:style-name="T59"> </text:span><text:span text:style-name="T63">liste</text:span><text:span text:style-name="T63">nfd</text:span><text:span text:style-name="T59">, </text:span><text:span text:style-name="T63">connf</text:span><text:span text:style-name="T63">d</text:span><text:span text:style-name="T59">;</text:span></text:p>
          <text:p text:style-name="P37"><text:span text:style-name="T59"><text:s text:c="4"/></text:span><text:span text:style-name="T61">sockl</text:span><text:span text:style-name="T61">en_t</text:span><text:span text:style-name="T59"> </text:span><text:span text:style-name="T63">clien</text:span><text:span text:style-name="T63">tlen</text:span><text:span text:style-name="T59">;</text:span></text:p>
          <text:p text:style-name="P37"><text:span text:style-name="T59"><text:s text:c="4"/></text:span><text:span text:style-name="T64">struc</text:span><text:span text:style-name="T64">t</text:span><text:span text:style-name="T59"> </text:span><text:span text:style-name="T61">socka</text:span><text:span text:style-name="T61">ddr_s</text:span><text:span text:style-name="T61">torag</text:span><text:span text:style-name="T61">e</text:span><text:span text:style-name="T59"> </text:span><text:span text:style-name="T63">clien</text:span><text:span text:style-name="T63">taddr</text:span><text:span text:style-name="T59">; </text:span><text:span text:style-name="T67">/* </text:span><text:span text:style-name="T67">Enoug</text:span><text:span text:style-name="T67">h </text:span><text:span text:style-name="T67">room </text:span><text:span text:style-name="T67">for </text:span><text:span text:style-name="T67">any </text:span><text:span text:style-name="T67">addr </text:span><text:span text:style-name="T67">*/</text:span><text:span text:style-name="T59"> <text:s/></text:span><text:span text:style-name="T67"><text:s text:c="2"/></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5"/></text:span></text:p>
          <text:p text:style-name="P37"><text:span text:style-name="T59"><text:s text:c="4"/></text:span><text:span text:style-name="T61">char</text:span><text:span text:style-name="T59"> </text:span><text:span text:style-name="T63">clien</text:span><text:span text:style-name="T63">t_hos</text:span><text:span text:style-name="T63">tname</text:span><text:span text:style-name="T59">[MAXL</text:span><text:span text:style-name="T59">INE], </text:span><text:span text:style-name="T63">clien</text:span><text:span text:style-name="T63">t_por</text:span><text:span text:style-name="T63">t</text:span><text:span text:style-name="T59">[MAX</text:span><text:span text:style-name="T59">LINE]</text:span><text:span text:style-name="T59">;</text:span></text:p>
          <text:p text:style-name="P37"><text:span text:style-name="T59"/></text:p>
          <text:p text:style-name="P37"><text:span text:style-name="T59"><text:s text:c="4"/></text:span><text:span text:style-name="T59">liste</text:span><text:span text:style-name="T59">nfd = </text:span><text:span text:style-name="T59">Open_</text:span><text:span text:style-name="T59">liste</text:span><text:span text:style-name="T59">nfd(a</text:span><text:span text:style-name="T59">rgv[1</text:span><text:span text:style-name="T59">]);</text:span></text:p>
          <text:p text:style-name="P37"><text:span text:style-name="T59"><text:s text:c="4"/></text:span><text:span text:style-name="T64">while</text:span><text:span text:style-name="T59"> </text:span><text:span text:style-name="T59">(1) {</text:span></text:p>
          <text:p text:style-name="P37"><text:span text:style-name="T59"><text:tab/></text:span><text:span text:style-name="T59"> <text:s/></text:span><text:span text:style-name="T59">clien</text:span><text:span text:style-name="T59">tlen </text:span><text:span text:style-name="T59">= </text:span><text:span text:style-name="T64">sizeo</text:span><text:span text:style-name="T64">f</text:span><text:span text:style-name="T59">(</text:span><text:span text:style-name="T64">str</text:span><text:span text:style-name="T64">uct</text:span><text:span text:style-name="T59"> </text:span><text:span text:style-name="T61">socka</text:span><text:span text:style-name="T61">ddr_s</text:span><text:span text:style-name="T61">torag</text:span><text:span text:style-name="T61">e</text:span><text:span text:style-name="T59">); </text:span><text:span text:style-name="T67">/</text:span><text:span text:style-name="T67">* </text:span><text:span text:style-name="T67">Impor</text:span><text:span text:style-name="T67">tant! </text:span><text:span text:style-name="T67">*/</text:span></text:p>
          <text:p text:style-name="P37"><text:span text:style-name="T59"><text:tab/></text:span><text:span text:style-name="T59"> <text:s/></text:span><text:span text:style-name="T59">connf</text:span><text:span text:style-name="T59">d = </text:span><text:span text:style-name="T59">Accep</text:span><text:span text:style-name="T59">t(lis</text:span><text:span text:style-name="T59">tenfd</text:span><text:span text:style-name="T59">, (</text:span><text:span text:style-name="T61">SA</text:span><text:span text:style-name="T59"> </text:span><text:span text:style-name="T59">*)&amp;cl</text:span><text:span text:style-name="T59">ienta</text:span><text:span text:style-name="T59">ddr, </text:span><text:span text:style-name="T59">&amp;clie</text:span><text:span text:style-name="T59">ntlen</text:span><text:span text:style-name="T59">);</text:span></text:p>
          <text:p text:style-name="P37"><text:span text:style-name="T59"><text:tab/></text:span><text:span text:style-name="T59"> <text:s/></text:span><text:span text:style-name="T59">Getna</text:span><text:span text:style-name="T59">meinf</text:span><text:span text:style-name="T59">o((</text:span><text:span text:style-name="T61">SA</text:span><text:span text:style-name="T59"> </text:span><text:span text:style-name="T59">*) </text:span><text:span text:style-name="T59">&amp;clie</text:span><text:span text:style-name="T59">ntadd</text:span><text:span text:style-name="T59">r, </text:span><text:span text:style-name="T59">clien</text:span><text:span text:style-name="T59">tlen, </text:span></text:p>
          <text:p text:style-name="P37"><text:span text:style-name="T59"><text:s text:c="6"/></text:span><text:span text:style-name="T59"><text:s text:c="6"/></text:span><text:span text:style-name="T59"><text:s text:c="6"/></text:span><text:span text:style-name="T59"><text:s text:c="2"/></text:span><text:span text:style-name="T59">clien</text:span><text:span text:style-name="T59">t_hos</text:span><text:span text:style-name="T59">tname</text:span><text:span text:style-name="T59">, </text:span><text:span text:style-name="T59">MAXLI</text:span><text:span text:style-name="T59">NE, </text:span><text:span text:style-name="T59">clien</text:span><text:span text:style-name="T59">t_por</text:span><text:span text:style-name="T59">t, </text:span><text:span text:style-name="T59">MAXLI</text:span><text:span text:style-name="T59">NE, </text:span><text:span text:style-name="T59">0);</text:span></text:p>
          <text:p text:style-name="P37"><text:span text:style-name="T59"><text:tab/></text:span><text:span text:style-name="T59"> <text:s/></text:span><text:span text:style-name="T59">print</text:span><text:span text:style-name="T59">f(</text:span><text:span text:style-name="T60">"Co</text:span><text:span text:style-name="T60">nnect</text:span><text:span text:style-name="T60">ed to </text:span><text:span text:style-name="T60">(%s, </text:span><text:span text:style-name="T60">%s)\</text:span><text:span text:style-name="T60">n"</text:span><text:span text:style-name="T59">, </text:span><text:span text:style-name="T59">clien</text:span><text:span text:style-name="T59">t_hos</text:span><text:span text:style-name="T59">tname</text:span><text:span text:style-name="T59">, </text:span><text:span text:style-name="T59">clien</text:span><text:span text:style-name="T59">t_por</text:span><text:span text:style-name="T59">t);</text:span></text:p>
          <text:p text:style-name="P37"><text:span text:style-name="T59"><text:tab/></text:span><text:span text:style-name="T59"> <text:s/></text:span><text:span text:style-name="T59">echo(</text:span><text:span text:style-name="T59">connf</text:span><text:span text:style-name="T59">d);</text:span></text:p>
          <text:p text:style-name="P37"><text:span text:style-name="T59"><text:tab/></text:span><text:span text:style-name="T59"> <text:s/></text:span><text:span text:style-name="T59">Close</text:span><text:span text:style-name="T59">(conn</text:span><text:span text:style-name="T59">fd);</text:span></text:p>
          <text:p text:style-name="P37"><text:span text:style-name="T59"><text:s text:c="4"/></text:span><text:span text:style-name="T59">}</text:span></text:p>
          <text:p text:style-name="P37"><text:span text:style-name="T59"><text:s text:c="4"/></text:span><text:span text:style-name="T59">exit(</text:span><text:span text:style-name="T59">0);</text:span></text:p>
          <text:p text:style-name="P37"><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1" draw:text-style-name="P19" draw:layer="layout" svg:width="4.017cm" svg:height="1.013cm" svg:x="21.154cm" svg:y="16.998cm">
          <text:p text:style-name="P37"><text:span text:style-name="T66">echoserve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Rectangle 71" draw:style-name="gr1" draw:layer="layout" svg:width="13.546cm" svg:height="10.159cm" svg:x="3.387cm" svg:y="1.905cm" draw:page-number="20" presentation:class="page"/>
          <draw:frame draw:name="Rectangle 72" presentation:style-name="pr20" draw:text-style-name="P6" draw:layer="layout" svg:width="14.816cm" svg:height="11.852cm" svg:x="2.752cm" svg:y="12.7cm" presentation:class="notes" presentation:placeholder="true" presentation:user-transformed="true">
            <draw:text-box/>
          </draw:frame>
        </presentation:notes>
      </draw:page>
      <draw:page draw:name="page21" draw:style-name="dp1" draw:master-page-name="Title_20_and_20_Content_5f_" presentation:presentation-page-layout-name="AL2T11">
        <office:forms form:automatic-focus="false" form:apply-design-mode="false"/>
        <draw:frame draw:name="Rectangle 86" presentation:style-name="pr5" draw:text-style-name="P10" draw:layer="layout" svg:width="18.185cm" svg:height="1.591cm" svg:x="0.847cm" svg:y="1.482cm" presentation:class="title" presentation:user-transformed="true">
          <draw:text-box>
            <text:p text:style-name="P9"><text:span text:style-name="T6">E</text:span><text:span text:style-name="T6">c</text:span><text:span text:style-name="T6">h</text:span><text:span text:style-name="T6">o</text:span><text:span text:style-name="T6"> </text:span><text:span text:style-name="T6">S</text:span><text:span text:style-name="T6">e</text:span><text:span text:style-name="T6">r</text:span><text:span text:style-name="T6">v</text:span><text:span text:style-name="T6">e</text:span><text:span text:style-name="T6">r</text:span><text:span text:style-name="T6">:</text:span><text:span text:style-name="T6"> </text:span><text:span text:style-name="T68">e</text:span><text:span text:style-name="T68">c</text:span><text:span text:style-name="T68">h</text:span><text:span text:style-name="T68">o</text:span><text:span text:style-name="T69"> </text:span><text:span text:style-name="T69">f</text:span><text:span text:style-name="T69">u</text:span><text:span text:style-name="T69">n</text:span><text:span text:style-name="T69">c</text:span><text:span text:style-name="T69">t</text:span><text:span text:style-name="T69">i</text:span><text:span text:style-name="T69">o</text:span><text:span text:style-name="T69">n</text:span></text:p>
          </draw:text-box>
        </draw:frame>
        <draw:custom-shape draw:name="Rectangle 87" draw:style-name="gr62" draw:text-style-name="P48" draw:layer="layout" svg:width="20.142cm" svg:height="8.363cm" svg:x="2.053cm" svg:y="7.62cm">
          <text:p text:style-name="P18"><text:span text:style-name="T70">void</text:span><text:span text:style-name="T71"> </text:span><text:span text:style-name="T72">echo</text:span><text:span text:style-name="T71">(</text:span><text:span text:style-name="T70">int</text:span><text:span text:style-name="T71"> </text:span><text:span text:style-name="T73">conn</text:span><text:span text:style-name="T73">fd</text:span><text:span text:style-name="T71">)</text:span></text:p>
          <text:p text:style-name="P18"><text:span text:style-name="T71">{</text:span></text:p>
          <text:p text:style-name="P18"><text:span text:style-name="T74"><text:s text:c="4"/></text:span><text:span text:style-name="T75">size</text:span><text:span text:style-name="T75">_t</text:span><text:span text:style-name="T74"> </text:span><text:span text:style-name="T76">n</text:span><text:span text:style-name="T74">;</text:span></text:p>
          <text:p text:style-name="P18"><text:span text:style-name="T74"><text:s text:c="4"/></text:span><text:span text:style-name="T75">char</text:span><text:span text:style-name="T74"> </text:span><text:span text:style-name="T76">buf</text:span><text:span text:style-name="T74">[</text:span><text:span text:style-name="T74">MAXL</text:span><text:span text:style-name="T74">INE]</text:span><text:span text:style-name="T74">;</text:span></text:p>
          <text:p text:style-name="P18"><text:span text:style-name="T77"><text:s text:c="4"/></text:span><text:span text:style-name="T78">rio_</text:span><text:span text:style-name="T78">t</text:span><text:span text:style-name="T77"> </text:span><text:span text:style-name="T79">rio</text:span><text:span text:style-name="T77">;</text:span></text:p>
          <text:p text:style-name="P18"><text:span text:style-name="T77"/></text:p>
          <text:p text:style-name="P18"><text:span text:style-name="T77"><text:s text:c="4"/></text:span><text:span text:style-name="T77">Rio_</text:span><text:span text:style-name="T77">read</text:span><text:span text:style-name="T77">init</text:span><text:span text:style-name="T77">b(&amp;r</text:span><text:span text:style-name="T77">io, </text:span><text:span text:style-name="T77">conn</text:span><text:span text:style-name="T77">fd);</text:span></text:p>
          <text:p text:style-name="P18"><text:span text:style-name="T71"><text:s text:c="4"/></text:span><text:span text:style-name="T80">whil</text:span><text:span text:style-name="T80">e</text:span><text:span text:style-name="T71">((n </text:span><text:span text:style-name="T71">= </text:span><text:span text:style-name="T71">Rio_</text:span><text:span text:style-name="T71">read</text:span><text:span text:style-name="T71">line</text:span><text:span text:style-name="T71">b(&amp;r</text:span><text:span text:style-name="T71">io, </text:span><text:span text:style-name="T71">buf, </text:span><text:span text:style-name="T71">MAXL</text:span><text:span text:style-name="T71">INE)</text:span><text:span text:style-name="T71">) != </text:span><text:span text:style-name="T71">0) { </text:span></text:p>
          <text:p text:style-name="P18"><text:span text:style-name="T71"><text:s text:c="5"/></text:span><text:span text:style-name="T71"><text:s text:c="3"/></text:span><text:span text:style-name="T71">prin</text:span><text:span text:style-name="T71">tf(</text:span><text:span text:style-name="T81">"</text:span><text:span text:style-name="T81">serv</text:span><text:span text:style-name="T81">er </text:span><text:span text:style-name="T81">rece</text:span><text:span text:style-name="T81">ived </text:span><text:span text:style-name="T81">%d </text:span><text:span text:style-name="T81">byte</text:span><text:span text:style-name="T81">s\</text:span><text:span text:style-name="T81">n"</text:span><text:span text:style-name="T71">, </text:span><text:span text:style-name="T71">(</text:span><text:span text:style-name="T70">int</text:span><text:span text:style-name="T71">)n);</text:span></text:p>
          <text:p text:style-name="P18"><text:span text:style-name="T71"><text:tab/></text:span><text:span text:style-name="T71">Rio_</text:span><text:span text:style-name="T71">writ</text:span><text:span text:style-name="T71">en(c</text:span><text:span text:style-name="T71">onnf</text:span><text:span text:style-name="T71">d, </text:span><text:span text:style-name="T71">buf, </text:span><text:span text:style-name="T71">n);</text:span></text:p>
          <text:p text:style-name="P18"><text:span text:style-name="T71"><text:s text:c="4"/></text:span><text:span text:style-name="T71">}</text:span></text:p>
          <text:p text:style-name="P18"><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8" presentation:style-name="pr21" draw:text-style-name="P13" draw:layer="layout" svg:width="23.075cm" svg:height="3.593cm" svg:x="0.914cm" svg:y="3.391cm" presentation:class="outline" presentation:user-transformed="true">
          <draw:text-box>
            <text:list text:style-name="L4">
              <text:list-item>
                <text:p text:style-name="P11"><text:span text:style-name="T7">The server uses RIO to read and echo text lines until EOF (end-of-file) condition is encountered.</text:span></text:p>
              </text:list-item>
            </text:list>
            <text:list text:style-name="L5">
              <text:list-item>
                <text:list>
                  <text:list-item>
                    <text:p text:style-name="P12"><text:span text:style-name="T8">EOF condition caused by client calling <text:s/></text:span><text:span text:style-name="T82">close(clientfd)</text:span></text:p>
                  </text:list-item>
                </text:list>
              </text:list-item>
            </text:list>
          </draw:text-box>
        </draw:frame>
        <draw:custom-shape draw:name="TextBox 9" draw:style-name="gr63" draw:text-style-name="P19" draw:layer="layout" svg:width="2.209cm" svg:height="1.013cm" svg:x="19.939cm" svg:y="15.028cm">
          <text:p text:style-name="P18"><text:span text:style-name="T83">ec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Rectangle 89" draw:style-name="gr1" draw:layer="layout" svg:width="13.546cm" svg:height="10.159cm" svg:x="3.387cm" svg:y="1.905cm" draw:page-number="21" presentation:class="page"/>
          <draw:frame draw:name="Rectangle 90" presentation:style-name="pr22" draw:text-style-name="P20" draw:layer="layout" svg:width="14.816cm" svg:height="11.852cm" svg:x="2.752cm" svg:y="12.7cm" presentation:class="notes" presentation:placeholder="true" presentation:user-transformed="true">
            <draw:text-box/>
          </draw:frame>
        </presentation:notes>
      </draw:page>
      <draw:page draw:name="Echo&#10;Server&#10;+ Client&#10;Structure_clipboard0" draw:style-name="dp1" draw:master-page-name="Title_20_and_20_Content" presentation:presentation-page-layout-name="AL2T11">
        <office:forms form:automatic-focus="false" form:apply-design-mode="false"/>
        <draw:custom-shape draw:name="Rounded Rectangle 65" draw:style-name="gr64" draw:text-style-name="P62" xml:id="id9" draw:id="id9" draw:layer="layout" svg:width="11.115cm" svg:height="3.274cm" svg:x="13.226cm" svg:y="15.775cm">
          <text:p text:style-name="P61"><text:span text:style-name="T84">5</text:span><text:span text:style-name="T85">. Drop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4" draw:style-name="gr65" draw:text-style-name="P62" xml:id="id8" draw:id="id8" draw:layer="layout" svg:width="6.411cm" svg:height="2.642cm" svg:x="4.657cm" svg:y="15.728cm">
          <text:p text:style-name="P43"><text:span text:style-name="T84">4</text:span><text:span text:style-name="T85">. Disconnec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3" draw:style-name="gr66" draw:text-style-name="P62" xml:id="id7" draw:id="id7" draw:layer="layout" svg:width="19.87cm" svg:height="4.405cm" svg:x="3.47cm" svg:y="11.301cm">
          <text:p text:style-name="P61"><text:span text:style-name="T84">3</text:span><text:span text:style-name="T85">. Exchange</text:span></text:p>
          <text:p text:style-name="P61"><text:span text:style-name="T85">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2" draw:style-name="gr66" draw:text-style-name="P62" xml:id="id6" draw:id="id6" draw:layer="layout" svg:width="5.714cm" svg:height="10.976cm" svg:x="4.868cm" svg:y="0.635cm">
          <text:p text:style-name="P43"><text:span text:style-name="T84">2</text:span><text:span text:style-name="T85">. Star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 draw:style-name="gr66" draw:text-style-name="P62" xml:id="id5" draw:id="id5" draw:layer="layout" svg:width="5.714cm" svg:height="10.976cm" svg:x="12.7cm" svg:y="0.635cm">
          <text:p text:style-name="P43"><text:span text:style-name="T84">1</text:span><text:span text:style-name="T85">. Start 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6">
          <draw:custom-shape draw:name="Rectangle 55" draw:style-name="gr67" draw:text-style-name="P25" draw:layer="layout" svg:width="14.813cm" svg:height="3.809cm" svg:x="3.983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336cm" svg:y1="14.558cm" svg:x2="18.379cm" svg:y2="14.559cm">
              <text:p/>
            </draw:line>
            <draw:line draw:name="Line 6" draw:style-name="gr68" draw:text-style-name="P13" draw:layer="layout" svg:x1="18.379cm" svg:y1="14.558cm" svg:x2="18.38cm" svg:y2="12.653cm">
              <text:p/>
            </draw:line>
            <draw:line draw:name="Line 7" draw:style-name="gr69" draw:text-style-name="P13" draw:layer="layout" svg:x1="18.379cm" svg:y1="12.653cm" svg:x2="17.336cm" svg:y2="12.654cm">
              <text:p/>
            </draw:line>
          </draw:g>
          <draw:g draw:name="Group 8">
            <draw:line draw:name="Line 9" draw:style-name="gr68" draw:text-style-name="P13" draw:layer="layout" svg:x1="5.652cm" svg:y1="14.558cm" svg:x2="4.608cm" svg:y2="14.559cm">
              <text:p/>
            </draw:line>
            <draw:line draw:name="Line 10" draw:style-name="gr68" draw:text-style-name="P13" draw:layer="layout" svg:x1="4.608cm" svg:y1="14.558cm" svg:x2="4.609cm" svg:y2="12.653cm">
              <text:p/>
            </draw:line>
            <draw:line draw:name="Line 11" draw:style-name="gr69" draw:text-style-name="P13" draw:layer="layout" svg:x1="4.608cm" svg:y1="12.653cm" svg:x2="5.652cm" svg:y2="12.654cm">
              <text:p/>
            </draw:line>
          </draw:g>
          <draw:custom-shape draw:name="Text Box 12" draw:style-name="gr70" draw:text-style-name="P64" draw:layer="layout" svg:width="2.293cm" svg:height="2.028cm" svg:x="1.27cm" svg:y="12.49cm">
            <text:p text:style-name="P63"><text:span text:style-name="T86">Client / Server</text:span></text:p>
            <text:p text:style-name="P63"><text:span text:style-name="T86">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023cm" svg:y="2.64cm" presentation:class="title" presentation:user-transformed="true">
          <draw:text-box>
            <text:p text:style-name="P65"><text:span text:style-name="T43">Echo</text:span><text:span text:style-name="T43"><text:line-break/></text:span><text:span text:style-name="T43">Server</text:span><text:span text:style-name="T43"><text:line-break/></text:span><text:span text:style-name="T43">+ Client</text:span><text:span text:style-name="T43"><text:line-break/></text:span><text:span text:style-name="T43">Structur</text:span><text:span text:style-name="T43">e</text:span></text:p>
          </draw:text-box>
        </draw:frame>
        <draw:custom-shape draw:name="Text Box 14" draw:style-name="gr49" draw:text-style-name="P45" draw:layer="layout" svg:width="2.505cm" svg:height="1.268cm" svg:x="1.421cm" svg:y="0.7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9" draw:text-style-name="P45" draw:layer="layout" svg:width="2.726cm" svg:height="1.268cm" svg:x="19.257cm" svg:y="0.762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72" draw:text-style-name="P44" draw:layer="layout" svg:width="4.021cm" svg:height="1.057cm" svg:x="13.547cm" svg:y="12.117cm">
            <text:p text:style-name="P43"><text:span text:style-name="T88">sock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72" draw:text-style-name="P44" draw:layer="layout" svg:width="4.021cm" svg:height="1.057cm" svg:x="13.547cm" svg:y="13.991cm">
            <text:p text:style-name="P43"><text:span text:style-name="T88">socket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72" draw:text-style-name="P44" draw:layer="layout" svg:width="4.232cm" svg:height="1.057cm" svg:x="5.715cm" svg:y="13.991cm">
            <text:p text:style-name="P43"><text:span text:style-name="T88">socket read</text:span></text:p>
            <text:p text:style-name="P43"><text:span text:style-name="T88">terminal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72" draw:text-style-name="P44" draw:layer="layout" svg:width="4.232cm" svg:height="1.057cm" svg:x="5.715cm" svg:y="12.117cm">
            <text:p text:style-name="P43"><text:span text:style-name="T88">terminal read</text:span></text:p>
            <text:p text:style-name="P43"><text:span text:style-name="T88">socket 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49" draw:text-style-name="P45"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72" draw:text-style-name="P44" draw:layer="layout" svg:width="4.021cm" svg:height="1.057cm" svg:x="13.547cm" svg:y="15.901cm">
            <text:p text:style-name="P43"><text:span text:style-name="T88">sock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72" draw:text-style-name="P44"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72" draw:text-style-name="P44"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49" draw:text-style-name="P45"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Rectangle 54" draw:style-name="gr72" draw:text-style-name="P44"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2" draw:text-style-name="P44" draw:layer="layout" svg:width="4.021cm" svg:height="6.63cm" svg:x="13.547cm" svg:y="2.646cm">
          <text:p text:style-name="P43"><text:span text:style-name="T88">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2" draw:text-style-name="P44" draw:layer="layout" svg:width="4.021cm" svg:height="8.535cm" svg:x="5.715cm" svg:y="2.646cm">
          <text:p text:style-name="P43"><text:span text:style-name="T88">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9" draw:text-style-name="P45" draw:layer="layout" svg:width="4.961cm" svg:height="1.604cm" svg:x="18.686cm" svg:y="9.031cm">
          <text:p text:style-name="P37"><text:span text:style-name="T39">Await connection</text:span></text:p>
          <text:p text:style-name="P37"><text:span text:style-name="T39">request fro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name="Rectangle 2" draw:style-name="gr1" draw:layer="layout" svg:width="13.546cm" svg:height="10.159cm" svg:x="3.387cm" svg:y="1.905cm" draw:page-number="22"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Echo&#10;Server&#10;+ Client&#10;Structure" draw:style-name="dp1" draw:master-page-name="Title_20_and_20_Content" presentation:presentation-page-layout-name="AL2T11">
        <office:forms form:automatic-focus="false" form:apply-design-mode="false"/>
        <draw:custom-shape draw:name="Rounded Rectangle 65" draw:style-name="gr64" draw:text-style-name="P62" xml:id="id14" draw:id="id14" draw:layer="layout" svg:width="11.115cm" svg:height="3.274cm" svg:x="13.226cm" svg:y="15.775cm">
          <text:p text:style-name="P61"><text:span text:style-name="T84">5</text:span><text:span text:style-name="T85">. Drop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4" draw:style-name="gr65" draw:text-style-name="P62" xml:id="id13" draw:id="id13" draw:layer="layout" svg:width="6.411cm" svg:height="2.642cm" svg:x="4.657cm" svg:y="15.728cm">
          <text:p text:style-name="P43"><text:span text:style-name="T84">4</text:span><text:span text:style-name="T85">. Disconnec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3" draw:style-name="gr66" draw:text-style-name="P62" xml:id="id12" draw:id="id12" draw:layer="layout" svg:width="19.87cm" svg:height="4.405cm" svg:x="3.47cm" svg:y="11.301cm">
          <text:p text:style-name="P61"><text:span text:style-name="T84">3</text:span><text:span text:style-name="T85">. Exchange</text:span></text:p>
          <text:p text:style-name="P61"><text:span text:style-name="T85">data</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2" draw:style-name="gr66" draw:text-style-name="P62" xml:id="id11" draw:id="id11" draw:layer="layout" svg:width="5.714cm" svg:height="10.976cm" svg:x="4.868cm" svg:y="0.635cm">
          <text:p text:style-name="P43"><text:span text:style-name="T84">2</text:span><text:span text:style-name="T85">. Start cli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1" draw:style-name="gr66" draw:text-style-name="P62" xml:id="id10" draw:id="id10" draw:layer="layout" svg:width="5.714cm" svg:height="10.976cm" svg:x="12.7cm" svg:y="0.635cm">
          <text:p text:style-name="P43"><text:span text:style-name="T84">1</text:span><text:span text:style-name="T85">. Start ser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74" draw:text-style-name="P64" draw:layer="layout" svg:width="2.327cm" svg:height="2.28cm" svg:x="1.27cm" svg:y="12.364cm">
            <text:p text:style-name="P63"><text:span text:style-name="T90">Client / Server</text:span></text:p>
            <text:p text:style-name="P63"><text:span text:style-name="T90">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023cm" svg:y="2.64cm" presentation:class="title" presentation:user-transformed="true">
          <draw:text-box>
            <text:p text:style-name="P65"><text:span text:style-name="T43">E</text:span><text:span text:style-name="T43">c</text:span><text:span text:style-name="T43">h</text:span><text:span text:style-name="T43">o</text:span><text:span text:style-name="T43"><text:line-break/></text:span><text:span text:style-name="T43">S</text:span><text:span text:style-name="T43">e</text:span><text:span text:style-name="T43">r</text:span><text:span text:style-name="T43">v</text:span><text:span text:style-name="T43">e</text:span><text:span text:style-name="T43">r</text:span><text:span text:style-name="T43"><text:line-break/></text:span><text:span text:style-name="T43">+</text:span><text:span text:style-name="T43"> </text:span><text:span text:style-name="T43">C</text:span><text:span text:style-name="T43">l</text:span><text:span text:style-name="T43">i</text:span><text:span text:style-name="T43">e</text:span><text:span text:style-name="T43">n</text:span><text:span text:style-name="T43">t</text:span><text:span text:style-name="T43"><text:line-break/></text:span><text:span text:style-name="T43">S</text:span><text:span text:style-name="T43">t</text:span><text:span text:style-name="T43">r</text:span><text:span text:style-name="T43">u</text:span><text:span text:style-name="T43">c</text:span><text:span text:style-name="T43">t</text:span><text:span text:style-name="T43">u</text:span><text:span text:style-name="T43">r</text:span><text:span text:style-name="T43">e</text:span></text:p>
          </draw:text-box>
        </draw:frame>
        <draw:custom-shape draw:name="Text Box 14" draw:style-name="gr49" draw:text-style-name="P45" draw:layer="layout" svg:width="2.505cm" svg:height="1.268cm" svg:x="1.675cm" svg:y="1.272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49" draw:text-style-name="P45" draw:layer="layout" svg:width="2.726cm" svg:height="1.268cm" svg:x="19.257cm" svg:y="1.018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72" draw:text-style-name="P44"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72" draw:text-style-name="P44"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72" draw:text-style-name="P44" draw:layer="layout" svg:width="4.232cm" svg:height="1.057cm" svg:x="5.715cm" svg:y="13.991cm">
            <text:p text:style-name="P43"><text:span text:style-name="T88">rio_readlineb</text:span></text:p>
            <text:p text:style-name="P43"><text:span text:style-name="T88">fpu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72" draw:text-style-name="P44" draw:layer="layout" svg:width="4.232cm" svg:height="1.057cm" svg:x="5.715cm" svg:y="12.117cm">
            <text:p text:style-name="P43"><text:span text:style-name="T88">fgets</text:span></text:p>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49" draw:text-style-name="P45"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72" draw:text-style-name="P44"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72" draw:text-style-name="P44"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72" draw:text-style-name="P44"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49" draw:text-style-name="P45"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49" draw:text-style-name="P45" draw:layer="layout" svg:width="4.961cm" svg:height="1.604cm" svg:x="18.686cm" svg:y="9.031cm">
          <text:p text:style-name="P37"><text:span text:style-name="T39">Await connection</text:span></text:p>
          <text:p text:style-name="P37"><text:span text:style-name="T39">request from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72" draw:text-style-name="P44"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2" draw:text-style-name="P44" draw:layer="layout" svg:width="4.021cm" svg:height="6.63cm" svg:x="13.547cm" svg:y="2.646cm">
          <text:p text:style-name="P43"><text:span text:style-name="T88">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2" draw:text-style-name="P44" draw:layer="layout" svg:width="4.021cm" svg:height="8.535cm" svg:x="5.715cm" svg:y="2.646cm">
          <text:p text:style-name="P43"><text:span text:style-name="T88">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name="Rectangle 2" draw:style-name="gr1" draw:layer="layout" svg:width="13.546cm" svg:height="10.159cm" svg:x="3.387cm" svg:y="1.905cm" draw:page-number="23"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Interface" draw:style-name="dp1"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75"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262cm" svg:y="0.635cm" presentation:class="title" presentation:user-transformed="true">
          <draw:text-box>
            <text:p text:style-name="P65"><text:span text:style-name="T43">S</text:span><text:span text:style-name="T43">o</text:span><text:span text:style-name="T43">c</text:span><text:span text:style-name="T43">k</text:span><text:span text:style-name="T43">e</text:span><text:span text:style-name="T43">t</text:span><text:span text:style-name="T43">s</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p>
          </draw:text-box>
        </draw:frame>
        <draw:custom-shape draw:name="Text Box 14" draw:style-name="gr76"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77"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78"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79"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80"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81"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82"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83"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84"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85"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86"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87"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88"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89"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90"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91"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93"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95"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96"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97"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98"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99"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4"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Interface: socket" draw:style-name="dp1"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text:span><text:span text:style-name="T14"> </text:span><text:span text:style-name="T49">s</text:span><text:span text:style-name="T49">o</text:span><text:span text:style-name="T49">c</text:span><text:span text:style-name="T49">k</text:span><text:span text:style-name="T49">e</text:span><text:span text:style-name="T49">t</text:span></text:p>
          </draw:text-box>
        </draw:frame>
        <draw:frame draw:name="Content Placeholder 2" presentation:style-name="pr14" draw:text-style-name="P45" draw:layer="layout" svg:width="21.933cm" svg:height="2.142cm" svg:x="1.102cm" svg:y="3.784cm" presentation:class="outline" presentation:user-transformed="true">
          <draw:text-box>
            <text:list text:style-name="L8">
              <text:list-item>
                <text:p text:style-name="P11"><text:span text:style-name="T15">Clients and servers use the </text:span><text:span text:style-name="T30">socket</text:span><text:span text:style-name="T31"> function to create a </text:span><text:span text:style-name="T92">socket descriptor</text:span><text:span text:style-name="T31">:</text:span></text:p>
              </text:list-item>
            </text:list>
            <text:p text:style-name="P11"><text:span text:style-name="T53"/></text:p>
            <text:list text:continue-numbering="true" text:style-name="L8">
              <text:list-item>
                <text:p text:style-name="P11"><text:span text:style-name="T31">Example:</text:span></text:p>
              </text:list-item>
            </text:list>
            <text:p text:style-name="P11"><text:span text:style-name="T53"/></text:p>
            <text:p text:style-name="P11"><text:span text:style-name="T53"/></text:p>
            <text:p text:style-name="P33"><text:span text:style-name="T53"/></text:p>
            <text:p text:style-name="P33"><text:span text:style-name="T53"/></text:p>
            <text:p text:style-name="P33"><text:span text:style-name="T53"/></text:p>
            <text:p text:style-name="P33"><text:span text:style-name="T31"/></text:p>
            <text:p text:style-name="P33"><text:span text:style-name="T31">Protocol specific! Best practice is to use </text:span><text:span text:style-name="T30">getaddrinfo</text:span><text:span text:style-name="T31"> to generate the parameters automatically, so that code is protocol independent.</text:span></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draw:text-box>
        </draw:frame>
        <draw:custom-shape draw:name="Rectangle 6" draw:style-name="gr100" draw:text-style-name="P48" draw:layer="layout" svg:width="16.082cm" svg:height="0.927cm" svg:x="2.206cm" svg:y="5.842cm">
          <text:p text:style-name="P37"><text:span text:style-name="T40">int socket(int domain, int type, int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01" draw:text-style-name="P48" draw:layer="layout" svg:width="16.42cm" svg:height="0.927cm" svg:x="1.868cm" svg:y="8.382cm">
          <text:p text:style-name="P37"><text:span text:style-name="T40">int clientfd = socket(AF_INET, SOCK_STRE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02" draw:text-style-name="P70" draw:layer="layout" svg:width="7.831cm" svg:height="1.775cm" svg:x="2.752cm" svg:y="10.795cm">
          <text:p text:style-name="P69"><text:span text:style-name="T93">Indicates that we are using 32-bit IPV4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103" draw:text-style-name="P71" draw:layer="layout" svg:width="3.371cm" svg:height="1.175cm" svg:x="6.668cm" svg:y="9.587cm">
          <text:p/>
          <draw:enhanced-geometry draw:mirror-horizontal="false" draw:mirror-vertical="true" svg:viewBox="0 0 21600 21600" draw:type="mso-spt32" draw:enhanced-path="M 0 0 L 21600 21600 N"/>
        </draw:custom-shape>
        <draw:custom-shape draw:name="TextBox 14" draw:style-name="gr104" draw:text-style-name="P16" draw:layer="layout" svg:width="7.831cm" svg:height="2.537cm" svg:x="13.123cm" svg:y="10.795cm">
          <text:p text:style-name="P43"><text:span text:style-name="T93">Indicates that the socket will be the end point of a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6" draw:style-name="gr105" draw:text-style-name="P71" draw:layer="layout" svg:width="2.433cm" svg:height="1.175cm" svg:x="14.573cm" svg:y="9.587cm">
          <text:p/>
          <draw:enhanced-geometry draw:mirror-horizontal="true" draw:mirror-vertical="true" svg:viewBox="0 0 21600 21600" draw:type="mso-spt32" draw:enhanced-path="M 0 0 L 21600 21600 N"/>
        </draw:custom-shape>
        <presentation:notes draw:style-name="dp4">
          <draw:page-thumbnail draw:style-name="gr1" draw:layer="layout" svg:width="13.313cm" svg:height="9.985cm" svg:x="3.485cm" svg:y="2.023cm" draw:page-number="25" presentation:class="page"/>
          <draw:frame presentation:style-name="pr15" draw:text-style-name="P60" draw:layer="layout" svg:width="16.227cm" svg:height="11.982cm" svg:x="2.028cm" svg:y="12.649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106"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262cm" svg:y="0.635cm" presentation:class="title" presentation:user-transformed="true">
          <draw:text-box>
            <text:p text:style-name="P65"><text:span text:style-name="T43">S</text:span><text:span text:style-name="T43">o</text:span><text:span text:style-name="T43">c</text:span><text:span text:style-name="T43">k</text:span><text:span text:style-name="T43">e</text:span><text:span text:style-name="T43">t</text:span><text:span text:style-name="T43">s</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p>
          </draw:text-box>
        </draw:frame>
        <draw:custom-shape draw:name="Text Box 14" draw:style-name="gr107"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08"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109"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0"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11"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2"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113"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14"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15"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16"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17"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118"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19"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20"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21"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122"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123"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124"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5"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6"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127"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128"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6"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Interface: bind" draw:style-name="dp1"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text:span><text:span text:style-name="T14"> </text:span><text:span text:style-name="T49">b</text:span><text:span text:style-name="T49">i</text:span><text:span text:style-name="T49">n</text:span><text:span text:style-name="T49">d</text:span></text:p>
          </draw:text-box>
        </draw:frame>
        <draw:frame draw:name="Content Placeholder 2" presentation:style-name="pr14" draw:text-style-name="P45" draw:layer="layout" svg:width="22.815cm" svg:height="2.142cm" svg:x="1.102cm" svg:y="3.784cm" presentation:class="outline" presentation:user-transformed="true">
          <draw:text-box>
            <text:list text:style-name="L8">
              <text:list-item>
                <text:p text:style-name="P11"><text:span text:style-name="T15">A server uses <text:s/></text:span><text:span text:style-name="T30">bind</text:span><text:span text:style-name="T31"> to ask the kernel to associate the server’s socket address with a socket descriptor:</text:span></text:p>
              </text:list-item>
            </text:list>
            <text:p text:style-name="P11"><text:span text:style-name="T53"/></text:p>
            <text:p text:style-name="P33"><text:span text:style-name="T94"><text:s text:c="6"/></text:span><text:span text:style-name="T95">Recall:</text:span><text:span text:style-name="T96"> typedef struct sockaddr SA;</text:span></text:p>
            <text:list text:continue-numbering="true" text:style-name="L8">
              <text:list-item>
                <text:p text:style-name="P33"><text:span text:style-name="T95">Process can read bytes that arrive on the connection whose endpoint is <text:s/></text:span><text:span text:style-name="T30">addr </text:span><text:span text:style-name="T31">by reading from descriptor </text:span><text:span text:style-name="T30">sockfd</text:span></text:p>
              </text:list-item>
              <text:list-item>
                <text:p text:style-name="P33"><text:span text:style-name="T31">Similarly, writes to </text:span><text:span text:style-name="T30">sockfd</text:span><text:span text:style-name="T31"> are transferred along connection whose endpoint is </text:span><text:span text:style-name="T30">addr</text:span></text:p>
              </text:list-item>
            </text:list>
            <text:p text:style-name="P33"><text:span text:style-name="T31"/></text:p>
            <text:p xml:id="id15" text:id="id15" text:style-name="P33"><text:span text:style-name="T97">Best practice is to use </text:span><text:span text:style-name="T30">getaddrinfo</text:span><text:span text:style-name="T97"> to supply the arguments </text:span><text:span text:style-name="T30">addr</text:span><text:span text:style-name="T97"> and </text:span><text:span text:style-name="T30">addrlen</text:span><text:span text:style-name="T97">. </text:span></text:p>
            <text:p text:style-name="P34"><text:span text:style-name="T45"/></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draw:text-box>
        </draw:frame>
        <draw:custom-shape draw:name="Rectangle 6" draw:style-name="gr129" draw:text-style-name="P48" draw:layer="layout" svg:width="17.436cm" svg:height="0.927cm" svg:x="3.263cm" svg:y="6.247cm">
          <text:p text:style-name="P37"><text:span text:style-name="T40">int bind(int sock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seq>
        </anim:par>
        <presentation:notes draw:style-name="dp4">
          <draw:page-thumbnail draw:style-name="gr1" draw:layer="layout" svg:width="13.313cm" svg:height="9.985cm" svg:x="3.485cm" svg:y="2.023cm" draw:page-number="27" presentation:class="page"/>
          <draw:frame presentation:style-name="pr15" draw:text-style-name="P60" draw:layer="layout" svg:width="16.227cm" svg:height="11.982cm" svg:x="2.028cm" svg:y="12.649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130"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262cm" svg:y="0.635cm" presentation:class="title" presentation:user-transformed="true">
          <draw:text-box>
            <text:p text:style-name="P65"><text:span text:style-name="T43">S</text:span><text:span text:style-name="T43">o</text:span><text:span text:style-name="T43">c</text:span><text:span text:style-name="T43">k</text:span><text:span text:style-name="T43">e</text:span><text:span text:style-name="T43">t</text:span><text:span text:style-name="T43">s</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p>
          </draw:text-box>
        </draw:frame>
        <draw:custom-shape draw:name="Text Box 14" draw:style-name="gr131"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32"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133"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4"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35"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36"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137"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38"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39"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40"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41"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142"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43"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44"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45"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146"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147"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148"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49"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50"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151"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152"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28"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Interface: listen" draw:style-name="dp1"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text:span><text:span text:style-name="T14"> </text:span><text:span text:style-name="T49">l</text:span><text:span text:style-name="T49">i</text:span><text:span text:style-name="T49">s</text:span><text:span text:style-name="T49">t</text:span><text:span text:style-name="T49">e</text:span><text:span text:style-name="T49">n</text:span></text:p>
          </draw:text-box>
        </draw:frame>
        <draw:frame draw:name="Content Placeholder 2" presentation:style-name="pr14" draw:text-style-name="P45" draw:layer="layout" svg:width="21.933cm" svg:height="14.63cm" svg:x="1.102cm" svg:y="3.784cm" presentation:class="outline" presentation:user-transformed="true">
          <draw:text-box>
            <text:list text:style-name="L8">
              <text:list-item>
                <text:p text:style-name="P11"><text:span text:style-name="T15">By default, kernel assumes that descriptor from socket function is an </text:span><text:span text:style-name="T18">active socket </text:span><text:span text:style-name="T15">that will be on the client end of a connection.</text:span></text:p>
              </text:list-item>
              <text:list-item>
                <text:p text:style-name="P11"><text:span text:style-name="T15">A server calls the listen function to tell the kernel that a descriptor will be used by a server rather than a client:</text:span></text:p>
              </text:list-item>
            </text:list>
            <text:p text:style-name="P11"><text:span text:style-name="T15"/></text:p>
            <text:p text:style-name="P33"><text:span text:style-name="T43"/></text:p>
            <text:list text:continue-numbering="true" text:style-name="L8">
              <text:list-item>
                <text:p text:style-name="P33"><text:span text:style-name="T15">Converts </text:span><text:span text:style-name="T30">sockfd</text:span><text:span text:style-name="T31"> from an active socket to a </text:span><text:span text:style-name="T98">listening socket</text:span><text:span text:style-name="T31"> that can accept connection requests from clients. </text:span></text:p>
              </text:list-item>
            </text:list>
            <text:p text:style-name="P34"><text:span text:style-name="T45"/></text:p>
            <text:list text:style-name="L10">
              <text:list-item>
                <text:p text:style-name="P33"><text:span text:style-name="T30">backlog </text:span><text:span text:style-name="T97">is a hint about the number of outstanding connection requests that the kernel should queue up before starting to refuse requests. </text:span></text:p>
              </text:list-item>
            </text:list>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draw:text-box>
        </draw:frame>
        <draw:custom-shape draw:name="Rectangle 6" draw:style-name="gr153" draw:text-style-name="P48" draw:layer="layout" svg:width="12.695cm" svg:height="0.927cm" svg:x="4.826cm" svg:y="8.471cm">
          <text:p text:style-name="P37"><text:span text:style-name="T40">int listen(int sockfd, int back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29" presentation:class="page"/>
          <draw:frame presentation:style-name="pr15" draw:text-style-name="P60" draw:layer="layout" svg:width="16.227cm" svg:height="11.982cm" svg:x="2.028cm" svg:y="12.649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154"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262cm" svg:y="0.635cm" presentation:class="title" presentation:user-transformed="true">
          <draw:text-box>
            <text:p text:style-name="P65"><text:span text:style-name="T43">S</text:span><text:span text:style-name="T43">o</text:span><text:span text:style-name="T43">c</text:span><text:span text:style-name="T43">k</text:span><text:span text:style-name="T43">e</text:span><text:span text:style-name="T43">t</text:span><text:span text:style-name="T43">s</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p>
          </draw:text-box>
        </draw:frame>
        <draw:custom-shape draw:name="Text Box 14" draw:style-name="gr155"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56"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157"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58"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59"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60"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161"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62"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63"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64"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65"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166"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67"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68"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69"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170"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171"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172"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73"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74"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175"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176"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0"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Interface: accept" draw:style-name="dp1"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text:span><text:span text:style-name="T14"> </text:span><text:span text:style-name="T49">a</text:span><text:span text:style-name="T49">c</text:span><text:span text:style-name="T49">c</text:span><text:span text:style-name="T49">e</text:span><text:span text:style-name="T49">p</text:span><text:span text:style-name="T49">t</text:span></text:p>
          </draw:text-box>
        </draw:frame>
        <draw:frame draw:name="Content Placeholder 2" presentation:style-name="pr14" draw:text-style-name="P45" draw:layer="layout" svg:width="21.933cm" svg:height="14.63cm" svg:x="1.102cm" svg:y="3.784cm" presentation:class="outline" presentation:user-transformed="true">
          <draw:text-box>
            <text:list text:style-name="L8">
              <text:list-item>
                <text:p text:style-name="P11"><text:span text:style-name="T15">Servers wait for connection requests from clients by calling </text:span><text:span text:style-name="T30">accept</text:span><text:span text:style-name="T31">:</text:span></text:p>
              </text:list-item>
            </text:list>
            <text:p text:style-name="P33"><text:span text:style-name="T53"/></text:p>
            <text:p text:style-name="P33"><text:span text:style-name="T53"/></text:p>
            <text:list text:continue-numbering="true" text:style-name="L8">
              <text:list-item>
                <text:p text:style-name="P33"><text:span text:style-name="T31">Waits for connection request to arrive on the connection bound to </text:span><text:span text:style-name="T30">listenfd</text:span><text:span text:style-name="T31">, then fills in client’s socket address in </text:span><text:span text:style-name="T30">addr</text:span><text:span text:style-name="T31"> and size of the socket address in </text:span><text:span text:style-name="T30">addrlen</text:span><text:span text:style-name="T31">. </text:span></text:p>
              </text:list-item>
            </text:list>
            <text:p text:style-name="P33"><text:span text:style-name="T31"/></text:p>
            <text:list text:continue-numbering="true" text:style-name="L8">
              <text:list-item>
                <text:p text:style-name="P33"><text:span text:style-name="T31">Returns a </text:span><text:span text:style-name="T98">connected descriptor </text:span><text:span text:style-name="T31">that can be used to communicate with the client via Unix I/O routines. </text:span></text:p>
              </text:list-item>
            </text:list>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draw:text-box>
        </draw:frame>
        <draw:custom-shape draw:name="Rectangle 6" draw:style-name="gr177" draw:text-style-name="P48" draw:layer="layout" svg:width="17.098cm" svg:height="0.927cm" svg:x="3.302cm" svg:y="5.842cm">
          <text:p text:style-name="P37"><text:span text:style-name="T40">int accept(int listenfd, SA *addr, in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31" presentation:class="page"/>
          <draw:frame presentation:style-name="pr15" draw:text-style-name="P60" draw:layer="layout" svg:width="16.227cm" svg:height="11.982cm" svg:x="2.028cm" svg:y="12.649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178"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28" draw:layer="layout" svg:width="5.926cm" svg:height="3.318cm" svg:x="19.262cm" svg:y="0.635cm" presentation:class="title" presentation:user-transformed="true">
          <draw:text-box>
            <text:p text:style-name="P65"><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p>
          </draw:text-box>
        </draw:frame>
        <draw:custom-shape draw:name="Text Box 14" draw:style-name="gr179"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80"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181"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82"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83"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4"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185"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86"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87"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88"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189"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190"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91"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92"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93"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194"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195"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196"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97"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98"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199"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200"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2"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Interface: connect" draw:style-name="dp1"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span text:style-name="T14">:</text:span><text:span text:style-name="T14"> </text:span><text:span text:style-name="T49">c</text:span><text:span text:style-name="T49">o</text:span><text:span text:style-name="T49">n</text:span><text:span text:style-name="T49">n</text:span><text:span text:style-name="T49">e</text:span><text:span text:style-name="T49">c</text:span><text:span text:style-name="T49">t</text:span></text:p>
          </draw:text-box>
        </draw:frame>
        <draw:frame draw:name="Content Placeholder 2" presentation:style-name="pr14" draw:text-style-name="P45" draw:layer="layout" svg:width="22.392cm" svg:height="2.142cm" svg:x="1.102cm" svg:y="3.784cm" presentation:class="outline" presentation:user-transformed="true">
          <draw:text-box>
            <text:list text:style-name="L8">
              <text:list-item>
                <text:p text:style-name="P11"><text:span text:style-name="T15">A client establishes a connection with a server by calling connect:</text:span></text:p>
              </text:list-item>
            </text:list>
            <text:p text:style-name="P11"><text:span text:style-name="T43"/></text:p>
            <text:list text:continue-numbering="true" text:style-name="L8">
              <text:list-item>
                <text:p text:style-name="P11"><text:span text:style-name="T15">Attempts to establish a connection with server at socket address </text:span><text:span text:style-name="T30">addr</text:span></text:p>
              </text:list-item>
            </text:list>
            <text:list text:style-name="L10">
              <text:list-item>
                <text:list>
                  <text:list-item>
                    <text:p text:style-name="P12"><text:span text:style-name="T50">If successful, then </text:span><text:span text:style-name="T45">clientfd</text:span><text:span text:style-name="T50"> is now ready for reading and writing. </text:span></text:p>
                  </text:list-item>
                  <text:list-item>
                    <text:p text:style-name="P12"><text:span text:style-name="T50">Resulting connection is <text:s/>characterized by socket pair</text:span></text:p>
                  </text:list-item>
                </text:list>
              </text:list-item>
            </text:list>
            <text:p text:style-name="P47"><text:span text:style-name="T50"><text:tab/></text:span><text:span text:style-name="T45">(x:y, addr.sin_addr:addr.sin_port)</text:span></text:p>
            <text:list text:style-name="L25">
              <text:list-item>
                <text:list>
                  <text:list-item>
                    <text:list>
                      <text:list-item>
                        <text:p text:style-name="P3"><text:span text:style-name="T45">x</text:span><text:span text:style-name="T50"> is client address</text:span></text:p>
                      </text:list-item>
                      <text:list-item>
                        <text:p text:style-name="P3"><text:span text:style-name="T45">y</text:span><text:span text:style-name="T50"> is ephemeral port that uniquely identifies client process on client host</text:span></text:p>
                      </text:list-item>
                    </text:list>
                  </text:list-item>
                </text:list>
              </text:list-item>
            </text:list>
            <text:p text:style-name="P33"><text:span text:style-name="T97">Best practice is to use <text:s/></text:span><text:span text:style-name="T30">getaddrinfo</text:span><text:span text:style-name="T97"> <text:s/>to supply the arguments </text:span><text:span text:style-name="T30">addr</text:span><text:span text:style-name="T97"> and </text:span><text:span text:style-name="T30">addrlen</text:span><text:span text:style-name="T97">. </text:span></text:p>
            <text:p text:style-name="P33"><text:span text:style-name="T53"/></text:p>
            <text:p text:style-name="P33"><text:span text:style-name="T53"/></text:p>
            <text:p text:style-name="P33"><text:span text:style-name="T53"/></text:p>
            <text:p text:style-name="P33"><text:span text:style-name="T53"/></text:p>
            <text:p text:style-name="P33"><text:span text:style-name="T53"/></text:p>
            <text:p text:style-name="P33"><text:span text:style-name="T53"/></text:p>
          </draw:text-box>
        </draw:frame>
        <draw:custom-shape draw:name="Rectangle 6" draw:style-name="gr201" draw:text-style-name="P48" draw:layer="layout" svg:width="19.13cm" svg:height="0.927cm" svg:x="3.06cm" svg:y="5.169cm">
          <text:p text:style-name="P37"><text:span text:style-name="T40">int connect(int client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33" presentation:class="page"/>
          <draw:frame presentation:style-name="pr15" draw:text-style-name="P60" draw:layer="layout" svg:width="16.227cm" svg:height="11.982cm" svg:x="2.028cm" svg:y="12.649cm" presentation:class="notes" presentation:placeholder="true">
            <draw:text-box/>
          </draw:frame>
        </presentation:notes>
      </draw:page>
      <draw:page draw:name="accept Illustrated" draw:style-name="dp1" draw:master-page-name="Title_20_and_20_Content" presentation:presentation-page-layout-name="AL2T11">
        <office:forms form:automatic-focus="false" form:apply-design-mode="false"/>
        <draw:frame draw:name="Rectangle 2" presentation:style-name="pr9" draw:text-style-name="P28" draw:layer="layout" svg:width="23.282cm" svg:height="1.591cm" svg:x="0.914cm" svg:y="1.324cm" presentation:class="title" presentation:user-transformed="true">
          <draw:text-box>
            <text:p text:style-name="P27"><text:span text:style-name="T99">a</text:span><text:span text:style-name="T99">c</text:span><text:span text:style-name="T99">c</text:span><text:span text:style-name="T99">e</text:span><text:span text:style-name="T99">p</text:span><text:span text:style-name="T99">t</text:span><text:span text:style-name="T14"> </text:span><text:span text:style-name="T14">I</text:span><text:span text:style-name="T14">l</text:span><text:span text:style-name="T14">l</text:span><text:span text:style-name="T14">u</text:span><text:span text:style-name="T14">s</text:span><text:span text:style-name="T14">t</text:span><text:span text:style-name="T14">r</text:span><text:span text:style-name="T14">a</text:span><text:span text:style-name="T14">t</text:span><text:span text:style-name="T14">e</text:span><text:span text:style-name="T14">d</text:span></text:p>
          </draw:text-box>
        </draw:frame>
        <draw:custom-shape draw:name="Text Box 4" draw:style-name="gr202" draw:text-style-name="P16" draw:layer="layout" svg:width="4.228cm" svg:height="0.928cm" svg:x="8.251cm" svg:y="3.447cm">
          <text:p text:style-name="P43"><text:span text:style-name="T40">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3" draw:text-style-name="P15" draw:layer="layout" svg:width="2.94cm" svg:height="1.613cm" svg:x="1.305cm" svg:y="4.379cm">
          <text:p text:style-name="P43"><text:span text:style-name="T3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04" draw:text-style-name="P19" draw:layer="layout" svg:width="9.149cm" svg:height="3.3cm" svg:x="13.921cm" svg:y="4.05cm">
          <text:p text:style-name="P37"><text:span text:style-name="T100">1. Server blocks in </text:span><text:span text:style-name="T101">accept</text:span><text:span text:style-name="T100">, waiting for connection request on listening descriptor </text:span><text:span text:style-name="T101">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05" draw:text-style-name="P16" draw:layer="layout" svg:width="3.212cm" svg:height="0.928cm" svg:x="2.794cm" svg:y="5.855cm">
          <text:p text:style-name="P43"><text:span text:style-name="T40">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6" draw:text-style-name="P15" draw:layer="layout" svg:width="2.94cm" svg:height="1.613cm" svg:x="9.582cm" svg:y="4.379cm">
          <text:p text:style-name="P43"><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07" draw:text-style-name="P16" xml:id="id16" draw:id="id16" draw:layer="layout" svg:width="4.228cm" svg:height="0.928cm" svg:x="8.251cm" svg:y="8.637cm">
          <text:p text:style-name="P43"><text:span text:style-name="T40">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208" draw:text-style-name="P15" xml:id="id17" draw:id="id17" draw:layer="layout" svg:width="2.94cm" svg:height="1.613cm" svg:x="1.305cm" svg:y="9.569cm">
          <text:p text:style-name="P43"><text:span text:style-name="T3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209" draw:text-style-name="P16" xml:id="id18" draw:id="id18" draw:layer="layout" svg:width="3.212cm" svg:height="0.928cm" svg:x="2.794cm" svg:y="11.045cm">
          <text:p text:style-name="P43"><text:span text:style-name="T40">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210" draw:text-style-name="P15" xml:id="id19" draw:id="id19" draw:layer="layout" svg:width="2.94cm" svg:height="1.613cm" svg:x="9.582cm" svg:y="9.569cm">
          <text:p text:style-name="P43"><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6" draw:style-name="gr71" draw:text-style-name="P13" xml:id="id20" draw:id="id20" draw:layer="layout" svg:width="4.867cm" svg:height="0cm" svg:x="4.268cm" svg:y="9.93cm" svg:viewBox="0 0 4868 1" draw:points="0,0 4868,1">
          <text:p/>
        </draw:polyline>
        <draw:custom-shape draw:name="Text Box 17" draw:style-name="gr211" draw:text-style-name="P19" xml:id="id21" draw:id="id21" draw:layer="layout" svg:width="10.741cm" svg:height="1.776cm" svg:x="14.023cm" svg:y="9.199cm">
          <text:p text:style-name="P37"><text:span text:style-name="T100">2. Client makes connection request by calling and blocking in </text:span><text:span text:style-name="T101">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12" draw:text-style-name="P16" xml:id="id22" draw:id="id22" draw:layer="layout" svg:width="3.162cm" svg:height="1.604cm" svg:x="4.7cm" svg:y="8.128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213" draw:text-style-name="P16" xml:id="id25" draw:id="id25" draw:layer="layout" svg:width="4.228cm" svg:height="0.928cm" svg:x="8.215cm" svg:y="13.722cm">
          <text:p text:style-name="P43"><text:span text:style-name="T40">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14" draw:text-style-name="P15" xml:id="id26" draw:id="id26" draw:layer="layout" svg:width="2.94cm" svg:height="1.613cm" svg:x="1.27cm" svg:y="14.654cm">
          <text:p text:style-name="P43"><text:span text:style-name="T3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15" draw:text-style-name="P16" xml:id="id27" draw:id="id27" draw:layer="layout" svg:width="3.212cm" svg:height="0.928cm" svg:x="2.759cm" svg:y="16.129cm">
          <text:p text:style-name="P43"><text:span text:style-name="T40">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16" draw:text-style-name="P15" xml:id="id28" draw:id="id28" draw:layer="layout" svg:width="2.94cm" svg:height="1.613cm" svg:x="9.547cm" svg:y="14.654cm">
          <text:p text:style-name="P43"><text:span text:style-name="T3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17" draw:text-style-name="P19" xml:id="id29" draw:id="id29" draw:layer="layout" svg:width="11.138cm" svg:height="3.3cm" svg:x="14.049cm" svg:y="14.287cm">
          <text:p text:style-name="P37"><text:span text:style-name="T100">3. Server returns </text:span><text:span text:style-name="T101">connfd</text:span><text:span text:style-name="T100"> from </text:span><text:span text:style-name="T101">accept</text:span><text:span text:style-name="T100">. Client returns from </text:span><text:span text:style-name="T101">connect</text:span><text:span text:style-name="T100">. Connection is now established between </text:span><text:span text:style-name="T101">clientfd</text:span><text:span text:style-name="T100"> <text:s/>and <text:s/></text:span><text:span text:style-name="T101">con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6" draw:style-name="gr218" draw:text-style-name="P46" xml:id="id30" draw:id="id30" draw:layer="layout" svg:width="0.356cm" svg:height="0.356cm" svg:x="9.413cm" svg:y="15.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27" draw:style-name="gr219" draw:text-style-name="P16" xml:id="id31" draw:id="id31" draw:layer="layout" svg:width="3.551cm" svg:height="0.928cm" svg:x="8.527cm" svg:y="16.165cm">
          <text:p text:style-name="P43"><text:span text:style-name="T40">connf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28" draw:style-name="gr51" draw:text-style-name="P13" xml:id="id32" draw:id="id32" draw:layer="layout" svg:width="4.655cm" svg:height="0cm" svg:x="4.586cm" svg:y="15.897cm" svg:viewBox="0 0 4656 1" draw:points="0,0 4656,1">
          <text:p/>
        </draw:polyline>
        <draw:custom-shape draw:name="Oval 5" draw:style-name="gr218" draw:text-style-name="P46" draw:layer="layout" svg:width="0.356cm" svg:height="0.356cm" svg:x="4.054cm" svg:y="5.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gr218" draw:text-style-name="P46" xml:id="id23" draw:id="id23" draw:layer="layout" svg:width="0.356cm" svg:height="0.356cm" svg:x="4.054cm" svg:y="10.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218" draw:text-style-name="P46" xml:id="id33" draw:id="id33" draw:layer="layout" svg:width="0.356cm" svg:height="0.356cm" svg:x="4.054cm" svg:y="1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 draw:style-name="gr220" draw:text-style-name="P72" draw:layer="layout" svg:width="0.356cm" svg:height="0.356cm" svg:x="9.413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220" draw:text-style-name="P72" xml:id="id24" draw:id="id24" draw:layer="layout" svg:width="0.356cm" svg:height="0.356cm" svg:x="9.413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220" draw:text-style-name="P72" xml:id="id34" draw:id="id34" draw:layer="layout" svg:width="0.356cm" svg:height="0.356cm" svg:x="9.413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name="Rectangle 2" draw:style-name="gr1" draw:layer="layout" svg:width="13.546cm" svg:height="10.159cm" svg:x="3.387cm" svg:y="1.905cm" draw:page-number="34"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Connected vs. Listening Descriptors" draw:style-name="dp1" draw:master-page-name="Title_20_and_20_Content" presentation:presentation-page-layout-name="AL2T11">
        <office:forms form:automatic-focus="false" form:apply-design-mode="false"/>
        <draw:frame draw:name="Rectangle 1026" presentation:style-name="pr9" draw:text-style-name="P28" draw:layer="layout" svg:width="21.088cm" svg:height="2.116cm" svg:x="0.992cm" svg:y="1.21cm" presentation:class="title" presentation:user-transformed="true">
          <draw:text-box>
            <text:p text:style-name="P27"><text:span text:style-name="T14">C</text:span><text:span text:style-name="T14">o</text:span><text:span text:style-name="T14">n</text:span><text:span text:style-name="T14">n</text:span><text:span text:style-name="T14">e</text:span><text:span text:style-name="T14">c</text:span><text:span text:style-name="T14">t</text:span><text:span text:style-name="T14">e</text:span><text:span text:style-name="T14">d</text:span><text:span text:style-name="T14"> </text:span><text:span text:style-name="T14">v</text:span><text:span text:style-name="T14">s</text:span><text:span text:style-name="T14">.</text:span><text:span text:style-name="T14"> </text:span><text:span text:style-name="T14">L</text:span><text:span text:style-name="T14">i</text:span><text:span text:style-name="T14">s</text:span><text:span text:style-name="T14">t</text:span><text:span text:style-name="T14">e</text:span><text:span text:style-name="T14">n</text:span><text:span text:style-name="T14">i</text:span><text:span text:style-name="T14">n</text:span><text:span text:style-name="T14">g</text:span><text:span text:style-name="T14"> </text:span><text:span text:style-name="T14">D</text:span><text:span text:style-name="T14">e</text:span><text:span text:style-name="T14">s</text:span><text:span text:style-name="T14">c</text:span><text:span text:style-name="T14">r</text:span><text:span text:style-name="T14">i</text:span><text:span text:style-name="T14">p</text:span><text:span text:style-name="T14">t</text:span><text:span text:style-name="T14">o</text:span><text:span text:style-name="T14">r</text:span><text:span text:style-name="T14">s</text:span></text:p>
          </draw:text-box>
        </draw:frame>
        <draw:frame draw:name="Rectangle 1027" presentation:style-name="pr10" draw:text-style-name="P45" draw:layer="layout" svg:width="21.933cm" svg:height="14.419cm" svg:x="1.012cm" svg:y="3.784cm" presentation:class="outline" presentation:user-transformed="true">
          <draw:text-box>
            <text:list text:style-name="L8">
              <text:list-item>
                <text:p text:style-name="P29"><text:span text:style-name="T15">Listening descriptor</text:span></text:p>
              </text:list-item>
            </text:list>
            <text:list text:style-name="L10">
              <text:list-item>
                <text:list>
                  <text:list-item>
                    <text:p text:style-name="P30"><text:span text:style-name="T16">End point for client connection </text:span><text:span text:style-name="T102">requests</text:span></text:p>
                  </text:list-item>
                  <text:list-item>
                    <text:p text:style-name="P30"><text:span text:style-name="T16">Created once and exists for lifetime of the server</text:span></text:p>
                  </text:list-item>
                </text:list>
              </text:list-item>
            </text:list>
            <text:p text:style-name="P29"><text:span text:style-name="T15"/></text:p>
            <text:list text:continue-numbering="true" text:style-name="L10">
              <text:list-item>
                <text:p text:style-name="P29"><text:span text:style-name="T15">Connected descriptor</text:span></text:p>
                <text:list>
                  <text:list-item>
                    <text:p text:style-name="P30"><text:span text:style-name="T16">End point of the </text:span><text:span text:style-name="T102">connection</text:span><text:span text:style-name="T16"> between client and server</text:span></text:p>
                  </text:list-item>
                  <text:list-item>
                    <text:p text:style-name="P30"><text:span text:style-name="T16">A new descriptor is created each time the server accepts a connection request from a client</text:span></text:p>
                  </text:list-item>
                  <text:list-item>
                    <text:p text:style-name="P30"><text:span text:style-name="T16">Exists only as long as it takes to service client</text:span></text:p>
                  </text:list-item>
                </text:list>
              </text:list-item>
            </text:list>
            <text:p text:style-name="P29"><text:span text:style-name="T15"/></text:p>
            <text:list text:continue-numbering="true" text:style-name="L10">
              <text:list-item>
                <text:p text:style-name="P29"><text:span text:style-name="T15">Why the distinction?</text:span></text:p>
                <text:list>
                  <text:list-item>
                    <text:p xml:id="id35" text:id="id35" text:style-name="P30"><text:span text:style-name="T16">Allows for concurrent servers that can communicate over many client connections simultaneously</text:span></text:p>
                  </text:list-item>
                </text:list>
              </text:list-item>
            </text:list>
            <text:list text:style-name="L11">
              <text:list-item>
                <text:list>
                  <text:list-item>
                    <text:list>
                      <text:list-item>
                        <text:p xml:id="id36" text:id="id36" text:style-name="P31"><text:span text:style-name="T16">E.g., Each time we receive a new request, we fork a child to handle the request</text:span></text:p>
                      </text:list-item>
                    </text:list>
                  </text:list-item>
                </text:list>
              </text:list-item>
            </text:list>
            <text:p text:style-name="P29"><text:span text:style-name="T43"/></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seq>
        </anim:par>
        <presentation:notes draw:style-name="dp2">
          <draw:page-thumbnail draw:name="Rectangle 2" draw:style-name="gr1" draw:layer="layout" svg:width="13.546cm" svg:height="10.159cm" svg:x="3.387cm" svg:y="1.905cm" draw:page-number="35"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age36" draw:style-name="dp1"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221"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262cm" svg:y="0.635cm" presentation:class="title" presentation:user-transformed="true">
          <draw:text-box>
            <text:p text:style-name="P65"><text:span text:style-name="T43">S</text:span><text:span text:style-name="T43">o</text:span><text:span text:style-name="T43">c</text:span><text:span text:style-name="T43">k</text:span><text:span text:style-name="T43">e</text:span><text:span text:style-name="T43">t</text:span><text:span text:style-name="T43">s</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p>
          </draw:text-box>
        </draw:frame>
        <draw:custom-shape draw:name="Text Box 14" draw:style-name="gr222"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23"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224"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25"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26"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27"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228"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29"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30"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31"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32"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233"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34"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35"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36"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237"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238"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239"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40"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41"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242"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243"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6"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Helper: open_clientfd" draw:style-name="dp5" draw:master-page-name="Title_20_and_20_Content" presentation:presentation-page-layout-name="AL2T11">
        <office:forms form:automatic-focus="false" form:apply-design-mode="false"/>
        <draw:frame draw:name="Title 1" presentation:style-name="pr9" draw:text-style-name="P28" draw:layer="layout" svg:width="21.088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H</text:span><text:span text:style-name="T14">e</text:span><text:span text:style-name="T14">l</text:span><text:span text:style-name="T14">p</text:span><text:span text:style-name="T14">e</text:span><text:span text:style-name="T14">r</text:span><text:span text:style-name="T14">:</text:span><text:span text:style-name="T14"> </text:span><text:span text:style-name="T49">o</text:span><text:span text:style-name="T49">p</text:span><text:span text:style-name="T49">e</text:span><text:span text:style-name="T49">n</text:span><text:span text:style-name="T49">_</text:span><text:span text:style-name="T49">c</text:span><text:span text:style-name="T49">l</text:span><text:span text:style-name="T49">i</text:span><text:span text:style-name="T49">e</text:span><text:span text:style-name="T49">n</text:span><text:span text:style-name="T49">t</text:span><text:span text:style-name="T49">f</text:span><text:span text:style-name="T49">d</text:span></text:p>
          </draw:text-box>
        </draw:frame>
        <draw:custom-shape draw:name="Rectangle 3" draw:style-name="gr244" draw:text-style-name="P48" draw:layer="layout" svg:width="23.871cm" svg:height="7.687cm" svg:x="0.753cm" svg:y="5.503cm">
          <text:p text:style-name="P37"><text:span text:style-name="T61">int</text:span><text:span text:style-name="T59"> </text:span><text:span text:style-name="T62">open_clientfd</text:span><text:span text:style-name="T59">(</text:span><text:span text:style-name="T61">char</text:span><text:span text:style-name="T59"> *</text:span><text:span text:style-name="T63">hostname</text:span><text:span text:style-name="T59">, </text:span><text:span text:style-name="T61">char</text:span><text:span text:style-name="T59"> *</text:span><text:span text:style-name="T63">port</text:span><text:span text:style-name="T59">) {</text:span></text:p>
          <text:p text:style-name="P37"><text:span text:style-name="T59"><text:s text:c="2"/></text:span><text:span text:style-name="T61">int</text:span><text:span text:style-name="T59"> </text:span><text:span text:style-name="T63">clientfd</text:span><text:span text:style-name="T59">;</text:span></text:p>
          <text:p text:style-name="P37"><text:span text:style-name="T59"><text:s text:c="2"/></text:span><text:span text:style-name="T64">struct</text:span><text:span text:style-name="T59"> </text:span><text:span text:style-name="T61">addrinfo</text:span><text:span text:style-name="T59"> </text:span><text:span text:style-name="T63">hints</text:span><text:span text:style-name="T59">, *</text:span><text:span text:style-name="T63">listp</text:span><text:span text:style-name="T59">, *</text:span><text:span text:style-name="T63">p</text:span><text:span text:style-name="T59">;</text:span></text:p>
          <text:p text:style-name="P37"><text:span text:style-name="T59"/></text:p>
          <text:p text:style-name="P37"><text:span text:style-name="T59"><text:s text:c="2"/></text:span><text:span text:style-name="T67">/* Get a list of potential server addresses */</text:span></text:p>
          <text:p text:style-name="P37"><text:span text:style-name="T59"><text:s text:c="2"/></text:span><text:span text:style-name="T59">memset(&amp;hints, 0, </text:span><text:span text:style-name="T64">sizeof</text:span><text:span text:style-name="T59">(</text:span><text:span text:style-name="T64">struct</text:span><text:span text:style-name="T59"> </text:span><text:span text:style-name="T61">addrinfo</text:span><text:span text:style-name="T59">));</text:span></text:p>
          <text:p text:style-name="P37"><text:span text:style-name="T59"><text:s text:c="2"/></text:span><text:span text:style-name="T59">hints.ai_socktype = SOCK_STREAM; <text:s/></text:span><text:span text:style-name="T67">/* Open a connection */</text:span></text:p>
          <text:p text:style-name="P37"><text:span text:style-name="T59"><text:s text:c="2"/></text:span><text:span text:style-name="T59">hints.ai_flags = AI_NUMERICSERV; <text:s/></text:span><text:span text:style-name="T67">/* …using numeric port arg. */</text:span></text:p>
          <text:p text:style-name="P37"><text:span text:style-name="T59"><text:s text:c="2"/></text:span><text:span text:style-name="T59">hints.ai_flags |= AI_ADDRCONFIG; <text:s/></text:span><text:span text:style-name="T67">/* Recommended for connections */</text:span></text:p>
          <text:p text:style-name="P37"><text:span text:style-name="T59"><text:s text:c="2"/></text:span><text:span text:style-name="T59">Getaddrinfo(hostname, port, &amp;hints, &amp;listp);</text:span></text:p>
          <text:p text:style-name="P37"><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45" draw:text-style-name="P19" draw:layer="layout" svg:width="2.45cm" svg:height="1.013cm" svg:x="22.452cm" svg:y="12.309cm">
          <text:p text:style-name="P37"><text:span text:style-name="T66">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4" draw:text-style-name="P32" draw:layer="layout" svg:width="21.933cm" svg:height="13.81cm" svg:x="1.102cm" svg:y="3.784cm" presentation:class="outline" presentation:user-transformed="true">
          <draw:text-box>
            <text:list text:style-name="L8">
              <text:list-item>
                <text:p text:style-name="P11"><text:span text:style-name="T15">Establish a connection with a server</text:span></text:p>
              </text:list-item>
            </text:list>
          </draw:text-box>
        </draw:frame>
        <presentation:notes draw:style-name="dp4">
          <draw:page-thumbnail draw:style-name="gr1" draw:layer="layout" svg:width="13.313cm" svg:height="9.985cm" svg:x="3.485cm" svg:y="2.023cm" draw:page-number="37" presentation:class="page"/>
          <draw:frame presentation:style-name="pr15" draw:text-style-name="P60" draw:layer="layout" svg:width="16.227cm" svg:height="11.982cm" svg:x="2.028cm" svg:y="12.649cm" presentation:class="notes" presentation:placeholder="true">
            <draw:text-box/>
          </draw:frame>
        </presentation:notes>
      </draw:page>
      <draw:page draw:name="Sockets Helper: open_clientfd (cont)" draw:style-name="dp5" draw:master-page-name="Title_20_and_20_Content" presentation:presentation-page-layout-name="AL2T11">
        <office:forms form:automatic-focus="false" form:apply-design-mode="false"/>
        <draw:frame draw:name="Title 1" presentation:style-name="pr9" draw:text-style-name="P28" draw:layer="layout" svg:width="23.984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H</text:span><text:span text:style-name="T14">e</text:span><text:span text:style-name="T14">l</text:span><text:span text:style-name="T14">p</text:span><text:span text:style-name="T14">e</text:span><text:span text:style-name="T14">r</text:span><text:span text:style-name="T14">:</text:span><text:span text:style-name="T14"> </text:span><text:span text:style-name="T49">o</text:span><text:span text:style-name="T49">p</text:span><text:span text:style-name="T49">e</text:span><text:span text:style-name="T49">n</text:span><text:span text:style-name="T49">_</text:span><text:span text:style-name="T49">c</text:span><text:span text:style-name="T49">l</text:span><text:span text:style-name="T49">i</text:span><text:span text:style-name="T49">e</text:span><text:span text:style-name="T49">n</text:span><text:span text:style-name="T49">t</text:span><text:span text:style-name="T49">f</text:span><text:span text:style-name="T49">d</text:span><text:span text:style-name="T51"> </text:span><text:span text:style-name="T51">(</text:span><text:span text:style-name="T51">c</text:span><text:span text:style-name="T51">o</text:span><text:span text:style-name="T51">n</text:span><text:span text:style-name="T51">t</text:span><text:span text:style-name="T51">)</text:span></text:p>
          </draw:text-box>
        </draw:frame>
        <draw:custom-shape draw:name="Rectangle 4" draw:style-name="gr246" draw:text-style-name="P48" draw:layer="layout" svg:width="23.194cm" svg:height="13.771cm" svg:x="1.001cm" svg:y="4.233cm">
          <text:p text:style-name="P37"><text:span text:style-name="T59"><text:s text:c="4"/></text:span><text:span text:style-name="T67">/* Walk the list for one that we can successfully connect to */</text:span></text:p>
          <text:p text:style-name="P37"><text:span text:style-name="T59"><text:s text:c="4"/></text:span><text:span text:style-name="T64">for</text:span><text:span text:style-name="T59"> (p = listp; p; p = p-&gt;ai_next) {</text:span></text:p>
          <text:p text:style-name="P37"><text:span text:style-name="T59"><text:s text:c="8"/></text:span><text:span text:style-name="T67">/* Create a socket descriptor */</text:span></text:p>
          <text:p text:style-name="P37"><text:span text:style-name="T59"><text:s text:c="8"/></text:span><text:span text:style-name="T64">if</text:span><text:span text:style-name="T59"> ((clientfd = socket(p-&gt;ai_family, p-&gt;ai_socktype, </text:span></text:p>
          <text:p text:style-name="P37"><text:span text:style-name="T59"><text:s text:c="31"/></text:span><text:span text:style-name="T59">p-&gt;ai_protocol)) &lt; 0)</text:span></text:p>
          <text:p text:style-name="P37"><text:span text:style-name="T59"><text:s text:c="12"/></text:span><text:span text:style-name="T64">continue</text:span><text:span text:style-name="T59">; </text:span><text:span text:style-name="T67">/* Socket failed, try the next */</text:span></text:p>
          <text:p text:style-name="P37"><text:span text:style-name="T59"/></text:p>
          <text:p text:style-name="P37"><text:span text:style-name="T59"><text:s text:c="8"/></text:span><text:span text:style-name="T67">/* Connect to the server */</text:span></text:p>
          <text:p text:style-name="P37"><text:span text:style-name="T59"><text:s text:c="8"/></text:span><text:span text:style-name="T64">if</text:span><text:span text:style-name="T59"> (connect(clientfd, p-&gt;ai_addr, p-&gt;ai_addrlen) != -1)</text:span></text:p>
          <text:p text:style-name="P37"><text:span text:style-name="T59"><text:s text:c="12"/></text:span><text:span text:style-name="T64">break</text:span><text:span text:style-name="T59">; </text:span><text:span text:style-name="T67">/* Success */</text:span></text:p>
          <text:p text:style-name="P37"><text:span text:style-name="T59"><text:s text:c="8"/></text:span><text:span text:style-name="T59">Close(clientfd); </text:span><text:span text:style-name="T67">/* Connect failed, try another */</text:span></text:p>
          <text:p text:style-name="P37"><text:span text:style-name="T59"><text:s text:c="4"/></text:span><text:span text:style-name="T59">}</text:span></text:p>
          <text:p text:style-name="P37"><text:span text:style-name="T59"/></text:p>
          <text:p text:style-name="P37"><text:span text:style-name="T59"><text:s text:c="4"/></text:span><text:span text:style-name="T67">/* Clean up */</text:span></text:p>
          <text:p text:style-name="P37"><text:span text:style-name="T59"><text:s text:c="4"/></text:span><text:span text:style-name="T59">Freeaddrinfo(listp);</text:span></text:p>
          <text:p text:style-name="P37"><text:span text:style-name="T59"><text:s text:c="4"/></text:span><text:span text:style-name="T64">if</text:span><text:span text:style-name="T59"> (!p) </text:span><text:span text:style-name="T67">/* All connects failed */</text:span></text:p>
          <text:p text:style-name="P37"><text:span text:style-name="T59"><text:s text:c="8"/></text:span><text:span text:style-name="T64">return</text:span><text:span text:style-name="T59"> -1;</text:span></text:p>
          <text:p text:style-name="P37"><text:span text:style-name="T59"><text:s text:c="4"/></text:span><text:span text:style-name="T64">else</text:span><text:span text:style-name="T59"> <text:s text:c="3"/></text:span><text:span text:style-name="T67">/* The last connect succeeded */</text:span></text:p>
          <text:p text:style-name="P37"><text:span text:style-name="T59"><text:s text:c="8"/></text:span><text:span text:style-name="T64">return</text:span><text:span text:style-name="T59"> clientfd;</text:span></text:p>
          <text:p text:style-name="P37"><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247" draw:text-style-name="P19" draw:layer="layout" svg:width="2.45cm" svg:height="1.013cm" svg:x="21.884cm" svg:y="17.143cm">
          <text:p text:style-name="P37"><text:span text:style-name="T66">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38" presentation:class="page"/>
          <draw:frame presentation:style-name="pr15" draw:text-style-name="P60" draw:layer="layout" svg:width="16.227cm" svg:height="11.982cm" svg:x="2.028cm" svg:y="12.649cm" presentation:class="notes" presentation:placeholder="true">
            <draw:text-box/>
          </draw:frame>
        </presentation:notes>
      </draw:page>
      <draw:page draw:name="page39" draw:style-name="dp5" draw:master-page-name="Title_20_and_20_Content" presentation:presentation-page-layout-name="AL2T11">
        <office:forms form:automatic-focus="false" form:apply-design-mode="false"/>
        <draw:g draw:name="Group 56">
          <draw:custom-shape draw:name="Rectangle 55" draw:style-name="gr73" draw:text-style-name="P25" draw:layer="layout" svg:width="15.027cm" svg:height="3.809cm" svg:x="4.022cm" svg:y="11.6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68" draw:text-style-name="P13" draw:layer="layout" svg:x1="17.568cm" svg:y1="14.558cm" svg:x2="18.626cm" svg:y2="14.559cm">
              <text:p/>
            </draw:line>
            <draw:line draw:name="Line 6" draw:style-name="gr68" draw:text-style-name="P13" draw:layer="layout" svg:x1="18.626cm" svg:y1="14.558cm" svg:x2="18.627cm" svg:y2="12.653cm">
              <text:p/>
            </draw:line>
            <draw:line draw:name="Line 7" draw:style-name="gr69" draw:text-style-name="P13" draw:layer="layout" svg:x1="18.626cm" svg:y1="12.653cm" svg:x2="17.568cm" svg:y2="12.654cm">
              <text:p/>
            </draw:line>
          </draw:g>
          <draw:g draw:name="Group 8">
            <draw:line draw:name="Line 9" draw:style-name="gr68" draw:text-style-name="P13" draw:layer="layout" svg:x1="5.715cm" svg:y1="14.558cm" svg:x2="4.656cm" svg:y2="14.559cm">
              <text:p/>
            </draw:line>
            <draw:line draw:name="Line 10" draw:style-name="gr68" draw:text-style-name="P13" draw:layer="layout" svg:x1="4.656cm" svg:y1="14.558cm" svg:x2="4.657cm" svg:y2="12.653cm">
              <text:p/>
            </draw:line>
            <draw:line draw:name="Line 11" draw:style-name="gr69" draw:text-style-name="P13" draw:layer="layout" svg:x1="4.656cm" svg:y1="12.653cm" svg:x2="5.715cm" svg:y2="12.654cm">
              <text:p/>
            </draw:line>
          </draw:g>
          <draw:custom-shape draw:name="Text Box 12" draw:style-name="gr248" draw:text-style-name="P64" draw:layer="layout" svg:width="2.327cm" svg:height="1.773cm" svg:x="1.27cm" svg:y="12.617cm">
            <text:p text:style-name="P63"><text:span text:style-name="T91">Client / Server</text:span></text:p>
            <text:p text:style-name="P63"><text:span text:style-name="T91">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3" presentation:style-name="pr9" draw:text-style-name="P66" draw:layer="layout" svg:width="5.926cm" svg:height="3.318cm" svg:x="19.262cm" svg:y="0.635cm" presentation:class="title" presentation:user-transformed="true">
          <draw:text-box>
            <text:p text:style-name="P65"><text:span text:style-name="T43">S</text:span><text:span text:style-name="T43">o</text:span><text:span text:style-name="T43">c</text:span><text:span text:style-name="T43">k</text:span><text:span text:style-name="T43">e</text:span><text:span text:style-name="T43">t</text:span><text:span text:style-name="T43">s</text:span><text:span text:style-name="T43"> </text:span><text:span text:style-name="T43">I</text:span><text:span text:style-name="T43">n</text:span><text:span text:style-name="T43">t</text:span><text:span text:style-name="T43">e</text:span><text:span text:style-name="T43">r</text:span><text:span text:style-name="T43">f</text:span><text:span text:style-name="T43">a</text:span><text:span text:style-name="T43">c</text:span><text:span text:style-name="T43">e</text:span></text:p>
          </draw:text-box>
        </draw:frame>
        <draw:custom-shape draw:name="Text Box 14" draw:style-name="gr249" draw:text-style-name="P16" draw:layer="layout" svg:width="2.505cm" svg:height="1.268cm" svg:x="6.577cm" svg:y="1.26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250" draw:text-style-name="P16" draw:layer="layout" svg:width="2.726cm" svg:height="1.268cm" svg:x="14.283cm" svg:y="1.264cm">
          <text:p text:style-name="P43"><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831cm" svg:y1="5.634cm" svg:x2="7.832cm" svg:y2="10.291cm">
          <text:p/>
        </draw:line>
        <draw:line draw:name="Line 17" draw:style-name="gr69" draw:text-style-name="P13" draw:layer="layout" svg:x1="15.663cm" svg:y1="5.467cm" svg:x2="15.664cm" svg:y2="6.313cm">
          <text:p/>
        </draw:line>
        <draw:line draw:name="Line 18" draw:style-name="gr69" draw:text-style-name="P13" draw:layer="layout" svg:x1="15.663cm" svg:y1="7.372cm" svg:x2="15.664cm" svg:y2="8.218cm">
          <text:p/>
        </draw:line>
        <draw:line draw:name="Line 19" draw:style-name="gr69" draw:text-style-name="P13" draw:layer="layout" svg:x1="15.663cm" svg:y1="9.277cm" svg:x2="15.664cm" svg:y2="10.123cm">
          <text:p/>
        </draw:line>
        <draw:line draw:name="Line 20" draw:style-name="gr71" draw:text-style-name="P13" draw:layer="layout" svg:x1="8.466cm" svg:y1="10.714cm" svg:x2="13.546cm" svg:y2="10.715cm">
          <text:p/>
        </draw:line>
        <draw:custom-shape draw:name="Rectangle 21" draw:style-name="gr251" draw:text-style-name="P67" draw:layer="layout" svg:width="4.232cm" svg:height="1.057cm" svg:x="5.715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52" draw:text-style-name="P67" draw:layer="layout" svg:width="4.021cm" svg:height="1.057cm" svg:x="13.547cm" svg:y="4.528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253" draw:text-style-name="P15" draw:layer="layout" svg:width="4.021cm" svg:height="1.057cm" svg:x="13.547cm" svg:y="6.402cm">
          <text:p text:style-name="P43"><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54" draw:text-style-name="P15" draw:layer="layout" svg:width="4.021cm" svg:height="1.057cm" svg:x="13.547cm" svg:y="8.276cm">
          <text:p text:style-name="P43"><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26" draw:style-name="gr69" draw:text-style-name="P13" draw:layer="layout" svg:x1="7.831cm" svg:y1="11.182cm" svg:x2="7.832cm" svg:y2="12.028cm">
            <text:p/>
          </draw:line>
          <draw:line draw:name="Line 27" draw:style-name="gr69" draw:text-style-name="P13" draw:layer="layout" svg:x1="7.831cm" svg:y1="13.087cm" svg:x2="7.832cm" svg:y2="13.933cm">
            <text:p/>
          </draw:line>
          <draw:line draw:name="Line 28" draw:style-name="gr69" draw:text-style-name="P13" draw:layer="layout" svg:x1="15.663cm" svg:y1="11.182cm" svg:x2="15.664cm" svg:y2="12.028cm">
            <text:p/>
          </draw:line>
          <draw:line draw:name="Line 29" draw:style-name="gr69" draw:text-style-name="P13" draw:layer="layout" svg:x1="15.663cm" svg:y1="13.087cm" svg:x2="15.664cm" svg:y2="13.933cm">
            <text:p/>
          </draw:line>
          <draw:line draw:name="Line 30" draw:style-name="gr69" draw:text-style-name="P13" draw:layer="layout" svg:x1="9.948cm" svg:y1="12.624cm" svg:x2="13.546cm" svg:y2="12.625cm">
            <text:p/>
          </draw:line>
          <draw:line draw:name="Line 31" draw:style-name="gr69" draw:text-style-name="P13" draw:layer="layout" svg:x1="13.546cm" svg:y1="14.524cm" svg:x2="9.948cm" svg:y2="14.525cm">
            <text:p/>
          </draw:line>
          <draw:custom-shape draw:name="Rectangle 32" draw:style-name="gr255" draw:text-style-name="P15" draw:layer="layout" svg:width="4.021cm" svg:height="1.057cm" svg:x="13.547cm" svg:y="12.117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256" draw:text-style-name="P15" draw:layer="layout" svg:width="4.021cm" svg:height="1.057cm" svg:x="13.547cm" svg:y="13.99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257" draw:text-style-name="P15" draw:layer="layout" svg:width="4.232cm" svg:height="1.057cm" svg:x="5.715cm" svg:y="13.99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58" draw:text-style-name="P15" draw:layer="layout" svg:width="4.232cm" svg:height="1.057cm" svg:x="5.715cm" svg:y="12.117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36" draw:style-name="gr259" draw:text-style-name="P16" draw:layer="layout" svg:width="3.162cm" svg:height="1.604cm" svg:x="10.114cm" svg:y="9.031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7">
          <draw:line draw:name="Line 38" draw:style-name="gr69" draw:text-style-name="P13" draw:layer="layout" svg:x1="7.831cm" svg:y1="15.028cm" svg:x2="7.832cm" svg:y2="15.875cm">
            <text:p/>
          </draw:line>
          <draw:line draw:name="Line 39" draw:style-name="gr69" draw:text-style-name="P13" draw:layer="layout" svg:x1="15.663cm" svg:y1="15.028cm" svg:x2="15.664cm" svg:y2="15.875cm">
            <text:p/>
          </draw:line>
          <draw:line draw:name="Line 40" draw:style-name="gr69" draw:text-style-name="P13" draw:layer="layout" svg:x1="15.663cm" svg:y1="16.933cm" svg:x2="15.664cm" svg:y2="17.78cm">
            <text:p/>
          </draw:line>
          <draw:line draw:name="Line 41" draw:style-name="gr71" draw:text-style-name="P13" draw:layer="layout" svg:x1="8.466cm" svg:y1="16.47cm" svg:x2="13.546cm" svg:y2="16.471cm">
            <text:p/>
          </draw:line>
          <draw:custom-shape draw:name="Rectangle 42" draw:style-name="gr260" draw:text-style-name="P15" draw:layer="layout" svg:width="4.021cm" svg:height="1.057cm" svg:x="13.547cm" svg:y="15.901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61" draw:text-style-name="P15" draw:layer="layout" svg:width="4.021cm" svg:height="1.057cm" svg:x="13.547cm" svg:y="17.78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262" draw:text-style-name="P15" draw:layer="layout" svg:width="4.232cm" svg:height="1.057cm" svg:x="5.715cm" svg:y="15.906cm">
            <text:p text:style-name="P43"><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263" draw:text-style-name="P16" draw:layer="layout" svg:width="1.299cm" svg:height="0.844cm" svg:x="11.014cm" svg:y="15.712cm">
            <text:p text:style-name="P43"><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68" draw:text-style-name="P13" draw:layer="layout" svg:x1="17.568cm" svg:y1="18.37cm" svg:x2="19.896cm" svg:y2="18.371cm">
            <text:p/>
          </draw:line>
          <draw:line draw:name="Line 47" draw:style-name="gr68" draw:text-style-name="P13" draw:layer="layout" svg:x1="19.896cm" svg:y1="18.37cm" svg:x2="19.897cm" svg:y2="10.75cm">
            <text:p/>
          </draw:line>
          <draw:line draw:name="Line 48" draw:style-name="gr69" draw:text-style-name="P13" draw:layer="layout" svg:x1="19.896cm" svg:y1="10.75cm" svg:x2="17.568cm" svg:y2="10.751cm">
            <text:p/>
          </draw:line>
        </draw:g>
        <draw:custom-shape draw:name="Text Box 49" draw:style-name="gr264" draw:text-style-name="P19" draw:layer="layout" svg:width="4.597cm" svg:height="2.28cm" svg:x="20.139cm" svg:y="13.48cm">
          <text:p text:style-name="P37"><text:span text:style-name="T39">Await connection</text:span></text:p>
          <text:p text:style-name="P37"><text:span text:style-name="T39">request from</text:span></text:p>
          <text:p text:style-name="P37"><text:span text:style-name="T39">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0" draw:style-name="gr92" draw:text-style-name="P13" draw:layer="layout" svg:width="0.422cm" svg:height="6.798cm" svg:x="17.992cm" svg:y="2.646cm">
          <text:p/>
          <draw:enhanced-geometry draw:mirror-horizontal="false" draw:mirror-vertical="false" svg:viewBox="0 0 0 0" draw:text-areas="0 ?f15 ?f14 ?f16" draw:type="ooxml-rightBrace" draw:modifiers="958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 Box 51" draw:style-name="gr265" draw:text-style-name="P16" draw:layer="layout" svg:width="4.906cm" svg:height="0.928cm" svg:x="18.424cm" svg:y="5.418cm">
          <text:p text:style-name="P43"><text:span text:style-name="T40">open_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94" draw:text-style-name="P13" draw:layer="layout" svg:width="0.422cm" svg:height="8.703cm" svg:x="4.868cm" svg:y="2.646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266" draw:text-style-name="P16" draw:layer="layout" svg:width="4.906cm" svg:height="0.928cm" svg:x="0.009cm" svg:y="6.353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267" draw:text-style-name="P15" draw:layer="layout" svg:width="4.021cm" svg:height="1.057cm" svg:x="13.547cm" svg:y="10.243cm">
          <text:p text:style-name="P43"><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68" draw:text-style-name="P15" draw:layer="layout" svg:width="4.232cm" svg:height="1.057cm" svg:x="5.715cm" svg:y="10.243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15.663cm" svg:y1="3.585cm" svg:x2="15.664cm" svg:y2="4.431cm">
          <text:p/>
        </draw:line>
        <draw:custom-shape draw:name="Rectangle 22" draw:style-name="gr269" draw:text-style-name="P68" draw:layer="layout" svg:width="4.021cm" svg:height="1.057cm" svg:x="13.547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69" draw:text-style-name="P13" draw:layer="layout" svg:x1="7.831cm" svg:y1="3.585cm" svg:x2="7.832cm" svg:y2="4.431cm">
          <text:p/>
        </draw:line>
        <draw:custom-shape draw:name="Rectangle 22" draw:style-name="gr270" draw:text-style-name="P68" draw:layer="layout" svg:width="4.021cm" svg:height="1.057cm" svg:x="5.715cm" svg:y="2.646cm">
          <text:p text:style-name="P43"><text:span text:style-name="T88">getaddrinf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39"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ockets Helper: open_listenfd" draw:style-name="dp5" draw:master-page-name="Title_20_and_20_Content" presentation:presentation-page-layout-name="AL2T11">
        <office:forms form:automatic-focus="false" form:apply-design-mode="false"/>
        <draw:frame draw:name="Title 1" presentation:style-name="pr9" draw:text-style-name="P28" draw:layer="layout" svg:width="24.764cm" svg:height="2.116cm" svg:x="1.058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03">H</text:span><text:span text:style-name="T103">e</text:span><text:span text:style-name="T103">l</text:span><text:span text:style-name="T103">p</text:span><text:span text:style-name="T103">e</text:span><text:span text:style-name="T103">r</text:span><text:span text:style-name="T51">:</text:span><text:span text:style-name="T51"> </text:span><text:span text:style-name="T49">o</text:span><text:span text:style-name="T49">p</text:span><text:span text:style-name="T49">e</text:span><text:span text:style-name="T49">n</text:span><text:span text:style-name="T49">_</text:span><text:span text:style-name="T49">l</text:span><text:span text:style-name="T49">i</text:span><text:span text:style-name="T49">s</text:span><text:span text:style-name="T49">t</text:span><text:span text:style-name="T49">e</text:span><text:span text:style-name="T49">n</text:span><text:span text:style-name="T49">f</text:span><text:span text:style-name="T49">d</text:span></text:p>
          </draw:text-box>
        </draw:frame>
        <draw:custom-shape draw:name="Rectangle 3" draw:style-name="gr271" draw:text-style-name="P48" draw:layer="layout" svg:width="24.21cm" svg:height="9.039cm" svg:x="0.605cm" svg:y="6.562cm">
          <text:p text:style-name="P37"><text:span text:style-name="T59"><text:s/></text:span><text:span text:style-name="T61">int</text:span><text:span text:style-name="T59"> </text:span><text:span text:style-name="T62">open_listenfd</text:span><text:span text:style-name="T59">(</text:span><text:span text:style-name="T61">char</text:span><text:span text:style-name="T59"> *</text:span><text:span text:style-name="T63">port</text:span><text:span text:style-name="T59">)</text:span></text:p>
          <text:p text:style-name="P37"><text:span text:style-name="T59">{</text:span></text:p>
          <text:p text:style-name="P37"><text:span text:style-name="T59"><text:s text:c="4"/></text:span><text:span text:style-name="T64">struct</text:span><text:span text:style-name="T59"> </text:span><text:span text:style-name="T61">addrinfo</text:span><text:span text:style-name="T59"> </text:span><text:span text:style-name="T63">hints</text:span><text:span text:style-name="T59">, *</text:span><text:span text:style-name="T63">listp</text:span><text:span text:style-name="T59">, *</text:span><text:span text:style-name="T63">p</text:span><text:span text:style-name="T59">;</text:span></text:p>
          <text:p text:style-name="P37"><text:span text:style-name="T59"><text:s text:c="4"/></text:span><text:span text:style-name="T61">int</text:span><text:span text:style-name="T59"> </text:span><text:span text:style-name="T63">listenfd</text:span><text:span text:style-name="T59">, </text:span><text:span text:style-name="T63">optval</text:span><text:span text:style-name="T59">=1;</text:span></text:p>
          <text:p text:style-name="P37"><text:span text:style-name="T59"/></text:p>
          <text:p text:style-name="P37"><text:span text:style-name="T59"><text:s text:c="4"/></text:span><text:span text:style-name="T67">/* Get a list of potential server addresses */</text:span></text:p>
          <text:p text:style-name="P37"><text:span text:style-name="T59"><text:s text:c="4"/></text:span><text:span text:style-name="T59">memset(&amp;hints, 0, </text:span><text:span text:style-name="T64">sizeof</text:span><text:span text:style-name="T59">(</text:span><text:span text:style-name="T64">struct</text:span><text:span text:style-name="T59"> </text:span><text:span text:style-name="T61">addrinfo</text:span><text:span text:style-name="T59">));</text:span></text:p>
          <text:p text:style-name="P37"><text:span text:style-name="T59"><text:s text:c="4"/></text:span><text:span text:style-name="T59">hints.ai_socktype = SOCK_STREAM; <text:s text:c="12"/></text:span><text:span text:style-name="T67">/* Accept connect. */</text:span></text:p>
          <text:p text:style-name="P37"><text:span text:style-name="T59"><text:s text:c="4"/></text:span><text:span text:style-name="T59">hints.ai_flags = AI_PASSIVE | AI_ADDRCONFIG; </text:span><text:span text:style-name="T67">/* …on any IP addr */</text:span></text:p>
          <text:p text:style-name="P37"><text:span text:style-name="T59"><text:s text:c="4"/></text:span><text:span text:style-name="T59">hints.ai_flags |= AI_NUMERICSERV; <text:s text:c="11"/></text:span><text:span text:style-name="T67">/* …using port no. */</text:span></text:p>
          <text:p text:style-name="P37"><text:span text:style-name="T59"><text:s text:c="4"/></text:span><text:span text:style-name="T59">Getaddrinfo(</text:span><text:span text:style-name="T65">NULL</text:span><text:span text:style-name="T59">, port, &amp;hints, &amp;listp);</text:span></text:p>
          <text:p text:style-name="P37"><text:span text:style-name="T59"/></text:p>
          <text:p text:style-name="P37"><text:span text:style-name="T5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2" draw:text-style-name="P19" draw:layer="layout" svg:width="2.45cm" svg:height="1.013cm" svg:x="22.51cm" svg:y="14.849cm">
          <text:p text:style-name="P37"><text:span text:style-name="T66">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4" draw:text-style-name="P32" draw:layer="layout" svg:width="21.933cm" svg:height="13.81cm" svg:x="1.102cm" svg:y="3.784cm" presentation:class="outline" presentation:user-transformed="true">
          <draw:text-box>
            <text:list text:style-name="L8">
              <text:list-item>
                <text:p text:style-name="P11"><text:span text:style-name="T15">Create a listening descriptor that can be used to accept connection requests from clients.</text:span></text:p>
              </text:list-item>
            </text:list>
          </draw:text-box>
        </draw:frame>
        <presentation:notes draw:style-name="dp4">
          <draw:page-thumbnail draw:style-name="gr1" draw:layer="layout" svg:width="13.313cm" svg:height="9.985cm" svg:x="3.485cm" svg:y="2.023cm" draw:page-number="40" presentation:class="page"/>
          <draw:frame presentation:style-name="pr15" draw:text-style-name="P60" draw:layer="layout" svg:width="16.227cm" svg:height="11.982cm" svg:x="2.028cm" svg:y="12.649cm" presentation:class="notes" presentation:placeholder="true">
            <draw:text-box/>
          </draw:frame>
        </presentation:notes>
      </draw:page>
      <draw:page draw:name="Sockets Helper: open_listenfd (cont)" draw:style-name="dp5" draw:master-page-name="Title_20_and_20_Content" presentation:presentation-page-layout-name="AL2T11">
        <office:forms form:automatic-focus="false" form:apply-design-mode="false"/>
        <draw:frame draw:name="Title 1" presentation:style-name="pr9" draw:text-style-name="P28" draw:layer="layout" svg:width="22.714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H</text:span><text:span text:style-name="T14">e</text:span><text:span text:style-name="T14">l</text:span><text:span text:style-name="T14">p</text:span><text:span text:style-name="T14">e</text:span><text:span text:style-name="T14">r</text:span><text:span text:style-name="T14">:</text:span><text:span text:style-name="T14"> </text:span><text:span text:style-name="T49">o</text:span><text:span text:style-name="T49">p</text:span><text:span text:style-name="T49">e</text:span><text:span text:style-name="T49">n</text:span><text:span text:style-name="T49">_</text:span><text:span text:style-name="T49">l</text:span><text:span text:style-name="T49">i</text:span><text:span text:style-name="T49">s</text:span><text:span text:style-name="T49">t</text:span><text:span text:style-name="T49">e</text:span><text:span text:style-name="T49">n</text:span><text:span text:style-name="T49">f</text:span><text:span text:style-name="T49">d</text:span><text:span text:style-name="T104"> </text:span><text:span text:style-name="T104">(</text:span><text:span text:style-name="T104">c</text:span><text:span text:style-name="T104">o</text:span><text:span text:style-name="T104">n</text:span><text:span text:style-name="T104">t</text:span><text:span text:style-name="T104">)</text:span></text:p>
          </draw:text-box>
        </draw:frame>
        <draw:custom-shape draw:name="Rectangle 3" draw:style-name="gr273" draw:text-style-name="P48" draw:layer="layout" svg:width="22.516cm" svg:height="11.067cm" svg:x="0.594cm" svg:y="4.233cm">
          <text:p text:style-name="P37"><text:span text:style-name="T59"><text:s text:c="4"/></text:span><text:span text:style-name="T67">/* Walk the list for one that we can bind to */</text:span></text:p>
          <text:p text:style-name="P37"><text:span text:style-name="T59"><text:s text:c="4"/></text:span><text:span text:style-name="T64">for</text:span><text:span text:style-name="T59"> (p = listp; p; p = p-&gt;ai_next) {</text:span></text:p>
          <text:p text:style-name="P37"><text:span text:style-name="T59"><text:s text:c="8"/></text:span><text:span text:style-name="T67">/* Create a socket descriptor */</text:span></text:p>
          <text:p text:style-name="P37"><text:span text:style-name="T59"><text:s text:c="8"/></text:span><text:span text:style-name="T64">if</text:span><text:span text:style-name="T59"> ((listenfd = socket(p-&gt;ai_family, p-&gt;ai_socktype, </text:span></text:p>
          <text:p text:style-name="P37"><text:span text:style-name="T59"><text:s text:c="31"/></text:span><text:span text:style-name="T59">p-&gt;ai_protocol)) &lt; 0)</text:span></text:p>
          <text:p text:style-name="P37"><text:span text:style-name="T59"><text:s text:c="12"/></text:span><text:span text:style-name="T64">continue</text:span><text:span text:style-name="T59">; <text:s/></text:span><text:span text:style-name="T67">/* Socket failed, try the next */</text:span></text:p>
          <text:p text:style-name="P37"><text:span text:style-name="T59"/></text:p>
          <text:p text:style-name="P37"><text:span text:style-name="T59"><text:s text:c="8"/></text:span><text:span text:style-name="T67">/* Eliminates "Address already in use" error from bind */</text:span></text:p>
          <text:p text:style-name="P37"><text:span text:style-name="T59"><text:s text:c="8"/></text:span><text:span text:style-name="T59">Setsockopt(listenfd, SOL_SOCKET, SO_REUSEADDR, </text:span></text:p>
          <text:p text:style-name="P37"><text:span text:style-name="T59"><text:s text:c="19"/></text:span><text:span text:style-name="T59">(</text:span><text:span text:style-name="T64">const</text:span><text:span text:style-name="T59"> </text:span><text:span text:style-name="T61">void</text:span><text:span text:style-name="T59"> *)&amp;optval , </text:span><text:span text:style-name="T64">sizeof</text:span><text:span text:style-name="T59">(</text:span><text:span text:style-name="T61">int</text:span><text:span text:style-name="T59">));</text:span></text:p>
          <text:p text:style-name="P37"><text:span text:style-name="T59"/></text:p>
          <text:p text:style-name="P37"><text:span text:style-name="T59"><text:s text:c="8"/></text:span><text:span text:style-name="T67">/* Bind the descriptor to the address */</text:span></text:p>
          <text:p text:style-name="P37"><text:span text:style-name="T59"><text:s text:c="8"/></text:span><text:span text:style-name="T64">if</text:span><text:span text:style-name="T59"> (bind(listenfd, p-&gt;ai_addr, p-&gt;ai_addrlen) == 0)</text:span></text:p>
          <text:p text:style-name="P37"><text:span text:style-name="T59"><text:s text:c="12"/></text:span><text:span text:style-name="T64">break</text:span><text:span text:style-name="T59">; </text:span><text:span text:style-name="T67">/* Success */</text:span></text:p>
          <text:p text:style-name="P37"><text:span text:style-name="T59"><text:s text:c="8"/></text:span><text:span text:style-name="T59">Close(listenfd); </text:span><text:span text:style-name="T67">/* Bind failed, try the next */</text:span></text:p>
          <text:p text:style-name="P37"><text:span text:style-name="T59"><text:s text:c="4"/></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4" draw:text-style-name="P19" draw:layer="layout" svg:width="2.45cm" svg:height="1.013cm" svg:x="20.97cm" svg:y="14.426cm">
          <text:p text:style-name="P37"><text:span text:style-name="T66">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41" presentation:class="page"/>
          <draw:frame presentation:style-name="pr15" draw:text-style-name="P60" draw:layer="layout" svg:width="16.227cm" svg:height="11.982cm" svg:x="2.028cm" svg:y="12.649cm" presentation:class="notes" presentation:placeholder="true">
            <draw:text-box/>
          </draw:frame>
        </presentation:notes>
      </draw:page>
      <draw:page draw:name="page42" draw:style-name="dp5" draw:master-page-name="Title_20_and_20_Content" presentation:presentation-page-layout-name="AL2T11">
        <office:forms form:automatic-focus="false" form:apply-design-mode="false"/>
        <draw:frame draw:name="Title 1" presentation:style-name="pr9" draw:text-style-name="P28" draw:layer="layout" svg:width="22.714cm" svg:height="2.116cm" svg:x="0.992cm" svg:y="1.21cm" presentation:class="title" presentation:user-transformed="true">
          <draw:text-box>
            <text:p text:style-name="P27"><text:span text:style-name="T14">S</text:span><text:span text:style-name="T14">o</text:span><text:span text:style-name="T14">c</text:span><text:span text:style-name="T14">k</text:span><text:span text:style-name="T14">e</text:span><text:span text:style-name="T14">t</text:span><text:span text:style-name="T14">s</text:span><text:span text:style-name="T14"> </text:span><text:span text:style-name="T14">H</text:span><text:span text:style-name="T14">e</text:span><text:span text:style-name="T14">l</text:span><text:span text:style-name="T14">p</text:span><text:span text:style-name="T14">e</text:span><text:span text:style-name="T14">r</text:span><text:span text:style-name="T14">:</text:span><text:span text:style-name="T14"> </text:span><text:span text:style-name="T49">o</text:span><text:span text:style-name="T49">p</text:span><text:span text:style-name="T49">e</text:span><text:span text:style-name="T49">n</text:span><text:span text:style-name="T49">_</text:span><text:span text:style-name="T49">l</text:span><text:span text:style-name="T49">i</text:span><text:span text:style-name="T49">s</text:span><text:span text:style-name="T49">t</text:span><text:span text:style-name="T49">e</text:span><text:span text:style-name="T49">n</text:span><text:span text:style-name="T49">f</text:span><text:span text:style-name="T49">d</text:span><text:span text:style-name="T104"> </text:span><text:span text:style-name="T104">(</text:span><text:span text:style-name="T104">c</text:span><text:span text:style-name="T104">o</text:span><text:span text:style-name="T104">n</text:span><text:span text:style-name="T104">t</text:span><text:span text:style-name="T104">)</text:span></text:p>
          </draw:text-box>
        </draw:frame>
        <draw:custom-shape draw:name="Rectangle 3" draw:style-name="gr275" draw:text-style-name="P48" draw:layer="layout" svg:width="22.516cm" svg:height="11.067cm" svg:x="0.594cm" svg:y="4.233cm">
          <text:p text:style-name="P37"><text:span text:style-name="T59"><text:s text:c="4"/></text:span><text:span text:style-name="T67">/* Walk the list for one that we can bind to */</text:span></text:p>
          <text:p text:style-name="P37"><text:span text:style-name="T59"><text:s text:c="4"/></text:span><text:span text:style-name="T64">for</text:span><text:span text:style-name="T59"> (p = listp; p; p = p-&gt;ai_next) {</text:span></text:p>
          <text:p text:style-name="P37"><text:span text:style-name="T59"><text:s text:c="8"/></text:span><text:span text:style-name="T67">/* Create a socket descriptor */</text:span></text:p>
          <text:p text:style-name="P37"><text:span text:style-name="T59"><text:s text:c="8"/></text:span><text:span text:style-name="T64">if</text:span><text:span text:style-name="T59"> ((listenfd = socket(p-&gt;ai_family, p-&gt;ai_socktype, </text:span></text:p>
          <text:p text:style-name="P37"><text:span text:style-name="T59"><text:s text:c="31"/></text:span><text:span text:style-name="T59">p-&gt;ai_protocol)) &lt; 0)</text:span></text:p>
          <text:p text:style-name="P37"><text:span text:style-name="T59"><text:s text:c="12"/></text:span><text:span text:style-name="T64">continue</text:span><text:span text:style-name="T59">; <text:s/></text:span><text:span text:style-name="T67">/* Socket failed, try the next */</text:span></text:p>
          <text:p text:style-name="P37"><text:span text:style-name="T59"/></text:p>
          <text:p text:style-name="P37"><text:span text:style-name="T59"><text:s text:c="8"/></text:span><text:span text:style-name="T67">/* Eliminates "Address already in use" error from bind */</text:span></text:p>
          <text:p text:style-name="P37"><text:span text:style-name="T59"><text:s text:c="8"/></text:span><text:span text:style-name="T59">Setsockopt(listenfd, SOL_SOCKET, SO_REUSEADDR, </text:span></text:p>
          <text:p text:style-name="P37"><text:span text:style-name="T59"><text:s text:c="19"/></text:span><text:span text:style-name="T59">(</text:span><text:span text:style-name="T64">const</text:span><text:span text:style-name="T59"> </text:span><text:span text:style-name="T61">void</text:span><text:span text:style-name="T59"> *)&amp;optval , </text:span><text:span text:style-name="T64">sizeof</text:span><text:span text:style-name="T59">(</text:span><text:span text:style-name="T61">int</text:span><text:span text:style-name="T59">));</text:span></text:p>
          <text:p text:style-name="P37"><text:span text:style-name="T59"/></text:p>
          <text:p text:style-name="P37"><text:span text:style-name="T59"><text:s text:c="8"/></text:span><text:span text:style-name="T67">/* Bind the descriptor to the address */</text:span></text:p>
          <text:p text:style-name="P37"><text:span text:style-name="T59"><text:s text:c="8"/></text:span><text:span text:style-name="T64">if</text:span><text:span text:style-name="T59"> (bind(listenfd, p-&gt;ai_addr, p-&gt;ai_addrlen) == 0)</text:span></text:p>
          <text:p text:style-name="P37"><text:span text:style-name="T59"><text:s text:c="12"/></text:span><text:span text:style-name="T64">break</text:span><text:span text:style-name="T59">; </text:span><text:span text:style-name="T67">/* Success */</text:span></text:p>
          <text:p text:style-name="P37"><text:span text:style-name="T59"><text:s text:c="8"/></text:span><text:span text:style-name="T59">Close(listenfd); </text:span><text:span text:style-name="T67">/* Bind failed, try the next */</text:span></text:p>
          <text:p text:style-name="P37"><text:span text:style-name="T59"><text:s text:c="4"/></text:span><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6" draw:text-style-name="P19" draw:layer="layout" svg:width="2.45cm" svg:height="1.013cm" svg:x="20.97cm" svg:y="14.426cm">
          <text:p text:style-name="P37"><text:span text:style-name="T66">csap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3.313cm" svg:height="9.985cm" svg:x="3.485cm" svg:y="2.023cm" draw:page-number="42" presentation:class="page"/>
          <draw:frame presentation:style-name="pr15" draw:text-style-name="P60" draw:layer="layout" svg:width="16.227cm" svg:height="11.982cm" svg:x="2.028cm" svg:y="12.649cm" presentation:class="notes" presentation:placeholder="true">
            <draw:text-box/>
          </draw:frame>
        </presentation:notes>
      </draw:page>
      <draw:page draw:name="Echo Client: Main Routine" draw:style-name="dp1" draw:master-page-name="Title_20_and_20_Content_5f_" presentation:presentation-page-layout-name="AL2T11">
        <office:forms form:automatic-focus="false" form:apply-design-mode="false"/>
        <draw:frame draw:name="Rectangle 73" presentation:style-name="pr19" draw:text-style-name="P28" draw:layer="layout" svg:width="21.589cm" svg:height="1.591cm" svg:x="1.058cm" svg:y="0.847cm" presentation:class="title" presentation:user-transformed="true">
          <draw:text-box>
            <text:p text:style-name="P27"><text:span text:style-name="T14">E</text:span><text:span text:style-name="T14">c</text:span><text:span text:style-name="T14">h</text:span><text:span text:style-name="T14">o</text:span><text:span text:style-name="T14"> </text:span><text:span text:style-name="T14">C</text:span><text:span text:style-name="T14">l</text:span><text:span text:style-name="T14">i</text:span><text:span text:style-name="T14">e</text:span><text:span text:style-name="T14">n</text:span><text:span text:style-name="T14">t</text:span><text:span text:style-name="T14">:</text:span><text:span text:style-name="T14"> </text:span><text:span text:style-name="T14">M</text:span><text:span text:style-name="T14">a</text:span><text:span text:style-name="T14">i</text:span><text:span text:style-name="T14">n</text:span><text:span text:style-name="T14"> </text:span><text:span text:style-name="T14">R</text:span><text:span text:style-name="T14">o</text:span><text:span text:style-name="T14">u</text:span><text:span text:style-name="T14">t</text:span><text:span text:style-name="T14">i</text:span><text:span text:style-name="T14">n</text:span><text:span text:style-name="T14">e</text:span></text:p>
          </draw:text-box>
        </draw:frame>
        <draw:custom-shape draw:name="Rectangle 74" draw:style-name="gr60" draw:text-style-name="P48" draw:layer="layout" svg:width="20.002cm" svg:height="15.123cm" svg:x="1.27cm" svg:y="2.832cm">
          <text:p text:style-name="P37"><text:span text:style-name="T58">#include</text:span><text:span text:style-name="T59"> </text:span><text:span text:style-name="T60">"csapp.h"</text:span></text:p>
          <text:p text:style-name="P37"><text:span text:style-name="T59"/></text:p>
          <text:p text:style-name="P37"><text:span text:style-name="T61">int</text:span><text:span text:style-name="T59"> </text:span><text:span text:style-name="T62">main</text:span><text:span text:style-name="T59">(</text:span><text:span text:style-name="T61">int</text:span><text:span text:style-name="T59"> </text:span><text:span text:style-name="T63">argc</text:span><text:span text:style-name="T59">, </text:span><text:span text:style-name="T61">char</text:span><text:span text:style-name="T59"> </text:span><text:span text:style-name="T59">**</text:span><text:span text:style-name="T63">argv</text:span><text:span text:style-name="T59">)</text:span></text:p>
          <text:p text:style-name="P37"><text:span text:style-name="T59">{</text:span></text:p>
          <text:p text:style-name="P37"><text:span text:style-name="T59"><text:s text:c="4"/></text:span><text:span text:style-name="T61">int</text:span><text:span text:style-name="T59"> </text:span><text:span text:style-name="T63">clientfd</text:span><text:span text:style-name="T59">;</text:span></text:p>
          <text:p text:style-name="P37"><text:span text:style-name="T59"><text:s text:c="4"/></text:span><text:span text:style-name="T61">char</text:span><text:span text:style-name="T59"> </text:span><text:span text:style-name="T59">*</text:span><text:span text:style-name="T63">host</text:span><text:span text:style-name="T59">, </text:span><text:span text:style-name="T59">*</text:span><text:span text:style-name="T63">port</text:span><text:span text:style-name="T59">, </text:span><text:span text:style-name="T63">buf</text:span><text:span text:style-name="T59">[MAXLIN</text:span><text:span text:style-name="T59">E];</text:span></text:p>
          <text:p text:style-name="P37"><text:span text:style-name="T59"><text:s text:c="4"/></text:span><text:span text:style-name="T61">rio_t</text:span><text:span text:style-name="T59"> </text:span><text:span text:style-name="T63">rio</text:span><text:span text:style-name="T59">;</text:span></text:p>
          <text:p text:style-name="P37"><text:span text:style-name="T59"/></text:p>
          <text:p text:style-name="P37"><text:span text:style-name="T59"><text:s text:c="4"/></text:span><text:span text:style-name="T59">host = </text:span><text:span text:style-name="T59">argv[1];</text:span></text:p>
          <text:p text:style-name="P37"><text:span text:style-name="T59"><text:s text:c="4"/></text:span><text:span text:style-name="T59">port = </text:span><text:span text:style-name="T59">argv[2];</text:span></text:p>
          <text:p text:style-name="P37"><text:span text:style-name="T59"/></text:p>
          <text:p text:style-name="P37"><text:span text:style-name="T59"><text:s text:c="4"/></text:span><text:span text:style-name="T59">clientfd = </text:span><text:span text:style-name="T59">Open_clien</text:span><text:span text:style-name="T59">tfd(host, </text:span><text:span text:style-name="T59">port);</text:span></text:p>
          <text:p text:style-name="P37"><text:span text:style-name="T59"><text:s text:c="4"/></text:span><text:span text:style-name="T59">Rio_readin</text:span><text:span text:style-name="T59">itb(&amp;rio, </text:span><text:span text:style-name="T59">clientfd);</text:span></text:p>
          <text:p text:style-name="P37"><text:span text:style-name="T59"/></text:p>
          <text:p text:style-name="P37"><text:span text:style-name="T59"><text:s text:c="4"/></text:span><text:span text:style-name="T64">while</text:span><text:span text:style-name="T59"> </text:span><text:span text:style-name="T59">(Fgets(buf</text:span><text:span text:style-name="T59">, MAXLINE, </text:span><text:span text:style-name="T59">stdin) != </text:span><text:span text:style-name="T65">NULL</text:span><text:span text:style-name="T59">) {</text:span></text:p>
          <text:p text:style-name="P37"><text:span text:style-name="T59"><text:tab/></text:span><text:span text:style-name="T59"> <text:s/></text:span><text:span text:style-name="T59">Rio_writen</text:span><text:span text:style-name="T59">(clientfd, </text:span><text:span text:style-name="T59">buf, </text:span><text:span text:style-name="T59">strlen(buf</text:span><text:span text:style-name="T59">));</text:span></text:p>
          <text:p text:style-name="P37"><text:span text:style-name="T59"><text:tab/></text:span><text:span text:style-name="T59"> <text:s/></text:span><text:span text:style-name="T59">Rio_readli</text:span><text:span text:style-name="T59">neb(&amp;rio, </text:span><text:span text:style-name="T59">buf, </text:span><text:span text:style-name="T59">MAXLINE);</text:span></text:p>
          <text:p text:style-name="P37"><text:span text:style-name="T59"><text:tab/></text:span><text:span text:style-name="T59"> <text:s/></text:span><text:span text:style-name="T59">Fputs(buf, </text:span><text:span text:style-name="T59">stdout);</text:span></text:p>
          <text:p text:style-name="P37"><text:span text:style-name="T59"><text:s text:c="4"/></text:span><text:span text:style-name="T59">}</text:span></text:p>
          <text:p text:style-name="P37"><text:span text:style-name="T59"><text:s text:c="4"/></text:span><text:span text:style-name="T59">Close(clie</text:span><text:span text:style-name="T59">ntfd); </text:span></text:p>
          <text:p text:style-name="P37"><text:span text:style-name="T59"><text:s text:c="4"/></text:span><text:span text:style-name="T59">exit(0);</text:span></text:p>
          <text:p text:style-name="P37"><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61" draw:text-style-name="P19" draw:layer="layout" svg:width="3.665cm" svg:height="1.013cm" svg:x="17.588cm" svg:y="17.11cm">
          <text:p text:style-name="P37"><text:span text:style-name="T66">echoclie</text:span><text:span text:style-name="T66">n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Rectangle 75" draw:style-name="gr1" draw:layer="layout" svg:width="13.546cm" svg:height="10.159cm" svg:x="3.387cm" svg:y="1.905cm" draw:page-number="43" presentation:class="page"/>
          <draw:frame draw:name="Rectangle 76" presentation:style-name="pr20" draw:text-style-name="P6" draw:layer="layout" svg:width="14.816cm" svg:height="11.852cm" svg:x="2.752cm" svg:y="12.7cm" presentation:class="notes" presentation:placeholder="true" presentation:user-transformed="true">
            <draw:text-box/>
          </draw:frame>
        </presentation:notes>
      </draw:page>
      <draw:page draw:name="Iterative Echo Server: Main Routine" draw:style-name="dp1" draw:master-page-name="Title_20_and_20_Content_5f_" presentation:presentation-page-layout-name="AL2T11">
        <office:forms form:automatic-focus="false" form:apply-design-mode="false"/>
        <draw:frame draw:name="Rectangle 77" presentation:style-name="pr19" draw:text-style-name="P28" draw:layer="layout" svg:width="21.589cm" svg:height="1.591cm" svg:x="1.058cm" svg:y="0.847cm" presentation:class="title" presentation:user-transformed="true">
          <draw:text-box>
            <text:p text:style-name="P27"><text:span text:style-name="T14">I</text:span><text:span text:style-name="T14">t</text:span><text:span text:style-name="T14">e</text:span><text:span text:style-name="T14">r</text:span><text:span text:style-name="T14">a</text:span><text:span text:style-name="T14">t</text:span><text:span text:style-name="T14">i</text:span><text:span text:style-name="T14">v</text:span><text:span text:style-name="T14">e</text:span><text:span text:style-name="T14"> </text:span><text:span text:style-name="T14">E</text:span><text:span text:style-name="T14">c</text:span><text:span text:style-name="T14">h</text:span><text:span text:style-name="T14">o</text:span><text:span text:style-name="T14"> </text:span><text:span text:style-name="T14">S</text:span><text:span text:style-name="T14">e</text:span><text:span text:style-name="T14">r</text:span><text:span text:style-name="T14">v</text:span><text:span text:style-name="T14">e</text:span><text:span text:style-name="T14">r</text:span><text:span text:style-name="T14">:</text:span><text:span text:style-name="T14"> </text:span><text:span text:style-name="T14">M</text:span><text:span text:style-name="T14">a</text:span><text:span text:style-name="T14">i</text:span><text:span text:style-name="T14">n</text:span><text:span text:style-name="T14"> </text:span><text:span text:style-name="T14">R</text:span><text:span text:style-name="T14">o</text:span><text:span text:style-name="T14">u</text:span><text:span text:style-name="T14">t</text:span><text:span text:style-name="T14">i</text:span><text:span text:style-name="T14">n</text:span><text:span text:style-name="T14">e</text:span></text:p>
          </draw:text-box>
        </draw:frame>
        <draw:custom-shape draw:name="Rectangle 78" draw:style-name="gr60" draw:text-style-name="P48" draw:layer="layout" svg:width="24.872cm" svg:height="16.473cm" svg:x="0.316cm" svg:y="2.639cm">
          <text:p text:style-name="P37"><text:span text:style-name="T58">#incl</text:span><text:span text:style-name="T58">ude</text:span><text:span text:style-name="T59"> </text:span><text:span text:style-name="T60">"csap</text:span><text:span text:style-name="T60">p.h”</text:span></text:p>
          <text:p text:style-name="P37"><text:span text:style-name="T61">void</text:span><text:span text:style-name="T59"> </text:span><text:span text:style-name="T62">echo</text:span><text:span text:style-name="T59">(</text:span><text:span text:style-name="T61">int</text:span><text:span text:style-name="T59"> </text:span><text:span text:style-name="T63">connf</text:span><text:span text:style-name="T63">d</text:span><text:span text:style-name="T59">);</text:span></text:p>
          <text:p text:style-name="P37"><text:span text:style-name="T59"/></text:p>
          <text:p text:style-name="P37"><text:span text:style-name="T61">int</text:span><text:span text:style-name="T59"> </text:span><text:span text:style-name="T62">main</text:span><text:span text:style-name="T59">(</text:span><text:span text:style-name="T61">int</text:span><text:span text:style-name="T59"> </text:span><text:span text:style-name="T63">argc</text:span><text:span text:style-name="T59">, </text:span><text:span text:style-name="T61">char</text:span><text:span text:style-name="T59"> </text:span><text:span text:style-name="T59">**</text:span><text:span text:style-name="T63">arg</text:span><text:span text:style-name="T63">v</text:span><text:span text:style-name="T59">)</text:span></text:p>
          <text:p text:style-name="P37"><text:span text:style-name="T59">{</text:span></text:p>
          <text:p text:style-name="P37"><text:span text:style-name="T59"><text:s text:c="4"/></text:span><text:span text:style-name="T61">int</text:span><text:span text:style-name="T59"> </text:span><text:span text:style-name="T63">liste</text:span><text:span text:style-name="T63">nfd</text:span><text:span text:style-name="T59">, </text:span><text:span text:style-name="T63">connf</text:span><text:span text:style-name="T63">d</text:span><text:span text:style-name="T59">;</text:span></text:p>
          <text:p text:style-name="P37"><text:span text:style-name="T59"><text:s text:c="4"/></text:span><text:span text:style-name="T61">sockl</text:span><text:span text:style-name="T61">en_t</text:span><text:span text:style-name="T59"> </text:span><text:span text:style-name="T63">clien</text:span><text:span text:style-name="T63">tlen</text:span><text:span text:style-name="T59">;</text:span></text:p>
          <text:p text:style-name="P37"><text:span text:style-name="T59"><text:s text:c="4"/></text:span><text:span text:style-name="T64">struc</text:span><text:span text:style-name="T64">t</text:span><text:span text:style-name="T59"> </text:span><text:span text:style-name="T61">socka</text:span><text:span text:style-name="T61">ddr_s</text:span><text:span text:style-name="T61">torag</text:span><text:span text:style-name="T61">e</text:span><text:span text:style-name="T59"> </text:span><text:span text:style-name="T63">clien</text:span><text:span text:style-name="T63">taddr</text:span><text:span text:style-name="T59">; </text:span><text:span text:style-name="T67">/* </text:span><text:span text:style-name="T67">Enoug</text:span><text:span text:style-name="T67">h </text:span><text:span text:style-name="T67">room </text:span><text:span text:style-name="T67">for </text:span><text:span text:style-name="T67">any </text:span><text:span text:style-name="T67">addr </text:span><text:span text:style-name="T67">*/</text:span><text:span text:style-name="T59"> <text:s/></text:span><text:span text:style-name="T67"><text:s text:c="2"/></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6"/></text:span><text:span text:style-name="T67"><text:s text:c="5"/></text:span></text:p>
          <text:p text:style-name="P37"><text:span text:style-name="T59"><text:s text:c="4"/></text:span><text:span text:style-name="T61">char</text:span><text:span text:style-name="T59"> </text:span><text:span text:style-name="T63">clien</text:span><text:span text:style-name="T63">t_hos</text:span><text:span text:style-name="T63">tname</text:span><text:span text:style-name="T59">[MAXL</text:span><text:span text:style-name="T59">INE], </text:span><text:span text:style-name="T63">clien</text:span><text:span text:style-name="T63">t_por</text:span><text:span text:style-name="T63">t</text:span><text:span text:style-name="T59">[MAX</text:span><text:span text:style-name="T59">LINE]</text:span><text:span text:style-name="T59">;</text:span></text:p>
          <text:p text:style-name="P37"><text:span text:style-name="T59"/></text:p>
          <text:p text:style-name="P37"><text:span text:style-name="T59"><text:s text:c="4"/></text:span><text:span text:style-name="T59">liste</text:span><text:span text:style-name="T59">nfd = </text:span><text:span text:style-name="T59">Open_</text:span><text:span text:style-name="T59">liste</text:span><text:span text:style-name="T59">nfd(a</text:span><text:span text:style-name="T59">rgv[1</text:span><text:span text:style-name="T59">]);</text:span></text:p>
          <text:p text:style-name="P37"><text:span text:style-name="T59"><text:s text:c="4"/></text:span><text:span text:style-name="T64">while</text:span><text:span text:style-name="T59"> </text:span><text:span text:style-name="T59">(1) {</text:span></text:p>
          <text:p text:style-name="P37"><text:span text:style-name="T59"><text:tab/></text:span><text:span text:style-name="T59"> <text:s/></text:span><text:span text:style-name="T59">clien</text:span><text:span text:style-name="T59">tlen </text:span><text:span text:style-name="T59">= </text:span><text:span text:style-name="T64">sizeo</text:span><text:span text:style-name="T64">f</text:span><text:span text:style-name="T59">(</text:span><text:span text:style-name="T64">str</text:span><text:span text:style-name="T64">uct</text:span><text:span text:style-name="T59"> </text:span><text:span text:style-name="T61">socka</text:span><text:span text:style-name="T61">ddr_s</text:span><text:span text:style-name="T61">torag</text:span><text:span text:style-name="T61">e</text:span><text:span text:style-name="T59">); </text:span><text:span text:style-name="T67">/</text:span><text:span text:style-name="T67">* </text:span><text:span text:style-name="T67">Impor</text:span><text:span text:style-name="T67">tant! </text:span><text:span text:style-name="T67">*/</text:span></text:p>
          <text:p text:style-name="P37"><text:span text:style-name="T59"><text:tab/></text:span><text:span text:style-name="T59"> <text:s/></text:span><text:span text:style-name="T59">connf</text:span><text:span text:style-name="T59">d = </text:span><text:span text:style-name="T59">Accep</text:span><text:span text:style-name="T59">t(lis</text:span><text:span text:style-name="T59">tenfd</text:span><text:span text:style-name="T59">, (</text:span><text:span text:style-name="T61">SA</text:span><text:span text:style-name="T59"> </text:span><text:span text:style-name="T59">*)&amp;cl</text:span><text:span text:style-name="T59">ienta</text:span><text:span text:style-name="T59">ddr, </text:span><text:span text:style-name="T59">&amp;clie</text:span><text:span text:style-name="T59">ntlen</text:span><text:span text:style-name="T59">);</text:span></text:p>
          <text:p text:style-name="P37"><text:span text:style-name="T59"><text:tab/></text:span><text:span text:style-name="T59"> <text:s/></text:span><text:span text:style-name="T59">Getna</text:span><text:span text:style-name="T59">meinf</text:span><text:span text:style-name="T59">o((</text:span><text:span text:style-name="T61">SA</text:span><text:span text:style-name="T59"> </text:span><text:span text:style-name="T59">*) </text:span><text:span text:style-name="T59">&amp;clie</text:span><text:span text:style-name="T59">ntadd</text:span><text:span text:style-name="T59">r, </text:span><text:span text:style-name="T59">clien</text:span><text:span text:style-name="T59">tlen, </text:span></text:p>
          <text:p text:style-name="P37"><text:span text:style-name="T59"><text:s text:c="6"/></text:span><text:span text:style-name="T59"><text:s text:c="6"/></text:span><text:span text:style-name="T59"><text:s text:c="6"/></text:span><text:span text:style-name="T59"><text:s text:c="2"/></text:span><text:span text:style-name="T59">clien</text:span><text:span text:style-name="T59">t_hos</text:span><text:span text:style-name="T59">tname</text:span><text:span text:style-name="T59">, </text:span><text:span text:style-name="T59">MAXLI</text:span><text:span text:style-name="T59">NE, </text:span><text:span text:style-name="T59">clien</text:span><text:span text:style-name="T59">t_por</text:span><text:span text:style-name="T59">t, </text:span><text:span text:style-name="T59">MAXLI</text:span><text:span text:style-name="T59">NE, </text:span><text:span text:style-name="T59">0);</text:span></text:p>
          <text:p text:style-name="P37"><text:span text:style-name="T59"><text:tab/></text:span><text:span text:style-name="T59"> <text:s/></text:span><text:span text:style-name="T59">print</text:span><text:span text:style-name="T59">f(</text:span><text:span text:style-name="T60">"Co</text:span><text:span text:style-name="T60">nnect</text:span><text:span text:style-name="T60">ed to </text:span><text:span text:style-name="T60">(%s, </text:span><text:span text:style-name="T60">%s)\</text:span><text:span text:style-name="T60">n"</text:span><text:span text:style-name="T59">, </text:span><text:span text:style-name="T59">clien</text:span><text:span text:style-name="T59">t_hos</text:span><text:span text:style-name="T59">tname</text:span><text:span text:style-name="T59">, </text:span><text:span text:style-name="T59">clien</text:span><text:span text:style-name="T59">t_por</text:span><text:span text:style-name="T59">t);</text:span></text:p>
          <text:p text:style-name="P37"><text:span text:style-name="T59"><text:tab/></text:span><text:span text:style-name="T59"> <text:s/></text:span><text:span text:style-name="T59">echo(</text:span><text:span text:style-name="T59">connf</text:span><text:span text:style-name="T59">d);</text:span></text:p>
          <text:p text:style-name="P37"><text:span text:style-name="T59"><text:tab/></text:span><text:span text:style-name="T59"> <text:s/></text:span><text:span text:style-name="T59">Close</text:span><text:span text:style-name="T59">(conn</text:span><text:span text:style-name="T59">fd);</text:span></text:p>
          <text:p text:style-name="P37"><text:span text:style-name="T59"><text:s text:c="4"/></text:span><text:span text:style-name="T59">}</text:span></text:p>
          <text:p text:style-name="P37"><text:span text:style-name="T59"><text:s text:c="4"/></text:span><text:span text:style-name="T59">exit(</text:span><text:span text:style-name="T59">0);</text:span></text:p>
          <text:p text:style-name="P37"><text:span text:style-name="T5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1" draw:text-style-name="P19" draw:layer="layout" svg:width="4.017cm" svg:height="1.013cm" svg:x="21.154cm" svg:y="16.998cm">
          <text:p text:style-name="P37"><text:span text:style-name="T66">echoserveri.</text:span><text:span text:style-name="T6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Rectangle 79" draw:style-name="gr1" draw:layer="layout" svg:width="13.546cm" svg:height="10.159cm" svg:x="3.387cm" svg:y="1.905cm" draw:page-number="44" presentation:class="page"/>
          <draw:frame draw:name="Rectangle 80" presentation:style-name="pr20" draw:text-style-name="P6" draw:layer="layout" svg:width="14.816cm" svg:height="11.852cm" svg:x="2.752cm" svg:y="12.7cm" presentation:class="notes" presentation:placeholder="true" presentation:user-transformed="true">
            <draw:text-box/>
          </draw:frame>
        </presentation:notes>
      </draw:page>
      <draw:page draw:name="Echo Server: echo function" draw:style-name="dp1" draw:master-page-name="Title_20_and_20_Content_5f_" presentation:presentation-page-layout-name="AL2T11">
        <office:forms form:automatic-focus="false" form:apply-design-mode="false"/>
        <draw:frame draw:name="Rectangle 81" presentation:style-name="pr5" draw:text-style-name="P10" draw:layer="layout" svg:width="18.185cm" svg:height="1.591cm" svg:x="0.847cm" svg:y="1.482cm" presentation:class="title" presentation:user-transformed="true">
          <draw:text-box>
            <text:p text:style-name="P9"><text:span text:style-name="T6">E</text:span><text:span text:style-name="T6">c</text:span><text:span text:style-name="T6">h</text:span><text:span text:style-name="T6">o</text:span><text:span text:style-name="T6"> </text:span><text:span text:style-name="T6">S</text:span><text:span text:style-name="T6">e</text:span><text:span text:style-name="T6">r</text:span><text:span text:style-name="T6">v</text:span><text:span text:style-name="T6">e</text:span><text:span text:style-name="T6">r</text:span><text:span text:style-name="T6">:</text:span><text:span text:style-name="T6"> </text:span><text:span text:style-name="T68">e</text:span><text:span text:style-name="T68">c</text:span><text:span text:style-name="T68">h</text:span><text:span text:style-name="T68">o</text:span><text:span text:style-name="T69"> </text:span><text:span text:style-name="T69">f</text:span><text:span text:style-name="T69">u</text:span><text:span text:style-name="T69">n</text:span><text:span text:style-name="T69">c</text:span><text:span text:style-name="T69">t</text:span><text:span text:style-name="T69">i</text:span><text:span text:style-name="T69">o</text:span><text:span text:style-name="T69">n</text:span></text:p>
          </draw:text-box>
        </draw:frame>
        <draw:custom-shape draw:name="Rectangle 82" draw:style-name="gr277" draw:text-style-name="P48" draw:layer="layout" svg:width="20.142cm" svg:height="8.363cm" svg:x="2.053cm" svg:y="7.62cm">
          <text:p text:style-name="P18"><text:span text:style-name="T70">void</text:span><text:span text:style-name="T71"> </text:span><text:span text:style-name="T72">echo</text:span><text:span text:style-name="T71">(</text:span><text:span text:style-name="T70">int</text:span><text:span text:style-name="T71"> </text:span><text:span text:style-name="T73">conn</text:span><text:span text:style-name="T73">fd</text:span><text:span text:style-name="T71">)</text:span></text:p>
          <text:p text:style-name="P18"><text:span text:style-name="T71">{</text:span></text:p>
          <text:p text:style-name="P18"><text:span text:style-name="T74"><text:s text:c="4"/></text:span><text:span text:style-name="T75">size</text:span><text:span text:style-name="T75">_t</text:span><text:span text:style-name="T74"> </text:span><text:span text:style-name="T76">n</text:span><text:span text:style-name="T74">;</text:span></text:p>
          <text:p text:style-name="P18"><text:span text:style-name="T74"><text:s text:c="4"/></text:span><text:span text:style-name="T75">char</text:span><text:span text:style-name="T74"> </text:span><text:span text:style-name="T76">buf</text:span><text:span text:style-name="T74">[</text:span><text:span text:style-name="T74">MAXL</text:span><text:span text:style-name="T74">INE]</text:span><text:span text:style-name="T74">;</text:span></text:p>
          <text:p text:style-name="P18"><text:span text:style-name="T77"><text:s text:c="4"/></text:span><text:span text:style-name="T78">rio_</text:span><text:span text:style-name="T78">t</text:span><text:span text:style-name="T77"> </text:span><text:span text:style-name="T79">rio</text:span><text:span text:style-name="T77">;</text:span></text:p>
          <text:p text:style-name="P18"><text:span text:style-name="T77"/></text:p>
          <text:p text:style-name="P18"><text:span text:style-name="T77"><text:s text:c="4"/></text:span><text:span text:style-name="T77">Rio_</text:span><text:span text:style-name="T77">read</text:span><text:span text:style-name="T77">init</text:span><text:span text:style-name="T77">b(&amp;r</text:span><text:span text:style-name="T77">io, </text:span><text:span text:style-name="T77">conn</text:span><text:span text:style-name="T77">fd);</text:span></text:p>
          <text:p text:style-name="P18"><text:span text:style-name="T71"><text:s text:c="4"/></text:span><text:span text:style-name="T80">whil</text:span><text:span text:style-name="T80">e</text:span><text:span text:style-name="T71">((n </text:span><text:span text:style-name="T71">= </text:span><text:span text:style-name="T71">Rio_</text:span><text:span text:style-name="T71">read</text:span><text:span text:style-name="T71">line</text:span><text:span text:style-name="T71">b(&amp;r</text:span><text:span text:style-name="T71">io, </text:span><text:span text:style-name="T71">buf, </text:span><text:span text:style-name="T71">MAXL</text:span><text:span text:style-name="T71">INE)</text:span><text:span text:style-name="T71">) != </text:span><text:span text:style-name="T71">0) { </text:span></text:p>
          <text:p text:style-name="P18"><text:span text:style-name="T71"><text:s text:c="5"/></text:span><text:span text:style-name="T71"><text:s text:c="3"/></text:span><text:span text:style-name="T71">prin</text:span><text:span text:style-name="T71">tf(</text:span><text:span text:style-name="T81">"</text:span><text:span text:style-name="T81">serv</text:span><text:span text:style-name="T81">er </text:span><text:span text:style-name="T81">rece</text:span><text:span text:style-name="T81">ived </text:span><text:span text:style-name="T81">%d </text:span><text:span text:style-name="T81">byte</text:span><text:span text:style-name="T81">s\</text:span><text:span text:style-name="T81">n"</text:span><text:span text:style-name="T71">, </text:span><text:span text:style-name="T71">(</text:span><text:span text:style-name="T70">int</text:span><text:span text:style-name="T71">)n);</text:span></text:p>
          <text:p text:style-name="P18"><text:span text:style-name="T71"><text:tab/></text:span><text:span text:style-name="T71">Rio_</text:span><text:span text:style-name="T71">writ</text:span><text:span text:style-name="T71">en(c</text:span><text:span text:style-name="T71">onnf</text:span><text:span text:style-name="T71">d, </text:span><text:span text:style-name="T71">buf, </text:span><text:span text:style-name="T71">n);</text:span></text:p>
          <text:p text:style-name="P18"><text:span text:style-name="T71"><text:s text:c="4"/></text:span><text:span text:style-name="T71">}</text:span></text:p>
          <text:p text:style-name="P18"><text:span text:style-name="T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3" presentation:style-name="pr21" draw:text-style-name="P13" draw:layer="layout" svg:width="23.075cm" svg:height="3.593cm" svg:x="0.914cm" svg:y="3.391cm" presentation:class="outline" presentation:user-transformed="true">
          <draw:text-box>
            <text:list text:style-name="L4">
              <text:list-item>
                <text:p text:style-name="P11"><text:span text:style-name="T7">The server uses RIO to read and echo text lines until EOF (end-of-file) condition is encountered.</text:span></text:p>
              </text:list-item>
            </text:list>
            <text:list text:style-name="L5">
              <text:list-item>
                <text:list>
                  <text:list-item>
                    <text:p text:style-name="P12"><text:span text:style-name="T8">EOF condition caused by client calling <text:s/></text:span><text:span text:style-name="T82">close(clientfd)</text:span></text:p>
                  </text:list-item>
                </text:list>
              </text:list-item>
            </text:list>
          </draw:text-box>
        </draw:frame>
        <draw:custom-shape draw:name="TextBox 8" draw:style-name="gr278" draw:text-style-name="P19" draw:layer="layout" svg:width="2.209cm" svg:height="1.013cm" svg:x="19.939cm" svg:y="15.028cm">
          <text:p text:style-name="P18"><text:span text:style-name="T83">echo.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Rectangle 84" draw:style-name="gr1" draw:layer="layout" svg:width="13.546cm" svg:height="10.159cm" svg:x="3.387cm" svg:y="1.905cm" draw:page-number="45" presentation:class="page"/>
          <draw:frame draw:name="Rectangle 85" presentation:style-name="pr23" draw:text-style-name="P20" draw:layer="layout" svg:width="14.816cm" svg:height="11.852cm" svg:x="2.752cm" svg:y="12.7cm" presentation:class="notes" presentation:placeholder="true" presentation:user-transformed="true">
            <draw:text-box/>
          </draw:frame>
        </presentation:notes>
      </draw:page>
      <draw:page draw:name="Testing Servers Using telnet" draw:style-name="dp1" draw:master-page-name="Title_20_and_20_Content" presentation:presentation-page-layout-name="AL2T11">
        <office:forms form:automatic-focus="false" form:apply-design-mode="false"/>
        <draw:frame draw:name="Rectangle 2" presentation:style-name="pr9" draw:text-style-name="P28" draw:layer="layout" svg:width="20.901cm" svg:height="1.591cm" svg:x="1.058cm" svg:y="1.583cm" presentation:class="title" presentation:user-transformed="true">
          <draw:text-box>
            <text:p text:style-name="P27"><text:span text:style-name="T14">T</text:span><text:span text:style-name="T14">e</text:span><text:span text:style-name="T14">s</text:span><text:span text:style-name="T14">t</text:span><text:span text:style-name="T14">i</text:span><text:span text:style-name="T14">n</text:span><text:span text:style-name="T14">g</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span text:style-name="T14"> </text:span><text:span text:style-name="T14">U</text:span><text:span text:style-name="T14">s</text:span><text:span text:style-name="T14">i</text:span><text:span text:style-name="T14">n</text:span><text:span text:style-name="T14">g</text:span><text:span text:style-name="T14"> </text:span><text:span text:style-name="T99">t</text:span><text:span text:style-name="T99">e</text:span><text:span text:style-name="T99">l</text:span><text:span text:style-name="T99">n</text:span><text:span text:style-name="T99">e</text:span><text:span text:style-name="T99">t</text:span></text:p>
          </draw:text-box>
        </draw:frame>
        <draw:frame draw:name="Rectangle 3" presentation:style-name="pr10" draw:text-style-name="P45" draw:layer="layout" svg:width="21.933cm" svg:height="13.81cm" svg:x="1.102cm" svg:y="3.784cm" presentation:class="outline" presentation:user-transformed="true">
          <draw:text-box>
            <text:list text:style-name="L8">
              <text:list-item>
                <text:p text:style-name="P11"><text:span text:style-name="T15">The </text:span><text:span text:style-name="T25">telnet </text:span><text:span text:style-name="T15">program is invaluable for testing servers that transmit ASCII strings over Internet connections</text:span></text:p>
              </text:list-item>
            </text:list>
            <text:list text:style-name="L10">
              <text:list-item>
                <text:list>
                  <text:list-item>
                    <text:p text:style-name="P12"><text:span text:style-name="T16">Our simple echo server</text:span></text:p>
                  </text:list-item>
                  <text:list-item>
                    <text:p text:style-name="P12"><text:span text:style-name="T16">Web servers</text:span></text:p>
                  </text:list-item>
                  <text:list-item>
                    <text:p text:style-name="P12"><text:span text:style-name="T16">Mail servers</text:span></text:p>
                  </text:list-item>
                </text:list>
              </text:list-item>
            </text:list>
            <text:p text:style-name="P11"><text:span text:style-name="T43"/></text:p>
            <text:list text:continue-numbering="true" text:style-name="L10">
              <text:list-item>
                <text:p text:style-name="P11"><text:span text:style-name="T15">Usage: </text:span></text:p>
                <text:list>
                  <text:list-item>
                    <text:p text:style-name="P12"><text:span text:style-name="T25">linux&gt; </text:span><text:span text:style-name="T105">telnet &lt;host&gt; &lt;portnumber&gt;</text:span></text:p>
                  </text:list-item>
                  <text:list-item>
                    <text:p text:style-name="P12"><text:span text:style-name="T16">Creates a connection with a server running on </text:span><text:span text:style-name="T105">&lt;host&gt;</text:span><text:span text:style-name="T15"> </text:span><text:span text:style-name="T16">and <text:s/>listening on port </text:span><text:span text:style-name="T105">&lt;portnumber&gt;</text:span></text:p>
                  </text:list-item>
                </text:list>
              </text:list-item>
            </text:list>
            <text:p text:style-name="P11"><text:span text:style-name="T106"/></text:p>
            <text:p text:style-name="P11"><text:span text:style-name="T43"/></text:p>
          </draw:text-box>
        </draw:frame>
        <presentation:notes draw:style-name="dp2">
          <draw:page-thumbnail draw:name="Rectangle 2" draw:style-name="gr1" draw:layer="layout" svg:width="13.546cm" svg:height="10.159cm" svg:x="3.387cm" svg:y="1.905cm" draw:page-number="46"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Testing the Echo Server With telnet" draw:style-name="dp1" draw:master-page-name="Title_20_and_20_Content_5f_" presentation:presentation-page-layout-name="AL2T11">
        <office:forms form:automatic-focus="false" form:apply-design-mode="false"/>
        <draw:frame draw:name="Rectangle 91" presentation:style-name="pr5" draw:text-style-name="P10" draw:layer="layout" svg:width="23.856cm" svg:height="1.591cm" svg:x="0.968cm" svg:y="1.214cm" presentation:class="title" presentation:user-transformed="true">
          <draw:text-box>
            <text:p text:style-name="P9"><text:span text:style-name="T6">Testi</text:span><text:span text:style-name="T6">ng </text:span><text:span text:style-name="T6">the </text:span><text:span text:style-name="T6">Ech</text:span><text:span text:style-name="T6">o </text:span><text:span text:style-name="T6">Serv</text:span><text:span text:style-name="T6">er </text:span><text:span text:style-name="T6">Wit</text:span><text:span text:style-name="T6">h </text:span><text:span text:style-name="T68">tel</text:span><text:span text:style-name="T68">net</text:span></text:p>
          </draw:text-box>
        </draw:frame>
        <draw:custom-shape draw:name="Text Box 2" draw:style-name="gr279" draw:text-style-name="P73" draw:layer="layout" svg:width="19.13cm" svg:height="13.095cm" svg:x="1.467cm" svg:y="3.387cm">
          <text:p xml:id="id37" text:id="id37" text:style-name="P18"><text:span text:style-name="T71">whaleshark&gt; ./echoserveri 15213</text:span></text:p>
          <text:p xml:id="id42" text:id="id42" text:style-name="P18"><text:span text:style-name="T71">Connected to (MAKOSHARK.ICS.CS.CMU.EDU, 50280)</text:span></text:p>
          <text:p xml:id="id44" text:id="id44" text:style-name="P18"><text:span text:style-name="T71">server received 11 bytes</text:span></text:p>
          <text:p xml:id="id47" text:id="id47" text:style-name="P18"><text:span text:style-name="T71">server received 8 bytes</text:span></text:p>
          <text:p text:style-name="P18"><text:span text:style-name="T71"/></text:p>
          <text:p text:style-name="P18"><text:span text:style-name="T71"/></text:p>
          <text:p text:style-name="P18"><text:span text:style-name="T71"/></text:p>
          <text:p xml:id="id38" text:id="id38" text:style-name="P18"><text:span text:style-name="T71">makoshark&gt; telnet whaleshark.ics.cs.cmu.edu 15213</text:span></text:p>
          <text:p xml:id="id39" text:id="id39" text:style-name="P18"><text:span text:style-name="T71">Trying 128.2.210.175...</text:span></text:p>
          <text:p xml:id="id40" text:id="id40" text:style-name="P18"><text:span text:style-name="T71">Connected to whaleshark.ics.cs.cmu.edu (128.2.210.175).</text:span></text:p>
          <text:p xml:id="id41" text:id="id41" text:style-name="P18"><text:span text:style-name="T71">Escape character is '^]'.</text:span></text:p>
          <text:p xml:id="id43" text:id="id43" text:style-name="P18"><text:span text:style-name="T71">Hi there!</text:span></text:p>
          <text:p xml:id="id45" text:id="id45" text:style-name="P18"><text:span text:style-name="T71">Hi there!</text:span></text:p>
          <text:p xml:id="id46" text:id="id46" text:style-name="P18"><text:span text:style-name="T71">Howdy!</text:span></text:p>
          <text:p xml:id="id48" text:id="id48" text:style-name="P18"><text:span text:style-name="T71">Howdy!</text:span></text:p>
          <text:p xml:id="id49" text:id="id49" text:style-name="P18"><text:span text:style-name="T71">^]</text:span></text:p>
          <text:p xml:id="id50" text:id="id50" text:style-name="P18"><text:span text:style-name="T71">telnet&gt; quit</text:span></text:p>
          <text:p xml:id="id51" text:id="id51" text:style-name="P18"><text:span text:style-name="T71">Connection closed.</text:span></text:p>
          <text:p xml:id="id52" text:id="id52" text:style-name="P18"><text:span text:style-name="T71">makoshark&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1">
          <office:forms form:automatic-focus="false" form:apply-design-mode="false"/>
          <draw:page-thumbnail draw:name="Rectangle 92" draw:style-name="gr1" draw:layer="layout" svg:width="13.546cm" svg:height="10.159cm" svg:x="3.387cm" svg:y="1.905cm" draw:page-number="47" presentation:class="page"/>
          <draw:frame draw:name="Rectangle 93" presentation:style-name="pr24" draw:text-style-name="P20" draw:layer="layout" svg:width="14.816cm" svg:height="11.852cm" svg:x="2.752cm" svg:y="12.7cm" presentation:class="notes" presentation:placeholder="true" presentation:user-transformed="true">
            <draw:text-box/>
          </draw:frame>
        </presentation:notes>
      </draw:page>
      <draw:page draw:name="page48" draw:style-name="dp1" draw:master-page-name="Title_20_and_20_Content" presentation:presentation-page-layout-name="AL2T11">
        <office:forms form:automatic-focus="false" form:apply-design-mode="false"/>
        <draw:frame draw:name="Rectangle 2" presentation:style-name="pr9" draw:text-style-name="P28" draw:layer="layout" svg:width="20.901cm" svg:height="1.591cm" svg:x="1.058cm" svg:y="1.583cm" presentation:class="title" presentation:user-transformed="true">
          <draw:text-box>
            <text:p text:style-name="P27"><text:span text:style-name="T14">S</text:span><text:span text:style-name="T14">u</text:span><text:span text:style-name="T14">m</text:span><text:span text:style-name="T14">m</text:span><text:span text:style-name="T14">a</text:span><text:span text:style-name="T14">r</text:span><text:span text:style-name="T14">y</text:span></text:p>
          </draw:text-box>
        </draw:frame>
        <draw:frame draw:name="Rectangle 3" presentation:style-name="pr10" draw:text-style-name="P45" draw:layer="layout" svg:width="21.933cm" svg:height="7.366cm" svg:x="1.058cm" svg:y="3.302cm" presentation:class="outline" presentation:user-transformed="true">
          <draw:text-box>
            <text:list text:style-name="L8">
              <text:list-item>
                <text:p text:style-name="P11"><text:span text:style-name="T107">Sockets used to communicate across processes over a network (even same network card)</text:span></text:p>
              </text:list-item>
            </text:list>
            <text:list text:style-name="L10">
              <text:list-item>
                <text:list>
                  <text:list-item>
                    <text:p text:style-name="P12"><text:span text:style-name="T16">TCP sockets – Listening vs connecting sockets </text:span></text:p>
                  </text:list-item>
                  <text:list-item>
                    <text:p text:style-name="P12"><text:span text:style-name="T16">Quirks in structs representing network addresses.</text:span></text:p>
                  </text:list-item>
                  <text:list-item>
                    <text:p text:style-name="P12"><text:span text:style-name="T16">Use getaddrinfo() or fill up the struct yourself.</text:span></text:p>
                  </text:list-item>
                  <text:list-item>
                    <text:p text:style-name="P12"><text:span text:style-name="T16">Usage of rio library for buffered I/O.</text:span></text:p>
                  </text:list-item>
                </text:list>
              </text:list-item>
            </text:list>
            <text:p text:style-name="P11"><text:span text:style-name="T106"/></text:p>
            <text:p text:style-name="P11"><text:span text:style-name="T43"/></text:p>
          </draw:text-box>
        </draw:frame>
        <presentation:notes draw:style-name="dp1">
          <office:forms form:automatic-focus="false" form:apply-design-mode="false"/>
          <draw:page-thumbnail draw:name="Rectangle 2" draw:style-name="gr1" draw:layer="layout" svg:width="13.546cm" svg:height="10.159cm" svg:x="3.387cm" svg:y="1.905cm" draw:page-number="48"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Iterative Servers" draw:style-name="dp1" draw:master-page-name="Title_20_and_20_Content" presentation:presentation-page-layout-name="AL2T11">
        <office:forms form:automatic-focus="false" form:apply-design-mode="false"/>
        <draw:frame draw:name="Rectangle 2" presentation:style-name="pr9" draw:text-style-name="P28" draw:layer="layout" svg:width="21.088cm" svg:height="2.116cm" svg:x="0.992cm" svg:y="1.21cm" presentation:class="title" presentation:user-transformed="true">
          <draw:text-box>
            <text:p text:style-name="P27"><text:span text:style-name="T14">I</text:span><text:span text:style-name="T14">t</text:span><text:span text:style-name="T14">e</text:span><text:span text:style-name="T14">r</text:span><text:span text:style-name="T14">a</text:span><text:span text:style-name="T14">t</text:span><text:span text:style-name="T14">i</text:span><text:span text:style-name="T14">v</text:span><text:span text:style-name="T14">e</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10" draw:text-style-name="P32" draw:layer="layout" svg:width="21.933cm" svg:height="13.81cm" svg:x="1.102cm" svg:y="3.784cm" presentation:class="outline" presentation:user-transformed="true">
          <draw:text-box>
            <text:list text:style-name="L8">
              <text:list-item>
                <text:p text:style-name="P74"><text:span text:style-name="T15">Iterative servers process one request at a time</text:span></text:p>
              </text:list-item>
            </text:list>
          </draw:text-box>
        </draw:frame>
        <draw:custom-shape draw:name="Text Box 5" draw:style-name="gr280" draw:text-style-name="P19" draw:layer="layout" svg:width="2.463cm" svg:height="1.098cm" svg:x="4.901cm" svg:y="5.689cm">
          <text:p text:style-name="P37"><text:span text:style-name="T108">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80" draw:text-style-name="P19" draw:layer="layout" svg:width="2.209cm" svg:height="1.098cm" svg:x="11.035cm" svg:y="5.689cm">
          <text:p text:style-name="P37"><text:span text:style-name="T10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line draw:name="Line 4" draw:style-name="gr281" draw:text-style-name="P13" draw:layer="layout" svg:x1="6.138cm" svg:y1="7.342cm" svg:x2="6.139cm" svg:y2="18.203cm">
            <text:p/>
          </draw:line>
          <draw:line draw:name="Line 6" draw:style-name="gr281" draw:text-style-name="P13" draw:layer="layout" svg:x1="12.276cm" svg:y1="7.342cm" svg:x2="12.277cm" svg:y2="18.203cm">
            <text:p/>
          </draw:line>
          <draw:line draw:name="Line 8" draw:style-name="gr281" draw:text-style-name="P13" draw:layer="layout" svg:x1="18.415cm" svg:y1="7.342cm" svg:x2="18.416cm" svg:y2="18.203cm">
            <text:p/>
          </draw:line>
        </draw:g>
        <draw:custom-shape draw:name="Text Box 9" draw:style-name="gr280" draw:text-style-name="P19" draw:layer="layout" svg:width="2.463cm" svg:height="1.098cm" svg:x="17.178cm" svg:y="5.689cm">
          <text:p text:style-name="P37"><text:span text:style-name="T108">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82" draw:text-style-name="P13" draw:layer="layout" svg:x1="6.138cm" svg:y1="7.377cm" svg:x2="12.065cm" svg:y2="7.84cm">
          <text:p/>
        </draw:line>
        <draw:custom-shape draw:name="Text Box 11" draw:style-name="gr280" draw:text-style-name="P75" draw:layer="layout" svg:width="3.17cm" svg:height="1.013cm" svg:x="2.956cm" svg:y="6.959cm">
          <text:p text:style-name="P61"><text:span text:style-name="T10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80" draw:text-style-name="P19" draw:layer="layout" svg:width="2.789cm" svg:height="1.013cm" svg:x="9.575cm" svg:y="8.076cm">
          <text:p text:style-name="P37"><text:span text:style-name="T109">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80" draw:text-style-name="P19" draw:layer="layout" svg:width="3.17cm" svg:height="1.013cm" svg:x="18.426cm" svg:y="8.043cm">
          <text:p text:style-name="P37"><text:span text:style-name="T10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283" draw:text-style-name="P13" draw:layer="layout" svg:x1="18.203cm" svg:y1="8.678cm" svg:x2="12.276cm" svg:y2="9.284cm">
          <text:p/>
        </draw:line>
        <draw:custom-shape draw:name="Text Box 19" draw:style-name="gr280" draw:text-style-name="P75" draw:layer="layout" svg:width="2.408cm" svg:height="1.013cm" svg:x="3.72cm" svg:y="9.284cm">
          <text:p text:style-name="P61"><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80" draw:text-style-name="P19" draw:layer="layout" svg:width="2.027cm" svg:height="1.013cm" svg:x="10.339cm" svg:y="9.199cm">
          <text:p text:style-name="P37"><text:span text:style-name="T10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80" draw:text-style-name="P75" draw:layer="layout" svg:width="3.932cm" svg:height="1.013cm" svg:x="2.192cm" svg:y="10.16cm">
          <text:p text:style-name="P61"><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280" draw:text-style-name="P75" draw:layer="layout" svg:width="2.408cm" svg:height="1.013cm" svg:x="3.72cm" svg:y="12.732cm">
          <text:p text:style-name="P61"><text:span text:style-name="T10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80" draw:text-style-name="P19" draw:layer="layout" svg:width="2.789cm" svg:height="1.013cm" svg:x="12.265cm" svg:y="14.051cm">
          <text:p text:style-name="P37"><text:span text:style-name="T109">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80" draw:text-style-name="P19" draw:layer="layout" svg:width="2.408cm" svg:height="1.013cm" svg:x="18.424cm" svg:y="9.525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280" draw:text-style-name="P19" draw:layer="layout" svg:width="2.027cm" svg:height="1.013cm" svg:x="12.285cm" svg:y="15.077cm">
          <text:p text:style-name="P37"><text:span text:style-name="T10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280" draw:text-style-name="P75" draw:layer="layout" svg:width="2.408cm" svg:height="1.013cm" svg:x="9.957cm" svg:y="12.944cm">
          <text:p text:style-name="P61"><text:span text:style-name="T10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35" draw:style-name="gr284" draw:text-style-name="P13"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36" draw:style-name="gr285" draw:text-style-name="P77" draw:layer="layout" svg:width="5.309cm" svg:height="1.603cm" svg:x="20.09cm" svg:y="12.912cm">
          <text:p text:style-name="P76"><text:span text:style-name="T110">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86" draw:text-style-name="P13" draw:layer="layout" svg:x1="6.138cm" svg:y1="9.895cm" svg:x2="12.065cm" svg:y2="10.358cm">
          <text:p/>
        </draw:line>
        <draw:line draw:name="Line 27" draw:style-name="gr287" draw:text-style-name="P13" draw:layer="layout" svg:x1="18.203cm" svg:y1="10.234cm" svg:x2="12.276cm" svg:y2="10.697cm">
          <text:p/>
        </draw:line>
        <draw:custom-shape draw:name="Text Box 30" draw:style-name="gr280" draw:text-style-name="P19" draw:layer="layout" svg:width="3.932cm" svg:height="1.013cm" svg:x="18.428cm" svg:y="10.583cm">
          <text:p text:style-name="P37"><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88" draw:text-style-name="P13" draw:layer="layout" svg:x1="6.35cm" svg:y1="13.295cm" svg:x2="12.254cm" svg:y2="14.05cm">
          <text:p/>
        </draw:line>
        <draw:custom-shape draw:name="Text Box 30" draw:style-name="gr280" draw:text-style-name="P19" draw:layer="layout" svg:width="2.408cm" svg:height="1.013cm" svg:x="12.264cm" svg:y="16.079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80" draw:text-style-name="P19" draw:layer="layout" svg:width="3.551cm" svg:height="1.013cm" svg:x="18.427cm" svg:y="17.177cm">
          <text:p text:style-name="P37"><text:span text:style-name="T10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89" draw:text-style-name="P13" draw:layer="layout" svg:x1="12.065cm" svg:y1="10.966cm" svg:x2="6.138cm" svg:y2="11.43cm">
          <text:p/>
        </draw:line>
        <draw:custom-shape draw:name="Text Box 30" draw:style-name="gr280" draw:text-style-name="P19" draw:layer="layout" svg:width="2.408cm" svg:height="1.013cm" svg:x="9.957cm" svg:y="11.019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80" draw:text-style-name="P75" draw:layer="layout" svg:width="3.551cm" svg:height="1.013cm" svg:x="2.574cm" svg:y="11.039cm">
          <text:p text:style-name="P61"><text:span text:style-name="T10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80" draw:text-style-name="P19" draw:layer="layout" svg:width="2.027cm" svg:height="1.013cm" svg:x="10.339cm" svg:y="11.918cm">
          <text:p text:style-name="P37"><text:span text:style-name="T10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90" draw:text-style-name="P13" draw:layer="layout" svg:x1="12.254cm" svg:y1="16.86cm" svg:x2="18.415cm" svg:y2="17.616cm">
          <text:p/>
        </draw:line>
        <presentation:notes draw:style-name="dp2">
          <draw:page-thumbnail draw:name="Rectangle 2" draw:style-name="gr1" draw:layer="layout" svg:width="13.546cm" svg:height="10.159cm" svg:x="3.387cm" svg:y="1.905cm" draw:page-number="49"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Where Does Second Client Block?" draw:style-name="dp1" draw:master-page-name="Two_20_Content" presentation:presentation-page-layout-name="AL3T3">
        <office:forms form:automatic-focus="false" form:apply-design-mode="false"/>
        <draw:frame draw:name="Rectangle 13" presentation:style-name="pr25" draw:text-style-name="P28" draw:layer="layout" svg:width="21.086cm" svg:height="2.116cm" svg:x="1.039cm" svg:y="1.031cm" presentation:class="title" presentation:user-transformed="true">
          <draw:text-box>
            <text:p text:style-name="P27"><text:span text:style-name="T14">W</text:span><text:span text:style-name="T14">h</text:span><text:span text:style-name="T14">e</text:span><text:span text:style-name="T14">r</text:span><text:span text:style-name="T14">e</text:span><text:span text:style-name="T14"> </text:span><text:span text:style-name="T14">D</text:span><text:span text:style-name="T14">o</text:span><text:span text:style-name="T14">e</text:span><text:span text:style-name="T14">s</text:span><text:span text:style-name="T14"> </text:span><text:span text:style-name="T14">S</text:span><text:span text:style-name="T14">e</text:span><text:span text:style-name="T14">c</text:span><text:span text:style-name="T14">o</text:span><text:span text:style-name="T14">n</text:span><text:span text:style-name="T14">d</text:span><text:span text:style-name="T14"> </text:span><text:span text:style-name="T14">C</text:span><text:span text:style-name="T14">l</text:span><text:span text:style-name="T14">i</text:span><text:span text:style-name="T14">e</text:span><text:span text:style-name="T14">n</text:span><text:span text:style-name="T14">t</text:span><text:span text:style-name="T14"> </text:span><text:span text:style-name="T14">B</text:span><text:span text:style-name="T14">l</text:span><text:span text:style-name="T14">o</text:span><text:span text:style-name="T14">c</text:span><text:span text:style-name="T14">k</text:span><text:span text:style-name="T14">?</text:span></text:p>
          </draw:text-box>
        </draw:frame>
        <draw:frame draw:name="Content Placeholder 56" presentation:style-name="pr26" draw:text-style-name="P32" draw:layer="layout" svg:width="10.754cm" svg:height="2.989cm" svg:x="1.773cm" svg:y="3.784cm" presentation:class="outline" presentation:user-transformed="true">
          <draw:text-box>
            <text:list text:style-name="L8">
              <text:list-item>
                <text:p text:style-name="P11"><text:span text:style-name="T15">Second client attempts to connect to iterative server</text:span></text:p>
              </text:list-item>
            </text:list>
          </draw:text-box>
        </draw:frame>
        <draw:frame draw:name="Content Placeholder 57" presentation:style-name="pr26" draw:text-style-name="P32" draw:layer="layout" svg:width="10.754cm" svg:height="13.81cm" svg:x="13.884cm" svg:y="3.81cm" presentation:class="outline" presentation:user-transformed="true">
          <draw:text-box>
            <text:list text:style-name="L8">
              <text:list-item>
                <text:p xml:id="id53" text:id="id53" text:style-name="P11"><text:span text:style-name="T15">Call to connect returns</text:span></text:p>
              </text:list-item>
            </text:list>
            <text:list text:style-name="L10">
              <text:list-item>
                <text:list>
                  <text:list-item>
                    <text:p xml:id="id54" text:id="id54" text:style-name="P12"><text:span text:style-name="T111">Even though connection not yet accepted</text:span></text:p>
                  </text:list-item>
                  <text:list-item>
                    <text:p xml:id="id55" text:id="id55" text:style-name="P12"><text:span text:style-name="T111">Server side TCP manager queues request</text:span></text:p>
                  </text:list-item>
                  <text:list-item>
                    <text:p xml:id="id56" text:id="id56" text:style-name="P12"><text:span text:style-name="T111">Feature known as “TCP listen backlog”</text:span></text:p>
                  </text:list-item>
                </text:list>
              </text:list-item>
              <text:list-item>
                <text:p xml:id="id57" text:id="id57" text:style-name="P11"><text:span text:style-name="T15">Call to rio_writen returns</text:span></text:p>
                <text:list>
                  <text:list-item>
                    <text:p xml:id="id58" text:id="id58" text:style-name="P12"><text:span text:style-name="T111">Server side TCP manager buffers input data</text:span></text:p>
                  </text:list-item>
                </text:list>
              </text:list-item>
              <text:list-item>
                <text:p xml:id="id59" text:id="id59" text:style-name="P11"><text:span text:style-name="T15">Call to rio_readlineb blocks</text:span></text:p>
                <text:list>
                  <text:list-item>
                    <text:p xml:id="id60" text:id="id60" text:style-name="P12"><text:span text:style-name="T111">Server hasn’t written anything for it to read yet.</text:span></text:p>
                  </text:list-item>
                </text:list>
              </text:list-item>
            </text:list>
            <text:p text:style-name="P11"><text:span text:style-name="T15"/></text:p>
          </draw:text-box>
        </draw:frame>
        <draw:g draw:name="Group 58">
          <draw:custom-shape draw:name="Text Box 14" draw:style-name="gr49" draw:text-style-name="P16" draw:layer="layout" svg:width="2.505cm" svg:height="1.268cm" svg:x="6.365cm" svg:y="6.144cm">
            <text:p text:style-name="P43"><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69" draw:text-style-name="P13" draw:layer="layout" svg:x1="7.62cm" svg:y1="8.678cm" svg:x2="7.621cm" svg:y2="13.334cm">
            <text:p/>
          </draw:line>
          <draw:line draw:name="Line 20" draw:style-name="gr291" draw:text-style-name="P13" draw:layer="layout" svg:x1="8.255cm" svg:y1="13.758cm" svg:x2="13.335cm" svg:y2="13.759cm">
            <text:p/>
          </draw:line>
          <draw:custom-shape draw:name="Rectangle 21" draw:style-name="gr292" draw:text-style-name="P15" draw:layer="layout" svg:width="4.232cm" svg:height="1.057cm" svg:x="5.503cm" svg:y="7.571cm">
            <text:p text:style-name="P43"><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6" draw:style-name="gr69" draw:text-style-name="P13" draw:layer="layout" svg:x1="7.62cm" svg:y1="14.225cm" svg:x2="7.621cm" svg:y2="15.072cm">
            <text:p/>
          </draw:line>
          <draw:line draw:name="Line 27" draw:style-name="gr69" draw:text-style-name="P13" draw:layer="layout" svg:x1="7.62cm" svg:y1="16.13cm" svg:x2="7.621cm" svg:y2="16.977cm">
            <text:p/>
          </draw:line>
          <draw:line draw:name="Line 30" draw:style-name="gr69" draw:text-style-name="P13" draw:layer="layout" svg:x1="9.736cm" svg:y1="15.663cm" svg:x2="13.335cm" svg:y2="15.664cm">
            <text:p/>
          </draw:line>
          <draw:line draw:name="Line 31" draw:style-name="gr69" draw:text-style-name="P13" draw:layer="layout" svg:x1="13.335cm" svg:y1="17.568cm" svg:x2="9.736cm" svg:y2="17.569cm">
            <text:p/>
          </draw:line>
          <draw:custom-shape draw:name="Rectangle 34" draw:style-name="gr292" draw:text-style-name="P15" draw:layer="layout" svg:width="4.232cm" svg:height="1.057cm" svg:x="5.503cm" svg:y="17.035cm">
            <text:p text:style-name="P43"><text:span text:style-name="T88">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292" draw:text-style-name="P15" draw:layer="layout" svg:width="4.232cm" svg:height="1.057cm" svg:x="5.503cm" svg:y="15.161cm">
            <text:p text:style-name="P43"><text:span text:style-name="T88">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49" draw:text-style-name="P16" draw:layer="layout" svg:width="3.162cm" svg:height="1.604cm" svg:x="9.902cm" svg:y="12.074cm">
            <text:p text:style-name="P43"><text:span text:style-name="T39">Connection</text:span></text:p>
            <text:p text:style-name="P43"><text:span text:style-name="T3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2" draw:style-name="gr293" draw:text-style-name="P13" draw:layer="layout" svg:width="0.422cm" svg:height="6.772cm" svg:x="4.657cm" svg:y="7.62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 Box 53" draw:style-name="gr49" draw:text-style-name="P16" draw:layer="layout" svg:width="4.906cm" svg:height="0.928cm" svg:x="-0.203cm" svg:y="10.498cm">
            <text:p text:style-name="P43"><text:span text:style-name="T40">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292" draw:text-style-name="P15" draw:layer="layout" svg:width="4.232cm" svg:height="1.057cm" svg:x="5.503cm" svg:y="13.286cm">
            <text:p text:style-name="P43"><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60" anim:sub-item="text" smil:attributeName="visibility" smil:to="visible"/>
                </anim:par>
              </anim:par>
            </anim:par>
          </anim:seq>
        </anim:par>
        <presentation:notes draw:style-name="dp2">
          <draw:page-thumbnail draw:name="Rectangle 2" draw:style-name="gr1" draw:layer="layout" svg:width="13.546cm" svg:height="10.159cm" svg:x="3.387cm" svg:y="1.905cm" draw:page-number="50" presentation:class="page"/>
          <draw:frame draw:name="Rectangle 3" presentation:style-name="pr27" draw:text-style-name="P6" draw:layer="layout" svg:width="14.816cm" svg:height="11.852cm" svg:x="2.752cm" svg:y="12.7cm" presentation:class="notes" presentation:placeholder="true" presentation:user-transformed="true">
            <draw:text-box/>
          </draw:frame>
        </presentation:notes>
      </draw:page>
      <draw:page draw:name="Fundamental Flaw of Iterative Servers" draw:style-name="dp1" draw:master-page-name="Title_20_and_20_Content" presentation:presentation-page-layout-name="AL2T11">
        <office:forms form:automatic-focus="false" form:apply-design-mode="false"/>
        <draw:frame draw:name="Rectangle 2" presentation:style-name="pr9" draw:text-style-name="P28" draw:layer="layout" svg:width="24.976cm" svg:height="1.591cm" svg:x="0.269cm" svg:y="0.93cm" presentation:class="title" presentation:user-transformed="true">
          <draw:text-box>
            <text:p text:style-name="P27"><text:span text:style-name="T14">F</text:span><text:span text:style-name="T14">u</text:span><text:span text:style-name="T14">n</text:span><text:span text:style-name="T14">d</text:span><text:span text:style-name="T14">a</text:span><text:span text:style-name="T14">m</text:span><text:span text:style-name="T14">e</text:span><text:span text:style-name="T14">n</text:span><text:span text:style-name="T14">t</text:span><text:span text:style-name="T14">a</text:span><text:span text:style-name="T14">l</text:span><text:span text:style-name="T14"> </text:span><text:span text:style-name="T14">F</text:span><text:span text:style-name="T14">l</text:span><text:span text:style-name="T14">a</text:span><text:span text:style-name="T14">w</text:span><text:span text:style-name="T14"> </text:span><text:span text:style-name="T14">o</text:span><text:span text:style-name="T14">f</text:span><text:span text:style-name="T14"> </text:span><text:span text:style-name="T14">I</text:span><text:span text:style-name="T14">t</text:span><text:span text:style-name="T14">e</text:span><text:span text:style-name="T14">r</text:span><text:span text:style-name="T14">a</text:span><text:span text:style-name="T14">t</text:span><text:span text:style-name="T14">i</text:span><text:span text:style-name="T14">v</text:span><text:span text:style-name="T14">e</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10" draw:text-style-name="P32" draw:layer="layout" svg:width="23.529cm" svg:height="3.196cm" svg:x="1.235cm" svg:y="14.906cm" presentation:class="outline" presentation:user-transformed="true">
          <draw:text-box>
            <text:list text:style-name="L8">
              <text:list-item>
                <text:p xml:id="id61" text:id="id61" text:style-name="P74"><text:span text:style-name="T15">Solution: use </text:span><text:span text:style-name="T18">concurrent servers </text:span><text:span text:style-name="T15">instead</text:span></text:p>
              </text:list-item>
            </text:list>
            <text:list text:style-name="L10">
              <text:list-item>
                <text:list>
                  <text:list-item>
                    <text:p xml:id="id62" text:id="id62" text:style-name="P12"><text:span text:style-name="T16">Concurrent servers use multiple concurrent flows to serve multiple clients at the same time</text:span></text:p>
                  </text:list-item>
                </text:list>
              </text:list-item>
            </text:list>
          </draw:text-box>
        </draw:frame>
        <draw:custom-shape draw:name="Text Box 21" draw:style-name="gr280" draw:text-style-name="P79" draw:layer="layout" svg:width="4.017cm" svg:height="4.821cm" svg:x="1.521cm" svg:y="9.776cm">
          <text:p text:style-name="P78"><text:span text:style-name="T112">User goes</text:span></text:p>
          <text:p text:style-name="P78"><text:span text:style-name="T112">out to lunch</text:span></text:p>
          <text:p text:style-name="P78"><text:span text:style-name="T112"/></text:p>
          <text:p text:style-name="P78"><text:span text:style-name="T112">Client 1 blocks</text:span></text:p>
          <text:p text:style-name="P78"><text:span text:style-name="T112">waiting for user</text:span></text:p>
          <text:p text:style-name="P78"><text:span text:style-name="T112">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80" draw:text-style-name="P79" draw:layer="layout" svg:width="4.013cm" svg:height="2.537cm" svg:x="19.375cm" svg:y="9.455cm">
          <text:p text:style-name="P78"><text:span text:style-name="T112">Client 2 blocks</text:span></text:p>
          <text:p text:style-name="P78"><text:span text:style-name="T112">waiting to read </text:span></text:p>
          <text:p text:style-name="P78"><text:span text:style-name="T112">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80" draw:text-style-name="P79" draw:layer="layout" svg:width="3.653cm" svg:height="3.299cm" svg:x="7.963cm" svg:y="10.668cm">
          <text:p text:style-name="P78"><text:span text:style-name="T112">Server blocks</text:span></text:p>
          <text:p text:style-name="P78"><text:span text:style-name="T112">waiting for</text:span></text:p>
          <text:p text:style-name="P78"><text:span text:style-name="T112">data from</text:span></text:p>
          <text:p text:style-name="P78"><text:span text:style-name="T1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280" draw:text-style-name="P19" draw:layer="layout" svg:width="2.463cm" svg:height="1.098cm" svg:x="4.901cm" svg:y="3.149cm">
          <text:p text:style-name="P37"><text:span text:style-name="T108">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280" draw:text-style-name="P19" draw:layer="layout" svg:width="2.209cm" svg:height="1.098cm" svg:x="11.035cm" svg:y="3.149cm">
          <text:p text:style-name="P37"><text:span text:style-name="T10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line draw:name="Line 4" draw:style-name="gr281" draw:text-style-name="P13" draw:layer="layout" svg:x1="6.138cm" svg:y1="4.802cm" svg:x2="6.139cm" svg:y2="13.758cm">
            <text:p/>
          </draw:line>
          <draw:line draw:name="Line 6" draw:style-name="gr281" draw:text-style-name="P13" draw:layer="layout" svg:x1="12.276cm" svg:y1="4.802cm" svg:x2="12.277cm" svg:y2="13.758cm">
            <text:p/>
          </draw:line>
          <draw:line draw:name="Line 8" draw:style-name="gr281" draw:text-style-name="P13" draw:layer="layout" svg:x1="18.415cm" svg:y1="4.802cm" svg:x2="18.416cm" svg:y2="13.758cm">
            <text:p/>
          </draw:line>
        </draw:g>
        <draw:custom-shape draw:name="Text Box 9" draw:style-name="gr280" draw:text-style-name="P19" draw:layer="layout" svg:width="2.463cm" svg:height="1.098cm" svg:x="17.178cm" svg:y="3.149cm">
          <text:p text:style-name="P37"><text:span text:style-name="T108">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94" draw:text-style-name="P13" draw:layer="layout" svg:x1="6.138cm" svg:y1="4.837cm" svg:x2="12.065cm" svg:y2="5.3cm">
          <text:p/>
        </draw:line>
        <draw:custom-shape draw:name="Text Box 11" draw:style-name="gr280" draw:text-style-name="P75" draw:layer="layout" svg:width="3.17cm" svg:height="1.013cm" svg:x="2.885cm" svg:y="4.419cm">
          <text:p text:style-name="P61"><text:span text:style-name="T10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80" draw:text-style-name="P19" draw:layer="layout" svg:width="2.789cm" svg:height="1.013cm" svg:x="9.476cm" svg:y="5.536cm">
          <text:p text:style-name="P37"><text:span text:style-name="T109">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80" draw:text-style-name="P19" draw:layer="layout" svg:width="3.17cm" svg:height="1.013cm" svg:x="18.426cm" svg:y="5.503cm">
          <text:p text:style-name="P37"><text:span text:style-name="T109">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295" draw:text-style-name="P13" draw:layer="layout" svg:x1="18.203cm" svg:y1="6.138cm" svg:x2="12.276cm" svg:y2="7.196cm">
          <text:p/>
        </draw:line>
        <draw:custom-shape draw:name="Text Box 19" draw:style-name="gr280" draw:text-style-name="P75" draw:layer="layout" svg:width="2.408cm" svg:height="1.013cm" svg:x="3.689cm" svg:y="6.744cm">
          <text:p text:style-name="P61"><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280" draw:text-style-name="P19" draw:layer="layout" svg:width="3.932cm" svg:height="1.013cm" svg:x="8.276cm" svg:y="6.659cm">
          <text:p text:style-name="P37"><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80" draw:text-style-name="P75" draw:layer="layout" svg:width="3.932cm" svg:height="1.013cm" svg:x="2.192cm" svg:y="7.62cm">
          <text:p text:style-name="P61"><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80" draw:text-style-name="P19" draw:layer="layout" svg:width="2.408cm" svg:height="1.013cm" svg:x="18.424cm" svg:y="6.985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296" draw:text-style-name="P13" draw:layer="layout" svg:x1="6.138cm" svg:y1="7.355cm" svg:x2="12.065cm" svg:y2="7.818cm">
          <text:p/>
        </draw:line>
        <draw:line draw:name="Line 27" draw:style-name="gr297" draw:text-style-name="P13" draw:layer="layout" svg:x1="18.203cm" svg:y1="7.694cm" svg:x2="12.276cm" svg:y2="8.157cm">
          <text:p/>
        </draw:line>
        <draw:custom-shape draw:name="Text Box 30" draw:style-name="gr280" draw:text-style-name="P19" draw:layer="layout" svg:width="3.932cm" svg:height="1.013cm" svg:x="18.428cm" svg:y="8.043cm">
          <text:p text:style-name="P37"><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298" draw:text-style-name="P13" draw:layer="layout" svg:x1="12.065cm" svg:y1="8.426cm" svg:x2="6.138cm" svg:y2="8.89cm">
          <text:p/>
        </draw:line>
        <draw:custom-shape draw:name="Text Box 30" draw:style-name="gr280" draw:text-style-name="P19" draw:layer="layout" svg:width="2.408cm" svg:height="1.013cm" svg:x="9.646cm" svg:y="8.479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280" draw:text-style-name="P75" draw:layer="layout" svg:width="3.551cm" svg:height="1.013cm" svg:x="2.574cm" svg:y="8.499cm">
          <text:p text:style-name="P61"><text:span text:style-name="T10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80" draw:text-style-name="P19" draw:layer="layout" svg:width="3.932cm" svg:height="1.013cm" svg:x="8.268cm" svg:y="9.263cm">
          <text:p text:style-name="P37"><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anim:par>
          </anim:seq>
        </anim:par>
        <presentation:notes draw:style-name="dp2">
          <draw:page-thumbnail draw:name="Rectangle 2" draw:style-name="gr1" draw:layer="layout" svg:width="13.546cm" svg:height="10.159cm" svg:x="3.387cm" svg:y="1.905cm" draw:page-number="51"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Approaches for Writing Concurrent Servers" draw:style-name="dp1" draw:master-page-name="Title_20_and_20_Content" presentation:presentation-page-layout-name="AL2T11">
        <office:forms form:automatic-focus="false" form:apply-design-mode="false"/>
        <draw:frame draw:name="Rectangle 2" presentation:style-name="pr9" draw:text-style-name="P28" draw:layer="layout" svg:width="23.917cm" svg:height="3.042cm" svg:x="0.847cm" svg:y="0.93cm" presentation:class="title" presentation:user-transformed="true">
          <draw:text-box>
            <text:p text:style-name="P27"><text:span text:style-name="T14">A</text:span><text:span text:style-name="T14">p</text:span><text:span text:style-name="T14">p</text:span><text:span text:style-name="T14">r</text:span><text:span text:style-name="T14">o</text:span><text:span text:style-name="T14">a</text:span><text:span text:style-name="T14">c</text:span><text:span text:style-name="T14">h</text:span><text:span text:style-name="T14">e</text:span><text:span text:style-name="T14">s</text:span><text:span text:style-name="T14"> </text:span><text:span text:style-name="T14">f</text:span><text:span text:style-name="T14">o</text:span><text:span text:style-name="T14">r</text:span><text:span text:style-name="T14"> </text:span><text:span text:style-name="T14">W</text:span><text:span text:style-name="T14">r</text:span><text:span text:style-name="T14">i</text:span><text:span text:style-name="T14">t</text:span><text:span text:style-name="T14">i</text:span><text:span text:style-name="T14">n</text:span><text:span text:style-name="T14">g</text:span><text:span text:style-name="T14"> </text:span><text:span text:style-name="T14">C</text:span><text:span text:style-name="T14">o</text:span><text:span text:style-name="T14">n</text:span><text:span text:style-name="T14">c</text:span><text:span text:style-name="T14">u</text:span><text:span text:style-name="T14">r</text:span><text:span text:style-name="T14">r</text:span><text:span text:style-name="T14">e</text:span><text:span text:style-name="T14">n</text:span><text:span text:style-name="T14">t</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28" draw:text-style-name="P45" draw:layer="layout" svg:width="22.93cm" svg:height="14.626cm" svg:x="1.235cm" svg:y="4cm" presentation:class="outline" presentation:user-transformed="true">
          <draw:text-box>
            <text:p text:style-name="P80"><text:span text:style-name="T16">Allow server to handle multiple clients concurrently</text:span></text:p>
            <text:p text:style-name="P80"><text:span text:style-name="T16"/></text:p>
            <text:p text:style-name="P81"><text:span text:style-name="T15">1. Process-based</text:span></text:p>
            <text:list text:style-name="L12">
              <text:list-item>
                <text:list>
                  <text:list-item>
                    <text:p text:style-name="P82"><text:span text:style-name="T16">Kernel automatically interleaves multiple logical flows</text:span></text:p>
                  </text:list-item>
                  <text:list-item>
                    <text:p text:style-name="P82"><text:span text:style-name="T16">Each flow has its own private address space</text:span></text:p>
                  </text:list-item>
                </text:list>
              </text:list-item>
            </text:list>
            <text:p text:style-name="P81"><text:span text:style-name="T15">2. Event-based</text:span></text:p>
            <text:list text:continue-numbering="true" text:style-name="L12">
              <text:list-item>
                <text:list>
                  <text:list-item>
                    <text:p text:style-name="P82"><text:span text:style-name="T16">Programmer manually interleaves multiple logical flows</text:span></text:p>
                  </text:list-item>
                  <text:list-item>
                    <text:p text:style-name="P82"><text:span text:style-name="T16">All flows share the same address space</text:span></text:p>
                  </text:list-item>
                  <text:list-item>
                    <text:p text:style-name="P82"><text:span text:style-name="T16">Uses technique called </text:span><text:span text:style-name="T32">I/O multiplexing</text:span><text:span text:style-name="T17">. </text:span></text:p>
                  </text:list-item>
                </text:list>
              </text:list-item>
            </text:list>
            <text:p text:style-name="P81"><text:span text:style-name="T15">3. Thread-based</text:span></text:p>
            <text:list text:continue-numbering="true" text:style-name="L12">
              <text:list-item>
                <text:list>
                  <text:list-item>
                    <text:p text:style-name="P82"><text:span text:style-name="T16">Kernel automatically interleaves multiple logical flows</text:span></text:p>
                  </text:list-item>
                  <text:list-item>
                    <text:p text:style-name="P82"><text:span text:style-name="T16">Each flow shares the same address space</text:span></text:p>
                  </text:list-item>
                  <text:list-item>
                    <text:p text:style-name="P82"><text:span text:style-name="T16">Hybrid of of process-based and event-based. </text:span></text:p>
                  </text:list-item>
                </text:list>
              </text:list-item>
            </text:list>
          </draw:text-box>
        </draw:frame>
        <presentation:notes draw:style-name="dp2">
          <draw:page-thumbnail draw:name="Rectangle 2" draw:style-name="gr1" draw:layer="layout" svg:width="13.546cm" svg:height="10.159cm" svg:x="3.387cm" svg:y="1.905cm" draw:page-number="52"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Approach #1: Process-based Servers" draw:style-name="dp1" draw:master-page-name="Title_20_and_20_Content" presentation:presentation-page-layout-name="AL2T11">
        <office:forms form:automatic-focus="false" form:apply-design-mode="false"/>
        <draw:frame draw:name="Rectangle 46" presentation:style-name="pr9" draw:text-style-name="P28" draw:layer="layout" svg:width="24.226cm" svg:height="2.169cm" svg:x="1.111cm" svg:y="0.688cm" presentation:class="title" presentation:user-transformed="true">
          <draw:text-box>
            <text:p text:style-name="P27"><text:span text:style-name="T14">A</text:span><text:span text:style-name="T14">p</text:span><text:span text:style-name="T14">p</text:span><text:span text:style-name="T14">r</text:span><text:span text:style-name="T14">o</text:span><text:span text:style-name="T14">a</text:span><text:span text:style-name="T14">c</text:span><text:span text:style-name="T14">h</text:span><text:span text:style-name="T14"> </text:span><text:span text:style-name="T14">#</text:span><text:span text:style-name="T14">1</text:span><text:span text:style-name="T14">:</text:span><text:span text:style-name="T14"> </text:span><text:span text:style-name="T14">P</text:span><text:span text:style-name="T14">r</text:span><text:span text:style-name="T14">o</text:span><text:span text:style-name="T14">c</text:span><text:span text:style-name="T14">e</text:span><text:span text:style-name="T14">s</text:span><text:span text:style-name="T14">s</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47" presentation:style-name="pr10" draw:text-style-name="P32" draw:layer="layout" svg:width="24.592cm" svg:height="15.045cm" svg:x="0.807cm" svg:y="2.858cm" presentation:class="outline" presentation:user-transformed="true">
          <draw:text-box>
            <text:list text:style-name="L8">
              <text:list-item>
                <text:p text:style-name="P74"><text:span text:style-name="T15">Spawn separate process for each client</text:span></text:p>
              </text:list-item>
            </text:list>
          </draw:text-box>
        </draw:frame>
        <draw:line draw:name="Line 3" draw:style-name="gr281" draw:text-style-name="P13" draw:layer="layout" svg:x1="4.656cm" svg:y1="5.675cm" svg:x2="4.657cm" svg:y2="18.079cm">
          <text:p/>
        </draw:line>
        <draw:custom-shape draw:name="Text Box 4" draw:style-name="gr280" draw:text-style-name="P19" draw:layer="layout" svg:width="2.332cm" svg:height="1.098cm" svg:x="3.418cm" svg:y="4.524cm">
          <text:p text:style-name="P37"><text:span text:style-name="T108">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gr281" draw:text-style-name="P13" draw:layer="layout" svg:x1="12.276cm" svg:y1="5.754cm" svg:x2="12.277cm" svg:y2="14.56cm">
          <text:p/>
        </draw:line>
        <draw:custom-shape draw:name="Text Box 6" draw:style-name="gr280" draw:text-style-name="P19" draw:layer="layout" svg:width="2.112cm" svg:height="1.098cm" svg:x="11.039cm" svg:y="4.524cm">
          <text:p text:style-name="P37"><text:span text:style-name="T108">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281" draw:text-style-name="P13" draw:layer="layout" svg:x1="20.531cm" svg:y1="5.803cm" svg:x2="20.532cm" svg:y2="18.079cm">
          <text:p/>
        </draw:line>
        <draw:custom-shape draw:name="Text Box 8" draw:style-name="gr280" draw:text-style-name="P19" draw:layer="layout" svg:width="2.332cm" svg:height="1.098cm" svg:x="19.364cm" svg:y="4.524cm">
          <text:p text:style-name="P37"><text:span text:style-name="T108">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299" draw:text-style-name="P13" draw:layer="layout" svg:x1="4.656cm" svg:y1="6.594cm" svg:x2="12.236cm" svg:y2="6.996cm">
          <text:p/>
        </draw:line>
        <draw:custom-shape draw:name="Text Box 10" draw:style-name="gr280" draw:text-style-name="P19" draw:layer="layout" svg:width="5.075cm" svg:height="1.013cm" svg:x="-0.196cm" svg:y="5.971cm">
          <text:p text:style-name="P37"><text:span text:style-name="T109">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80" draw:text-style-name="P19" draw:layer="layout" svg:width="4.694cm" svg:height="1.013cm" svg:x="12.27cm" svg:y="5.583cm">
          <text:p text:style-name="P37"><text:span text:style-name="T109">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280" draw:text-style-name="P19" draw:layer="layout" svg:width="3.932cm" svg:height="1.013cm" svg:x="5.94cm" svg:y="9.904cm">
          <text:p text:style-name="P37"><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280" draw:text-style-name="P19" draw:layer="layout" svg:width="4.313cm" svg:height="1.013cm" svg:x="12.291cm" svg:y="6.562cm">
          <text:p text:style-name="P37"><text:span text:style-name="T109">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280" draw:text-style-name="P19" draw:layer="layout" svg:width="5.075cm" svg:height="1.013cm" svg:x="20.618cm" svg:y="6.594cm">
          <text:p text:style-name="P37"><text:span text:style-name="T109">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00" draw:text-style-name="P13" draw:layer="layout" svg:x1="20.491cm" svg:y1="7.408cm" svg:x2="12.236cm" svg:y2="8.122cm">
          <text:p/>
        </draw:line>
        <draw:custom-shape draw:name="Text Box 19" draw:style-name="gr280" draw:text-style-name="P19" draw:layer="layout" svg:width="4.313cm" svg:height="1.013cm" svg:x="0.552cm" svg:y="8.246cm">
          <text:p text:style-name="P37"><text:span text:style-name="T109">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01" draw:text-style-name="P13" draw:layer="layout" svg:x1="12.276cm" svg:y1="9.057cm" svg:x2="9.736cm" svg:y2="9.904cm">
          <text:p/>
        </draw:line>
        <draw:line draw:name="Line 21" draw:style-name="gr281" draw:text-style-name="P13" draw:layer="layout" svg:x1="9.736cm" svg:y1="9.824cm" svg:x2="9.737cm" svg:y2="18.079cm">
          <text:p/>
        </draw:line>
        <draw:custom-shape draw:name="Text Box 22" draw:style-name="gr280" draw:text-style-name="P19" draw:layer="layout" svg:width="2.027cm" svg:height="1.013cm" svg:x="12.285cm" svg:y="8.634cm">
          <text:p text:style-name="P37"><text:span text:style-name="T109">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280" draw:text-style-name="P19" draw:layer="layout" svg:width="2.002cm" svg:height="1.013cm" svg:x="8.849cm" svg:y="8.674cm">
          <text:p text:style-name="P37"><text:span text:style-name="T113">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02" draw:text-style-name="P19" draw:layer="layout" svg:width="4.232cm" svg:height="5.585cm" svg:x="0.423cm" svg:y="9.525cm">
          <text:p text:style-name="P37"><text:span text:style-name="T114">User goes out to lunch</text:span></text:p>
          <text:p text:style-name="P37"><text:span text:style-name="T113"/></text:p>
          <text:p text:style-name="P37"><text:span text:style-name="T114">Client 1 blocks</text:span></text:p>
          <text:p text:style-name="P37"><text:span text:style-name="T114">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280" draw:text-style-name="P19" draw:layer="layout" svg:width="4.694cm" svg:height="1.013cm" svg:x="12.292cm" svg:y="9.604cm">
          <text:p text:style-name="P37"><text:span text:style-name="T109">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280" draw:text-style-name="P19" draw:layer="layout" svg:width="4.313cm" svg:height="1.013cm" svg:x="12.291cm" svg:y="10.372cm">
          <text:p text:style-name="P37"><text:span text:style-name="T109">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80" draw:text-style-name="P19" draw:layer="layout" svg:width="4.313cm" svg:height="1.013cm" svg:x="20.546cm" svg:y="11.174cm">
          <text:p text:style-name="P37"><text:span text:style-name="T109">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280" draw:text-style-name="P19" draw:layer="layout" svg:width="2.408cm" svg:height="1.013cm" svg:x="20.541cm" svg:y="12.356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2" draw:style-name="gr301" draw:text-style-name="P13" draw:layer="layout" svg:x1="12.276cm" svg:y1="12.867cm" svg:x2="14.816cm" svg:y2="13.714cm">
          <text:p/>
        </draw:line>
        <draw:custom-shape draw:name="Text Box 33" draw:style-name="gr280" draw:text-style-name="P75" draw:layer="layout" svg:width="2.027cm" svg:height="1.013cm" svg:x="10.205cm" svg:y="12.356cm">
          <text:p text:style-name="P61"><text:span text:style-name="T109">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281" draw:text-style-name="P13" draw:layer="layout" svg:x1="14.816cm" svg:y1="13.634cm" svg:x2="14.817cm" svg:y2="18.079cm">
          <text:p/>
        </draw:line>
        <draw:custom-shape draw:name="Text Box 35" draw:style-name="gr280" draw:text-style-name="P19" draw:layer="layout" svg:width="2.408cm" svg:height="1.775cm" svg:x="12.828cm" svg:y="13.794cm">
          <text:p text:style-name="P37"><text:span text:style-name="T109">call </text:span></text:p>
          <text:p text:style-name="P37"><text:span text:style-name="T109">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280" draw:text-style-name="P19" draw:layer="layout" svg:width="2.002cm" svg:height="1.013cm" svg:x="13.506cm" svg:y="12.444cm">
          <text:p text:style-name="P37"><text:span text:style-name="T113">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281" draw:text-style-name="P13" draw:layer="layout" svg:x1="20.531cm" svg:y1="12.867cm" svg:x2="14.816cm" svg:y2="14.56cm">
          <text:p/>
        </draw:line>
        <draw:custom-shape draw:name="Text Box 38" draw:style-name="gr280" draw:text-style-name="P19" draw:layer="layout" svg:width="2.408cm" svg:height="1.013cm" svg:x="12.497cm" svg:y="15.619cm">
          <text:p text:style-name="P37"><text:span text:style-name="T109">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281" draw:text-style-name="P13" draw:layer="layout" svg:x1="14.816cm" svg:y1="16.042cm" svg:x2="20.531cm" svg:y2="16.889cm">
          <text:p/>
        </draw:line>
        <draw:custom-shape draw:name="Text Box 40" draw:style-name="gr280" draw:text-style-name="P19" draw:layer="layout" svg:width="3.932cm" svg:height="1.013cm" svg:x="20.545cm" svg:y="13.414cm">
          <text:p text:style-name="P37"><text:span text:style-name="T109">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80" draw:text-style-name="P19" draw:layer="layout" svg:width="3.551cm" svg:height="1.013cm" svg:x="20.562cm" svg:y="16.378cm">
          <text:p text:style-name="P37"><text:span text:style-name="T109">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280" draw:text-style-name="P19" draw:layer="layout" svg:width="2.408cm" svg:height="1.013cm" svg:x="20.541cm" svg:y="17.145cm">
          <text:p text:style-name="P37"><text:span text:style-name="T10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280" draw:text-style-name="P19" draw:layer="layout" svg:width="2.408cm" svg:height="1.013cm" svg:x="12.497cm" svg:y="16.589cm">
          <text:p text:style-name="P37"><text:span text:style-name="T109">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280" draw:text-style-name="P19" draw:layer="layout" svg:width="0.935cm" svg:height="1.013cm" svg:x="11.712cm" svg:y="14.349cm">
          <text:p text:style-name="P37"><text:span text:style-name="T1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02" draw:text-style-name="P79" draw:layer="layout" svg:width="4.232cm" svg:height="3.299cm" svg:x="6.138cm" svg:y="11.007cm">
          <text:p text:style-name="P78"><text:span text:style-name="T114">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3"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rocess-Based Concurrent Echo Server" draw:style-name="dp1" draw:master-page-name="Title_20_and_20_Content" presentation:presentation-page-layout-name="AL2T11">
        <office:forms form:automatic-focus="false" form:apply-design-mode="false"/>
        <draw:custom-shape draw:name="Rectangle 3" draw:style-name="gr303" draw:text-style-name="P48" draw:layer="layout" svg:width="25.218cm" svg:height="14.618cm" svg:x="0.181cm" svg:y="3.387cm">
          <text:p text:style-name="P37"><text:span text:style-name="T115">int</text:span><text:span text:style-name="T116"> </text:span><text:span text:style-name="T117">main</text:span><text:span text:style-name="T116">(</text:span><text:span text:style-name="T115">int</text:span><text:span text:style-name="T116"> </text:span><text:span text:style-name="T118">argc</text:span><text:span text:style-name="T116">, </text:span><text:span text:style-name="T115">char</text:span><text:span text:style-name="T116"> **</text:span><text:span text:style-name="T118">argv</text:span><text:span text:style-name="T116">)</text:span></text:p>
          <text:p text:style-name="P37"><text:span text:style-name="T116">{</text:span></text:p>
          <text:p text:style-name="P37"><text:span text:style-name="T116"><text:s text:c="4"/></text:span><text:span text:style-name="T115">int</text:span><text:span text:style-name="T116"> </text:span><text:span text:style-name="T118">listenfd</text:span><text:span text:style-name="T116">, </text:span><text:span text:style-name="T118">connfd</text:span><text:span text:style-name="T116">;</text:span></text:p>
          <text:p text:style-name="P37"><text:span text:style-name="T116"><text:s text:c="4"/></text:span><text:span text:style-name="T115">socklen_t</text:span><text:span text:style-name="T116"> </text:span><text:span text:style-name="T118">clientlen</text:span><text:span text:style-name="T116">;</text:span></text:p>
          <text:p text:style-name="P37"><text:span text:style-name="T116"><text:s text:c="4"/></text:span><text:span text:style-name="T119">struct</text:span><text:span text:style-name="T116"> </text:span><text:span text:style-name="T115">sockaddr_storage</text:span><text:span text:style-name="T116"> </text:span><text:span text:style-name="T118">clientaddr</text:span><text:span text:style-name="T116">;</text:span></text:p>
          <text:p text:style-name="P37"><text:span text:style-name="T116"/></text:p>
          <text:p text:style-name="P37"><text:span text:style-name="T116"><text:s text:c="4"/></text:span><text:span text:style-name="T116">Signal(SIGCHLD, sigchld_handler);</text:span></text:p>
          <text:p text:style-name="P37"><text:span text:style-name="T116"><text:s text:c="4"/></text:span><text:span text:style-name="T116">listenfd = Open_listenfd(argv[1]);</text:span></text:p>
          <text:p text:style-name="P37"><text:span text:style-name="T116"><text:s text:c="4"/></text:span><text:span text:style-name="T119">while</text:span><text:span text:style-name="T116"> (1) {</text:span></text:p>
          <text:p text:style-name="P37"><text:span text:style-name="T116"><text:s text:c="8"/></text:span><text:span text:style-name="T116">clientlen = </text:span><text:span text:style-name="T119">sizeof</text:span><text:span text:style-name="T116">(</text:span><text:span text:style-name="T119">struct</text:span><text:span text:style-name="T116"> </text:span><text:span text:style-name="T115">sockaddr_storage</text:span><text:span text:style-name="T116">);</text:span></text:p>
          <text:p text:style-name="P37"><text:span text:style-name="T116"><text:s text:c="8"/></text:span><text:span text:style-name="T116">connfd = Accept(listenfd, (</text:span><text:span text:style-name="T115">SA</text:span><text:span text:style-name="T116"> *) &amp;clientaddr, &amp;clientlen);</text:span></text:p>
          <text:p text:style-name="P37"><text:span text:style-name="T116"><text:s text:c="8"/></text:span><text:span text:style-name="T119">if</text:span><text:span text:style-name="T116"> (Fork() == 0) {</text:span></text:p>
          <text:p text:style-name="P37"><text:span text:style-name="T116"><text:s text:c="12"/></text:span><text:span text:style-name="T116">Close(listenfd); </text:span><text:span text:style-name="T120">/* Child closes its listening socket */</text:span></text:p>
          <text:p text:style-name="P37"><text:span text:style-name="T116"><text:s text:c="12"/></text:span><text:span text:style-name="T116">echo(connfd); <text:s text:c="3"/></text:span><text:span text:style-name="T120">/* Child services client */</text:span></text:p>
          <text:p text:style-name="P37"><text:span text:style-name="T116"><text:s text:c="12"/></text:span><text:span text:style-name="T116">Close(connfd); <text:s text:c="2"/></text:span><text:span text:style-name="T120">/* Child closes connection with client */</text:span></text:p>
          <text:p text:style-name="P37"><text:span text:style-name="T116"><text:s text:c="12"/></text:span><text:span text:style-name="T116">exit(0); <text:s text:c="8"/></text:span><text:span text:style-name="T120">/* Child exits */</text:span></text:p>
          <text:p text:style-name="P37"><text:span text:style-name="T116"><text:s text:c="8"/></text:span><text:span text:style-name="T116">}</text:span></text:p>
          <text:p text:style-name="P37"><text:span text:style-name="T116"><text:s text:c="8"/></text:span><text:span text:style-name="T116">Close(connfd); </text:span><text:span text:style-name="T120">/* Parent closes connected socket (important!) */</text:span></text:p>
          <text:p text:style-name="P37"><text:span text:style-name="T116"><text:s text:c="4"/></text:span><text:span text:style-name="T116">}</text:span></text:p>
          <text:p text:style-name="P37"><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9" draw:text-style-name="P28" draw:layer="layout" svg:width="24.411cm" svg:height="1.591cm" svg:x="0.551cm" svg:y="1.218cm" presentation:class="title" presentation:user-transformed="true">
          <draw:text-box>
            <text:p text:style-name="P27"><text:span text:style-name="T14">P</text:span><text:span text:style-name="T14">r</text:span><text:span text:style-name="T14">o</text:span><text:span text:style-name="T14">c</text:span><text:span text:style-name="T14">e</text:span><text:span text:style-name="T14">s</text:span><text:span text:style-name="T14">s</text:span><text:span text:style-name="T14">-</text:span><text:span text:style-name="T14">B</text:span><text:span text:style-name="T14">a</text:span><text:span text:style-name="T14">s</text:span><text:span text:style-name="T14">e</text:span><text:span text:style-name="T14">d</text:span><text:span text:style-name="T14"> </text:span><text:span text:style-name="T14">C</text:span><text:span text:style-name="T14">o</text:span><text:span text:style-name="T14">n</text:span><text:span text:style-name="T14">c</text:span><text:span text:style-name="T14">u</text:span><text:span text:style-name="T14">r</text:span><text:span text:style-name="T14">r</text:span><text:span text:style-name="T14">e</text:span><text:span text:style-name="T14">n</text:span><text:span text:style-name="T14">t</text:span><text:span text:style-name="T14"> </text:span><text:span text:style-name="T14">E</text:span><text:span text:style-name="T14">c</text:span><text:span text:style-name="T14">h</text:span><text:span text:style-name="T14">o</text:span><text:span text:style-name="T14"> </text:span><text:span text:style-name="T14">S</text:span><text:span text:style-name="T14">e</text:span><text:span text:style-name="T14">r</text:span><text:span text:style-name="T14">v</text:span><text:span text:style-name="T14">e</text:span><text:span text:style-name="T14">r</text:span></text:p>
          </draw:text-box>
        </draw:frame>
        <draw:custom-shape draw:name="TextBox 4" draw:style-name="gr61" draw:text-style-name="P19" draw:layer="layout" svg:width="4.199cm" svg:height="1.013cm" svg:x="21.368cm" svg:y="16.966cm">
          <text:p text:style-name="P37"><text:span text:style-name="T66">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4"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rocess-Based Concurrent Echo Server&#10;(cont)" draw:style-name="dp1" draw:master-page-name="Title_20_and_20_Content" presentation:presentation-page-layout-name="AL2T11">
        <office:forms form:automatic-focus="false" form:apply-design-mode="false"/>
        <draw:frame draw:name="Rectangle 6" presentation:style-name="pr9" draw:text-style-name="P28" draw:layer="layout" svg:width="24.213cm" svg:height="2.169cm" svg:x="1.124cm" svg:y="1.349cm" presentation:class="title" presentation:user-transformed="true">
          <draw:text-box>
            <text:p text:style-name="P27"><text:span text:style-name="T14">P</text:span><text:span text:style-name="T14">r</text:span><text:span text:style-name="T14">o</text:span><text:span text:style-name="T14">c</text:span><text:span text:style-name="T14">e</text:span><text:span text:style-name="T14">s</text:span><text:span text:style-name="T14">s</text:span><text:span text:style-name="T14">-</text:span><text:span text:style-name="T14">B</text:span><text:span text:style-name="T14">a</text:span><text:span text:style-name="T14">s</text:span><text:span text:style-name="T14">e</text:span><text:span text:style-name="T14">d</text:span><text:span text:style-name="T14"> </text:span><text:span text:style-name="T14">C</text:span><text:span text:style-name="T14">o</text:span><text:span text:style-name="T14">n</text:span><text:span text:style-name="T14">c</text:span><text:span text:style-name="T14">u</text:span><text:span text:style-name="T14">r</text:span><text:span text:style-name="T14">r</text:span><text:span text:style-name="T14">e</text:span><text:span text:style-name="T14">n</text:span><text:span text:style-name="T14">t</text:span><text:span text:style-name="T14"> </text:span><text:span text:style-name="T14">E</text:span><text:span text:style-name="T14">c</text:span><text:span text:style-name="T14">h</text:span><text:span text:style-name="T14">o</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span text:style-name="T14">(</text:span><text:span text:style-name="T14">c</text:span><text:span text:style-name="T14">o</text:span><text:span text:style-name="T14">n</text:span><text:span text:style-name="T14">t</text:span><text:span text:style-name="T14">)</text:span></text:p>
          </draw:text-box>
        </draw:frame>
        <draw:custom-shape draw:name="Rectangle 3" draw:style-name="gr60" draw:text-style-name="P48" draw:layer="layout" svg:width="16.813cm" svg:height="4.823cm" svg:x="3.506cm" svg:y="5.733cm">
          <text:p text:style-name="P37"><text:span text:style-name="T121">void</text:span><text:span text:style-name="T122"> </text:span><text:span text:style-name="T123">sigchld_handler</text:span><text:span text:style-name="T122">(</text:span><text:span text:style-name="T121">int</text:span><text:span text:style-name="T122"> </text:span><text:span text:style-name="T124">sig</text:span><text:span text:style-name="T122">)</text:span></text:p>
          <text:p text:style-name="P37"><text:span text:style-name="T122">{ </text:span></text:p>
          <text:p text:style-name="P37"><text:span text:style-name="T125"><text:s text:c="4"/></text:span><text:span text:style-name="T125">while</text:span><text:span text:style-name="T122"> (waitpid(-1, 0, WNOHANG) &gt; 0)</text:span></text:p>
          <text:p text:style-name="P37"><text:span text:style-name="T122"><text:s text:c="8"/></text:span><text:span text:style-name="T122">;</text:span></text:p>
          <text:p text:style-name="P37"><text:span text:style-name="T122"><text:s text:c="4"/></text:span><text:span text:style-name="T125">return</text:span><text:span text:style-name="T122">;</text:span></text:p>
          <text:p text:style-name="P37"><text:span text:style-name="T1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10" draw:text-style-name="P32" draw:layer="layout" svg:width="23.075cm" svg:height="5.352cm" svg:x="0.842cm" svg:y="12.55cm" presentation:class="outline" presentation:user-transformed="true">
          <draw:text-box>
            <text:list text:style-name="L28">
              <text:list-item>
                <text:list>
                  <text:list-item>
                    <text:p text:style-name="P74"><text:span text:style-name="T16">Reap all zombie children</text:span></text:p>
                  </text:list-item>
                </text:list>
              </text:list-item>
            </text:list>
          </draw:text-box>
        </draw:frame>
        <draw:custom-shape draw:name="TextBox 4" draw:style-name="gr61" draw:text-style-name="P19" draw:layer="layout" svg:width="4.199cm" svg:height="1.013cm" svg:x="16.288cm" svg:y="9.557cm">
          <text:p text:style-name="P37"><text:span text:style-name="T66">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55"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Issues with Process-based Servers" draw:style-name="dp1" draw:master-page-name="Title_20_and_20_Content" presentation:presentation-page-layout-name="AL2T11">
        <office:forms form:automatic-focus="false" form:apply-design-mode="false"/>
        <draw:frame draw:name="Rectangle 2" presentation:style-name="pr9" draw:text-style-name="P28" draw:layer="layout" svg:width="20.341cm" svg:height="3.042cm" svg:x="1.058cm" svg:y="0.93cm" presentation:class="title" presentation:user-transformed="true">
          <draw:text-box>
            <text:p text:style-name="P27"><text:span text:style-name="T14">I</text:span><text:span text:style-name="T14">s</text:span><text:span text:style-name="T14">s</text:span><text:span text:style-name="T14">u</text:span><text:span text:style-name="T14">e</text:span><text:span text:style-name="T14">s</text:span><text:span text:style-name="T14"> </text:span><text:span text:style-name="T14">w</text:span><text:span text:style-name="T14">i</text:span><text:span text:style-name="T14">t</text:span><text:span text:style-name="T14">h</text:span><text:span text:style-name="T14"> </text:span><text:span text:style-name="T14">P</text:span><text:span text:style-name="T14">r</text:span><text:span text:style-name="T14">o</text:span><text:span text:style-name="T14">c</text:span><text:span text:style-name="T14">e</text:span><text:span text:style-name="T14">s</text:span><text:span text:style-name="T14">s</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10" draw:text-style-name="P32" draw:layer="layout" svg:width="23.494cm" svg:height="7.407cm" svg:x="1.058cm" svg:y="4.233cm" presentation:class="outline" presentation:user-transformed="true">
          <draw:text-box>
            <text:list text:style-name="L8">
              <text:list-item>
                <text:p text:style-name="P74"><text:span text:style-name="T15">Listening server process must reap zombie children</text:span></text:p>
              </text:list-item>
            </text:list>
            <text:list text:style-name="L10">
              <text:list-item>
                <text:list>
                  <text:list-item>
                    <text:p text:style-name="P83"><text:span text:style-name="T16">to avoid fatal memory leak</text:span></text:p>
                    <text:p text:style-name="P83"><text:span text:style-name="T16"/></text:p>
                  </text:list-item>
                </text:list>
              </text:list-item>
              <text:list-item>
                <text:p text:style-name="P74"><text:span text:style-name="T15">Parent process must </text:span><text:span text:style-name="T25">close</text:span><text:span text:style-name="T15"> its copy of </text:span><text:span text:style-name="T25">connfd</text:span></text:p>
                <text:list>
                  <text:list-item>
                    <text:p text:style-name="P83"><text:span text:style-name="T16">Kernel keeps reference count for each socket/open file</text:span></text:p>
                  </text:list-item>
                  <text:list-item>
                    <text:p text:style-name="P83"><text:span text:style-name="T16">After fork, </text:span><text:span text:style-name="T24">refcnt(connfd) = 2</text:span></text:p>
                  </text:list-item>
                  <text:list-item>
                    <text:p text:style-name="P83"><text:span text:style-name="T16">Connection will not be closed until </text:span><text:span text:style-name="T24">refcnt(connfd) = 0</text:span></text:p>
                  </text:list-item>
                </text:list>
              </text:list-item>
            </text:list>
          </draw:text-box>
        </draw:frame>
        <presentation:notes draw:style-name="dp2">
          <draw:page-thumbnail draw:name="Rectangle 2" draw:style-name="gr1" draw:layer="layout" svg:width="13.546cm" svg:height="10.159cm" svg:x="3.387cm" svg:y="1.905cm" draw:page-number="56"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ros and Cons of Process-based Servers" draw:style-name="dp1" draw:master-page-name="Title_20_and_20_Content" presentation:presentation-page-layout-name="AL2T11">
        <office:forms form:automatic-focus="false" form:apply-design-mode="false"/>
        <draw:frame draw:name="Rectangle 2" presentation:style-name="pr9" draw:text-style-name="P28" draw:layer="layout" svg:width="23.97cm" svg:height="2.892cm" svg:x="1.31cm" svg:y="0.992cm" presentation:class="title" presentation:user-transformed="true">
          <draw:text-box>
            <text:p text:style-name="P27"><text:span text:style-name="T14">P</text:span><text:span text:style-name="T14">r</text:span><text:span text:style-name="T14">o</text:span><text:span text:style-name="T14">s</text:span><text:span text:style-name="T14"> </text:span><text:span text:style-name="T14">a</text:span><text:span text:style-name="T14">n</text:span><text:span text:style-name="T14">d</text:span><text:span text:style-name="T14"> </text:span><text:span text:style-name="T14">C</text:span><text:span text:style-name="T14">o</text:span><text:span text:style-name="T14">n</text:span><text:span text:style-name="T14">s</text:span><text:span text:style-name="T14"> </text:span><text:span text:style-name="T14">o</text:span><text:span text:style-name="T14">f</text:span><text:span text:style-name="T14"> </text:span><text:span text:style-name="T14">P</text:span><text:span text:style-name="T14">r</text:span><text:span text:style-name="T14">o</text:span><text:span text:style-name="T14">c</text:span><text:span text:style-name="T14">e</text:span><text:span text:style-name="T14">s</text:span><text:span text:style-name="T14">s</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10" draw:text-style-name="P32" draw:layer="layout" svg:width="24.27cm" svg:height="13.634cm" svg:x="0.807cm" svg:y="4.168cm" presentation:class="outline" presentation:user-transformed="true">
          <draw:text-box>
            <text:list text:style-name="L8">
              <text:list-item>
                <text:p text:style-name="P84"><text:span text:style-name="T15">+ Handle multiple connections concurrently</text:span></text:p>
                <text:p text:style-name="P84"><text:span text:style-name="T15"/></text:p>
              </text:list-item>
              <text:list-item>
                <text:p text:style-name="P84"><text:span text:style-name="T15">+ Clean sharing model</text:span></text:p>
              </text:list-item>
            </text:list>
            <text:list text:style-name="L10">
              <text:list-item>
                <text:list>
                  <text:list-item>
                    <text:p text:style-name="P85"><text:span text:style-name="T16">descriptors (no)</text:span></text:p>
                  </text:list-item>
                  <text:list-item>
                    <text:p text:style-name="P85"><text:span text:style-name="T16">file tables (yes)</text:span></text:p>
                  </text:list-item>
                  <text:list-item>
                    <text:p text:style-name="P85"><text:span text:style-name="T16">global variables (no)</text:span></text:p>
                    <text:p text:style-name="P85"><text:span text:style-name="T16"/></text:p>
                  </text:list-item>
                </text:list>
              </text:list-item>
              <text:list-item>
                <text:p text:style-name="P84"><text:span text:style-name="T15">+ Simple and straightforward</text:span></text:p>
                <text:p text:style-name="P84"><text:span text:style-name="T15"/></text:p>
              </text:list-item>
              <text:list-item>
                <text:p text:style-name="P84"><text:span text:style-name="T126">–</text:span><text:span text:style-name="T15"> </text:span><text:span text:style-name="T15">Additional overhead for process control</text:span></text:p>
                <text:p text:style-name="P84"><text:span text:style-name="T15"/></text:p>
              </text:list-item>
              <text:list-item>
                <text:p text:style-name="P84"><text:span text:style-name="T126">–</text:span><text:span text:style-name="T15"> </text:span><text:span text:style-name="T15">Nontrivial to share data between processes</text:span></text:p>
                <text:list>
                  <text:list-item>
                    <text:p text:style-name="P85"><text:span text:style-name="T16">Requires IPC (interprocess communication) mechanisms</text:span></text:p>
                  </text:list-item>
                </text:list>
              </text:list-item>
            </text:list>
            <text:list text:style-name="L11">
              <text:list-item>
                <text:list>
                  <text:list-item>
                    <text:list>
                      <text:list-item>
                        <text:p text:style-name="P31"><text:span text:style-name="T16">FIFO’s (named pipes), <text:s/>System V shared memory and semaphores</text:span></text:p>
                      </text:list-item>
                    </text:list>
                  </text:list-item>
                </text:list>
              </text:list-item>
            </text:list>
          </draw:text-box>
        </draw:frame>
        <presentation:notes draw:style-name="dp2">
          <draw:page-thumbnail draw:name="Rectangle 2" draw:style-name="gr1" draw:layer="layout" svg:width="13.546cm" svg:height="10.159cm" svg:x="3.387cm" svg:y="1.905cm" draw:page-number="57"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Approach #2: Event-based Servers" draw:style-name="dp1" draw:master-page-name="Title_20_and_20_Content" presentation:presentation-page-layout-name="AL2T11">
        <office:forms form:automatic-focus="false" form:apply-design-mode="false"/>
        <draw:frame draw:name="Rectangle 2" presentation:style-name="pr9" draw:text-style-name="P28" draw:layer="layout" svg:width="21.576cm" svg:height="1.591cm" svg:x="1.058cm" svg:y="1.583cm" presentation:class="title" presentation:user-transformed="true">
          <draw:text-box>
            <text:p text:style-name="P27"><text:span text:style-name="T14">A</text:span><text:span text:style-name="T14">p</text:span><text:span text:style-name="T14">p</text:span><text:span text:style-name="T14">r</text:span><text:span text:style-name="T14">o</text:span><text:span text:style-name="T14">a</text:span><text:span text:style-name="T14">c</text:span><text:span text:style-name="T14">h</text:span><text:span text:style-name="T14"> </text:span><text:span text:style-name="T14">#</text:span><text:span text:style-name="T14">2</text:span><text:span text:style-name="T14">:</text:span><text:span text:style-name="T14"> </text:span><text:span text:style-name="T14">E</text:span><text:span text:style-name="T14">v</text:span><text:span text:style-name="T14">e</text:span><text:span text:style-name="T14">n</text:span><text:span text:style-name="T14">t</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10" draw:text-style-name="P32" draw:layer="layout" svg:width="23.075cm" svg:height="13.017cm" svg:x="0.807cm" svg:y="4.317cm" presentation:class="outline" presentation:user-transformed="true">
          <draw:text-box>
            <text:list text:style-name="L8">
              <text:list-item>
                <text:p text:style-name="P11"><text:span text:style-name="T15">Server maintains set of active connections</text:span></text:p>
              </text:list-item>
            </text:list>
            <text:list text:style-name="L10">
              <text:list-item>
                <text:list>
                  <text:list-item>
                    <text:p text:style-name="P12"><text:span text:style-name="T16">Array of connfd’s</text:span></text:p>
                    <text:p text:style-name="P12"><text:span text:style-name="T16"/></text:p>
                  </text:list-item>
                </text:list>
              </text:list-item>
              <text:list-item>
                <text:p text:style-name="P11"><text:span text:style-name="T15">Repeat:</text:span></text:p>
                <text:list>
                  <text:list-item>
                    <text:p text:style-name="P12"><text:span text:style-name="T16">Determine which descriptors (connfd’s or listenfd) have pending inputs</text:span></text:p>
                  </text:list-item>
                </text:list>
              </text:list-item>
            </text:list>
            <text:list text:style-name="L11">
              <text:list-item>
                <text:list>
                  <text:list-item>
                    <text:list>
                      <text:list-item>
                        <text:p text:style-name="P12"><text:span text:style-name="T16">e.g., using </text:span><text:span text:style-name="T45">select</text:span><text:span text:style-name="T47"> or </text:span><text:span text:style-name="T45">epoll</text:span><text:span text:style-name="T47"> functions</text:span></text:p>
                      </text:list-item>
                      <text:list-item>
                        <text:p text:style-name="P12"><text:span text:style-name="T47">arrival of pending input is an </text:span><text:span text:style-name="T127">event</text:span></text:p>
                      </text:list-item>
                    </text:list>
                  </text:list-item>
                  <text:list-item>
                    <text:p text:style-name="P12"><text:span text:style-name="T47">If <text:s/>listenfd has input, then </text:span><text:span text:style-name="T45">accept</text:span><text:span text:style-name="T47"> connection</text:span></text:p>
                    <text:list>
                      <text:list-item>
                        <text:p text:style-name="P12"><text:span text:style-name="T47">and add new connfd to array</text:span></text:p>
                      </text:list-item>
                    </text:list>
                  </text:list-item>
                  <text:list-item>
                    <text:p text:style-name="P12"><text:span text:style-name="T47">Service all connfd’s with pending inputs</text:span></text:p>
                  </text:list-item>
                </text:list>
              </text:list-item>
            </text:list>
            <text:p text:style-name="P11"><text:span text:style-name="T31"/></text:p>
            <text:list text:continue-numbering="true" text:style-name="L11">
              <text:list-item>
                <text:p text:style-name="P11"><text:span text:style-name="T31">Details for select-based server in book</text:span></text:p>
              </text:list-item>
            </text:list>
          </draw:text-box>
        </draw:frame>
        <presentation:notes draw:style-name="dp2">
          <draw:page-thumbnail draw:name="Rectangle 2" draw:style-name="gr1" draw:layer="layout" svg:width="13.546cm" svg:height="10.159cm" svg:x="3.387cm" svg:y="1.905cm" draw:page-number="58"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ros and Cons of Event-based Servers" draw:style-name="dp1" draw:master-page-name="Title_20_and_20_Content" presentation:presentation-page-layout-name="AL2T11">
        <office:forms form:automatic-focus="false" form:apply-design-mode="false"/>
        <draw:frame draw:name="Rectangle 4" presentation:style-name="pr9" draw:text-style-name="P28" draw:layer="layout" svg:width="21.088cm" svg:height="2.116cm" svg:x="0.992cm" svg:y="1.21cm" presentation:class="title" presentation:user-transformed="true">
          <draw:text-box>
            <text:p text:style-name="P27"><text:span text:style-name="T14">P</text:span><text:span text:style-name="T14">r</text:span><text:span text:style-name="T14">o</text:span><text:span text:style-name="T14">s</text:span><text:span text:style-name="T14"> </text:span><text:span text:style-name="T14">a</text:span><text:span text:style-name="T14">n</text:span><text:span text:style-name="T14">d</text:span><text:span text:style-name="T14"> </text:span><text:span text:style-name="T14">C</text:span><text:span text:style-name="T14">o</text:span><text:span text:style-name="T14">n</text:span><text:span text:style-name="T14">s</text:span><text:span text:style-name="T14"> </text:span><text:span text:style-name="T14">o</text:span><text:span text:style-name="T14">f</text:span><text:span text:style-name="T14"> </text:span><text:span text:style-name="T14">E</text:span><text:span text:style-name="T14">v</text:span><text:span text:style-name="T14">e</text:span><text:span text:style-name="T14">n</text:span><text:span text:style-name="T14">t</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5" presentation:style-name="pr10" draw:text-style-name="P32" draw:layer="layout" svg:width="23.075cm" svg:height="14.511cm" svg:x="0.807cm" svg:y="3.658cm" presentation:class="outline" presentation:user-transformed="true">
          <draw:text-box>
            <text:list text:style-name="L8">
              <text:list-item>
                <text:p text:style-name="P29"><text:span text:style-name="T15">+ One logical control flow and address space.</text:span></text:p>
                <text:p text:style-name="P29"><text:span text:style-name="T15"/></text:p>
              </text:list-item>
              <text:list-item>
                <text:p text:style-name="P29"><text:span text:style-name="T15">+ Can single-step with a debugger.</text:span></text:p>
                <text:p text:style-name="P29"><text:span text:style-name="T15"/></text:p>
              </text:list-item>
              <text:list-item>
                <text:p text:style-name="P29"><text:span text:style-name="T15">+ No process or thread control overhead.</text:span></text:p>
              </text:list-item>
            </text:list>
            <text:list text:style-name="L10">
              <text:list-item>
                <text:list>
                  <text:list-item>
                    <text:p text:style-name="P30"><text:span text:style-name="T16">Design of choice for high-performance Web servers and search engines. e.g., Node.js, nginx, Tornado</text:span></text:p>
                  </text:list-item>
                </text:list>
              </text:list-item>
            </text:list>
            <text:p text:style-name="P47"><text:span text:style-name="T16"/></text:p>
            <text:list text:style-name="L29">
              <text:list-item>
                <text:p text:style-name="P40"><text:span text:style-name="T126">–</text:span><text:span text:style-name="T15"> </text:span><text:span text:style-name="T15">Significantly more complex to code than process- or thread-based designs.</text:span></text:p>
                <text:p text:style-name="P40"><text:span text:style-name="T15"/></text:p>
              </text:list-item>
              <text:list-item>
                <text:p text:style-name="P40"><text:span text:style-name="T126">–</text:span><text:span text:style-name="T15"> </text:span><text:span text:style-name="T15">Hard to provide fine-grained concurrency</text:span></text:p>
              </text:list-item>
            </text:list>
            <text:list text:style-name="L10">
              <text:list-item>
                <text:list>
                  <text:list-item>
                    <text:p text:style-name="P41"><text:span text:style-name="T16">E.g., how to deal with partial HTTP request headers</text:span></text:p>
                    <text:p text:style-name="P41"><text:span text:style-name="T16"/></text:p>
                  </text:list-item>
                </text:list>
              </text:list-item>
              <text:list-item>
                <text:p text:style-name="P86"><text:span text:style-name="T126">– </text:span><text:span text:style-name="T15">Cannot take advantage of multi-core</text:span></text:p>
                <text:list>
                  <text:list-item>
                    <text:p text:style-name="P41"><text:span text:style-name="T16">Single thread of control</text:span></text:p>
                  </text:list-item>
                </text:list>
              </text:list-item>
            </text:list>
          </draw:text-box>
        </draw:frame>
        <presentation:notes draw:style-name="dp2">
          <draw:page-thumbnail draw:name="Rectangle 2" draw:style-name="gr1" draw:layer="layout" svg:width="13.546cm" svg:height="10.159cm" svg:x="3.387cm" svg:y="1.905cm" draw:page-number="59"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Approach #3: Thread-based Servers" draw:style-name="dp1" draw:master-page-name="Title_20_and_20_Content" presentation:presentation-page-layout-name="AL2T11">
        <office:forms form:automatic-focus="false" form:apply-design-mode="false"/>
        <draw:frame draw:name="Rectangle 2" presentation:style-name="pr9" draw:text-style-name="P28" draw:layer="layout" svg:width="24.226cm" svg:height="2.169cm" svg:x="1.111cm" svg:y="0.688cm" presentation:class="title" presentation:user-transformed="true">
          <draw:text-box>
            <text:p text:style-name="P27"><text:span text:style-name="T14">A</text:span><text:span text:style-name="T14">p</text:span><text:span text:style-name="T14">p</text:span><text:span text:style-name="T14">r</text:span><text:span text:style-name="T14">o</text:span><text:span text:style-name="T14">a</text:span><text:span text:style-name="T14">c</text:span><text:span text:style-name="T14">h</text:span><text:span text:style-name="T14"> </text:span><text:span text:style-name="T14">#</text:span><text:span text:style-name="T14">3</text:span><text:span text:style-name="T14">:</text:span><text:span text:style-name="T14"> </text:span><text:span text:style-name="T14">T</text:span><text:span text:style-name="T14">h</text:span><text:span text:style-name="T14">r</text:span><text:span text:style-name="T14">e</text:span><text:span text:style-name="T14">a</text:span><text:span text:style-name="T14">d</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s</text:span></text:p>
          </draw:text-box>
        </draw:frame>
        <draw:frame draw:name="Rectangle 3" presentation:style-name="pr10" draw:text-style-name="P45" draw:layer="layout" svg:width="24.592cm" svg:height="3.26cm" svg:x="0.762cm" svg:y="7.874cm" presentation:class="outline" presentation:user-transformed="true">
          <draw:text-box>
            <text:list text:style-name="L8">
              <text:list-item>
                <text:p text:style-name="P74"><text:span text:style-name="T128">Very similar to approach #1 (process-based)</text:span></text:p>
              </text:list-item>
            </text:list>
            <text:list text:style-name="L10">
              <text:list-item>
                <text:list>
                  <text:list-item>
                    <text:p text:style-name="P83"><text:span text:style-name="T16"><text:tab/></text:span><text:span text:style-name="T16">…</text:span><text:span text:style-name="T129">but using threads instead of processes</text:span></text:p>
                  </text:list-item>
                </text:list>
              </text:list-item>
            </text:list>
          </draw:text-box>
        </draw:frame>
        <presentation:notes draw:style-name="dp2">
          <draw:page-thumbnail draw:name="Rectangle 2" draw:style-name="gr1" draw:layer="layout" svg:width="13.546cm" svg:height="10.159cm" svg:x="3.387cm" svg:y="1.905cm" draw:page-number="60"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Threads vs. Processes" draw:style-name="dp1" draw:master-page-name="Title_20_and_20_Content" presentation:presentation-page-layout-name="AL2T11">
        <office:forms form:automatic-focus="false" form:apply-design-mode="false"/>
        <draw:frame draw:name="Rectangle 4" presentation:style-name="pr9" draw:text-style-name="P2" draw:layer="layout" svg:width="21.088cm" svg:height="2.116cm" svg:x="0.992cm" svg:y="1.21cm" presentation:class="title" presentation:user-transformed="true">
          <draw:text-box>
            <text:p text:style-name="P27"><text:span text:style-name="T1">T</text:span><text:span text:style-name="T1">h</text:span><text:span text:style-name="T1">r</text:span><text:span text:style-name="T1">e</text:span><text:span text:style-name="T1">a</text:span><text:span text:style-name="T1">d</text:span><text:span text:style-name="T1">s</text:span><text:span text:style-name="T1"> </text:span><text:span text:style-name="T1">v</text:span><text:span text:style-name="T1">s</text:span><text:span text:style-name="T1">.</text:span><text:span text:style-name="T1"> </text:span><text:span text:style-name="T1">P</text:span><text:span text:style-name="T1">r</text:span><text:span text:style-name="T1">o</text:span><text:span text:style-name="T1">c</text:span><text:span text:style-name="T1">e</text:span><text:span text:style-name="T1">s</text:span><text:span text:style-name="T1">s</text:span><text:span text:style-name="T1">e</text:span><text:span text:style-name="T1">s</text:span></text:p>
          </draw:text-box>
        </draw:frame>
        <draw:frame draw:name="Rectangle 5" presentation:style-name="pr10" draw:text-style-name="P45" draw:layer="layout" svg:width="23.957cm" svg:height="14.864cm" svg:x="0.807cm" svg:y="3.391cm" presentation:class="outline" presentation:user-transformed="true">
          <draw:text-box>
            <text:list text:style-name="L8">
              <text:list-item>
                <text:p text:style-name="P74"><text:span text:style-name="T128">How threads and processes are similar</text:span></text:p>
              </text:list-item>
            </text:list>
            <text:list text:style-name="L10">
              <text:list-item>
                <text:list>
                  <text:list-item>
                    <text:p text:style-name="P83"><text:span text:style-name="T129">Each has its own logical control flow</text:span></text:p>
                  </text:list-item>
                  <text:list-item>
                    <text:p text:style-name="P83"><text:span text:style-name="T129">Each can run concurrently with others (possibly on different cores)</text:span></text:p>
                  </text:list-item>
                  <text:list-item>
                    <text:p text:style-name="P83"><text:span text:style-name="T129">Each is context switched</text:span></text:p>
                  </text:list-item>
                </text:list>
              </text:list-item>
              <text:list-item>
                <text:p text:style-name="P74"><text:span text:style-name="T128">How threads and processes are different</text:span></text:p>
                <text:list>
                  <text:list-item>
                    <text:p text:style-name="P83"><text:span text:style-name="T129">Threads share all code and data (except local stacks)</text:span></text:p>
                  </text:list-item>
                </text:list>
              </text:list-item>
            </text:list>
            <text:list text:style-name="L11">
              <text:list-item>
                <text:list>
                  <text:list-item>
                    <text:list>
                      <text:list-item>
                        <text:p text:style-name="P12"><text:span text:style-name="T16">Processes (typically) do not</text:span></text:p>
                      </text:list-item>
                    </text:list>
                  </text:list-item>
                  <text:list-item>
                    <text:p text:style-name="P83"><text:span text:style-name="T129">Threads are somewhat less expensive than processes</text:span></text:p>
                    <text:list>
                      <text:list-item>
                        <text:p text:style-name="P12"><text:span text:style-name="T16">Process control (creating and reaping) twice as expensive as thread control</text:span></text:p>
                      </text:list-item>
                      <text:list-item>
                        <text:p text:style-name="P12"><text:span text:style-name="T16">Linux numbers:</text:span></text:p>
                      </text:list-item>
                    </text:list>
                  </text:list-item>
                </text:list>
              </text:list-item>
            </text:list>
            <text:list text:style-name="L30">
              <text:list-item>
                <text:list>
                  <text:list-item>
                    <text:list>
                      <text:list-item>
                        <text:list>
                          <text:list-item>
                            <text:p text:style-name="P12"><text:span text:style-name="T16">~20K cycles to create and reap a process</text:span></text:p>
                          </text:list-item>
                          <text:list-item>
                            <text:p text:style-name="P12"><text:span text:style-name="T16">~10K cycles (or less) to create and reap a thread</text:span></text:p>
                          </text:list-item>
                        </text:list>
                      </text:list-item>
                    </text:list>
                  </text:list-item>
                </text:list>
              </text:list-item>
            </text:list>
          </draw:text-box>
        </draw:frame>
        <presentation:notes draw:style-name="dp2">
          <draw:page-thumbnail draw:name="Rectangle 2" draw:style-name="gr1" draw:layer="layout" svg:width="13.546cm" svg:height="10.159cm" svg:x="3.387cm" svg:y="1.905cm" draw:page-number="61"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osix Threads (Pthreads) Interface" draw:style-name="dp1" draw:master-page-name="Title_20_and_20_Content" presentation:presentation-page-layout-name="AL2T11">
        <office:forms form:automatic-focus="false" form:apply-design-mode="false"/>
        <draw:frame draw:name="Rectangle 2" presentation:style-name="pr9" draw:text-style-name="P28" draw:layer="layout" svg:width="22.118cm" svg:height="1.591cm" svg:x="1.058cm" svg:y="0.926cm" presentation:class="title" presentation:user-transformed="true">
          <draw:text-box>
            <text:p text:style-name="P27"><text:span text:style-name="T14">P</text:span><text:span text:style-name="T14">o</text:span><text:span text:style-name="T14">s</text:span><text:span text:style-name="T14">i</text:span><text:span text:style-name="T14">x</text:span><text:span text:style-name="T14"> </text:span><text:span text:style-name="T14">T</text:span><text:span text:style-name="T14">h</text:span><text:span text:style-name="T14">r</text:span><text:span text:style-name="T14">e</text:span><text:span text:style-name="T14">a</text:span><text:span text:style-name="T14">d</text:span><text:span text:style-name="T14">s</text:span><text:span text:style-name="T14"> </text:span><text:span text:style-name="T14">(</text:span><text:span text:style-name="T14">P</text:span><text:span text:style-name="T14">t</text:span><text:span text:style-name="T14">h</text:span><text:span text:style-name="T14">r</text:span><text:span text:style-name="T14">e</text:span><text:span text:style-name="T14">a</text:span><text:span text:style-name="T14">d</text:span><text:span text:style-name="T14">s</text:span><text:span text:style-name="T14">)</text:span><text:span text:style-name="T14"> </text:span><text:span text:style-name="T14">I</text:span><text:span text:style-name="T14">n</text:span><text:span text:style-name="T14">t</text:span><text:span text:style-name="T14">e</text:span><text:span text:style-name="T14">r</text:span><text:span text:style-name="T14">f</text:span><text:span text:style-name="T14">a</text:span><text:span text:style-name="T14">c</text:span><text:span text:style-name="T14">e</text:span></text:p>
          </draw:text-box>
        </draw:frame>
        <draw:frame draw:name="Rectangle 3" presentation:style-name="pr10" draw:text-style-name="P32" draw:layer="layout" svg:width="23.318cm" svg:height="15.451cm" svg:x="1.235cm" svg:y="2.54cm" presentation:class="outline" presentation:user-transformed="true">
          <draw:text-box>
            <text:list text:style-name="L8">
              <text:list-item>
                <text:p text:style-name="P11"><text:span text:style-name="T33">Pthreads:</text:span><text:span text:style-name="T15"> Standard interface for ~60 functions that manipulate threads from C programs</text:span></text:p>
              </text:list-item>
            </text:list>
            <text:list text:style-name="L10">
              <text:list-item>
                <text:list>
                  <text:list-item>
                    <text:p text:style-name="P12"><text:span text:style-name="T16">Creating and reaping threads</text:span></text:p>
                  </text:list-item>
                </text:list>
              </text:list-item>
            </text:list>
            <text:list text:style-name="L11">
              <text:list-item>
                <text:list>
                  <text:list-item>
                    <text:list>
                      <text:list-item>
                        <text:p text:style-name="P12"><text:span text:style-name="T24">pthread_create()</text:span></text:p>
                      </text:list-item>
                      <text:list-item>
                        <text:p text:style-name="P12"><text:span text:style-name="T24">pthread_join()</text:span></text:p>
                      </text:list-item>
                    </text:list>
                  </text:list-item>
                  <text:list-item>
                    <text:p text:style-name="P12"><text:span text:style-name="T16">Determining your thread ID</text:span></text:p>
                    <text:list>
                      <text:list-item>
                        <text:p text:style-name="P12"><text:span text:style-name="T24">pthread_self()</text:span></text:p>
                      </text:list-item>
                    </text:list>
                  </text:list-item>
                  <text:list-item>
                    <text:p text:style-name="P12"><text:span text:style-name="T16">Terminating threads</text:span></text:p>
                    <text:list>
                      <text:list-item>
                        <text:p text:style-name="P12"><text:span text:style-name="T24">pthread_cancel()</text:span></text:p>
                      </text:list-item>
                      <text:list-item>
                        <text:p text:style-name="P12"><text:span text:style-name="T24">pthread_exit()</text:span></text:p>
                      </text:list-item>
                      <text:list-item>
                        <text:p text:style-name="P12"><text:span text:style-name="T24">exit()</text:span><text:span text:style-name="T16"> [terminates all threads] , </text:span><text:span text:style-name="T24">RET </text:span><text:span text:style-name="T16">[terminates current thread]</text:span></text:p>
                      </text:list-item>
                    </text:list>
                  </text:list-item>
                  <text:list-item>
                    <text:p text:style-name="P12"><text:span text:style-name="T16">Synchronizing access to shared variables</text:span></text:p>
                    <text:list>
                      <text:list-item>
                        <text:p text:style-name="P12"><text:span text:style-name="T24">pthread_mutex_init</text:span></text:p>
                      </text:list-item>
                      <text:list-item>
                        <text:p text:style-name="P12"><text:span text:style-name="T24">pthread_mutex_[un]lock</text:span></text:p>
                      </text:list-item>
                    </text:list>
                  </text:list-item>
                </text:list>
              </text:list-item>
            </text:list>
          </draw:text-box>
        </draw:frame>
        <presentation:notes draw:style-name="dp2">
          <draw:page-thumbnail draw:name="Rectangle 2" draw:style-name="gr1" draw:layer="layout" svg:width="13.546cm" svg:height="10.159cm" svg:x="3.387cm" svg:y="1.905cm" draw:page-number="62"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Thread-Based Concurrent Echo Server" draw:style-name="dp1" draw:master-page-name="Title_20_and_20_Content" presentation:presentation-page-layout-name="AL2T11">
        <office:forms form:automatic-focus="false" form:apply-design-mode="false"/>
        <draw:frame draw:name="Rectangle 4" presentation:style-name="pr9" draw:text-style-name="P87" draw:layer="layout" svg:width="21.088cm" svg:height="2.116cm" svg:x="0.992cm" svg:y="0.635cm" presentation:class="title" presentation:user-transformed="true">
          <draw:text-box>
            <text:p text:style-name="P27"><text:span text:style-name="T130">T</text:span><text:span text:style-name="T130">h</text:span><text:span text:style-name="T130">r</text:span><text:span text:style-name="T130">e</text:span><text:span text:style-name="T130">a</text:span><text:span text:style-name="T130">d</text:span><text:span text:style-name="T130">-</text:span><text:span text:style-name="T130">B</text:span><text:span text:style-name="T130">a</text:span><text:span text:style-name="T130">s</text:span><text:span text:style-name="T130">e</text:span><text:span text:style-name="T130">d</text:span><text:span text:style-name="T130"> </text:span><text:span text:style-name="T130">C</text:span><text:span text:style-name="T130">o</text:span><text:span text:style-name="T130">n</text:span><text:span text:style-name="T130">c</text:span><text:span text:style-name="T130">u</text:span><text:span text:style-name="T130">r</text:span><text:span text:style-name="T130">r</text:span><text:span text:style-name="T130">e</text:span><text:span text:style-name="T130">n</text:span><text:span text:style-name="T130">t</text:span><text:span text:style-name="T130"> </text:span><text:span text:style-name="T130">E</text:span><text:span text:style-name="T130">c</text:span><text:span text:style-name="T130">h</text:span><text:span text:style-name="T130">o</text:span><text:span text:style-name="T130"> </text:span><text:span text:style-name="T130">S</text:span><text:span text:style-name="T130">e</text:span><text:span text:style-name="T130">r</text:span><text:span text:style-name="T130">v</text:span><text:span text:style-name="T130">e</text:span><text:span text:style-name="T130">r</text:span></text:p>
          </draw:text-box>
        </draw:frame>
        <draw:custom-shape draw:name="Rectangle 3" draw:style-name="gr47" draw:text-style-name="P48" draw:layer="layout" svg:width="16.276cm" svg:height="11.067cm" svg:x="2.518cm" svg:y="3.405cm">
          <text:p text:style-name="P37"><text:span text:style-name="T115">int</text:span><text:span text:style-name="T116"> </text:span><text:span text:style-name="T117">main</text:span><text:span text:style-name="T116">(</text:span><text:span text:style-name="T115">int</text:span><text:span text:style-name="T116"> </text:span><text:span text:style-name="T118">argc</text:span><text:span text:style-name="T116">, </text:span><text:span text:style-name="T115">char</text:span><text:span text:style-name="T116"> **</text:span><text:span text:style-name="T118">argv</text:span><text:span text:style-name="T116">)</text:span></text:p>
          <text:p text:style-name="P37"><text:span text:style-name="T116">{</text:span></text:p>
          <text:p text:style-name="P37"><text:span text:style-name="T116"><text:s text:c="4"/></text:span><text:span text:style-name="T115">int</text:span><text:span text:style-name="T116"> </text:span><text:span text:style-name="T118">listenfd</text:span><text:span text:style-name="T116">, *</text:span><text:span text:style-name="T118">connfdp</text:span><text:span text:style-name="T116">;</text:span></text:p>
          <text:p text:style-name="P37"><text:span text:style-name="T116"><text:s text:c="4"/></text:span><text:span text:style-name="T115">socklen_t</text:span><text:span text:style-name="T116"> </text:span><text:span text:style-name="T118">clientlen</text:span><text:span text:style-name="T116">;</text:span></text:p>
          <text:p text:style-name="P37"><text:span text:style-name="T116"><text:s text:c="4"/></text:span><text:span text:style-name="T119">struct</text:span><text:span text:style-name="T116"> </text:span><text:span text:style-name="T115">sockaddr_storage</text:span><text:span text:style-name="T116"> </text:span><text:span text:style-name="T118">clientaddr</text:span><text:span text:style-name="T116">;</text:span></text:p>
          <text:p text:style-name="P37"><text:span text:style-name="T116"><text:s text:c="4"/></text:span><text:span text:style-name="T115">pthread_t</text:span><text:span text:style-name="T116"> </text:span><text:span text:style-name="T118">tid</text:span><text:span text:style-name="T116">;</text:span></text:p>
          <text:p text:style-name="P37"><text:span text:style-name="T116"/></text:p>
          <text:p text:style-name="P37"><text:span text:style-name="T116"><text:s text:c="4"/></text:span><text:span text:style-name="T116">listenfd = Open_listenfd(argv[1]);</text:span></text:p>
          <text:p text:style-name="P37"><text:span text:style-name="T116"><text:s text:c="4"/></text:span><text:span text:style-name="T119">while</text:span><text:span text:style-name="T116"> (1) {</text:span></text:p>
          <text:p text:style-name="P37"><text:span text:style-name="T116"><text:tab/></text:span><text:span text:style-name="T116">clientlen=</text:span><text:span text:style-name="T119">sizeof</text:span><text:span text:style-name="T116">(</text:span><text:span text:style-name="T119">struct</text:span><text:span text:style-name="T116"> </text:span><text:span text:style-name="T115">sockaddr_storage</text:span><text:span text:style-name="T116">);</text:span></text:p>
          <text:p text:style-name="P37"><text:span text:style-name="T116"><text:tab/></text:span><text:span text:style-name="T116">connfdp = Malloc(</text:span><text:span text:style-name="T119">sizeof</text:span><text:span text:style-name="T116">(</text:span><text:span text:style-name="T115">int</text:span><text:span text:style-name="T116">)); </text:span></text:p>
          <text:p text:style-name="P37"><text:span text:style-name="T116"><text:tab/></text:span><text:span text:style-name="T116">*connfdp = Accept(listenfd, </text:span></text:p>
          <text:p text:style-name="P37"><text:span text:style-name="T116"><text:s text:c="17"/></text:span><text:span text:style-name="T116">(</text:span><text:span text:style-name="T115">SA</text:span><text:span text:style-name="T116"> *) &amp;clientaddr, &amp;clientlen); </text:span></text:p>
          <text:p text:style-name="P37"><text:span text:style-name="T116"><text:tab/></text:span><text:span text:style-name="T116">Pthread_create(&amp;tid, </text:span><text:span text:style-name="T131">NULL</text:span><text:span text:style-name="T116">, thread, connfdp);</text:span></text:p>
          <text:p text:style-name="P37"><text:span text:style-name="T116"><text:s text:c="4"/></text:span><text:span text:style-name="T116">}</text:span></text:p>
          <text:p text:style-name="P37"><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1" draw:text-style-name="P19" draw:layer="layout" svg:width="4.08cm" svg:height="1.013cm" svg:x="15.647cm" svg:y="13.579cm">
          <text:p text:style-name="P37"><text:span text:style-name="T66">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04" draw:text-style-name="P89" draw:layer="layout" svg:width="23.745cm" svg:height="2.455cm" svg:x="0.807cm" svg:y="15.663cm">
          <text:list text:style-name="L31">
            <text:list-item>
              <text:list>
                <text:list-item>
                  <text:p text:style-name="P88"><text:span text:style-name="T30">malloc</text:span><text:span text:style-name="T31"> of connected descriptor necessary to avoid deadly r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3"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Thread-Based Concurrent Server (cont)" draw:style-name="dp1" draw:master-page-name="Title_20_and_20_Content" presentation:presentation-page-layout-name="AL2T11">
        <office:forms form:automatic-focus="false" form:apply-design-mode="false"/>
        <draw:frame draw:name="Rectangle 2" presentation:style-name="pr9" draw:text-style-name="P28" draw:layer="layout" svg:width="23.706cm" svg:height="1.591cm" svg:x="0.904cm" svg:y="0.93cm" presentation:class="title" presentation:user-transformed="true">
          <draw:text-box>
            <text:p text:style-name="P27"><text:span text:style-name="T14">T</text:span><text:span text:style-name="T14">h</text:span><text:span text:style-name="T14">r</text:span><text:span text:style-name="T14">e</text:span><text:span text:style-name="T14">a</text:span><text:span text:style-name="T14">d</text:span><text:span text:style-name="T14">-</text:span><text:span text:style-name="T14">B</text:span><text:span text:style-name="T14">a</text:span><text:span text:style-name="T14">s</text:span><text:span text:style-name="T14">e</text:span><text:span text:style-name="T14">d</text:span><text:span text:style-name="T14"> </text:span><text:span text:style-name="T14">C</text:span><text:span text:style-name="T14">o</text:span><text:span text:style-name="T14">n</text:span><text:span text:style-name="T14">c</text:span><text:span text:style-name="T14">u</text:span><text:span text:style-name="T14">r</text:span><text:span text:style-name="T14">r</text:span><text:span text:style-name="T14">e</text:span><text:span text:style-name="T14">n</text:span><text:span text:style-name="T14">t</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span text:style-name="T14">(</text:span><text:span text:style-name="T14">c</text:span><text:span text:style-name="T14">o</text:span><text:span text:style-name="T14">n</text:span><text:span text:style-name="T14">t</text:span><text:span text:style-name="T14">)</text:span></text:p>
          </draw:text-box>
        </draw:frame>
        <draw:custom-shape draw:name="Rectangle 3" draw:style-name="gr305" draw:text-style-name="P48" draw:layer="layout" svg:width="11.671cm" svg:height="7.011cm" svg:x="2.753cm" svg:y="3.911cm">
          <text:p text:style-name="P37"><text:span text:style-name="T120">/* Thread routine */</text:span></text:p>
          <text:p text:style-name="P37"><text:span text:style-name="T115">void</text:span><text:span text:style-name="T116"> *</text:span><text:span text:style-name="T117">thread</text:span><text:span text:style-name="T116">(</text:span><text:span text:style-name="T115">void</text:span><text:span text:style-name="T116"> *</text:span><text:span text:style-name="T118">vargp</text:span><text:span text:style-name="T116">)</text:span></text:p>
          <text:p text:style-name="P37"><text:span text:style-name="T116">{</text:span></text:p>
          <text:p text:style-name="P37"><text:span text:style-name="T116"><text:s text:c="4"/></text:span><text:span text:style-name="T115">int</text:span><text:span text:style-name="T116"> </text:span><text:span text:style-name="T118">connfd</text:span><text:span text:style-name="T116"> = *((</text:span><text:span text:style-name="T115">int</text:span><text:span text:style-name="T116"> *)vargp);</text:span></text:p>
          <text:p text:style-name="P37"><text:span text:style-name="T116"><text:s text:c="4"/></text:span><text:span text:style-name="T116">Pthread_detach(pthread_self()); </text:span></text:p>
          <text:p text:style-name="P37"><text:span text:style-name="T116"><text:s text:c="4"/></text:span><text:span text:style-name="T116">Free(vargp); <text:s text:c="19"/></text:span></text:p>
          <text:p text:style-name="P37"><text:span text:style-name="T116"><text:s text:c="4"/></text:span><text:span text:style-name="T116">echo(connfd);</text:span></text:p>
          <text:p text:style-name="P37"><text:span text:style-name="T116"><text:s text:c="4"/></text:span><text:span text:style-name="T116">Close(connfd);</text:span></text:p>
          <text:p text:style-name="P37"><text:span text:style-name="T116"><text:s text:c="4"/></text:span><text:span text:style-name="T119">return</text:span><text:span text:style-name="T116"> </text:span><text:span text:style-name="T131">NULL</text:span><text:span text:style-name="T116">;</text:span></text:p>
          <text:p text:style-name="P37"><text:span text:style-name="T1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 presentation:style-name="pr10" draw:text-style-name="P32" draw:layer="layout" svg:width="23.075cm" svg:height="6.265cm" svg:x="0.807cm" svg:y="11.853cm" presentation:class="outline" presentation:user-transformed="true">
          <draw:text-box>
            <text:list text:style-name="L28">
              <text:list-item>
                <text:list>
                  <text:list-item>
                    <text:p text:style-name="P74"><text:span text:style-name="T16">Run thread in “detached” mode.</text:span></text:p>
                  </text:list-item>
                </text:list>
              </text:list-item>
            </text:list>
            <text:list text:style-name="L32">
              <text:list-item>
                <text:list>
                  <text:list-item>
                    <text:list>
                      <text:list-item>
                        <text:p text:style-name="P83"><text:span text:style-name="T16">Runs independently of other threads</text:span></text:p>
                      </text:list-item>
                      <text:list-item>
                        <text:p text:style-name="P83"><text:span text:style-name="T16">Reaped automatically (by kernel) when it terminates</text:span></text:p>
                      </text:list-item>
                    </text:list>
                  </text:list-item>
                  <text:list-item>
                    <text:p text:style-name="P74"><text:span text:style-name="T16">Free storage allocated to hold </text:span><text:span text:style-name="T45">connfd</text:span><text:span text:style-name="T50">.</text:span></text:p>
                  </text:list-item>
                  <text:list-item>
                    <text:p text:style-name="P74"><text:span text:style-name="T50">Close </text:span><text:span text:style-name="T45">connfd</text:span><text:span text:style-name="T50"> (important!)</text:span></text:p>
                  </text:list-item>
                </text:list>
              </text:list-item>
            </text:list>
          </draw:text-box>
        </draw:frame>
        <draw:custom-shape draw:name="TextBox 4" draw:style-name="gr61" draw:text-style-name="P19" draw:layer="layout" svg:width="4.08cm" svg:height="1.013cm" svg:x="10.703cm" svg:y="9.981cm">
          <text:p text:style-name="P37"><text:span text:style-name="T66">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4"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Thread-based Server Execution Model" draw:style-name="dp1" draw:master-page-name="Title_20_and_20_Content" presentation:presentation-page-layout-name="AL2T11">
        <office:forms form:automatic-focus="false" form:apply-design-mode="false"/>
        <draw:custom-shape draw:name="Rectangle 13" draw:style-name="gr306" draw:text-style-name="P90"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pr9" draw:text-style-name="P28" draw:layer="layout" svg:width="21.088cm" svg:height="2.116cm" svg:x="0.992cm" svg:y="1.21cm" presentation:class="title" presentation:user-transformed="true">
          <draw:text-box>
            <text:p text:style-name="P27"><text:span text:style-name="T14">T</text:span><text:span text:style-name="T14">h</text:span><text:span text:style-name="T14">r</text:span><text:span text:style-name="T14">e</text:span><text:span text:style-name="T14">a</text:span><text:span text:style-name="T14">d</text:span><text:span text:style-name="T14">-</text:span><text:span text:style-name="T14">b</text:span><text:span text:style-name="T14">a</text:span><text:span text:style-name="T14">s</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span text:style-name="T14">E</text:span><text:span text:style-name="T14">x</text:span><text:span text:style-name="T14">e</text:span><text:span text:style-name="T14">c</text:span><text:span text:style-name="T14">u</text:span><text:span text:style-name="T14">t</text:span><text:span text:style-name="T14">i</text:span><text:span text:style-name="T14">o</text:span><text:span text:style-name="T14">n</text:span><text:span text:style-name="T14"> </text:span><text:span text:style-name="T14">M</text:span><text:span text:style-name="T14">o</text:span><text:span text:style-name="T14">d</text:span><text:span text:style-name="T14">e</text:span><text:span text:style-name="T14">l</text:span></text:p>
          </draw:text-box>
        </draw:frame>
        <draw:frame draw:name="Rectangle 3" presentation:style-name="pr10" draw:text-style-name="P32" draw:layer="layout" svg:width="23.075cm" svg:height="5.626cm" svg:x="0.807cm" svg:y="12.183cm" presentation:class="outline" presentation:user-transformed="true">
          <draw:text-box>
            <text:list text:style-name="L28">
              <text:list-item>
                <text:list>
                  <text:list-item>
                    <text:p text:style-name="P74"><text:span text:style-name="T16">Each client handled by individual peer thread</text:span></text:p>
                    <text:p text:style-name="P74"><text:span text:style-name="T16"/></text:p>
                  </text:list-item>
                  <text:list-item>
                    <text:p text:style-name="P74"><text:span text:style-name="T16">Threads share all process state except TID</text:span></text:p>
                    <text:p text:style-name="P74"><text:span text:style-name="T16"/></text:p>
                  </text:list-item>
                  <text:list-item>
                    <text:p text:style-name="P74"><text:span text:style-name="T16">Each thread has a separate stack for local variables</text:span></text:p>
                  </text:list-item>
                </text:list>
              </text:list-item>
            </text:list>
          </draw:text-box>
        </draw:frame>
        <draw:custom-shape draw:name="Rectangle 4" draw:style-name="gr307" draw:text-style-name="P91" draw:layer="layout" svg:width="3.095cm" svg:height="3.469cm" svg:x="5.08cm" svg:y="7.408cm">
          <text:p text:style-name="P43"><text:span text:style-name="T132">Client 1</text:span></text:p>
          <text:p text:style-name="P43"><text:span text:style-name="T132">server </text:span></text:p>
          <text:p text:style-name="P43"><text:span text:style-name="T132">peer</text:span></text:p>
          <text:p text:style-name="P43"><text:span text:style-name="T132">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07" draw:text-style-name="P91" draw:layer="layout" svg:width="3.095cm" svg:height="3.469cm" svg:x="12.912cm" svg:y="7.408cm">
          <text:p text:style-name="P43"><text:span text:style-name="T132">Client 2</text:span></text:p>
          <text:p text:style-name="P43"><text:span text:style-name="T132">server</text:span></text:p>
          <text:p text:style-name="P43"><text:span text:style-name="T132">peer</text:span></text:p>
          <text:p text:style-name="P43"><text:span text:style-name="T132">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8" draw:text-style-name="P91" draw:layer="layout" svg:width="3.597cm" svg:height="3.469cm" svg:x="8.89cm" svg:y="5.08cm">
          <text:p text:style-name="P43"><text:span text:style-name="T132">Listening</text:span></text:p>
          <text:p text:style-name="P43"><text:span text:style-name="T132">server</text:span></text:p>
          <text:p text:style-name="P43"><text:span text:style-name="T132">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 draw:style-name="gr309" draw:text-style-name="P13" draw:layer="layout" svg:x1="2.751cm" svg:y1="5.503cm" svg:x2="8.89cm" svg:y2="5.504cm">
          <text:p/>
        </draw:line>
        <draw:custom-shape draw:name="Text Box 8" draw:style-name="gr54" draw:text-style-name="P75" draw:layer="layout" svg:width="6.277cm" svg:height="1.098cm" svg:x="2.334cm" svg:y="4.445cm">
          <text:p text:style-name="P61"><text:span text:style-name="T133">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10" draw:text-style-name="P13" draw:layer="layout" svg:x1="1.164cm" svg:y1="9.101cm" svg:x2="4.974cm" svg:y2="9.102cm">
          <text:p/>
        </draw:line>
        <draw:custom-shape draw:name="Text Box 10" draw:style-name="gr54" draw:text-style-name="P75" draw:layer="layout" svg:width="3.953cm" svg:height="1.098cm" svg:x="0.649cm" svg:y="7.99cm">
          <text:p text:style-name="P61"><text:span text:style-name="T133">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gr310" draw:text-style-name="P13" draw:layer="layout" svg:x1="19.79cm" svg:y1="9.101cm" svg:x2="15.98cm" svg:y2="9.102cm">
          <text:p/>
        </draw:line>
        <draw:custom-shape draw:name="Text Box 12" draw:style-name="gr54" draw:text-style-name="P75" draw:layer="layout" svg:width="3.952cm" svg:height="1.098cm" svg:x="16.352cm" svg:y="7.99cm">
          <text:p text:style-name="P61"><text:span text:style-name="T133">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Rectangle 2" draw:style-name="gr1" draw:layer="layout" svg:width="13.546cm" svg:height="10.159cm" svg:x="3.387cm" svg:y="1.905cm" draw:page-number="65"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age66" draw:style-name="dp1" draw:master-page-name="Title_20_and_20_Content" presentation:presentation-page-layout-name="AL2T11">
        <office:forms form:automatic-focus="false" form:apply-design-mode="false"/>
        <draw:frame draw:name="Rectangle 2" presentation:style-name="pr9" draw:text-style-name="P28" draw:layer="layout" svg:width="21.088cm" svg:height="2.116cm" svg:x="0.992cm" svg:y="1.21cm" presentation:class="title" presentation:user-transformed="true">
          <draw:text-box>
            <text:p text:style-name="P27"><text:span text:style-name="T14">P</text:span><text:span text:style-name="T14">r</text:span><text:span text:style-name="T14">e</text:span><text:span text:style-name="T14">-</text:span><text:span text:style-name="T14">t</text:span><text:span text:style-name="T14">h</text:span><text:span text:style-name="T14">r</text:span><text:span text:style-name="T14">e</text:span><text:span text:style-name="T14">a</text:span><text:span text:style-name="T14">d</text:span><text:span text:style-name="T14">e</text:span><text:span text:style-name="T14">d</text:span><text:span text:style-name="T14"> </text:span><text:span text:style-name="T14">S</text:span><text:span text:style-name="T14">e</text:span><text:span text:style-name="T14">r</text:span><text:span text:style-name="T14">v</text:span><text:span text:style-name="T14">e</text:span><text:span text:style-name="T14">r</text:span><text:span text:style-name="T14"> </text:span><text:span text:style-name="T14">M</text:span><text:span text:style-name="T14">o</text:span><text:span text:style-name="T14">d</text:span><text:span text:style-name="T14">e</text:span><text:span text:style-name="T14">l</text:span></text:p>
          </draw:text-box>
        </draw:frame>
        <draw:frame draw:name="Rectangle 3" presentation:style-name="pr10" draw:text-style-name="P32" draw:layer="layout" svg:width="23.075cm" svg:height="5.626cm" svg:x="0.807cm" svg:y="12.183cm" presentation:class="outline" presentation:user-transformed="true">
          <draw:text-box>
            <text:list text:style-name="L28">
              <text:list-item>
                <text:list>
                  <text:list-item>
                    <text:p text:style-name="P74"><text:span text:style-name="T16">Clients handled using a thread-pool architecture</text:span></text:p>
                    <text:p text:style-name="P74"><text:span text:style-name="T16"/></text:p>
                  </text:list-item>
                  <text:list-item>
                    <text:p text:style-name="P74"><text:span text:style-name="T16">Bounded/Unbounded buffer can be used for synchronization</text:span></text:p>
                  </text:list-item>
                </text:list>
              </text:list-item>
            </text:list>
          </draw:text-box>
        </draw:frame>
        <draw:custom-shape draw:style-name="gr311" draw:text-style-name="P93" draw:layer="layout" svg:width="2.964cm" svg:height="2.002cm" svg:x="7.791cm" svg:y="6.341cm">
          <text:list text:style-name="L33">
            <text:list-header>
              <text:p text:style-name="P92"><text:span text:style-name="T134">Master</text:span></text:p>
              <text:p text:style-name="P92"><text:span text:style-name="T134">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94" draw:layer="layout" svg:width="2.584cm" svg:height="0.846cm" svg:x="13.63cm" svg:y="6.976cm">
          <text:list text:style-name="L33">
            <text:list-header>
              <text:p text:style-name="P92"><text:span text:style-name="T134"><text:s/></text:span><text:span text:style-name="T134">Buffer</text:span></text:p>
            </text:list-header>
          </text:list>
          <draw:enhanced-geometry svg:viewBox="0 0 21600 21600" draw:type="mso-spt202" draw:enhanced-path="M 0 0 L 21600 0 21600 21600 0 21600 0 0 Z N"/>
        </draw:custom-shape>
        <draw:line draw:style-name="gr313" draw:text-style-name="P95" draw:layer="layout" svg:x1="10.755cm" svg:y1="7.399cm" svg:x2="13.718cm" svg:y2="7.399cm">
          <text:p/>
        </draw:line>
        <draw:line draw:style-name="gr314" draw:text-style-name="P95" draw:layer="layout" svg:x1="16.214cm" svg:y1="7.399cm" svg:x2="19.01cm" svg:y2="5.917cm">
          <text:p/>
        </draw:line>
        <draw:custom-shape draw:style-name="gr315" draw:text-style-name="P97" draw:layer="layout" svg:width="1.263cm" svg:height="0.795cm" svg:x="20.155cm" svg:y="7.158cm">
          <text:list text:style-name="L33">
            <text:list-header>
              <text:p text:style-name="P96"><text:span text:style-name="T135">...</text:span></text:p>
            </text:list-header>
          </text:list>
          <draw:enhanced-geometry svg:viewBox="0 0 21600 21600" draw:type="mso-spt202" draw:enhanced-path="M 0 0 L 21600 0 21600 21600 0 21600 0 0 Z N"/>
        </draw:custom-shape>
        <draw:line draw:style-name="gr316" draw:text-style-name="P95" draw:layer="layout" svg:x1="16.214cm" svg:y1="7.397cm" svg:x2="19.01cm" svg:y2="9.09cm">
          <text:p/>
        </draw:line>
        <draw:line draw:style-name="gr317" draw:text-style-name="P95" draw:layer="layout" svg:x1="4.193cm" svg:y1="5.917cm" svg:x2="8.003cm" svg:y2="6.764cm">
          <text:p/>
        </draw:line>
        <draw:custom-shape draw:style-name="gr318" draw:text-style-name="P94" draw:layer="layout" svg:width="3.152cm" svg:height="1.445cm" svg:x="4.399cm" svg:y="6.549cm">
          <text:list text:style-name="L33">
            <text:list-header>
              <text:p text:style-name="P92"><text:span text:style-name="T136">Accept</text:span></text:p>
              <text:p text:style-name="P92"><text:span text:style-name="T136">connections</text:span></text:p>
            </text:list-header>
          </text:list>
          <draw:enhanced-geometry svg:viewBox="0 0 21600 21600" draw:type="mso-spt202" draw:enhanced-path="M 0 0 L 21600 0 21600 21600 0 21600 0 0 Z N"/>
        </draw:custom-shape>
        <draw:custom-shape draw:style-name="gr319" draw:text-style-name="P94" draw:layer="layout" svg:width="2.932cm" svg:height="1.445cm" svg:x="10.793cm" svg:y="5.958cm">
          <text:list text:style-name="L33">
            <text:list-header>
              <text:p text:style-name="P92"><text:span text:style-name="T136">Insert</text:span></text:p>
              <text:p text:style-name="P92"><text:span text:style-name="T136">descriptors</text:span></text:p>
            </text:list-header>
          </text:list>
          <draw:enhanced-geometry svg:viewBox="0 0 21600 21600" draw:type="mso-spt202" draw:enhanced-path="M 0 0 L 21600 0 21600 21600 0 21600 0 0 Z N"/>
        </draw:custom-shape>
        <draw:custom-shape draw:style-name="gr320" draw:text-style-name="P94" draw:layer="layout" svg:width="2.932cm" svg:height="1.445cm" svg:x="16.931cm" svg:y="6.593cm">
          <text:list text:style-name="L33">
            <text:list-header>
              <text:p text:style-name="P92"><text:span text:style-name="T136">Remove</text:span></text:p>
              <text:p text:style-name="P92"><text:span text:style-name="T136">descriptors</text:span></text:p>
            </text:list-header>
          </text:list>
          <draw:enhanced-geometry svg:viewBox="0 0 21600 21600" draw:type="mso-spt202" draw:enhanced-path="M 0 0 L 21600 0 21600 21600 0 21600 0 0 Z N"/>
        </draw:custom-shape>
        <draw:custom-shape draw:style-name="gr321" draw:text-style-name="P93" draw:layer="layout" svg:width="2.963cm" svg:height="2.002cm" svg:x="19.01cm" svg:y="4.974cm">
          <text:list text:style-name="L33">
            <text:list-header>
              <text:p text:style-name="P92"><text:span text:style-name="T134">Worker</text:span></text:p>
              <text:p text:style-name="P92"><text:span text:style-name="T134">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93" draw:layer="layout" svg:width="2.963cm" svg:height="2.002cm" svg:x="19.01cm" svg:y="8.034cm">
          <text:list text:style-name="L33">
            <text:list-header>
              <text:p text:style-name="P92"><text:span text:style-name="T134">Worker</text:span></text:p>
              <text:p text:style-name="P92"><text:span text:style-name="T134">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3" draw:text-style-name="P93" draw:layer="layout" svg:width="2.963cm" svg:height="2.002cm" svg:x="1.23cm" svg:y="4.859cm">
          <text:list text:style-name="L33">
            <text:list-header>
              <text:p text:style-name="P92"><text:span text:style-name="T134"><text:s/></text:span><text:span text:style-name="T134">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4" draw:text-style-name="P93" draw:layer="layout" svg:width="2.963cm" svg:height="2.002cm" svg:x="1.23cm" svg:y="8.034cm">
          <text:list text:style-name="L33">
            <text:list-header>
              <text:p text:style-name="P92"><text:span text:style-name="T134">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5" draw:text-style-name="P97" draw:layer="layout" svg:width="1.263cm" svg:height="0.795cm" svg:x="2.375cm" svg:y="7.057cm">
          <text:list text:style-name="L33">
            <text:list-header>
              <text:p text:style-name="P96"><text:span text:style-name="T135">...</text:span></text:p>
            </text:list-header>
          </text:list>
          <draw:enhanced-geometry svg:viewBox="0 0 21600 21600" draw:type="mso-spt202" draw:enhanced-path="M 0 0 L 21600 0 21600 21600 0 21600 0 0 Z N"/>
        </draw:custom-shape>
        <draw:line draw:style-name="gr326" draw:text-style-name="P95" draw:layer="layout" svg:x1="4.193cm" svg:y1="9.092cm" svg:x2="8.003cm" svg:y2="7.822cm">
          <text:p/>
        </draw:line>
        <draw:line draw:style-name="gr327" draw:text-style-name="P95" draw:layer="layout" svg:x1="3.981cm" svg:y1="5.282cm" svg:x2="19.221cm" svg:y2="5.282cm">
          <text:p/>
        </draw:line>
        <draw:custom-shape draw:style-name="gr328" draw:text-style-name="P94" draw:layer="layout" svg:width="3.863cm" svg:height="0.937cm" svg:x="10.106cm" svg:y="4.39cm">
          <text:list text:style-name="L33">
            <text:list-header>
              <text:p text:style-name="P92"><text:span text:style-name="T137">Service client</text:span></text:p>
            </text:list-header>
          </text:list>
          <draw:enhanced-geometry svg:viewBox="0 0 21600 21600" draw:type="mso-spt202" draw:enhanced-path="M 0 0 L 21600 0 21600 21600 0 21600 0 0 Z N"/>
        </draw:custom-shape>
        <draw:custom-shape draw:style-name="gr329" draw:text-style-name="P94" draw:layer="layout" svg:width="3.863cm" svg:height="0.937cm" svg:x="10.076cm" svg:y="9.426cm">
          <text:list text:style-name="L33">
            <text:list-header>
              <text:p text:style-name="P92"><text:span text:style-name="T137">Service client</text:span></text:p>
            </text:list-header>
          </text:list>
          <draw:enhanced-geometry svg:viewBox="0 0 21600 21600" draw:type="mso-spt202" draw:enhanced-path="M 0 0 L 21600 0 21600 21600 0 21600 0 0 Z N"/>
        </draw:custom-shape>
        <draw:line draw:style-name="gr330" draw:text-style-name="P95" draw:layer="layout" svg:x1="3.981cm" svg:y1="9.516cm" svg:x2="19.221cm" svg:y2="9.516cm">
          <text:p/>
        </draw:line>
        <draw:custom-shape draw:style-name="gr331" draw:text-style-name="P94" draw:layer="layout" svg:width="6.141cm" svg:height="0.937cm" svg:x="17.326cm" svg:y="3.923cm">
          <text:list text:style-name="L33">
            <text:list-header>
              <text:p text:style-name="P92"><text:span text:style-name="T134">Pool of worker threads</text:span></text:p>
            </text:list-header>
          </text:list>
          <draw:enhanced-geometry svg:viewBox="0 0 21600 21600" draw:type="mso-spt202" draw:enhanced-path="M 0 0 L 21600 0 21600 21600 0 21600 0 0 Z N"/>
        </draw:custom-shape>
        <presentation:notes draw:style-name="dp2">
          <draw:page-thumbnail draw:name="Rectangle 2" draw:style-name="gr1" draw:layer="layout" svg:width="13.546cm" svg:height="10.159cm" svg:x="3.387cm" svg:y="1.905cm" draw:page-number="66"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ros and Cons of Thread-Based Designs" draw:style-name="dp1" draw:master-page-name="Title_20_and_20_Content" presentation:presentation-page-layout-name="AL2T11">
        <office:forms form:automatic-focus="false" form:apply-design-mode="false"/>
        <draw:frame draw:name="Rectangle 4" presentation:style-name="pr9" draw:text-style-name="P28" draw:layer="layout" svg:width="21.867cm" svg:height="2.116cm" svg:x="0.992cm" svg:y="1.21cm" presentation:class="title" presentation:user-transformed="true">
          <draw:text-box>
            <text:p text:style-name="P27"><text:span text:style-name="T14">P</text:span><text:span text:style-name="T14">r</text:span><text:span text:style-name="T14">o</text:span><text:span text:style-name="T14">s</text:span><text:span text:style-name="T14"> </text:span><text:span text:style-name="T14">a</text:span><text:span text:style-name="T14">n</text:span><text:span text:style-name="T14">d</text:span><text:span text:style-name="T14"> </text:span><text:span text:style-name="T14">C</text:span><text:span text:style-name="T14">o</text:span><text:span text:style-name="T14">n</text:span><text:span text:style-name="T14">s</text:span><text:span text:style-name="T14"> </text:span><text:span text:style-name="T14">o</text:span><text:span text:style-name="T14">f</text:span><text:span text:style-name="T14"> </text:span><text:span text:style-name="T14">T</text:span><text:span text:style-name="T14">h</text:span><text:span text:style-name="T14">r</text:span><text:span text:style-name="T14">e</text:span><text:span text:style-name="T14">a</text:span><text:span text:style-name="T14">d</text:span><text:span text:style-name="T14">-</text:span><text:span text:style-name="T14">B</text:span><text:span text:style-name="T14">a</text:span><text:span text:style-name="T14">s</text:span><text:span text:style-name="T14">e</text:span><text:span text:style-name="T14">d</text:span><text:span text:style-name="T14"> </text:span><text:span text:style-name="T14">D</text:span><text:span text:style-name="T14">e</text:span><text:span text:style-name="T14">s</text:span><text:span text:style-name="T14">i</text:span><text:span text:style-name="T14">g</text:span><text:span text:style-name="T14">n</text:span><text:span text:style-name="T14">s</text:span></text:p>
          </draw:text-box>
        </draw:frame>
        <draw:frame draw:name="Rectangle 5" presentation:style-name="pr10" draw:text-style-name="P32" draw:layer="layout" svg:width="23.075cm" svg:height="14.511cm" svg:x="0.807cm" svg:y="3.81cm" presentation:class="outline" presentation:user-transformed="true">
          <draw:text-box>
            <text:list text:style-name="L8">
              <text:list-item>
                <text:p text:style-name="P74"><text:span text:style-name="T15">+ Easy to share data structures between threads</text:span></text:p>
              </text:list-item>
            </text:list>
            <text:list text:style-name="L10">
              <text:list-item>
                <text:list>
                  <text:list-item>
                    <text:p text:style-name="P83"><text:span text:style-name="T16">e.g., logging information, file cache</text:span></text:p>
                    <text:p text:style-name="P83"><text:span text:style-name="T16"/></text:p>
                  </text:list-item>
                </text:list>
              </text:list-item>
              <text:list-item>
                <text:p text:style-name="P74"><text:span text:style-name="T15">+ Threads are more efficient than processes</text:span></text:p>
              </text:list-item>
            </text:list>
            <text:p text:style-name="P98"><text:span text:style-name="T15"/></text:p>
            <text:list text:continue-numbering="true" text:style-name="L10">
              <text:list-item>
                <text:p text:style-name="P74"><text:span text:style-name="T126">–</text:span><text:span text:style-name="T15"> </text:span><text:span text:style-name="T15">Unintentional sharing can introduce subtle and hard-to-reproduce errors!</text:span></text:p>
                <text:list>
                  <text:list-item>
                    <text:p text:style-name="P83"><text:span text:style-name="T16">The ease with which data can be shared is both the greatest strength and the greatest weakness of threads</text:span></text:p>
                  </text:list-item>
                  <text:list-item>
                    <text:p text:style-name="P83"><text:span text:style-name="T16">Hard to know which data shared &amp; which private</text:span></text:p>
                  </text:list-item>
                  <text:list-item>
                    <text:p text:style-name="P83"><text:span text:style-name="T16">Hard to detect by testing</text:span></text:p>
                  </text:list-item>
                </text:list>
              </text:list-item>
            </text:list>
            <text:list text:style-name="L11">
              <text:list-item>
                <text:list>
                  <text:list-item>
                    <text:list>
                      <text:list-item>
                        <text:p text:style-name="P12"><text:span text:style-name="T16">Probability of bad race outcome very low</text:span></text:p>
                      </text:list-item>
                      <text:list-item>
                        <text:p text:style-name="P12"><text:span text:style-name="T16">But nonzero!</text:span></text:p>
                      </text:list-item>
                    </text:list>
                    <text:p text:style-name="P83"><text:span text:style-name="T16"/></text:p>
                  </text:list-item>
                </text:list>
              </text:list-item>
            </text:list>
            <text:p text:style-name="P35"><text:span text:style-name="T16"/></text:p>
          </draw:text-box>
        </draw:frame>
        <presentation:notes draw:style-name="dp2">
          <draw:page-thumbnail draw:name="Rectangle 2" draw:style-name="gr1" draw:layer="layout" svg:width="13.546cm" svg:height="10.159cm" svg:x="3.387cm" svg:y="1.905cm" draw:page-number="67"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Summary: Approaches to Concurrency" draw:style-name="dp1" draw:master-page-name="Title_20_and_20_Content" presentation:presentation-page-layout-name="AL2T11">
        <office:forms form:automatic-focus="false" form:apply-design-mode="false"/>
        <draw:frame draw:name="Rectangle 2" presentation:style-name="pr9" draw:text-style-name="P28" draw:layer="layout" svg:width="25.258cm" svg:height="2.169cm" svg:x="0.516cm" svg:y="0.688cm" presentation:class="title" presentation:user-transformed="true">
          <draw:text-box>
            <text:p text:style-name="P27"><text:span text:style-name="T14">S</text:span><text:span text:style-name="T14">u</text:span><text:span text:style-name="T14">m</text:span><text:span text:style-name="T14">m</text:span><text:span text:style-name="T14">a</text:span><text:span text:style-name="T14">r</text:span><text:span text:style-name="T14">y</text:span><text:span text:style-name="T14">:</text:span><text:span text:style-name="T14"> </text:span><text:span text:style-name="T14">A</text:span><text:span text:style-name="T14">p</text:span><text:span text:style-name="T14">p</text:span><text:span text:style-name="T14">r</text:span><text:span text:style-name="T14">o</text:span><text:span text:style-name="T14">a</text:span><text:span text:style-name="T14">c</text:span><text:span text:style-name="T14">h</text:span><text:span text:style-name="T14">e</text:span><text:span text:style-name="T14">s</text:span><text:span text:style-name="T14"> </text:span><text:span text:style-name="T14">t</text:span><text:span text:style-name="T14">o</text:span><text:span text:style-name="T14"> </text:span><text:span text:style-name="T14">C</text:span><text:span text:style-name="T14">o</text:span><text:span text:style-name="T14">n</text:span><text:span text:style-name="T14">c</text:span><text:span text:style-name="T14">u</text:span><text:span text:style-name="T14">r</text:span><text:span text:style-name="T14">r</text:span><text:span text:style-name="T14">e</text:span><text:span text:style-name="T14">n</text:span><text:span text:style-name="T14">c</text:span><text:span text:style-name="T14">y</text:span></text:p>
          </draw:text-box>
        </draw:frame>
        <draw:frame draw:name="Rectangle 3" presentation:style-name="pr10" draw:text-style-name="P32" draw:layer="layout" svg:width="21.933cm" svg:height="15.493cm" svg:x="1.102cm" svg:y="2.541cm" presentation:class="outline" presentation:user-transformed="true">
          <draw:text-box>
            <text:list text:style-name="L8">
              <text:list-item>
                <text:p text:style-name="P84"><text:span text:style-name="T15">Process-based</text:span></text:p>
              </text:list-item>
            </text:list>
            <text:list text:style-name="L10">
              <text:list-item>
                <text:list>
                  <text:list-item>
                    <text:p text:style-name="P99"><text:span text:style-name="T16">Hard to share resources: Easy to avoid unintended sharing</text:span></text:p>
                  </text:list-item>
                  <text:list-item>
                    <text:p text:style-name="P99"><text:span text:style-name="T16">High overhead in adding/removing clients</text:span></text:p>
                  </text:list-item>
                </text:list>
              </text:list-item>
              <text:list-item>
                <text:p text:style-name="P84"><text:span text:style-name="T15">Event-based</text:span></text:p>
                <text:list>
                  <text:list-item>
                    <text:p text:style-name="P99"><text:span text:style-name="T16">Tedious and low level</text:span></text:p>
                  </text:list-item>
                  <text:list-item>
                    <text:p text:style-name="P99"><text:span text:style-name="T16">Total control over scheduling</text:span></text:p>
                  </text:list-item>
                  <text:list-item>
                    <text:p text:style-name="P99"><text:span text:style-name="T16">Very low overhead</text:span></text:p>
                  </text:list-item>
                  <text:list-item>
                    <text:p text:style-name="P99"><text:span text:style-name="T16">Cannot create as fine grained a level of concurrency</text:span></text:p>
                  </text:list-item>
                  <text:list-item>
                    <text:p text:style-name="P99"><text:span text:style-name="T16">Does not make use of multi-core</text:span></text:p>
                  </text:list-item>
                </text:list>
              </text:list-item>
              <text:list-item>
                <text:p text:style-name="P84"><text:span text:style-name="T15">Thread-based</text:span></text:p>
                <text:list>
                  <text:list-item>
                    <text:p text:style-name="P99"><text:span text:style-name="T16">Easy to share resources: Perhaps too easy</text:span></text:p>
                  </text:list-item>
                  <text:list-item>
                    <text:p text:style-name="P99"><text:span text:style-name="T16">Medium overhead</text:span></text:p>
                  </text:list-item>
                  <text:list-item>
                    <text:p text:style-name="P99"><text:span text:style-name="T16">Not much control over scheduling policies</text:span></text:p>
                  </text:list-item>
                  <text:list-item>
                    <text:p text:style-name="P99"><text:span text:style-name="T16">Difficult to debug</text:span></text:p>
                  </text:list-item>
                </text:list>
              </text:list-item>
            </text:list>
            <text:list text:style-name="L11">
              <text:list-item>
                <text:list>
                  <text:list-item>
                    <text:list>
                      <text:list-item>
                        <text:p text:style-name="P100"><text:span text:style-name="T16">Event orderings not repeatable</text:span></text:p>
                      </text:list-item>
                    </text:list>
                  </text:list-item>
                </text:list>
              </text:list-item>
            </text:list>
          </draw:text-box>
        </draw:frame>
        <presentation:notes draw:style-name="dp1">
          <office:forms form:automatic-focus="false" form:apply-design-mode="false"/>
          <draw:page-thumbnail draw:name="Rectangle 2" draw:style-name="gr1" draw:layer="layout" svg:width="13.546cm" svg:height="10.159cm" svg:x="3.387cm" svg:y="1.905cm" draw:page-number="68"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age69" draw:style-name="dp1" draw:master-page-name="Title_20_and_20_Content" presentation:presentation-page-layout-name="AL2T11">
        <office:forms form:automatic-focus="false" form:apply-design-mode="false"/>
        <draw:frame draw:style-name="gr332" draw:text-style-name="P102" draw:layer="layout" svg:width="19.812cm" svg:height="3.338cm" svg:x="3.048cm" svg:y="7.18cm">
          <draw:text-box>
            <text:p text:style-name="P101"><text:span text:style-name="T138">C</text:span><text:span text:style-name="T138">o</text:span><text:span text:style-name="T138">d</text:span><text:span text:style-name="T138">e</text:span><text:span text:style-name="T138"> </text:span><text:span text:style-name="T138">r</text:span><text:span text:style-name="T138">e</text:span><text:span text:style-name="T138">f</text:span><text:span text:style-name="T138">e</text:span><text:span text:style-name="T138">r</text:span><text:span text:style-name="T138">e</text:span><text:span text:style-name="T138">n</text:span><text:span text:style-name="T138">c</text:span><text:span text:style-name="T138">e</text:span><text:span text:style-name="T138">s </text:span><text:span text:style-name="T138">c</text:span><text:span text:style-name="T138">a</text:span><text:span text:style-name="T138">n</text:span><text:span text:style-name="T138"> </text:span><text:span text:style-name="T138">b</text:span><text:span text:style-name="T138">e</text:span><text:span text:style-name="T138"> </text:span><text:span text:style-name="T138">f</text:span><text:span text:style-name="T138">o</text:span><text:span text:style-name="T138">u</text:span><text:span text:style-name="T138">n</text:span><text:span text:style-name="T138">d</text:span><text:span text:style-name="T138"> </text:span><text:span text:style-name="T138">a</text:span><text:span text:style-name="T138">t </text:span></text:p>
            <text:p text:style-name="P101"><text:span text:style-name="T138"/></text:p>
            <text:p text:style-name="P101"><text:span text:style-name="T138">h</text:span><text:span text:style-name="T138">t</text:span><text:span text:style-name="T138">t</text:span><text:span text:style-name="T138">p</text:span><text:span text:style-name="T138">:</text:span><text:span text:style-name="T138">/</text:span><text:span text:style-name="T138">/</text:span><text:span text:style-name="T138">c</text:span><text:span text:style-name="T138">s</text:span><text:span text:style-name="T138">a</text:span><text:span text:style-name="T138">p</text:span><text:span text:style-name="T138">p</text:span><text:span text:style-name="T138">.</text:span><text:span text:style-name="T138">c</text:span><text:span text:style-name="T138">s</text:span><text:span text:style-name="T138">.</text:span><text:span text:style-name="T138">c</text:span><text:span text:style-name="T138">m</text:span><text:span text:style-name="T138">u</text:span><text:span text:style-name="T138">.</text:span><text:span text:style-name="T138">e</text:span><text:span text:style-name="T138">d</text:span><text:span text:style-name="T138">u</text:span><text:span text:style-name="T138">/</text:span><text:span text:style-name="T138">3</text:span><text:span text:style-name="T138">e</text:span><text:span text:style-name="T138">/</text:span><text:span text:style-name="T138">c</text:span><text:span text:style-name="T138">o</text:span><text:span text:style-name="T138">d</text:span><text:span text:style-name="T138">e</text:span><text:span text:style-name="T138">.</text:span><text:span text:style-name="T138">h</text:span><text:span text:style-name="T138">t</text:span><text:span text:style-name="T138">m</text:span><text:span text:style-name="T138">l</text:span></text:p>
          </draw:text-box>
        </draw:frame>
        <presentation:notes draw:style-name="dp1">
          <office:forms form:automatic-focus="false" form:apply-design-mode="false"/>
          <draw:page-thumbnail draw:name="Rectangle 2" draw:style-name="gr1" draw:layer="layout" svg:width="13.546cm" svg:height="10.159cm" svg:x="3.387cm" svg:y="1.905cm" draw:page-number="69" presentation:class="page"/>
          <draw:frame draw:name="Rectangle 3" presentation:style-name="pr11" draw:text-style-name="P6" draw:layer="layout" svg:width="14.816cm" svg:height="11.852cm" svg:x="2.752cm" svg:y="12.7cm" presentation:class="notes" presentation:placeholder="true" presentation:user-transformed="true">
            <draw:text-box/>
          </draw:frame>
        </presentation:notes>
      </draw:page>
      <draw:page draw:name="page70" draw:style-name="dp1" draw:master-page-name="Title_20_and_20_Content" presentation:presentation-page-layout-name="AL2T11">
        <office:forms form:automatic-focus="false" form:apply-design-mode="false"/>
        <draw:frame draw:name="Rectangle 94" presentation:style-name="pr9" draw:text-style-name="P28" draw:layer="layout" svg:width="20.901cm" svg:height="1.591cm" svg:x="1.058cm" svg:y="1.583cm" presentation:class="title" presentation:user-transformed="true">
          <draw:text-box>
            <text:p text:style-name="P27"><text:span text:style-name="T14">I</text:span><text:span text:style-name="T14">n</text:span><text:span text:style-name="T14">t</text:span><text:span text:style-name="T14">r</text:span><text:span text:style-name="T14">o</text:span><text:span text:style-name="T14"> </text:span><text:span text:style-name="T14">t</text:span><text:span text:style-name="T14">o</text:span><text:span text:style-name="T14"> </text:span><text:span text:style-name="T14">A</text:span><text:span text:style-name="T14">3</text:span><text:span text:style-name="T14"> </text:span><text:span text:style-name="T14">a</text:span><text:span text:style-name="T14">n</text:span><text:span text:style-name="T14">d</text:span><text:span text:style-name="T14"> </text:span><text:span text:style-name="T14">A</text:span><text:span text:style-name="T14">4</text:span></text:p>
          </draw:text-box>
        </draw:frame>
        <draw:frame draw:name="Rectangle 95" presentation:style-name="pr10" draw:text-style-name="P104" draw:layer="layout" svg:width="21.933cm" svg:height="7.366cm" svg:x="1.058cm" svg:y="3.302cm" presentation:class="outline" presentation:user-transformed="true">
          <draw:text-box>
            <text:list text:style-name="L8">
              <text:list-item>
                <text:p text:style-name="P103"><text:span text:style-name="T16">A3 handed out today, due on </text:span><text:span text:style-name="T16">21/11 at 16:00</text:span></text:p>
                <text:p text:style-name="P103"><text:span text:style-name="T16"/></text:p>
              </text:list-item>
              <text:list-item>
                <text:p text:style-name="P103"><text:span text:style-name="T139">A4 handed out 22/11, due on </text:span><text:span text:style-name="T139">05/12</text:span><text:span text:style-name="T16"> at 16:00</text:span></text:p>
                <text:p text:style-name="P103"><text:span text:style-name="T16"/></text:p>
              </text:list-item>
              <text:list-item>
                <text:p text:style-name="P103"><text:span text:style-name="T16">Same format as before, some </text:span><text:span text:style-name="T16">programming plus a report</text:span></text:p>
                <text:p text:style-name="P103"><text:span text:style-name="T16"/></text:p>
              </text:list-item>
              <text:list-item>
                <text:p text:style-name="P103"><text:span text:style-name="T16">Both are linked, you will build </text:span><text:span text:style-name="T16">your answer to A4 on A3</text:span></text:p>
                <text:p text:style-name="P103"><text:span text:style-name="T16"/></text:p>
              </text:list-item>
              <text:list-item>
                <text:p text:style-name="P103"><text:span text:style-name="T16">This is a large system, with </text:span><text:span text:style-name="T16">some aspects you will not (yet) </text:span><text:span text:style-name="T16">understand</text:span></text:p>
              </text:list-item>
            </text:list>
          </draw:text-box>
        </draw:frame>
        <presentation:notes draw:style-name="dp1">
          <office:forms form:automatic-focus="false" form:apply-design-mode="false"/>
          <draw:page-thumbnail draw:name="Rectangle 96" draw:style-name="gr1" draw:layer="layout" svg:width="13.546cm" svg:height="10.159cm" svg:x="3.387cm" svg:y="1.905cm" draw:page-number="70" presentation:class="page"/>
          <draw:frame draw:name="Rectangle 97" presentation:style-name="pr11" draw:text-style-name="P6" draw:layer="layout" svg:width="14.816cm" svg:height="11.852cm" svg:x="2.752cm" svg:y="12.7cm" presentation:class="notes" presentation:placeholder="true" presentation:user-transformed="true">
            <draw:text-box/>
          </draw:frame>
        </presentation:notes>
      </draw:page>
      <draw:page draw:name="page71" draw:style-name="dp1" draw:master-page-name="Title_20_and_20_Content" presentation:presentation-page-layout-name="AL2T11">
        <office:forms form:automatic-focus="false" form:apply-design-mode="false"/>
        <draw:frame draw:name="Rectangle 98" presentation:style-name="pr9" draw:text-style-name="P28" draw:layer="layout" svg:width="20.901cm" svg:height="1.591cm" svg:x="1.058cm" svg:y="1.583cm" presentation:class="title" presentation:user-transformed="true">
          <draw:text-box>
            <text:p text:style-name="P27"><text:span text:style-name="T14">P</text:span><text:span text:style-name="T14">e</text:span><text:span text:style-name="T14">e</text:span><text:span text:style-name="T14">r</text:span><text:span text:style-name="T14"> </text:span><text:span text:style-name="T14">t</text:span><text:span text:style-name="T14">o</text:span><text:span text:style-name="T14"> </text:span><text:span text:style-name="T14">P</text:span><text:span text:style-name="T14">e</text:span><text:span text:style-name="T14">e</text:span><text:span text:style-name="T14">r</text:span><text:span text:style-name="T14"> </text:span><text:span text:style-name="T14">N</text:span><text:span text:style-name="T14">e</text:span><text:span text:style-name="T14">t</text:span><text:span text:style-name="T14">w</text:span><text:span text:style-name="T14">o</text:span><text:span text:style-name="T14">r</text:span><text:span text:style-name="T14">k</text:span></text:p>
          </draw:text-box>
        </draw:frame>
        <draw:g>
          <draw:custom-shape draw:style-name="gr333" draw:text-style-name="P105"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4" draw:text-style-name="P105" draw:layer="layout" svg:width="0.621cm" svg:height="1.52cm" svg:x="18.939cm" svg:y="2.996cm">
            <text:p/>
            <draw:enhanced-geometry svg:viewBox="0 0 21600 21600" draw:type="rectangle" draw:enhanced-path="M 0 0 L 21600 0 21600 21600 0 21600 0 0 Z N"/>
          </draw:custom-shape>
          <draw:custom-shape draw:style-name="gr335" draw:text-style-name="P105" draw:layer="layout" svg:width="0.895cm" svg:height="1.513cm" svg:x="18.17cm" svg:y="3.435cm">
            <text:p/>
            <draw:enhanced-geometry svg:viewBox="0 0 21600 21600" draw:type="rectangle" draw:enhanced-path="M 0 0 L 21600 0 21600 21600 0 21600 0 0 Z N"/>
          </draw:custom-shape>
          <draw:custom-shape draw:style-name="gr336" draw:text-style-name="P105"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37" draw:text-style-name="P95" draw:layer="layout" svg:x1="19.705cm" svg:y1="3.012cm" svg:x2="19.705cm" svg:y2="4.492cm">
            <text:p/>
          </draw:line>
          <draw:line draw:style-name="gr337" draw:text-style-name="P95" draw:layer="layout" svg:x1="19.688cm" svg:y1="4.543cm" svg:x2="19.065cm" svg:y2="4.947cm">
            <text:p/>
          </draw:line>
          <draw:custom-shape draw:style-name="gr338" draw:text-style-name="P106" draw:layer="layout" svg:width="0.594cm" svg:height="0.846cm" svg:x="18.301cm" svg:y="3.646cm">
            <text:p/>
            <draw:enhanced-geometry svg:viewBox="0 0 21600 21600" draw:type="rectangle" draw:enhanced-path="M 0 0 L 21600 0 21600 21600 0 21600 0 0 Z N"/>
          </draw:custom-shape>
          <draw:custom-shape draw:style-name="gr339" draw:text-style-name="P107" draw:layer="layout" svg:width="0.429cm" svg:height="0.262cm" svg:x="18.399cm" svg:y="3.909cm">
            <text:p/>
            <draw:enhanced-geometry svg:viewBox="0 0 21600 21600" draw:type="rectangle" draw:enhanced-path="M 0 0 L 21600 0 21600 21600 0 21600 0 0 Z N"/>
          </draw:custom-shape>
        </draw:g>
        <draw:frame draw:style-name="gr340" draw:text-style-name="P95" draw:layer="layout" svg:width="1.649cm" svg:height="1.37cm" svg:x="20.413cm" svg:y="11.191cm">
          <draw:object-ole draw:class-id="00000000-0000-0000-0000-000000000000" xlink:href="./Object 1" xlink:type="simple" xlink:show="embed" xlink:actuate="onLoad">
            <loext:p/>
          </draw:object-ole>
          <draw:image xlink:href="./ObjectReplacements/Object 1" xlink:type="simple" xlink:show="embed" xlink:actuate="onLoad"/>
        </draw:frame>
        <draw:frame draw:style-name="gr340" draw:text-style-name="P95" draw:layer="layout" svg:width="1.649cm" svg:height="1.37cm" svg:x="15.387cm" svg:y="13.547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340" draw:text-style-name="P95" draw:layer="layout" svg:width="1.649cm" svg:height="1.37cm" svg:x="21.645cm" svg:y="7.205cm">
          <draw:object-ole draw:class-id="00000000-0000-0000-0000-000000000000" xlink:href="./Object 3" xlink:type="simple" xlink:show="embed" xlink:actuate="onLoad">
            <loext:p/>
          </draw:object-ole>
          <draw:image xlink:href="./ObjectReplacements/Object 3" xlink:type="simple" xlink:show="embed" xlink:actuate="onLoad"/>
        </draw:frame>
        <draw:custom-shape draw:style-name="gr341" draw:text-style-name="P109" draw:layer="layout" svg:width="6.096cm" svg:height="3.556cm" svg:x="12.847cm" svg:y="7.151cm">
          <text:p text:style-name="P10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342" draw:text-style-name="P110" draw:layer="layout" svg:x1="16.909cm" svg:y1="6.917cm" svg:x2="17.925cm" svg:y2="5.157cm">
            <text:p/>
          </draw:line>
          <draw:line draw:style-name="gr343" draw:text-style-name="P110" draw:layer="layout" svg:x1="18.145cm" svg:y1="5.284cm" svg:x2="17.129cm" svg:y2="7.044cm">
            <text:p/>
          </draw:line>
        </draw:g>
        <draw:g>
          <draw:line draw:style-name="gr342" draw:text-style-name="P110" draw:layer="layout" svg:x1="19.205cm" svg:y1="7.713cm" svg:x2="21.237cm" svg:y2="7.713cm">
            <text:p/>
          </draw:line>
          <draw:line draw:style-name="gr343" draw:text-style-name="P110" draw:layer="layout" svg:x1="21.237cm" svg:y1="7.967cm" svg:x2="19.205cm" svg:y2="7.967cm">
            <text:p/>
          </draw:line>
        </draw:g>
        <draw:g>
          <draw:line draw:style-name="gr342" draw:text-style-name="P110" draw:layer="layout" svg:x1="18.381cm" svg:y1="10.362cm" svg:x2="20.141cm" svg:y2="11.378cm">
            <text:p/>
          </draw:line>
          <draw:line draw:style-name="gr343" draw:text-style-name="P110" draw:layer="layout" svg:x1="20.014cm" svg:y1="11.598cm" svg:x2="18.254cm" svg:y2="10.582cm">
            <text:p/>
          </draw:line>
        </draw:g>
        <draw:g>
          <draw:line draw:style-name="gr342" draw:text-style-name="P110" draw:layer="layout" svg:x1="15.933cm" svg:y1="11.127cm" svg:x2="16.11cm" svg:y2="13.151cm">
            <text:p/>
          </draw:line>
          <draw:line draw:style-name="gr343" draw:text-style-name="P110" draw:layer="layout" svg:x1="15.857cm" svg:y1="13.173cm" svg:x2="15.68cm" svg:y2="11.149cm">
            <text:p/>
          </draw:line>
        </draw:g>
        <draw:custom-shape draw:style-name="gr344" draw:text-style-name="P111" draw:layer="layout" svg:width="3.556cm" svg:height="1.27cm" svg:x="15.179cm" svg:y="3.401cm">
          <text:p text:style-name="P108">Tracker</text:p>
          <draw:enhanced-geometry svg:viewBox="0 0 21600 21600" draw:type="rectangle" draw:enhanced-path="M 0 0 L 21600 0 21600 21600 0 21600 0 0 Z N"/>
        </draw:custom-shape>
        <draw:custom-shape draw:style-name="gr344" draw:text-style-name="P111" draw:layer="layout" svg:width="3.556cm" svg:height="1.27cm" svg:x="21.129cm" svg:y="14.917cm">
          <text:p text:style-name="P108">Peers</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frame draw:name="Rectangle 105" presentation:style-name="pr10" draw:text-style-name="P104" draw:layer="layout" svg:width="21.933cm" svg:height="7.366cm" svg:x="1.059cm" svg:y="3.413cm" presentation:class="outline" presentation:user-transformed="true">
          <draw:text-box>
            <text:list text:style-name="L8">
              <text:list-item>
                <text:p text:style-name="P103"><text:span text:style-name="T16">P2P is a way to share data files</text:span></text:p>
                <text:p text:style-name="P103"><text:span text:style-name="T16"/></text:p>
              </text:list-item>
              <text:list-item>
                <text:p text:style-name="P103"><text:span text:style-name="T16">Peers connect to a network by </text:span></text:p>
                <text:p text:style-name="P103"><text:span text:style-name="T16">registering with a tracker server</text:span></text:p>
                <text:p text:style-name="P103"><text:span text:style-name="T16"/></text:p>
              </text:list-item>
              <text:list-item>
                <text:p text:style-name="P103"><text:span text:style-name="T16">Peers can get a list of all registered</text:span></text:p>
                <text:p text:style-name="P103"><text:span text:style-name="T16">peers from the tracker (This also </text:span><text:span text:style-name="T16"><text:line-break/></text:span><text:span text:style-name="T16">enrols them in the network)</text:span></text:p>
                <text:p text:style-name="P103"><text:span text:style-name="T16"/></text:p>
              </text:list-item>
              <text:list-item>
                <text:p text:style-name="P103"><text:span text:style-name="T16">Peers can download locally missing </text:span><text:span text:style-name="T16"><text:line-break/></text:span><text:span text:style-name="T16">data from other peers, or provide </text:span><text:span text:style-name="T16"><text:line-break/></text:span><text:span text:style-name="T16">locally available data to others</text:span></text:p>
              </text:list-item>
            </text:list>
          </draw:text-box>
        </draw:frame>
        <presentation:notes draw:style-name="dp1">
          <office:forms form:automatic-focus="false" form:apply-design-mode="false"/>
          <draw:page-thumbnail draw:name="Rectangle 100" draw:style-name="gr1" draw:layer="layout" svg:width="13.546cm" svg:height="10.159cm" svg:x="3.387cm" svg:y="1.905cm" draw:page-number="71" presentation:class="page"/>
          <draw:frame draw:name="Rectangle 101" presentation:style-name="pr11" draw:text-style-name="P6" draw:layer="layout" svg:width="14.816cm" svg:height="11.852cm" svg:x="2.752cm" svg:y="12.7cm" presentation:class="notes" presentation:placeholder="true" presentation:user-transformed="true">
            <draw:text-box/>
          </draw:frame>
        </presentation:notes>
      </draw:page>
      <draw:page draw:name="page72" draw:style-name="dp1" draw:master-page-name="Title_20_and_20_Content" presentation:presentation-page-layout-name="AL2T11">
        <office:forms form:automatic-focus="false" form:apply-design-mode="false"/>
        <draw:frame draw:name="Rectangle 99" presentation:style-name="pr9" draw:text-style-name="P28" draw:layer="layout" svg:width="20.901cm" svg:height="1.591cm" svg:x="1.058cm" svg:y="1.583cm" presentation:class="title" presentation:user-transformed="true">
          <draw:text-box>
            <text:p text:style-name="P27"><text:span text:style-name="T14">C</text:span><text:span text:style-name="T14">a</text:span><text:span text:style-name="T14">s</text:span><text:span text:style-name="T14">c</text:span><text:span text:style-name="T14">a</text:span><text:span text:style-name="T14">d</text:span><text:span text:style-name="T14">e</text:span><text:span text:style-name="T14"> </text:span><text:span text:style-name="T14">F</text:span><text:span text:style-name="T14">i</text:span><text:span text:style-name="T14">l</text:span><text:span text:style-name="T14">e</text:span><text:span text:style-name="T14">s</text:span></text:p>
          </draw:text-box>
        </draw:frame>
        <draw:frame draw:name="Rectangle 102" presentation:style-name="pr10" draw:text-style-name="P104" draw:layer="layout" svg:width="21.933cm" svg:height="7.366cm" svg:x="1.058cm" svg:y="3.302cm" presentation:class="outline" presentation:user-transformed="true">
          <draw:text-box>
            <text:list text:style-name="L8">
              <text:list-item>
                <text:p text:style-name="P103"><text:span text:style-name="T16">Each data file has a cascade file assosiated </text:span><text:span text:style-name="T16"><text:line-break/></text:span><text:span text:style-name="T16">with it, used to track what contents a data </text:span><text:span text:style-name="T16"><text:line-break/></text:span><text:span text:style-name="T16">file should contain</text:span></text:p>
                <text:p text:style-name="P103"><text:span text:style-name="T16"/></text:p>
              </text:list-item>
              <text:list-item>
                <text:p text:style-name="P103"><text:span text:style-name="T16">Data files are divided into chunks, </text:span><text:span text:style-name="T16"><text:line-break/></text:span><text:span text:style-name="T16">with a hash taken of each chunk. </text:span><text:span text:style-name="T16"><text:line-break/></text:span><text:span text:style-name="T16">This is a way of checking what the </text:span><text:span text:style-name="T16"><text:line-break/></text:span><text:span text:style-name="T16">data contains, without replicating </text:span><text:span text:style-name="T16"><text:line-break/></text:span><text:span text:style-name="T16">all of the data.</text:span></text:p>
                <text:p text:style-name="P103"><text:span text:style-name="T16"/></text:p>
              </text:list-item>
              <text:list-item>
                <text:p text:style-name="P103"><text:span text:style-name="T16">A peer can read a cascade file, and </text:span><text:span text:style-name="T16"><text:line-break/></text:span><text:span text:style-name="T16">determine if the expected data is </text:span><text:span text:style-name="T16"><text:line-break/></text:span><text:span text:style-name="T16">locally present.</text:span></text:p>
              </text:list-item>
            </text:list>
          </draw:text-box>
        </draw:frame>
        <draw:g>
          <draw:custom-shape draw:style-name="gr333" draw:text-style-name="P105"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4" draw:text-style-name="P105" draw:layer="layout" svg:width="0.621cm" svg:height="1.52cm" svg:x="18.939cm" svg:y="2.996cm">
            <text:p/>
            <draw:enhanced-geometry svg:viewBox="0 0 21600 21600" draw:type="rectangle" draw:enhanced-path="M 0 0 L 21600 0 21600 21600 0 21600 0 0 Z N"/>
          </draw:custom-shape>
          <draw:custom-shape draw:style-name="gr335" draw:text-style-name="P105" draw:layer="layout" svg:width="0.895cm" svg:height="1.513cm" svg:x="18.17cm" svg:y="3.435cm">
            <text:p/>
            <draw:enhanced-geometry svg:viewBox="0 0 21600 21600" draw:type="rectangle" draw:enhanced-path="M 0 0 L 21600 0 21600 21600 0 21600 0 0 Z N"/>
          </draw:custom-shape>
          <draw:custom-shape draw:style-name="gr336" draw:text-style-name="P105"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37" draw:text-style-name="P95" draw:layer="layout" svg:x1="19.705cm" svg:y1="3.012cm" svg:x2="19.705cm" svg:y2="4.492cm">
            <text:p/>
          </draw:line>
          <draw:line draw:style-name="gr337" draw:text-style-name="P95" draw:layer="layout" svg:x1="19.688cm" svg:y1="4.543cm" svg:x2="19.065cm" svg:y2="4.947cm">
            <text:p/>
          </draw:line>
          <draw:custom-shape draw:style-name="gr338" draw:text-style-name="P106" draw:layer="layout" svg:width="0.594cm" svg:height="0.846cm" svg:x="18.301cm" svg:y="3.646cm">
            <text:p/>
            <draw:enhanced-geometry svg:viewBox="0 0 21600 21600" draw:type="rectangle" draw:enhanced-path="M 0 0 L 21600 0 21600 21600 0 21600 0 0 Z N"/>
          </draw:custom-shape>
          <draw:custom-shape draw:style-name="gr339" draw:text-style-name="P107" draw:layer="layout" svg:width="0.429cm" svg:height="0.262cm" svg:x="18.399cm" svg:y="3.909cm">
            <text:p/>
            <draw:enhanced-geometry svg:viewBox="0 0 21600 21600" draw:type="rectangle" draw:enhanced-path="M 0 0 L 21600 0 21600 21600 0 21600 0 0 Z N"/>
          </draw:custom-shape>
        </draw:g>
        <draw:frame draw:style-name="gr340" draw:text-style-name="P95" draw:layer="layout" svg:width="1.649cm" svg:height="1.37cm" svg:x="20.413cm" svg:y="11.191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340" draw:text-style-name="P95" draw:layer="layout" svg:width="1.649cm" svg:height="1.37cm" svg:x="15.387cm" svg:y="13.547cm">
          <draw:object-ole draw:class-id="00000000-0000-0000-0000-000000000000" xlink:href="./Object 5" xlink:type="simple" xlink:show="embed" xlink:actuate="onLoad">
            <loext:p/>
          </draw:object-ole>
          <draw:image xlink:href="./ObjectReplacements/Object 5" xlink:type="simple" xlink:show="embed" xlink:actuate="onLoad"/>
        </draw:frame>
        <draw:frame draw:style-name="gr340" draw:text-style-name="P95" draw:layer="layout" svg:width="1.649cm" svg:height="1.37cm" svg:x="21.645cm" svg:y="7.205cm">
          <draw:object-ole draw:class-id="00000000-0000-0000-0000-000000000000" xlink:href="./Object 6" xlink:type="simple" xlink:show="embed" xlink:actuate="onLoad">
            <loext:p/>
          </draw:object-ole>
          <draw:image xlink:href="./ObjectReplacements/Object 6" xlink:type="simple" xlink:show="embed" xlink:actuate="onLoad"/>
        </draw:frame>
        <draw:custom-shape draw:style-name="gr345" draw:text-style-name="P108" draw:layer="layout" svg:width="1.016cm" svg:height="1.37cm" svg:x="21.377cm" svg:y="8.805cm">
          <text:p text:style-name="P108">D</text:p>
          <draw:enhanced-geometry svg:viewBox="0 0 21600 21600" draw:type="rectangle" draw:enhanced-path="M 0 0 L 21600 0 21600 21600 0 21600 0 0 Z N"/>
        </draw:custom-shape>
        <draw:custom-shape draw:style-name="gr341" draw:text-style-name="P109" draw:layer="layout" svg:width="6.096cm" svg:height="3.556cm" svg:x="12.847cm" svg:y="7.151cm">
          <text:p text:style-name="P10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342" draw:text-style-name="P110" draw:layer="layout" svg:x1="16.909cm" svg:y1="6.917cm" svg:x2="17.925cm" svg:y2="5.157cm">
            <text:p/>
          </draw:line>
          <draw:line draw:style-name="gr343" draw:text-style-name="P110" draw:layer="layout" svg:x1="18.145cm" svg:y1="5.284cm" svg:x2="17.129cm" svg:y2="7.044cm">
            <text:p/>
          </draw:line>
        </draw:g>
        <draw:g>
          <draw:line draw:style-name="gr342" draw:text-style-name="P110" draw:layer="layout" svg:x1="19.205cm" svg:y1="7.713cm" svg:x2="21.237cm" svg:y2="7.713cm">
            <text:p/>
          </draw:line>
          <draw:line draw:style-name="gr343" draw:text-style-name="P110" draw:layer="layout" svg:x1="21.237cm" svg:y1="7.967cm" svg:x2="19.205cm" svg:y2="7.967cm">
            <text:p/>
          </draw:line>
        </draw:g>
        <draw:g>
          <draw:line draw:style-name="gr342" draw:text-style-name="P110" draw:layer="layout" svg:x1="18.381cm" svg:y1="10.362cm" svg:x2="20.141cm" svg:y2="11.378cm">
            <text:p/>
          </draw:line>
          <draw:line draw:style-name="gr343" draw:text-style-name="P110" draw:layer="layout" svg:x1="20.014cm" svg:y1="11.598cm" svg:x2="18.254cm" svg:y2="10.582cm">
            <text:p/>
          </draw:line>
        </draw:g>
        <draw:g>
          <draw:line draw:style-name="gr342" draw:text-style-name="P110" draw:layer="layout" svg:x1="15.933cm" svg:y1="11.127cm" svg:x2="16.11cm" svg:y2="13.151cm">
            <text:p/>
          </draw:line>
          <draw:line draw:style-name="gr343" draw:text-style-name="P110" draw:layer="layout" svg:x1="15.857cm" svg:y1="13.173cm" svg:x2="15.68cm" svg:y2="11.149cm">
            <text:p/>
          </draw:line>
        </draw:g>
        <draw:custom-shape draw:style-name="gr344" draw:text-style-name="P111" draw:layer="layout" svg:width="3.556cm" svg:height="1.27cm" svg:x="15.179cm" svg:y="3.401cm">
          <text:p text:style-name="P108">Tracker</text:p>
          <draw:enhanced-geometry svg:viewBox="0 0 21600 21600" draw:type="rectangle" draw:enhanced-path="M 0 0 L 21600 0 21600 21600 0 21600 0 0 Z N"/>
        </draw:custom-shape>
        <draw:custom-shape draw:style-name="gr344" draw:text-style-name="P111" draw:layer="layout" svg:width="3.556cm" svg:height="1.27cm" svg:x="21.129cm" svg:y="14.917cm">
          <text:p text:style-name="P108">Peers</text:p>
          <draw:enhanced-geometry svg:viewBox="0 0 21600 21600" draw:type="rectangle" draw:enhanced-path="M 0 0 L 21600 0 21600 21600 0 21600 0 0 Z N"/>
        </draw:custom-shape>
        <draw:custom-shape draw:style-name="gr346" draw:text-style-name="P112" draw:layer="layout" svg:width="1.016cm" svg:height="1.37cm" svg:x="21.377cm" svg:y="8.805cm">
          <text:p text:style-name="P108">C</text:p>
          <draw:enhanced-geometry svg:viewBox="0 0 21600 21600" draw:type="rectangle" draw:enhanced-path="M 0 0 L 21600 0 21600 21600 0 21600 0 0 Z N"/>
        </draw:custom-shape>
        <draw:custom-shape draw:style-name="gr345" draw:text-style-name="P108" draw:layer="layout" svg:width="1.016cm" svg:height="1.37cm" svg:x="20.043cm" svg:y="12.815cm">
          <text:p text:style-name="P108">D</text:p>
          <draw:enhanced-geometry svg:viewBox="0 0 21600 21600" draw:type="rectangle" draw:enhanced-path="M 0 0 L 21600 0 21600 21600 0 21600 0 0 Z N"/>
        </draw:custom-shape>
        <draw:custom-shape draw:style-name="gr346" draw:text-style-name="P112" draw:layer="layout" svg:width="1.016cm" svg:height="1.37cm" svg:x="20.043cm" svg:y="12.815cm">
          <text:p text:style-name="P108">C</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6" draw:text-style-name="P112" draw:layer="layout" svg:width="1.016cm" svg:height="1.37cm" svg:x="15.033cm" svg:y="15.171cm">
          <text:p text:style-name="P108">C</text:p>
          <draw:enhanced-geometry svg:viewBox="0 0 21600 21600" draw:type="rectangle" draw:enhanced-path="M 0 0 L 21600 0 21600 21600 0 21600 0 0 Z N"/>
        </draw:custom-shape>
        <presentation:notes draw:style-name="dp1">
          <office:forms form:automatic-focus="false" form:apply-design-mode="false"/>
          <draw:page-thumbnail draw:name="Rectangle 103" draw:style-name="gr1" draw:layer="layout" svg:width="13.546cm" svg:height="10.159cm" svg:x="3.387cm" svg:y="1.905cm" draw:page-number="72" presentation:class="page"/>
          <draw:frame draw:name="Rectangle 104" presentation:style-name="pr11" draw:text-style-name="P6" draw:layer="layout" svg:width="14.816cm" svg:height="11.852cm" svg:x="2.752cm" svg:y="12.7cm" presentation:class="notes" presentation:placeholder="true" presentation:user-transformed="true">
            <draw:text-box/>
          </draw:frame>
        </presentation:notes>
      </draw:page>
      <draw:page draw:name="page73" draw:style-name="dp1" draw:master-page-name="Title_20_and_20_Content" presentation:presentation-page-layout-name="AL2T11">
        <office:forms form:automatic-focus="false" form:apply-design-mode="false"/>
        <draw:frame draw:name="Rectangle 106" presentation:style-name="pr9" draw:text-style-name="P28" draw:layer="layout" svg:width="20.901cm" svg:height="1.591cm" svg:x="1.058cm" svg:y="1.583cm" presentation:class="title" presentation:user-transformed="true">
          <draw:text-box>
            <text:p text:style-name="P27"><text:span text:style-name="T14">A</text:span><text:span text:style-name="T14">3</text:span></text:p>
          </draw:text-box>
        </draw:frame>
        <draw:frame draw:name="Rectangle 107" presentation:style-name="pr10" draw:text-style-name="P104" draw:layer="layout" svg:width="21.933cm" svg:height="7.366cm" svg:x="1.058cm" svg:y="3.302cm" presentation:class="outline" presentation:user-transformed="true">
          <draw:text-box>
            <text:list text:style-name="L8">
              <text:list-item>
                <text:p text:style-name="P103"><text:span text:style-name="T16">For A3 you need to implement the </text:span><text:span text:style-name="T16"><text:line-break/></text:span><text:span text:style-name="T16">first half of the peer</text:span></text:p>
                <text:p text:style-name="P103"><text:span text:style-name="T16"/></text:p>
              </text:list-item>
              <text:list-item>
                <text:p text:style-name="P103"><text:span text:style-name="T16">Your peer should parse a cascade </text:span><text:span text:style-name="T16"><text:line-break/></text:span><text:span text:style-name="T16">file, connect to the tracker, and </text:span><text:span text:style-name="T16"><text:line-break/></text:span><text:span text:style-name="T16">retrieve missing data from other </text:span><text:span text:style-name="T16"><text:line-break/></text:span><text:span text:style-name="T16">peers </text:span></text:p>
                <text:p text:style-name="P103"><text:span text:style-name="T16"/></text:p>
              </text:list-item>
              <text:list-item>
                <text:p text:style-name="P103"><text:span text:style-name="T16">A skeleton (cascade.c) has been </text:span><text:span text:style-name="T16"><text:line-break/></text:span><text:span text:style-name="T16">provided</text:span></text:p>
                <text:p text:style-name="P103"><text:span text:style-name="T16"/></text:p>
              </text:list-item>
              <text:list-item>
                <text:p text:style-name="P103"><text:span text:style-name="T16">Python implementations of both the </text:span><text:span text:style-name="T16"><text:line-break/></text:span><text:span text:style-name="T16">peer and tracker have been provided</text:span></text:p>
              </text:list-item>
            </text:list>
          </draw:text-box>
        </draw:frame>
        <draw:g>
          <draw:custom-shape draw:style-name="gr333" draw:text-style-name="P105"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4" draw:text-style-name="P105" draw:layer="layout" svg:width="0.621cm" svg:height="1.52cm" svg:x="18.939cm" svg:y="2.996cm">
            <text:p/>
            <draw:enhanced-geometry svg:viewBox="0 0 21600 21600" draw:type="rectangle" draw:enhanced-path="M 0 0 L 21600 0 21600 21600 0 21600 0 0 Z N"/>
          </draw:custom-shape>
          <draw:custom-shape draw:style-name="gr335" draw:text-style-name="P105" draw:layer="layout" svg:width="0.895cm" svg:height="1.513cm" svg:x="18.17cm" svg:y="3.435cm">
            <text:p/>
            <draw:enhanced-geometry svg:viewBox="0 0 21600 21600" draw:type="rectangle" draw:enhanced-path="M 0 0 L 21600 0 21600 21600 0 21600 0 0 Z N"/>
          </draw:custom-shape>
          <draw:custom-shape draw:style-name="gr336" draw:text-style-name="P105"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37" draw:text-style-name="P95" draw:layer="layout" svg:x1="19.705cm" svg:y1="3.012cm" svg:x2="19.705cm" svg:y2="4.492cm">
            <text:p/>
          </draw:line>
          <draw:line draw:style-name="gr337" draw:text-style-name="P95" draw:layer="layout" svg:x1="19.688cm" svg:y1="4.543cm" svg:x2="19.065cm" svg:y2="4.947cm">
            <text:p/>
          </draw:line>
          <draw:custom-shape draw:style-name="gr338" draw:text-style-name="P106" draw:layer="layout" svg:width="0.594cm" svg:height="0.846cm" svg:x="18.301cm" svg:y="3.646cm">
            <text:p/>
            <draw:enhanced-geometry svg:viewBox="0 0 21600 21600" draw:type="rectangle" draw:enhanced-path="M 0 0 L 21600 0 21600 21600 0 21600 0 0 Z N"/>
          </draw:custom-shape>
          <draw:custom-shape draw:style-name="gr339" draw:text-style-name="P107" draw:layer="layout" svg:width="0.429cm" svg:height="0.262cm" svg:x="18.399cm" svg:y="3.909cm">
            <text:p/>
            <draw:enhanced-geometry svg:viewBox="0 0 21600 21600" draw:type="rectangle" draw:enhanced-path="M 0 0 L 21600 0 21600 21600 0 21600 0 0 Z N"/>
          </draw:custom-shape>
        </draw:g>
        <draw:frame draw:style-name="gr340" draw:text-style-name="P95" draw:layer="layout" svg:width="1.649cm" svg:height="1.37cm" svg:x="20.413cm" svg:y="11.191cm">
          <draw:object-ole draw:class-id="00000000-0000-0000-0000-000000000000" xlink:href="./Object 7" xlink:type="simple" xlink:show="embed" xlink:actuate="onLoad">
            <loext:p/>
          </draw:object-ole>
          <draw:image xlink:href="./ObjectReplacements/Object 7" xlink:type="simple" xlink:show="embed" xlink:actuate="onLoad"/>
        </draw:frame>
        <draw:frame draw:style-name="gr340" draw:text-style-name="P95" draw:layer="layout" svg:width="1.649cm" svg:height="1.37cm" svg:x="15.387cm" svg:y="13.547cm">
          <draw:object-ole draw:class-id="00000000-0000-0000-0000-000000000000" xlink:href="./Object 8" xlink:type="simple" xlink:show="embed" xlink:actuate="onLoad">
            <loext:p/>
          </draw:object-ole>
          <draw:image xlink:href="./ObjectReplacements/Object 8" xlink:type="simple" xlink:show="embed" xlink:actuate="onLoad"/>
        </draw:frame>
        <draw:frame draw:style-name="gr340" draw:text-style-name="P95" draw:layer="layout" svg:width="1.649cm" svg:height="1.37cm" svg:x="21.645cm" svg:y="7.205cm">
          <draw:object-ole draw:class-id="00000000-0000-0000-0000-000000000000" xlink:href="./Object 9" xlink:type="simple" xlink:show="embed" xlink:actuate="onLoad">
            <loext:p/>
          </draw:object-ole>
          <draw:image xlink:href="./ObjectReplacements/Object 9" xlink:type="simple" xlink:show="embed" xlink:actuate="onLoad"/>
        </draw:frame>
        <draw:custom-shape draw:style-name="gr345" draw:text-style-name="P108" draw:layer="layout" svg:width="1.016cm" svg:height="1.37cm" svg:x="21.377cm" svg:y="8.805cm">
          <text:p text:style-name="P108">D</text:p>
          <draw:enhanced-geometry svg:viewBox="0 0 21600 21600" draw:type="rectangle" draw:enhanced-path="M 0 0 L 21600 0 21600 21600 0 21600 0 0 Z N"/>
        </draw:custom-shape>
        <draw:custom-shape draw:style-name="gr341" draw:text-style-name="P109" draw:layer="layout" svg:width="6.096cm" svg:height="3.556cm" svg:x="12.847cm" svg:y="7.151cm">
          <text:p text:style-name="P10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342" draw:text-style-name="P110" draw:layer="layout" svg:x1="16.909cm" svg:y1="6.917cm" svg:x2="17.925cm" svg:y2="5.157cm">
            <text:p/>
          </draw:line>
          <draw:line draw:style-name="gr343" draw:text-style-name="P110" draw:layer="layout" svg:x1="18.145cm" svg:y1="5.284cm" svg:x2="17.129cm" svg:y2="7.044cm">
            <text:p/>
          </draw:line>
        </draw:g>
        <draw:g>
          <draw:line draw:style-name="gr342" draw:text-style-name="P110" draw:layer="layout" svg:x1="19.205cm" svg:y1="7.713cm" svg:x2="21.237cm" svg:y2="7.713cm">
            <text:p/>
          </draw:line>
          <draw:line draw:style-name="gr343" draw:text-style-name="P110" draw:layer="layout" svg:x1="21.237cm" svg:y1="7.967cm" svg:x2="19.205cm" svg:y2="7.967cm">
            <text:p/>
          </draw:line>
        </draw:g>
        <draw:g>
          <draw:line draw:style-name="gr342" draw:text-style-name="P110" draw:layer="layout" svg:x1="18.381cm" svg:y1="10.362cm" svg:x2="20.141cm" svg:y2="11.378cm">
            <text:p/>
          </draw:line>
          <draw:line draw:style-name="gr343" draw:text-style-name="P110" draw:layer="layout" svg:x1="20.014cm" svg:y1="11.598cm" svg:x2="18.254cm" svg:y2="10.582cm">
            <text:p/>
          </draw:line>
        </draw:g>
        <draw:g>
          <draw:line draw:style-name="gr342" draw:text-style-name="P110" draw:layer="layout" svg:x1="15.933cm" svg:y1="11.127cm" svg:x2="16.11cm" svg:y2="13.151cm">
            <text:p/>
          </draw:line>
          <draw:line draw:style-name="gr343" draw:text-style-name="P110" draw:layer="layout" svg:x1="15.857cm" svg:y1="13.173cm" svg:x2="15.68cm" svg:y2="11.149cm">
            <text:p/>
          </draw:line>
        </draw:g>
        <draw:custom-shape draw:style-name="gr344" draw:text-style-name="P111" draw:layer="layout" svg:width="3.556cm" svg:height="1.27cm" svg:x="15.179cm" svg:y="3.401cm">
          <text:p text:style-name="P108">Tracker</text:p>
          <draw:enhanced-geometry svg:viewBox="0 0 21600 21600" draw:type="rectangle" draw:enhanced-path="M 0 0 L 21600 0 21600 21600 0 21600 0 0 Z N"/>
        </draw:custom-shape>
        <draw:custom-shape draw:style-name="gr344" draw:text-style-name="P111" draw:layer="layout" svg:width="3.556cm" svg:height="1.27cm" svg:x="21.129cm" svg:y="14.917cm">
          <text:p text:style-name="P108">Peers</text:p>
          <draw:enhanced-geometry svg:viewBox="0 0 21600 21600" draw:type="rectangle" draw:enhanced-path="M 0 0 L 21600 0 21600 21600 0 21600 0 0 Z N"/>
        </draw:custom-shape>
        <draw:custom-shape draw:style-name="gr346" draw:text-style-name="P112" draw:layer="layout" svg:width="1.016cm" svg:height="1.37cm" svg:x="21.377cm" svg:y="8.805cm">
          <text:p text:style-name="P108">C</text:p>
          <draw:enhanced-geometry svg:viewBox="0 0 21600 21600" draw:type="rectangle" draw:enhanced-path="M 0 0 L 21600 0 21600 21600 0 21600 0 0 Z N"/>
        </draw:custom-shape>
        <draw:custom-shape draw:style-name="gr345" draw:text-style-name="P108" draw:layer="layout" svg:width="1.016cm" svg:height="1.37cm" svg:x="20.043cm" svg:y="12.815cm">
          <text:p text:style-name="P108">D</text:p>
          <draw:enhanced-geometry svg:viewBox="0 0 21600 21600" draw:type="rectangle" draw:enhanced-path="M 0 0 L 21600 0 21600 21600 0 21600 0 0 Z N"/>
        </draw:custom-shape>
        <draw:custom-shape draw:style-name="gr346" draw:text-style-name="P112" draw:layer="layout" svg:width="1.016cm" svg:height="1.37cm" svg:x="20.043cm" svg:y="12.815cm">
          <text:p text:style-name="P108">C</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6" draw:text-style-name="P112" draw:layer="layout" svg:width="1.016cm" svg:height="1.37cm" svg:x="15.033cm" svg:y="15.171cm">
          <text:p text:style-name="P108">C</text:p>
          <draw:enhanced-geometry svg:viewBox="0 0 21600 21600" draw:type="rectangle" draw:enhanced-path="M 0 0 L 21600 0 21600 21600 0 21600 0 0 Z N"/>
        </draw:custom-shape>
        <draw:custom-shape draw:style-name="gr347" draw:text-style-name="P113" draw:layer="layout" svg:width="1.016cm" svg:height="1.37cm" svg:x="16.333cm" svg:y="15.171cm">
          <text:p text:style-name="P108">D</text:p>
          <draw:enhanced-geometry svg:viewBox="0 0 21600 21600" draw:type="rectangle" draw:enhanced-path="M 0 0 L 21600 0 21600 21600 0 21600 0 0 Z N"/>
        </draw:custom-shape>
        <draw:line draw:style-name="gr348" draw:text-style-name="P110" draw:layer="layout" svg:x1="21.343cm" svg:y1="13.716cm" svg:x2="17.018cm" svg:y2="15.494cm">
          <text:p/>
        </draw:line>
        <presentation:notes draw:style-name="dp1">
          <office:forms form:automatic-focus="false" form:apply-design-mode="false"/>
          <draw:page-thumbnail draw:name="Rectangle 108" draw:style-name="gr1" draw:layer="layout" svg:width="13.546cm" svg:height="10.159cm" svg:x="3.387cm" svg:y="1.905cm" draw:page-number="73" presentation:class="page"/>
          <draw:frame draw:name="Rectangle 109" presentation:style-name="pr11" draw:text-style-name="P6" draw:layer="layout" svg:width="14.816cm" svg:height="11.852cm" svg:x="2.752cm" svg:y="12.7cm" presentation:class="notes" presentation:placeholder="true" presentation:user-transformed="true">
            <draw:text-box/>
          </draw:frame>
        </presentation:notes>
      </draw:page>
      <draw:page draw:name="page74" draw:style-name="dp1" draw:master-page-name="Title_20_and_20_Content" presentation:presentation-page-layout-name="AL2T11">
        <office:forms form:automatic-focus="false" form:apply-design-mode="false"/>
        <draw:frame draw:name="Rectangle 110" presentation:style-name="pr9" draw:text-style-name="P28" draw:layer="layout" svg:width="20.901cm" svg:height="1.591cm" svg:x="1.058cm" svg:y="1.583cm" presentation:class="title" presentation:user-transformed="true">
          <draw:text-box>
            <text:p text:style-name="P27"><text:span text:style-name="T14">A</text:span><text:span text:style-name="T14">4</text:span></text:p>
          </draw:text-box>
        </draw:frame>
        <draw:frame draw:name="Rectangle 111" presentation:style-name="pr10" draw:text-style-name="P104" draw:layer="layout" svg:width="21.933cm" svg:height="7.366cm" svg:x="1.058cm" svg:y="3.302cm" presentation:class="outline" presentation:user-transformed="true">
          <draw:text-box>
            <text:list text:style-name="L8">
              <text:list-item>
                <text:p text:style-name="P103"><text:span text:style-name="T16">For A3 you will implement the </text:span><text:span text:style-name="T16"><text:line-break/></text:span><text:span text:style-name="T16">second half</text:span></text:p>
                <text:p text:style-name="P103"><text:span text:style-name="T16"/></text:p>
              </text:list-item>
              <text:list-item>
                <text:p text:style-name="P103"><text:span text:style-name="T16">Your peer should also be able to</text:span></text:p>
                <text:p text:style-name="P103"><text:span text:style-name="T16">act as a source for other peers, </text:span><text:span text:style-name="T16"><text:line-break/></text:span><text:span text:style-name="T16">once the data is available locally</text:span></text:p>
                <text:p text:style-name="P103"><text:span text:style-name="T16"/></text:p>
              </text:list-item>
              <text:list-item>
                <text:p text:style-name="P103"><text:span text:style-name="T16">Your peer should be capable of </text:span><text:span text:style-name="T16"><text:line-break/></text:span><text:span text:style-name="T16">accepting multiple inputs at once</text:span></text:p>
                <text:p text:style-name="P103"><text:span text:style-name="T16"/></text:p>
              </text:list-item>
              <text:list-item>
                <text:p text:style-name="P103"><text:span text:style-name="T16">You can complete A3 in isolation,</text:span><text:span text:style-name="T16"><text:line-break/></text:span><text:span text:style-name="T16">but may also wish to keep A4 in </text:span><text:span text:style-name="T16"><text:line-break/></text:span><text:span text:style-name="T16">mind during A3</text:span></text:p>
              </text:list-item>
            </text:list>
          </draw:text-box>
        </draw:frame>
        <draw:g>
          <draw:custom-shape draw:style-name="gr333" draw:text-style-name="P105" draw:layer="layout" svg:width="1.475cm" svg:height="0.422cm" svg:x="18.163cm" svg:y="4.54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34" draw:text-style-name="P105" draw:layer="layout" svg:width="0.621cm" svg:height="1.52cm" svg:x="18.939cm" svg:y="2.996cm">
            <text:p/>
            <draw:enhanced-geometry svg:viewBox="0 0 21600 21600" draw:type="rectangle" draw:enhanced-path="M 0 0 L 21600 0 21600 21600 0 21600 0 0 Z N"/>
          </draw:custom-shape>
          <draw:custom-shape draw:style-name="gr335" draw:text-style-name="P105" draw:layer="layout" svg:width="0.895cm" svg:height="1.513cm" svg:x="18.17cm" svg:y="3.435cm">
            <text:p/>
            <draw:enhanced-geometry svg:viewBox="0 0 21600 21600" draw:type="rectangle" draw:enhanced-path="M 0 0 L 21600 0 21600 21600 0 21600 0 0 Z N"/>
          </draw:custom-shape>
          <draw:custom-shape draw:style-name="gr336" draw:text-style-name="P105" draw:layer="layout" svg:width="1.475cm" svg:height="0.422cm" svg:x="18.163cm" svg:y="2.97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337" draw:text-style-name="P95" draw:layer="layout" svg:x1="19.705cm" svg:y1="3.012cm" svg:x2="19.705cm" svg:y2="4.492cm">
            <text:p/>
          </draw:line>
          <draw:line draw:style-name="gr337" draw:text-style-name="P95" draw:layer="layout" svg:x1="19.688cm" svg:y1="4.543cm" svg:x2="19.065cm" svg:y2="4.947cm">
            <text:p/>
          </draw:line>
          <draw:custom-shape draw:style-name="gr338" draw:text-style-name="P106" draw:layer="layout" svg:width="0.594cm" svg:height="0.846cm" svg:x="18.301cm" svg:y="3.646cm">
            <text:p/>
            <draw:enhanced-geometry svg:viewBox="0 0 21600 21600" draw:type="rectangle" draw:enhanced-path="M 0 0 L 21600 0 21600 21600 0 21600 0 0 Z N"/>
          </draw:custom-shape>
          <draw:custom-shape draw:style-name="gr339" draw:text-style-name="P107" draw:layer="layout" svg:width="0.429cm" svg:height="0.262cm" svg:x="18.399cm" svg:y="3.909cm">
            <text:p/>
            <draw:enhanced-geometry svg:viewBox="0 0 21600 21600" draw:type="rectangle" draw:enhanced-path="M 0 0 L 21600 0 21600 21600 0 21600 0 0 Z N"/>
          </draw:custom-shape>
        </draw:g>
        <draw:frame draw:style-name="gr340" draw:text-style-name="P95" draw:layer="layout" svg:width="1.649cm" svg:height="1.37cm" svg:x="20.413cm" svg:y="11.191cm">
          <draw:object-ole draw:class-id="00000000-0000-0000-0000-000000000000" xlink:href="./Object 10" xlink:type="simple" xlink:show="embed" xlink:actuate="onLoad">
            <loext:p/>
          </draw:object-ole>
          <draw:image xlink:href="./ObjectReplacements/Object 10" xlink:type="simple" xlink:show="embed" xlink:actuate="onLoad"/>
        </draw:frame>
        <draw:frame draw:style-name="gr340" draw:text-style-name="P95" draw:layer="layout" svg:width="1.649cm" svg:height="1.37cm" svg:x="15.387cm" svg:y="13.547cm">
          <draw:object-ole draw:class-id="00000000-0000-0000-0000-000000000000" xlink:href="./Object 11" xlink:type="simple" xlink:show="embed" xlink:actuate="onLoad">
            <loext:p/>
          </draw:object-ole>
          <draw:image xlink:href="./ObjectReplacements/Object 11" xlink:type="simple" xlink:show="embed" xlink:actuate="onLoad"/>
        </draw:frame>
        <draw:frame draw:style-name="gr340" draw:text-style-name="P95" draw:layer="layout" svg:width="1.649cm" svg:height="1.37cm" svg:x="21.645cm" svg:y="7.205cm">
          <draw:object-ole draw:class-id="00000000-0000-0000-0000-000000000000" xlink:href="./Object 12" xlink:type="simple" xlink:show="embed" xlink:actuate="onLoad">
            <loext:p/>
          </draw:object-ole>
          <draw:image xlink:href="./ObjectReplacements/Object 12" xlink:type="simple" xlink:show="embed" xlink:actuate="onLoad"/>
        </draw:frame>
        <draw:custom-shape draw:style-name="gr345" draw:text-style-name="P108" draw:layer="layout" svg:width="1.016cm" svg:height="1.37cm" svg:x="21.377cm" svg:y="8.805cm">
          <text:p text:style-name="P108">D</text:p>
          <draw:enhanced-geometry svg:viewBox="0 0 21600 21600" draw:type="rectangle" draw:enhanced-path="M 0 0 L 21600 0 21600 21600 0 21600 0 0 Z N"/>
        </draw:custom-shape>
        <draw:custom-shape draw:style-name="gr341" draw:text-style-name="P109" draw:layer="layout" svg:width="6.096cm" svg:height="3.556cm" svg:x="12.847cm" svg:y="7.151cm">
          <text:p text:style-name="P108">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342" draw:text-style-name="P110" draw:layer="layout" svg:x1="16.909cm" svg:y1="6.917cm" svg:x2="17.925cm" svg:y2="5.157cm">
            <text:p/>
          </draw:line>
          <draw:line draw:style-name="gr343" draw:text-style-name="P110" draw:layer="layout" svg:x1="18.145cm" svg:y1="5.284cm" svg:x2="17.129cm" svg:y2="7.044cm">
            <text:p/>
          </draw:line>
        </draw:g>
        <draw:g>
          <draw:line draw:style-name="gr342" draw:text-style-name="P110" draw:layer="layout" svg:x1="19.205cm" svg:y1="7.713cm" svg:x2="21.237cm" svg:y2="7.713cm">
            <text:p/>
          </draw:line>
          <draw:line draw:style-name="gr343" draw:text-style-name="P110" draw:layer="layout" svg:x1="21.237cm" svg:y1="7.967cm" svg:x2="19.205cm" svg:y2="7.967cm">
            <text:p/>
          </draw:line>
        </draw:g>
        <draw:g>
          <draw:line draw:style-name="gr342" draw:text-style-name="P110" draw:layer="layout" svg:x1="18.381cm" svg:y1="10.362cm" svg:x2="20.141cm" svg:y2="11.378cm">
            <text:p/>
          </draw:line>
          <draw:line draw:style-name="gr343" draw:text-style-name="P110" draw:layer="layout" svg:x1="20.014cm" svg:y1="11.598cm" svg:x2="18.254cm" svg:y2="10.582cm">
            <text:p/>
          </draw:line>
        </draw:g>
        <draw:g>
          <draw:line draw:style-name="gr342" draw:text-style-name="P110" draw:layer="layout" svg:x1="15.933cm" svg:y1="11.127cm" svg:x2="16.11cm" svg:y2="13.151cm">
            <text:p/>
          </draw:line>
          <draw:line draw:style-name="gr343" draw:text-style-name="P110" draw:layer="layout" svg:x1="15.857cm" svg:y1="13.173cm" svg:x2="15.68cm" svg:y2="11.149cm">
            <text:p/>
          </draw:line>
        </draw:g>
        <draw:custom-shape draw:style-name="gr344" draw:text-style-name="P111" draw:layer="layout" svg:width="3.556cm" svg:height="1.27cm" svg:x="15.179cm" svg:y="3.401cm">
          <text:p text:style-name="P108">Tracker</text:p>
          <draw:enhanced-geometry svg:viewBox="0 0 21600 21600" draw:type="rectangle" draw:enhanced-path="M 0 0 L 21600 0 21600 21600 0 21600 0 0 Z N"/>
        </draw:custom-shape>
        <draw:custom-shape draw:style-name="gr344" draw:text-style-name="P111" draw:layer="layout" svg:width="3.556cm" svg:height="1.27cm" svg:x="21.129cm" svg:y="14.917cm">
          <text:p text:style-name="P108">Peers</text:p>
          <draw:enhanced-geometry svg:viewBox="0 0 21600 21600" draw:type="rectangle" draw:enhanced-path="M 0 0 L 21600 0 21600 21600 0 21600 0 0 Z N"/>
        </draw:custom-shape>
        <draw:custom-shape draw:style-name="gr346" draw:text-style-name="P112" draw:layer="layout" svg:width="1.016cm" svg:height="1.37cm" svg:x="21.377cm" svg:y="8.805cm">
          <text:p text:style-name="P108">C</text:p>
          <draw:enhanced-geometry svg:viewBox="0 0 21600 21600" draw:type="rectangle" draw:enhanced-path="M 0 0 L 21600 0 21600 21600 0 21600 0 0 Z N"/>
        </draw:custom-shape>
        <draw:custom-shape draw:style-name="gr349" draw:text-style-name="P111" draw:layer="layout" svg:width="1.016cm" svg:height="1.37cm" svg:x="22.677cm" svg:y="8.805cm">
          <text:p text:style-name="P108">D</text:p>
          <draw:enhanced-geometry svg:viewBox="0 0 21600 21600" draw:type="rectangle" draw:enhanced-path="M 0 0 L 21600 0 21600 21600 0 21600 0 0 Z N"/>
        </draw:custom-shape>
        <draw:custom-shape draw:style-name="gr345" draw:text-style-name="P108" draw:layer="layout" svg:width="1.016cm" svg:height="1.37cm" svg:x="20.043cm" svg:y="12.815cm">
          <text:p text:style-name="P108">D</text:p>
          <draw:enhanced-geometry svg:viewBox="0 0 21600 21600" draw:type="rectangle" draw:enhanced-path="M 0 0 L 21600 0 21600 21600 0 21600 0 0 Z N"/>
        </draw:custom-shape>
        <draw:custom-shape draw:style-name="gr346" draw:text-style-name="P112" draw:layer="layout" svg:width="1.016cm" svg:height="1.37cm" svg:x="20.043cm" svg:y="12.815cm">
          <text:p text:style-name="P108">C</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5" draw:text-style-name="P108" draw:layer="layout" svg:width="1.016cm" svg:height="1.37cm" svg:x="21.343cm" svg:y="12.815cm">
          <text:p text:style-name="P108">D</text:p>
          <draw:enhanced-geometry svg:viewBox="0 0 21600 21600" draw:type="rectangle" draw:enhanced-path="M 0 0 L 21600 0 21600 21600 0 21600 0 0 Z N"/>
        </draw:custom-shape>
        <draw:custom-shape draw:style-name="gr346" draw:text-style-name="P112" draw:layer="layout" svg:width="1.016cm" svg:height="1.37cm" svg:x="15.033cm" svg:y="15.171cm">
          <text:p text:style-name="P108">C</text:p>
          <draw:enhanced-geometry svg:viewBox="0 0 21600 21600" draw:type="rectangle" draw:enhanced-path="M 0 0 L 21600 0 21600 21600 0 21600 0 0 Z N"/>
        </draw:custom-shape>
        <draw:custom-shape draw:style-name="gr350" draw:text-style-name="P114" draw:layer="layout" svg:width="1.016cm" svg:height="1.37cm" svg:x="16.333cm" svg:y="15.171cm">
          <text:p text:style-name="P108">D</text:p>
          <draw:enhanced-geometry svg:viewBox="0 0 21600 21600" draw:type="rectangle" draw:enhanced-path="M 0 0 L 21600 0 21600 21600 0 21600 0 0 Z N"/>
        </draw:custom-shape>
        <draw:line draw:style-name="gr351" draw:text-style-name="P110" draw:layer="layout" svg:x1="17.349cm" svg:y1="15.24cm" svg:x2="22.991cm" svg:y2="9.906cm">
          <text:p/>
        </draw:line>
        <presentation:notes draw:style-name="dp1">
          <office:forms form:automatic-focus="false" form:apply-design-mode="false"/>
          <draw:page-thumbnail draw:name="Rectangle 112" draw:style-name="gr1" draw:layer="layout" svg:width="13.546cm" svg:height="10.159cm" svg:x="3.387cm" svg:y="1.905cm" draw:page-number="74" presentation:class="page"/>
          <draw:frame draw:name="Rectangle 113" presentation:style-name="pr11" draw:text-style-name="P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Black" svg:font-family="'Arial Black'" style:font-pitch="variable"/>
    <style:font-face style:name="Arial Black1" svg:font-family="'Arial Black'"/>
    <style:font-face style:name="Arial Narrow" svg:font-family="'Arial Narrow'" style:font-pitch="fixed"/>
    <style:font-face style:name="Arial Narrow1" svg:font-family="'Arial Narrow'" style:font-family-generic="swiss" style:font-pitch="variable"/>
    <style:font-face style:name="Arial Narrow2" svg:font-family="'Arial Narrow'" style:font-pitch="variable"/>
    <style:font-face style:name="Arial Narrow3" svg:font-family="'Arial Narrow'" style:font-family-generic="modern" style:font-pitch="variable"/>
    <style:font-face style:name="Arial Narrow4" svg:font-family="'Arial Narrow'" style:font-family-generic="roman" style:font-pitch="variable"/>
    <style:font-face style:name="Arial Narrow5" svg:font-family="'Arial Narrow'"/>
    <style:font-face style:name="Calibri" svg:font-family="Calibri" style:font-pitch="variable"/>
    <style:font-face style:name="Calibri1" svg:font-family="Calibri" style:font-pitch="fixed"/>
    <style:font-face style:name="Calibri2" svg:font-family="Calibri" style:font-family-generic="roman" style:font-pitch="variable"/>
    <style:font-face style:name="Calibri3" svg:font-family="Calibri" style:font-family-generic="swiss"/>
    <style:font-face style:name="Calibri4" svg:font-family="Calibri" style:font-family-generic="modern" style:font-pitch="variable"/>
    <style:font-face style:name="Calibri5" svg:font-family="Calibri" style:font-family-generic="swiss" style:font-pitch="fixed"/>
    <style:font-face style:name="Calibri6" svg:font-family="Calibri"/>
    <style:font-face style:name="Calibri7" svg:font-family="Calibri" style:font-family-generic="swiss" style:font-pitch="variable"/>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Courier New4" svg:font-family="'Courier New'" style:font-pitch="fixed"/>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Helvetica" svg:font-family="Helvetica" style:font-family-generic="swiss"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wiss" style:font-pitch="variable"/>
    <style:font-face style:name="Lohit Hindi1" svg:font-family="'Lohit Hindi'" style:font-family-generic="modern" style:font-pitch="variable"/>
    <style:font-face style:name="Lohit Hindi2" svg:font-family="'Lohit Hindi'" style:font-pitch="variable"/>
    <style:font-face style:name="Lohit Hindi3" svg:font-family="'Lohit Hindi'" style:font-family-generic="system"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pitch="fixed"/>
    <style:font-face style:name="Times New Roman1" svg:font-family="'Times New Roman'" style:font-pitch="variable"/>
    <style:font-face style:name="Times New Roman2" svg:font-family="'Times New Roman'" style:font-family-generic="roman" style:font-pitch="variable"/>
    <style:font-face style:name="Verdana" svg:font-family="Verdana" style:font-family-generic="swiss" style:font-pitch="variable"/>
    <style:font-face style:name="Verdana1" svg:font-family="Verdana" style:font-pitch="variable"/>
    <style:font-face style:name="ＭＳ Ｐゴシック" svg:font-family="'ＭＳ Ｐゴシック'"/>
    <style:font-face style:name="ＭＳ Ｐゴシック1" svg:font-family="'ＭＳ Ｐゴシック'" style:font-family-generic="system" style:font-pitch="variable"/>
    <style:font-face style:name="ＭＳ Ｐゴシック2" svg:font-family="'ＭＳ Ｐゴシック'" style:font-pitch="fixed"/>
    <style:font-face style:name="ＭＳ Ｐゴシック3"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0d0d0" draw:end-color="#ededed" draw:start-intensity="100%" draw:end-intensity="100%" draw:angle="18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21" draw:display-name="Arrowheads 21" svg:viewBox="0 0 20 20" svg:d="M0 20l10-20 10 20z"/>
    <draw:marker draw:name="Arrowheads_20_22" draw:display-name="Arrowheads 22" svg:viewBox="0 0 20 20" svg:d="M0 20l10-20 10 20z"/>
    <draw:marker draw:name="Arrowheads_20_25" draw:display-name="Arrowheads 25" svg:viewBox="0 0 20 20" svg:d="M0 20l10-20 10 20z"/>
    <draw:marker draw:name="Arrowheads_20_26" draw:display-name="Arrowheads 26"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2" draw:display-name="Dashed (var) 12" draw:style="round" draw:dots2="1" draw:dots2-length="140%" draw:distance="105%"/>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24" draw:display-name="Dashed (var) 24" draw:style="rect" draw:dots2="1" draw:dots2-length="0.141cm" draw:distance="0.105cm"/>
    <draw:stroke-dash draw:name="Dashed_20__28_var_29__20_25" draw:display-name="Dashed (var) 25" draw:style="rect" draw:dots2="1" draw:dots2-length="0.141cm" draw:distance="0.105cm"/>
    <draw:stroke-dash draw:name="Dashed_20__28_var_29__20_26" draw:display-name="Dashed (var) 26" draw:style="rect" draw:dots2="1" draw:dots2-length="0.141cm" draw:distance="0.105cm"/>
    <draw:stroke-dash draw:name="Dashed_20__28_var_29__20_27" draw:display-name="Dashed (var) 27" draw:style="rect" draw:dots2="1" draw:dots2-length="0.141cm" draw:distance="0.105cm"/>
    <draw:stroke-dash draw:name="Dashed_20__28_var_29__20_4" draw:display-name="Dashed (var) 4" draw:style="round" draw:dots2="1" draw:dots2-length="140%" draw:distance="105%"/>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fixed" fo:color="#000000" fo:font-size="100%"/>
          </text:list-level-style-bullet>
          <text:list-level-style-bullet text:level="3" text:bullet-char="•">
            <style:list-level-properties text:space-before="2.54cm"/>
            <style:text-properties fo:font-family="'Arial Narrow'" style:font-family-generic="swiss" style:font-pitch="fixed" fo:color="#000000" fo:font-size="100%"/>
          </text:list-level-style-bullet>
          <text:list-level-style-bullet text:level="4" text:bullet-char="•">
            <style:list-level-properties text:space-before="3.81cm"/>
            <style:text-properties fo:font-family="'Arial Narrow'" style:font-family-generic="swiss" style:font-pitch="fixed" fo:color="#000000" fo:font-size="100%"/>
          </text:list-level-style-bullet>
          <text:list-level-style-bullet text:level="5" text:bullet-char="•">
            <style:list-level-properties text:space-before="5.08cm"/>
            <style:text-properties fo:font-family="'Arial Narrow'" style:font-family-generic="swiss" style:font-pitch="fixed" fo:color="#000000" fo:font-size="100%"/>
          </text:list-level-style-bullet>
          <text:list-level-style-bullet text:level="6" text:bullet-char="•">
            <style:list-level-properties text:space-before="5.08cm"/>
            <style:text-properties fo:font-family="'Arial Narrow'" style:font-family-generic="swiss" style:font-pitch="fixed" fo:color="#000000" fo:font-size="100%"/>
          </text:list-level-style-bullet>
          <text:list-level-style-bullet text:level="7" text:bullet-char="•">
            <style:list-level-properties text:space-before="5.08cm"/>
            <style:text-properties fo:font-family="'Arial Narrow'" style:font-family-generic="swiss" style:font-pitch="fixed" fo:color="#000000" fo:font-size="100%"/>
          </text:list-level-style-bullet>
          <text:list-level-style-bullet text:level="8" text:bullet-char="•">
            <style:list-level-properties text:space-before="5.08cm"/>
            <style:text-properties fo:font-family="'Arial Narrow'" style:font-family-generic="swiss" style:font-pitch="fixed" fo:color="#000000" fo:font-size="100%"/>
          </text:list-level-style-bullet>
          <text:list-level-style-bullet text:level="9" text:bullet-char="•">
            <style:list-level-properties text:space-before="5.08cm"/>
            <style:text-properties fo:font-family="'Arial Narrow'" style:font-family-generic="swiss" style:font-pitch="fixed" fo:color="#000000" fo:font-size="100%"/>
          </text:list-level-style-bullet>
          <text:list-level-style-bullet text:level="10" text:bullet-char="•">
            <style:list-level-properties text:space-before="5.08cm"/>
            <style:text-properties fo:font-family="'Arial Narrow'"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 Narrow" fo:font-family="'Arial Narrow'" style:font-pitch="fixed" fo:font-size="24pt" fo:font-style="normal" fo:text-shadow="none" style:text-underline-style="none" fo:font-weight="bold"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7"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3"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3"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7"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3"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3"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7"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3"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3"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7"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3"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3"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Narrow'" style:font-family-generic="swiss" style:font-pitch="fixed" fo:color="#000000" fo:font-size="100%"/>
          </text:list-level-style-bullet>
          <text:list-level-style-bullet text:level="3" text:bullet-char="•">
            <style:list-level-properties text:space-before="2.54cm"/>
            <style:text-properties fo:font-family="'Arial Narrow'" style:font-family-generic="swiss" style:font-pitch="fixed" fo:color="#000000" fo:font-size="100%"/>
          </text:list-level-style-bullet>
          <text:list-level-style-bullet text:level="4" text:bullet-char="•">
            <style:list-level-properties text:space-before="3.81cm"/>
            <style:text-properties fo:font-family="'Arial Narrow'" style:font-family-generic="swiss" style:font-pitch="fixed" fo:color="#000000" fo:font-size="100%"/>
          </text:list-level-style-bullet>
          <text:list-level-style-bullet text:level="5" text:bullet-char="•">
            <style:list-level-properties text:space-before="5.08cm"/>
            <style:text-properties fo:font-family="'Arial Narrow'" style:font-family-generic="swiss" style:font-pitch="fixed" fo:color="#000000" fo:font-size="100%"/>
          </text:list-level-style-bullet>
          <text:list-level-style-bullet text:level="6" text:bullet-char="•">
            <style:list-level-properties text:space-before="5.08cm"/>
            <style:text-properties fo:font-family="'Arial Narrow'" style:font-family-generic="swiss" style:font-pitch="fixed" fo:color="#000000" fo:font-size="100%"/>
          </text:list-level-style-bullet>
          <text:list-level-style-bullet text:level="7" text:bullet-char="•">
            <style:list-level-properties text:space-before="5.08cm"/>
            <style:text-properties fo:font-family="'Arial Narrow'" style:font-family-generic="swiss" style:font-pitch="fixed" fo:color="#000000" fo:font-size="100%"/>
          </text:list-level-style-bullet>
          <text:list-level-style-bullet text:level="8" text:bullet-char="•">
            <style:list-level-properties text:space-before="5.08cm"/>
            <style:text-properties fo:font-family="'Arial Narrow'" style:font-family-generic="swiss" style:font-pitch="fixed" fo:color="#000000" fo:font-size="100%"/>
          </text:list-level-style-bullet>
          <text:list-level-style-bullet text:level="9" text:bullet-char="•">
            <style:list-level-properties text:space-before="5.08cm"/>
            <style:text-properties fo:font-family="'Arial Narrow'" style:font-family-generic="swiss" style:font-pitch="fixed" fo:color="#000000" fo:font-size="100%"/>
          </text:list-level-style-bullet>
          <text:list-level-style-bullet text:level="10" text:bullet-char="•">
            <style:list-level-properties text:space-before="5.08cm"/>
            <style:text-properties fo:font-family="'Arial Narrow'"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Narrow" fo:font-family="'Arial Narrow'" style:font-pitch="fixed" fo:font-size="24pt" fo:font-style="normal" fo:text-shadow="none" style:text-underline-style="none" fo:font-weight="bold"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fixed" fo:color="#000000" fo:font-size="100%"/>
          </text:list-level-style-bullet>
          <text:list-level-style-bullet text:level="3" text:bullet-char="•">
            <style:list-level-properties text:space-before="2.54cm"/>
            <style:text-properties fo:font-family="'Times New Roman'" style:font-family-generic="roman" style:font-pitch="fixed" fo:color="#000000" fo:font-size="100%"/>
          </text:list-level-style-bullet>
          <text:list-level-style-bullet text:level="4" text:bullet-char="•">
            <style:list-level-properties text:space-before="3.81cm"/>
            <style:text-properties fo:font-family="'Times New Roman'" style:font-family-generic="roman" style:font-pitch="fixed" fo:color="#000000" fo:font-size="100%"/>
          </text:list-level-style-bullet>
          <text:list-level-style-bullet text:level="5" text:bullet-char="•">
            <style:list-level-properties text:space-before="5.08cm"/>
            <style:text-properties fo:font-family="'Times New Roman'" style:font-family-generic="roman" style:font-pitch="fixed" fo:color="#000000" fo:font-size="100%"/>
          </text:list-level-style-bullet>
          <text:list-level-style-bullet text:level="6" text:bullet-char="•">
            <style:list-level-properties text:space-before="5.08cm"/>
            <style:text-properties fo:font-family="'Times New Roman'" style:font-family-generic="roman" style:font-pitch="fixed" fo:color="#000000" fo:font-size="100%"/>
          </text:list-level-style-bullet>
          <text:list-level-style-bullet text:level="7" text:bullet-char="•">
            <style:list-level-properties text:space-before="5.08cm"/>
            <style:text-properties fo:font-family="'Times New Roman'" style:font-family-generic="roman" style:font-pitch="fixed" fo:color="#000000" fo:font-size="100%"/>
          </text:list-level-style-bullet>
          <text:list-level-style-bullet text:level="8" text:bullet-char="•">
            <style:list-level-properties text:space-before="5.08cm"/>
            <style:text-properties fo:font-family="'Times New Roman'" style:font-family-generic="roman" style:font-pitch="fixed" fo:color="#000000" fo:font-size="100%"/>
          </text:list-level-style-bullet>
          <text:list-level-style-bullet text:level="9" text:bullet-char="•">
            <style:list-level-properties text:space-before="5.08cm"/>
            <style:text-properties fo:font-family="'Times New Roman'" style:font-family-generic="roman" style:font-pitch="fixed" fo:color="#000000" fo:font-size="100%"/>
          </text:list-level-style-bullet>
          <text:list-level-style-bullet text:level="10" text:bullet-char="•">
            <style:list-level-properties text:space-before="5.08cm"/>
            <style:text-properties fo:font-family="'Times New Roman'" style:font-family-generic="roman"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pitch="fixed" fo:font-size="12pt" fo:font-style="normal" fo:text-shadow="none" style:text-underline-style="none" fo:font-weight="normal" fo:background-color="transparent"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2cm"/>
            <style:text-properties fo:font-family="'Wingdings 2'" style:font-pitch="fixed" style:font-charset="x-symbol" fo:color="#990000" fo:font-size="60%"/>
          </text:list-level-style-bullet>
          <text:list-level-style-bullet text:level="2" text:bullet-char="">
            <style:list-level-properties text:space-before="1.27cm" text:min-label-width="0.793cm"/>
            <style:text-properties fo:font-family="Wingdings" style:font-pitch="fixed" style:font-charset="x-symbol" fo:color="#990000" fo:font-size="110%"/>
          </text:list-level-style-bullet>
          <text:list-level-style-bullet text:level="3" text:bullet-char="">
            <style:list-level-properties text:space-before="2.54cm" text:min-label-width="0.635cm"/>
            <style:text-properties fo:font-family="Wingdings" style:font-pitch="fixed" style:font-charset="x-symbol" fo:color="#000000" fo:font-size="80%"/>
          </text:list-level-style-bullet>
          <text:list-level-style-bullet text:level="4" text:bullet-char="–">
            <style:list-level-properties text:space-before="3.81cm" text:min-label-width="0.635cm"/>
            <style:text-properties style:font-name="Calibri5" fo:color="#000000" fo:font-size="100%"/>
          </text:list-level-style-bullet>
          <text:list-level-style-bullet text:level="5" text:bullet-char="»">
            <style:list-level-properties text:space-before="5.08cm" text:min-label-width="0.635cm"/>
            <style:text-properties style:font-name="Calibri5" fo:color="#000000" fo:font-size="100%"/>
          </text:list-level-style-bullet>
          <text:list-level-style-bullet text:level="6" text:bullet-char="»">
            <style:list-level-properties text:space-before="5.08cm" text:min-label-width="0.635cm"/>
            <style:text-properties style:font-name="Calibri5" fo:color="#000000" fo:font-size="100%"/>
          </text:list-level-style-bullet>
          <text:list-level-style-bullet text:level="7" text:bullet-char="»">
            <style:list-level-properties text:space-before="5.08cm" text:min-label-width="0.635cm"/>
            <style:text-properties style:font-name="Calibri5" fo:color="#000000" fo:font-size="100%"/>
          </text:list-level-style-bullet>
          <text:list-level-style-bullet text:level="8" text:bullet-char="»">
            <style:list-level-properties text:space-before="5.08cm" text:min-label-width="0.635cm"/>
            <style:text-properties style:font-name="Calibri5" fo:color="#000000" fo:font-size="100%"/>
          </text:list-level-style-bullet>
          <text:list-level-style-bullet text:level="9" text:bullet-char="»">
            <style:list-level-properties text:space-before="5.08cm" text:min-label-width="0.635cm"/>
            <style:text-properties style:font-name="Calibri5" fo:color="#000000" fo:font-size="100%"/>
          </text:list-level-style-bullet>
          <text:list-level-style-bullet text:level="10" text:bullet-char="»">
            <style:list-level-properties text:space-before="5.08cm" text:min-label-width="0.635cm"/>
            <style:text-properties style:font-name="Calibri5"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loext:opacity="100%" style:text-outline="false" style:text-line-through-style="none" style:text-line-through-type="none" style:text-position="0% 100%" style:font-name="Calibri1" fo:font-family="Calibri" style:font-pitch="fixed" fo:font-size="24pt" fo:font-style="normal" fo:text-shadow="none" style:text-underline-style="none" fo:font-weight="bold" fo:background-color="transparent"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Calibri1" fo:font-family="Calibri" style:font-pitch="fixed" fo:font-size="20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990000" fo:font-size="60%"/>
          </text:list-level-style-number>
          <text:list-level-style-bullet text:level="2" text:bullet-char="">
            <style:list-level-properties text:space-before="1.27cm"/>
            <style:text-properties fo:font-family="Wingdings" style:font-pitch="fixed" style:font-charset="x-symbol" fo:color="#990000" fo:font-size="110%"/>
          </text:list-level-style-bullet>
          <text:list-level-style-bullet text:level="3" text:bullet-char="">
            <style:list-level-properties text:space-before="2.54cm"/>
            <style:text-properties fo:font-family="Wingdings" style:font-pitch="fixed" style:font-charset="x-symbol" fo:color="#000000" fo:font-size="8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alibri1" fo:font-family="Calibri" style:font-pitch="fixed" fo:font-size="24pt" fo:font-style="normal" fo:text-shadow="none" style:text-underline-style="none" fo:font-weight="bold" fo:background-color="transparent" style:font-name-asian="ＭＳ Ｐゴシック2" style:font-family-asian="'ＭＳ Ｐゴシック'" style:font-pitch-asian="fixed" style:font-size-asian="24pt" style:font-style-asian="normal" style:font-weight-asian="bold" style:font-name-complex="ＭＳ Ｐゴシック2" style:font-family-complex="'ＭＳ Ｐゴシック'" style:font-pitch-complex="fixed" style:font-size-complex="24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33cm" fo:margin-right="0cm" fo:margin-top="0cm" fo:margin-bottom="0cm" fo:line-height="100%" fo:text-align="start" fo:text-indent="-0.33cm" style:punctuation-wrap="hanging" style:line-break="strict" style:font-independent-line-spacing="true">
        <style:tab-stops>
          <style:tab-stop style:position="0cm"/>
          <style:tab-stop style:position="2.209cm"/>
          <style:tab-stop style:position="4.749cm"/>
          <style:tab-stop style:position="7.289cm"/>
          <style:tab-stop style:position="9.829cm"/>
          <style:tab-stop style:position="12.369cm"/>
          <style:tab-stop style:position="14.909cm"/>
          <style:tab-stop style:position="17.449cm"/>
          <style:tab-stop style:position="19.989cm"/>
          <style:tab-stop style:position="22.529cm"/>
          <style:tab-stop style:position="25.069cm"/>
          <style:tab-stop style:position="27.609cm"/>
        </style:tab-stops>
      </style:paragraph-properties>
      <style:text-properties fo:font-variant="normal" fo:text-transform="none" fo:color="#000000" loext:opacity="100%" style:text-outline="false" style:text-line-through-style="none" style:text-line-through-type="none" style:text-position="0% 100%" style:font-name="Calibri1" fo:font-family="Calibri" style:font-pitch="fixed" fo:font-size="36pt" fo:font-style="normal" fo:text-shadow="none" style:text-underline-style="none" fo:font-weight="bold" fo:background-color="transparent" style:font-name-asian="ＭＳ Ｐゴシック2" style:font-family-asian="'ＭＳ Ｐゴシック'" style:font-pitch-asian="fixed" style:font-size-asian="36pt" style:font-style-asian="normal" style:font-weight-asian="bold" style:font-name-complex="ＭＳ Ｐゴシック2" style:font-family-complex="'ＭＳ Ｐゴシック'" style:font-pitch-complex="fixed" style:font-size-complex="36pt" style:font-style-complex="normal" style:font-weight-complex="bold"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3"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7"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3"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3"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3"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7"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7"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285cm" fo:page-height="26.6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26cm" draw:stroke-linejoin="miter" draw:fill="solid" draw:fill-color="#990000"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7" style:family="graphic" style:parent-style-name="standard" style:list-style-name="ML9">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9" style:family="graphic" style:parent-style-name="standard" style:list-style-name="M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draw:fill="none" draw:fill-color="#ffffff" draw:auto-grow-height="false" fo:min-height="1.331cm"/>
      <style:paragraph-properties style:writing-mode="lr-tb"/>
    </style:style>
    <style:style style:name="Mpr7"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8"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Only-backgroundobjects">
      <style:graphic-properties draw:stroke="none" draw:fill="none" draw:fill-color="#ffffff" draw:auto-grow-height="false" fo:min-height="1.331cm"/>
      <style:paragraph-properties style:writing-mode="lr-tb"/>
    </style:style>
    <style:style style:name="Mpr10" style:family="presentation" style:parent-style-name="Title_20_Only-backgroundobjects">
      <style:graphic-properties draw:stroke="none" draw:fill="none" draw:fill-color="#ffffff" draw:textarea-vertical-align="bottom" draw:auto-grow-height="false" fo:min-height="1.331cm"/>
      <style:paragraph-properties style:writing-mode="lr-tb"/>
    </style:style>
    <style:style style:name="Mpr11"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12"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Section_20_Header-backgroundobjects">
      <style:graphic-properties draw:stroke="none" draw:fill="none" draw:fill-color="#ffffff" draw:auto-grow-height="false" fo:min-height="1.331cm"/>
      <style:paragraph-properties style:writing-mode="lr-tb"/>
    </style:style>
    <style:style style:name="Mpr14" style:family="presentation" style:parent-style-name="Section_20_Header-backgroundobjects">
      <style:graphic-properties draw:stroke="none" draw:fill="none" draw:fill-color="#ffffff" draw:textarea-vertical-align="bottom" draw:auto-grow-height="false" fo:min-height="1.331cm"/>
      <style:paragraph-properties style:writing-mode="lr-tb"/>
    </style:style>
    <style:style style:name="Mpr15"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Two_20_Content-backgroundobjects">
      <style:graphic-properties draw:stroke="none" draw:fill="none" draw:fill-color="#ffffff" draw:auto-grow-height="false" fo:min-height="1.331cm"/>
      <style:paragraph-properties style:writing-mode="lr-tb"/>
    </style:style>
    <style:style style:name="Mpr18"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r1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2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90000"/>
      <style:paragraph-properties fo:text-align="start" style:font-independent-line-spacing="true"/>
      <style:text-properties fo:font-size="24pt"/>
    </style:style>
    <style:style style:name="MP6" style:family="paragraph">
      <style:paragraph-properties fo:margin-top="0cm" fo:margin-bottom="0cm" fo:line-height="100%" fo:text-align="start" style:punctuation-wrap="simple" style:writing-mode="lr-tb"/>
      <style:text-properties fo:font-size="24pt"/>
    </style:style>
    <style:style style:name="MP7" style:family="paragraph">
      <loext:graphic-properties draw:fill="none"/>
      <style:paragraph-properties fo:text-align="start" style:writing-mode="lr-tb" style:font-independent-line-spacing="true"/>
      <style:text-properties fo:font-size="24pt"/>
    </style:style>
    <style:style style:name="M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9" style:family="paragraph">
      <loext:graphic-properties draw:fill="none"/>
      <style:paragraph-properties fo:text-align="start" style:writing-mode="lr-tb" style:font-independent-line-spacing="true"/>
      <style:text-properties fo:font-size="36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41cm" fo:margin-bottom="0cm" fo:line-height="100%" fo:text-align="start" fo:text-indent="0cm" style:punctuation-wrap="hanging" style:writing-mode="lr-tb"/>
    </style:style>
    <style:style style:name="MP13" style:family="paragraph">
      <loext:graphic-properties draw:fill="none"/>
      <style:paragraph-properties fo:text-align="start" style:writing-mode="lr-tb" style:font-independent-line-spacing="true"/>
      <style:text-properties fo:font-size="40pt"/>
    </style:style>
    <style:style style:name="MP14" style:family="paragraph">
      <style:paragraph-properties fo:margin-left="0cm" fo:margin-right="0cm" fo:text-indent="0cm">
        <style:tab-stops>
          <style:tab-stop style:position="0cm"/>
        </style:tab-stops>
      </style:paragraph-properties>
    </style:style>
    <style:style style:name="MP15" style:family="paragraph">
      <loext:graphic-properties draw:fill="none"/>
      <style:paragraph-properties fo:text-align="start" style:writing-mode="lr-tb" style:font-independent-line-spacing="true"/>
      <style:text-properties fo:font-size="20pt"/>
    </style:style>
    <style:style style:name="MP16"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17" style:family="paragraph">
      <style:paragraph-properties fo:margin-left="0cm" fo:margin-right="0cm" fo:margin-top="0.127cm" fo:margin-bottom="0cm" fo:line-height="100%" fo:text-align="start" fo:text-indent="0cm" style:punctuation-wrap="hanging" style:writing-mode="lr-tb"/>
    </style:style>
    <style:style style:name="MP18" style:family="paragraph">
      <loext:graphic-properties draw:fill="none"/>
      <style:paragraph-properties fo:text-align="start" style:writing-mode="lr-tb" style:font-independent-line-spacing="true"/>
      <style:text-properties fo:font-size="28pt"/>
    </style:style>
    <style:style style:name="MP19" style:family="paragraph">
      <style:paragraph-properties fo:margin-left="0cm" fo:margin-right="0cm" fo:margin-top="0.198cm" fo:margin-bottom="0cm" fo:line-height="100%" fo:text-align="start" fo:text-indent="0cm" style:punctuation-wrap="hanging" style:writing-mode="lr-tb"/>
    </style:style>
    <style:style style:name="MP20" style:family="paragraph">
      <style:paragraph-properties fo:margin-left="0cm" fo:margin-right="0cm" fo:margin-top="0.169cm" fo:margin-bottom="0cm" fo:line-height="100%" fo:text-align="start" fo:text-indent="0cm" style:punctuation-wrap="hanging" style:writing-mode="lr-tb"/>
    </style:style>
    <style:style style:name="MP21" style:family="paragraph">
      <loext:graphic-properties draw:fill="solid" draw:fill-color="#990000"/>
      <style:paragraph-properties fo:text-align="center" style:font-independent-line-spacing="true"/>
      <style:text-properties fo:font-size="24pt"/>
    </style:style>
    <style:style style:name="MP22" style:family="paragraph">
      <style:paragraph-properties fo:margin-top="0cm" fo:margin-bottom="0cm" fo:line-height="100%" fo:text-align="start" style:punctuation-wrap="simple" style:writing-mode="lr-tb"/>
    </style:style>
    <style:style style:name="MP23"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text-properties fo:font-size="36pt"/>
    </style:style>
    <style:style style:name="MP24" style:family="paragraph">
      <loext:graphic-properties draw:fill="none"/>
      <style:paragraph-properties fo:text-align="start" style:font-independent-line-spacing="true"/>
      <style:text-properties fo:font-size="36pt"/>
    </style:style>
    <style:style style:name="MP25" style:family="paragraph">
      <style:paragraph-properties fo:margin-left="0cm" fo:margin-right="0cm" fo:margin-top="0.169cm" fo:margin-bottom="0cm" fo:line-height="100%" fo:text-align="start" fo:text-indent="0cm" style:punctuation-wrap="hanging" style:writing-mode="lr-tb"/>
      <style:text-properties fo:font-size="24pt"/>
    </style:style>
    <style:style style:name="MP26" style:family="paragraph">
      <style:paragraph-properties fo:margin-left="0cm" fo:margin-right="0cm" fo:margin-top="0.141cm" fo:margin-bottom="0cm" fo:line-height="100%" fo:text-align="start" fo:text-indent="0cm" style:punctuation-wrap="hanging" style:writing-mode="lr-tb"/>
      <style:text-properties fo:font-size="24pt"/>
    </style:style>
    <style:style style:name="MP27" style:family="paragraph">
      <loext:graphic-properties draw:fill="none"/>
      <style:paragraph-properties fo:text-align="start" style:font-independent-line-spacing="true"/>
      <style:text-properties fo:font-size="24pt"/>
    </style:style>
    <style:style style:name="MP28" style:family="paragraph">
      <style:text-properties fo:font-size="14pt" style:font-size-asian="14pt" style:font-size-complex="14pt"/>
    </style:style>
    <style:style style:name="MP29" style:family="paragraph">
      <loext:graphic-properties draw:fill="none" draw:fill-color="#ffffff"/>
      <style:text-properties fo:font-size="14pt" style:font-size-asian="14pt" style:font-size-complex="14pt"/>
    </style:style>
    <style:style style:name="MP30" style:family="paragraph">
      <style:paragraph-properties fo:text-align="end"/>
      <style:text-properties fo:font-size="14pt" style:font-size-asian="14pt" style:font-size-complex="14pt"/>
    </style:style>
    <style:style style:name="MP31"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Times New Roman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 Narrow5" fo:font-size="10pt" fo:letter-spacing="normal" fo:font-style="normal" style:text-underline-style="none" fo:font-weight="bold" style:font-name-asian="ＭＳ Ｐゴシック" style:font-size-asian="10pt" style:font-style-asian="normal" style:font-weight-asian="bold" style:font-name-complex="ＭＳ Ｐゴシック" style:font-size-complex="10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Calibri7"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7"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6" style:family="text">
      <style:text-properties fo:font-variant="normal" fo:text-transform="none" fo:color="#000000" loext:opacity="100%" style:text-line-through-style="none" style:text-line-through-type="none" style:text-position="0% 100%" style:font-name="Calibri7"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text-transform="uppercase" fo:color="#000000" loext:opacity="100%" style:text-line-through-style="none" style:text-line-through-type="none" style:text-position="0% 100%" style:font-name="Calibri7"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9" style:family="text">
      <style:text-properties fo:font-variant="normal" fo:text-transform="none" fo:color="#000000" loext:opacity="100%" style:text-line-through-style="none" style:text-line-through-type="none" style:text-position="0% 100%" style:font-name="Calibri7"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0" style:family="text">
      <style:text-properties fo:font-variant="normal" fo:text-transform="none" fo:color="#000000" loext:opacity="100%" style:text-line-through-style="none" style:text-line-through-type="none" style:text-position="0% 100%" style:font-name="Calibri7"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Calibri7"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7"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3" style:family="text">
      <style:text-properties fo:font-variant="normal" fo:text-transform="none" fo:color="#ffffff" loext:opacity="100%" style:text-line-through-style="none" style:text-line-through-type="none" style:text-position="0% 100%" style:font-name="Times New Roman2"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5" fo:font-size="10pt" fo:letter-spacing="normal" fo:language="en" fo:country="US" fo:font-style="normal" style:text-underline-style="none" fo:font-weight="bold" fo:background-color="transparent" style:font-name-asian="ＭＳ Ｐゴシック" style:font-size-asian="10pt" style:font-style-asian="normal" style:font-weight-asian="bold" style:font-name-complex="ＭＳ Ｐゴシック"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7"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Calibri7"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Calibri7"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7"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3.81cm" text:min-label-width="0.635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54cm" text:min-label-width="0.635cm"/>
        <style:text-properties fo:font-family="Wingdings" style:font-pitch="variable" style:font-charset="x-symbol" fo:color="#000000" fo:font-size="80%"/>
      </text:list-level-style-bullet>
      <text:list-level-style-bullet text:level="4" text:bullet-char="–">
        <style:list-level-properties text:space-before="3.81cm" text:min-label-width="0.635cm"/>
        <style:text-properties fo:font-family="StarSymbol" fo:color="#000000" fo:font-size="100%"/>
      </text:list-level-style-bullet>
      <text:list-level-style-bullet text:level="5" text:bullet-char="»">
        <style:list-level-properties text:space-before="5.08cm" text:min-label-width="0.635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text:span><text:span text:style-name="MT2">negi</text:span><text:span text:style-name="MT2">e </text:span><text:span text:style-name="MT2">Mell</text:span><text:span text:style-name="MT2">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text:span><text:span text:style-name="MT4">Computer Systems: A </text:span><text:span text:style-name="MT4">Programmer’s </text:span><text:span text:style-name="MT4">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1.589cm" svg:height="4.082cm" svg:x="1.905cm" svg:y="4.744cm" presentation:class="title" presentation:user-transformed="true">
        <draw:text-box>
          <text:p text:style-name="MP8"><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M</text:span><text:span text:style-name="MT5">a</text:span><text:span text:style-name="MT5">s</text:span><text:span text:style-name="MT5">t</text:span><text:span text:style-name="MT5">e</text:span><text:span text:style-name="MT5">r</text:span><text:span text:style-name="MT5"> </text:span><text:span text:style-name="MT5">t</text:span><text:span text:style-name="MT5">i</text:span><text:span text:style-name="MT5">t</text:span><text:span text:style-name="MT5">l</text:span><text:span text:style-name="MT5">e</text:span><text:span text:style-name="MT5"> </text:span><text:span text:style-name="MT5">s</text:span><text:span text:style-name="MT5">t</text:span><text:span text:style-name="MT5">y</text:span><text:span text:style-name="MT5">l</text:span><text:span text:style-name="MT5">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text:span><text:span text:style-name="MT2">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text:span><text:span text:style-name="MT4">Computer Systems: A </text:span><text:span text:style-name="MT4">Programmer’s Perspective, </text:span><text:span text:style-name="MT4">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9" draw:layer="backgroundobjects" svg:width="21.088cm" svg:height="2.116cm" svg:x="0.992cm" svg:y="1.21cm" presentation:class="title" presentation:user-transformed="true">
        <draw:text-box>
          <text:p text:style-name="MP8"><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M</text:span><text:span text:style-name="MT5">a</text:span><text:span text:style-name="MT5">s</text:span><text:span text:style-name="MT5">t</text:span><text:span text:style-name="MT5">e</text:span><text:span text:style-name="MT5">r</text:span><text:span text:style-name="MT5"> </text:span><text:span text:style-name="MT5">t</text:span><text:span text:style-name="MT5">i</text:span><text:span text:style-name="MT5">t</text:span><text:span text:style-name="MT5">l</text:span><text:span text:style-name="MT5">e</text:span><text:span text:style-name="MT5"> </text:span><text:span text:style-name="MT5">s</text:span><text:span text:style-name="MT5">t</text:span><text:span text:style-name="MT5">y</text:span><text:span text:style-name="MT5">l</text:span><text:span text:style-name="MT5">e</text:span></text:p>
        </draw:text-box>
      </draw:frame>
      <draw:frame draw:name="Content Placeholder 2" presentation:style-name="Mpr5" draw:text-style-name="MP7" draw:layer="backgroundobjects" svg:width="21.933cm" svg:height="13.81cm" svg:x="1.102cm" svg:y="3.784cm" presentation:class="outline" presentation:user-transformed="true">
        <draw:text-box>
          <text:list text:style-name="ML3">
            <text:list-item>
              <text:p text:style-name="MP10"><text:span text:style-name="MT6">Click to edit the outline </text:span><text:span text:style-name="MT6">text format</text:span></text:p>
              <text:list>
                <text:list-item>
                  <text:p text:style-name="MP10"><text:span text:style-name="MT6">Second Outline Level</text:span></text:p>
                  <text:list>
                    <text:list-item>
                      <text:p text:style-name="MP10"><text:span text:style-name="MT6">Third Outline Level</text:span></text:p>
                      <text:list>
                        <text:list-item>
                          <text:p text:style-name="MP10"><text:span text:style-name="MT6">Fourth Outline </text:span><text:span text:style-name="MT6">Level</text:span></text:p>
                          <text:list>
                            <text:list-item>
                              <text:p text:style-name="MP10"><text:span text:style-name="MT6">Fifth </text:span><text:span text:style-name="MT6">Outline </text:span><text:span text:style-name="MT6">Level</text:span></text:p>
                              <text:list>
                                <text:list-item>
                                  <text:p text:style-name="MP10"><text:span text:style-name="MT6">Sixth </text:span><text:span text:style-name="MT6">Outline </text:span><text:span text:style-name="MT6">Level</text:span></text:p>
                                  <text:list>
                                    <text:list-item>
                                      <text:p text:style-name="MP11"><text:span text:style-name="MT6">Seve</text:span><text:span text:style-name="MT6">nth </text:span><text:span text:style-name="MT6">Outli</text:span><text:span text:style-name="MT6">ne </text:span><text:span text:style-name="MT6">Level</text:span><text:span text:style-name="MT6">Click </text:span><text:span text:style-name="MT6">to </text:span><text:span text:style-name="MT6">edit </text:span><text:span text:style-name="MT6">Mast</text:span><text:span text:style-name="MT6">er </text:span><text:span text:style-name="MT6">text </text:span><text:span text:style-name="MT6">style</text:span><text:span text:style-name="MT6">s</text:span></text:p>
                                      <text:list>
                                        <text:list-item>
                                          <text:p text:style-name="MP11"><text:span text:style-name="MT7">S</text:span><text:span text:style-name="MT7">ec</text:span><text:span text:style-name="MT7">o</text:span><text:span text:style-name="MT7">n</text:span><text:span text:style-name="MT7">d </text:span><text:span text:style-name="MT7">le</text:span><text:span text:style-name="MT7">v</text:span><text:span text:style-name="MT7">el</text:span></text:p>
                                          <text:list>
                                            <text:list-item>
                                              <text:p text:style-name="MP11"><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2"><text:span text:style-name="MT7">F</text:span><text:span text:style-name="MT7">o</text:span><text:span text:style-name="MT7">u</text:span><text:span text:style-name="MT7">r</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item>
                                                  <text:p text:style-name="MP12"><text:span text:style-name="MT7">F</text:span><text:span text:style-name="MT7">i</text:span><text:span text:style-name="MT7">f</text:span><text:span text:style-name="MT7">t</text:span><text:span text:style-name="MT7">h</text:span><text:span text:style-name="MT7"> </text:span><text:span text:style-name="MT7">l</text:span><text:span text:style-name="MT7">e</text:span><text:span text:style-name="MT7">v</text:span><text:span text:style-name="MT7">e</text:span><text:span text:style-name="MT7">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6" draw:text-style-name="MP2" draw:layer="backgroundobjects" svg:width="8.802cm" svg:height="1.33cm" svg:x="0cm" svg:y="0cm" presentation:class="header">
          <draw:text-box>
            <text:p text:style-name="MP1"><text:span text:style-name="MT1"><presentation:header/></text:span></text:p>
          </draw:text-box>
        </draw:frame>
        <draw:frame presentation:style-name="Mpr6" draw:text-style-name="MP4" draw:layer="backgroundobjects" svg:width="8.802cm" svg:height="1.33cm" svg:x="11.482cm" svg:y="0cm" presentation:class="date-time">
          <draw:text-box>
            <text:p text:style-name="MP3"><text:span text:style-name="MT1"><presentation:date-time/></text:span></text:p>
          </draw:text-box>
        </draw:frame>
        <draw:frame presentation:style-name="Mpr7" draw:text-style-name="MP2" draw:layer="backgroundobjects" svg:width="8.802cm" svg:height="1.33cm" svg:x="0cm" svg:y="25.299cm" presentation:class="footer">
          <draw:text-box>
            <text:p text:style-name="MP1"><text:span text:style-name="MT1"><presentation:footer/></text:span></text:p>
          </draw:text-box>
        </draw:frame>
        <draw:frame presentation:style-name="Mpr7"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9" draw:layer="backgroundobjects" svg:width="21.086cm" svg:height="2.116cm" svg:x="0.994cm" svg:y="1.236cm" presentation:class="title" presentation:user-transformed="true">
        <draw:text-box>
          <text:p text:style-name="MP8"><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M</text:span><text:span text:style-name="MT5">a</text:span><text:span text:style-name="MT5">s</text:span><text:span text:style-name="MT5">t</text:span><text:span text:style-name="MT5">e</text:span><text:span text:style-name="MT5">r</text:span><text:span text:style-name="MT5"> </text:span><text:span text:style-name="MT5">t</text:span><text:span text:style-name="MT5">i</text:span><text:span text:style-name="MT5">t</text:span><text:span text:style-name="MT5">l</text:span><text:span text:style-name="MT5">e</text:span><text:span text:style-name="MT5"> </text:span><text:span text:style-name="MT5">s</text:span><text:span text:style-name="MT5">t</text:span><text:span text:style-name="MT5">y</text:span><text:span text:style-name="MT5">l</text:span><text:span text:style-name="MT5">e</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3.313cm" svg:height="9.985cm" svg:x="3.485cm" svg:y="2.023cm" presentation:class="page"/>
        <draw:frame presentation:style-name="Title_20_Only-notes" draw:layer="backgroundobjects" svg:width="16.227cm" svg:height="11.982cm" svg:x="2.028cm" svg:y="12.649cm" presentation:class="notes" presentation:placeholder="true">
          <draw:text-box/>
        </draw:frame>
        <draw:frame presentation:style-name="Mpr9" draw:text-style-name="MP2" draw:layer="backgroundobjects" svg:width="8.802cm" svg:height="1.33cm" svg:x="0cm" svg:y="0cm" presentation:class="header">
          <draw:text-box>
            <text:p text:style-name="MP1"><text:span text:style-name="MT1"><presentation:header/></text:span></text:p>
          </draw:text-box>
        </draw:frame>
        <draw:frame presentation:style-name="Mpr9" draw:text-style-name="MP4" draw:layer="backgroundobjects" svg:width="8.802cm" svg:height="1.33cm" svg:x="11.482cm" svg:y="0cm" presentation:class="date-time">
          <draw:text-box>
            <text:p text:style-name="MP3"><text:span text:style-name="MT1"><presentation:date-time/></text:span></text:p>
          </draw:text-box>
        </draw:frame>
        <draw:frame presentation:style-name="Mpr10" draw:text-style-name="MP2" draw:layer="backgroundobjects" svg:width="8.802cm" svg:height="1.33cm" svg:x="0cm" svg:y="25.299cm" presentation:class="footer">
          <draw:text-box>
            <text:p text:style-name="MP1"><text:span text:style-name="MT1"><presentation:footer/></text:span></text:p>
          </draw:text-box>
        </draw:frame>
        <draw:frame presentation:style-name="Mpr1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custom-shape draw:name="Rectangle 8" draw:style-name="Mgr3"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7" draw:layer="backgroundobjects" svg:width="3.637cm" svg:height="0.758cm" svg:x="21.938cm" svg:y="-0.075cm">
        <text:p text:style-name="MP6"><text:span text:style-name="MT2">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7" draw:layer="backgroundobjects" svg:width="1.904cm" svg:height="0.674cm" svg:x="24.013cm" svg:y="18.366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7" draw:layer="backgroundobjects" svg:width="12.682cm" svg:height="0.674cm" svg:x="0.072cm" svg:y="18.415cm">
        <text:p text:style-name="MP6"><text:span text:style-name="MT4">Bryant and </text:span><text:span text:style-name="MT4">O’Hallaron, </text:span><text:span text:style-name="MT4">Computer </text:span><text:span text:style-name="MT4">Systems: A </text:span><text:span text:style-name="MT4">Programmer’</text:span><text:span text:style-name="MT4">s Perspective, </text:span><text:span text:style-name="MT4">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3" draw:layer="backgroundobjects" svg:width="21.589cm" svg:height="3.783cm" svg:x="2.006cm" svg:y="12.241cm" presentation:class="title" presentation:user-transformed="true">
        <draw:text-box>
          <text:p text:style-name="MP8"><text:span text:style-name="MT8">C</text:span><text:span text:style-name="MT8">l</text:span><text:span text:style-name="MT8">i</text:span><text:span text:style-name="MT8">c</text:span><text:span text:style-name="MT8">k</text:span><text:span text:style-name="MT8"> </text:span><text:span text:style-name="MT8">t</text:span><text:span text:style-name="MT8">o</text:span><text:span text:style-name="MT8"> </text:span><text:span text:style-name="MT8">e</text:span><text:span text:style-name="MT8">d</text:span><text:span text:style-name="MT8">i</text:span><text:span text:style-name="MT8">t</text:span><text:span text:style-name="MT8"> </text:span><text:span text:style-name="MT8">M</text:span><text:span text:style-name="MT8">a</text:span><text:span text:style-name="MT8">s</text:span><text:span text:style-name="MT8">t</text:span><text:span text:style-name="MT8">e</text:span><text:span text:style-name="MT8">r</text:span><text:span text:style-name="MT8"> </text:span><text:span text:style-name="MT8">t</text:span><text:span text:style-name="MT8">i</text:span><text:span text:style-name="MT8">t</text:span><text:span text:style-name="MT8">l</text:span><text:span text:style-name="MT8">e</text:span><text:span text:style-name="MT8"> </text:span><text:span text:style-name="MT8">s</text:span><text:span text:style-name="MT8">t</text:span><text:span text:style-name="MT8">y</text:span><text:span text:style-name="MT8">l</text:span><text:span text:style-name="MT8">e</text:span></text:p>
        </draw:text-box>
      </draw:frame>
      <draw:frame draw:name="Text Placeholder 2" presentation:style-name="Mpr12" draw:text-style-name="MP15" draw:layer="backgroundobjects" svg:width="21.589cm" svg:height="4.166cm" svg:x="2.006cm" svg:y="8.074cm" presentation:class="outline" presentation:user-transformed="true">
        <draw:text-box>
          <text:list text:style-name="ML3">
            <text:list-item>
              <text:p text:style-name="MP10"><text:span text:style-name="MT9">Click to edit the outline text </text:span><text:span text:style-name="MT9">format</text:span></text:p>
              <text:list>
                <text:list-item>
                  <text:p text:style-name="MP10"><text:span text:style-name="MT9">Second Outline Level</text:span></text:p>
                  <text:list>
                    <text:list-item>
                      <text:p text:style-name="MP10"><text:span text:style-name="MT9">Third Outline Level</text:span></text:p>
                      <text:list>
                        <text:list-item>
                          <text:p text:style-name="MP10"><text:span text:style-name="MT9">Fourth Outline </text:span><text:span text:style-name="MT9">Level</text:span></text:p>
                          <text:list>
                            <text:list-item>
                              <text:p text:style-name="MP10"><text:span text:style-name="MT9">Fifth Outline </text:span><text:span text:style-name="MT9">Level</text:span></text:p>
                              <text:list>
                                <text:list-item>
                                  <text:p text:style-name="MP10"><text:span text:style-name="MT9">Sixth </text:span><text:span text:style-name="MT9">Outline </text:span><text:span text:style-name="MT9">Level</text:span></text:p>
                                  <text:list>
                                    <text:list-item>
                                      <text:p text:style-name="MP14"><text:span text:style-name="MT9">Seven</text:span><text:span text:style-name="MT9">th </text:span><text:span text:style-name="MT9">Outlin</text:span><text:span text:style-name="MT9">e </text:span><text:span text:style-name="MT9">Level</text:span><text:span text:style-name="MT9">Click </text:span><text:span text:style-name="MT9">to </text:span><text:span text:style-name="MT9">edit </text:span><text:span text:style-name="MT9">Mast</text:span><text:span text:style-name="MT9">er </text:span><text:span text:style-name="MT9">text </text:span><text:span text:style-name="MT9">style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3.313cm" svg:height="9.985cm" svg:x="3.485cm" svg:y="2.023cm" presentation:class="page"/>
        <draw:frame presentation:style-name="Section_20_Header-notes" draw:layer="backgroundobjects" svg:width="16.227cm" svg:height="11.982cm" svg:x="2.028cm" svg:y="12.649cm" presentation:class="notes" presentation:placeholder="true">
          <draw:text-box/>
        </draw:frame>
        <draw:frame presentation:style-name="Mpr13" draw:text-style-name="MP2" draw:layer="backgroundobjects" svg:width="8.802cm" svg:height="1.33cm" svg:x="0cm" svg:y="0cm" presentation:class="header">
          <draw:text-box>
            <text:p text:style-name="MP1"><text:span text:style-name="MT1"><presentation:header/></text:span></text:p>
          </draw:text-box>
        </draw:frame>
        <draw:frame presentation:style-name="Mpr13" draw:text-style-name="MP4" draw:layer="backgroundobjects" svg:width="8.802cm" svg:height="1.33cm" svg:x="11.482cm" svg:y="0cm" presentation:class="date-time">
          <draw:text-box>
            <text:p text:style-name="MP3"><text:span text:style-name="MT1"><presentation:date-time/></text:span></text:p>
          </draw:text-box>
        </draw:frame>
        <draw:frame presentation:style-name="Mpr14" draw:text-style-name="MP2" draw:layer="backgroundobjects" svg:width="8.802cm" svg:height="1.33cm" svg:x="0cm" svg:y="25.299cm" presentation:class="footer">
          <draw:text-box>
            <text:p text:style-name="MP1"><text:span text:style-name="MT1"><presentation:footer/></text:span></text:p>
          </draw:text-box>
        </draw:frame>
        <draw:frame presentation:style-name="Mpr14"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3.313cm" svg:height="9.985cm" svg:x="3.485cm" svg:y="2.023cm" presentation:class="page"/>
        <draw:frame presentation:style-name="Default-notes" draw:layer="backgroundobjects" svg:width="16.227cm" svg:height="11.982cm" svg:x="2.028cm" svg:y="12.649cm" presentation:class="notes" presentation:placeholder="true">
          <draw:text-box/>
        </draw:frame>
      </presentation:notes>
    </style:master-page>
    <style:master-page style:name="Two_20_Content" style:display-name="Two Content" style:page-layout-name="PM1" draw:style-name="Mdp1">
      <draw:custom-shape draw:name="Rectangle 8" draw:style-name="Mgr6" draw:text-style-name="MP5"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 draw:text-style-name="MP16" draw:layer="backgroundobjects" svg:width="3.637cm" svg:height="0.758cm" svg:x="21.938cm" svg:y="-0.075cm">
        <text:p text:style-name="MP6"><text:span text:style-name="MT2">Carnegie </text:span><text:span text:style-name="MT2">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5" draw:text-style-name="MP16" draw:layer="backgroundobjects" svg:width="4.36cm" svg:height="1.265cm" svg:x="22.785cm" svg:y="18.366cm">
        <text:p text:style-name="MP6"><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5" draw:text-style-name="MP16" draw:layer="backgroundobjects" svg:width="12.682cm" svg:height="0.674cm" svg:x="0.072cm" svg:y="18.415cm">
        <text:p text:style-name="MP6"><text:span text:style-name="MT4">Bryant and O’Hallaron, Computer </text:span><text:span text:style-name="MT4">Systems: A Programmer’s Perspective, </text:span><text:span text:style-name="MT4">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9" draw:layer="backgroundobjects" svg:width="21.086cm" svg:height="2.116cm" svg:x="1.039cm" svg:y="1.031cm" presentation:class="title" presentation:user-transformed="true">
        <draw:text-box>
          <text:p text:style-name="MP8"><text:span text:style-name="MT5">C</text:span><text:span text:style-name="MT5">l</text:span><text:span text:style-name="MT5">i</text:span><text:span text:style-name="MT5">c</text:span><text:span text:style-name="MT5">k</text:span><text:span text:style-name="MT5"> </text:span><text:span text:style-name="MT5">t</text:span><text:span text:style-name="MT5">o</text:span><text:span text:style-name="MT5"> </text:span><text:span text:style-name="MT5">e</text:span><text:span text:style-name="MT5">d</text:span><text:span text:style-name="MT5">i</text:span><text:span text:style-name="MT5">t</text:span><text:span text:style-name="MT5"> </text:span><text:span text:style-name="MT5">M</text:span><text:span text:style-name="MT5">a</text:span><text:span text:style-name="MT5">s</text:span><text:span text:style-name="MT5">t</text:span><text:span text:style-name="MT5">e</text:span><text:span text:style-name="MT5">r</text:span><text:span text:style-name="MT5"> </text:span><text:span text:style-name="MT5">t</text:span><text:span text:style-name="MT5">i</text:span><text:span text:style-name="MT5">t</text:span><text:span text:style-name="MT5">l</text:span><text:span text:style-name="MT5">e</text:span><text:span text:style-name="MT5"> </text:span><text:span text:style-name="MT5">s</text:span><text:span text:style-name="MT5">t</text:span><text:span text:style-name="MT5">y</text:span><text:span text:style-name="MT5">l</text:span><text:span text:style-name="MT5">e</text:span></text:p>
        </draw:text-box>
      </draw:frame>
      <draw:frame draw:name="Content Placeholder 2" presentation:style-name="Mpr16" draw:text-style-name="MP18" draw:layer="backgroundobjects" svg:width="10.754cm" svg:height="13.81cm" svg:x="1.773cm" svg:y="3.784cm" presentation:class="outline" presentation:user-transformed="true">
        <draw:text-box>
          <text:list text:style-name="ML3">
            <text:list-item>
              <text:p text:style-name="MP10"><text:span text:style-name="MT10">Click to edit the </text:span><text:span text:style-name="MT10">outline text format</text:span></text:p>
              <text:list>
                <text:list-item>
                  <text:p text:style-name="MP10"><text:span text:style-name="MT10">Second Outline </text:span><text:span text:style-name="MT10">Level</text:span></text:p>
                  <text:list>
                    <text:list-item>
                      <text:p text:style-name="MP10"><text:span text:style-name="MT10">Third Outline </text:span><text:span text:style-name="MT10">Level</text:span></text:p>
                      <text:list>
                        <text:list-item>
                          <text:p text:style-name="MP10"><text:span text:style-name="MT10">Fourth </text:span><text:span text:style-name="MT10">Outline Level</text:span></text:p>
                          <text:list>
                            <text:list-item>
                              <text:p text:style-name="MP10"><text:span text:style-name="MT10">Fifth </text:span><text:span text:style-name="MT10">Outline </text:span><text:span text:style-name="MT10">Level</text:span></text:p>
                              <text:list>
                                <text:list-item>
                                  <text:p text:style-name="MP10"><text:span text:style-name="MT10">Sixth </text:span><text:span text:style-name="MT10">Outline </text:span><text:span text:style-name="MT10">Level</text:span></text:p>
                                  <text:list>
                                    <text:list-item>
                                      <text:p text:style-name="MP11"><text:span text:style-name="MT10">Sev</text:span><text:span text:style-name="MT10">ent</text:span><text:span text:style-name="MT10">h </text:span><text:span text:style-name="MT10">Outl</text:span><text:span text:style-name="MT10">ine </text:span><text:span text:style-name="MT10">Lev</text:span><text:span text:style-name="MT10">elCli</text:span><text:span text:style-name="MT10">ck </text:span><text:span text:style-name="MT10">to </text:span><text:span text:style-name="MT10">edit </text:span><text:span text:style-name="MT10">Mas</text:span><text:span text:style-name="MT10">ter </text:span><text:span text:style-name="MT10">text </text:span><text:span text:style-name="MT10">styl</text:span><text:span text:style-name="MT10">es</text:span></text:p>
                                      <text:list>
                                        <text:list-item>
                                          <text:p text:style-name="MP11"><text:span text:style-name="MT11">S</text:span><text:span text:style-name="MT11">e</text:span><text:span text:style-name="MT11">c</text:span><text:span text:style-name="MT11">o</text:span><text:span text:style-name="MT11">n</text:span><text:span text:style-name="MT11">d </text:span><text:span text:style-name="MT11">le</text:span><text:span text:style-name="MT11">v</text:span><text:span text:style-name="MT11">el</text:span></text:p>
                                          <text:list>
                                            <text:list-item>
                                              <text:p text:style-name="MP11"><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7"><text:span text:style-name="MT12">F</text:span><text:span text:style-name="MT12">o</text:span><text:span text:style-name="MT12">u</text:span><text:span text:style-name="MT12">r</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item>
                                                  <text:p text:style-name="MP17"><text:span text:style-name="MT12">F</text:span><text:span text:style-name="MT12">i</text:span><text:span text:style-name="MT12">f</text:span><text:span text:style-name="MT12">t</text:span><text:span text:style-name="MT12">h</text:span><text:span text:style-name="MT12"> </text:span><text:span text:style-name="MT12">l</text:span><text:span text:style-name="MT12">e</text:span><text:span text:style-name="MT12">v</text:span><text:span text:style-name="MT12">e</text:span><text:span text:style-name="MT12">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6" draw:text-style-name="MP18" draw:layer="backgroundobjects" svg:width="10.754cm" svg:height="13.81cm" svg:x="12.951cm" svg:y="3.784cm" presentation:class="outline" presentation:user-transformed="true">
        <draw:text-box>
          <text:list text:style-name="ML3">
            <text:list-item>
              <text:p text:style-name="MP10"><text:span text:style-name="MT10">Click to edit the </text:span><text:span text:style-name="MT10">outline text format</text:span></text:p>
              <text:list>
                <text:list-item>
                  <text:p text:style-name="MP10"><text:span text:style-name="MT10">Second Outline </text:span><text:span text:style-name="MT10">Level</text:span></text:p>
                  <text:list>
                    <text:list-item>
                      <text:p text:style-name="MP10"><text:span text:style-name="MT10">Third Outline </text:span><text:span text:style-name="MT10">Level</text:span></text:p>
                      <text:list>
                        <text:list-item>
                          <text:p text:style-name="MP10"><text:span text:style-name="MT10">Fourth </text:span><text:span text:style-name="MT10">Outline Level</text:span></text:p>
                          <text:list>
                            <text:list-item>
                              <text:p text:style-name="MP10"><text:span text:style-name="MT10">Fifth </text:span><text:span text:style-name="MT10">Outline </text:span><text:span text:style-name="MT10">Level</text:span></text:p>
                              <text:list>
                                <text:list-item>
                                  <text:p text:style-name="MP10"><text:span text:style-name="MT10">Sixth </text:span><text:span text:style-name="MT10">Outline </text:span><text:span text:style-name="MT10">Level</text:span></text:p>
                                </text:list-item>
                              </text:list>
                            </text:list-item>
                          </text:list>
                        </text:list-item>
                      </text:list>
                    </text:list-item>
                  </text:list>
                </text:list-item>
              </text:list>
            </text:list-item>
          </text:list>
          <text:list text:style-name="ML4">
            <text:list-item>
              <text:p text:style-name="MP19"><text:span text:style-name="MT10">Seventh Outline </text:span><text:span text:style-name="MT10">LevelClick to edit </text:span><text:span text:style-name="MT10">Master text styles</text:span></text:p>
            </text:list-item>
          </text:list>
          <text:list text:style-name="ML5">
            <text:list-item>
              <text:list>
                <text:list-item>
                  <text:p text:style-name="MP20"><text:span text:style-name="MT11">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7"><text:span text:style-name="MT12">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12">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17" draw:text-style-name="MP2" draw:layer="backgroundobjects" svg:width="8.802cm" svg:height="1.33cm" svg:x="0cm" svg:y="0cm" presentation:class="header">
          <draw:text-box>
            <text:p text:style-name="MP1"><text:span text:style-name="MT1"><presentation:header/></text:span></text:p>
          </draw:text-box>
        </draw:frame>
        <draw:frame presentation:style-name="Mpr17" draw:text-style-name="MP4" draw:layer="backgroundobjects" svg:width="8.802cm" svg:height="1.33cm" svg:x="11.482cm" svg:y="0cm" presentation:class="date-time">
          <draw:text-box>
            <text:p text:style-name="MP3"><text:span text:style-name="MT1"><presentation:date-time/></text:span></text:p>
          </draw:text-box>
        </draw:frame>
        <draw:frame presentation:style-name="Mpr18" draw:text-style-name="MP2" draw:layer="backgroundobjects" svg:width="8.802cm" svg:height="1.33cm" svg:x="0cm" svg:y="25.299cm" presentation:class="footer">
          <draw:text-box>
            <text:p text:style-name="MP1"><text:span text:style-name="MT1"><presentation:footer/></text:span></text:p>
          </draw:text-box>
        </draw:frame>
        <draw:frame presentation:style-name="Mpr18"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6" draw:text-style-name="MP21" draw:layer="backgroundobjects" svg:width="25.399cm" svg:height="0.634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7" draw:text-style-name="MP16" draw:layer="backgroundobjects" svg:width="3.637cm" svg:height="0.758cm" svg:x="21.938cm" svg:y="-0.075cm">
        <text:p text:style-name="MP22"><text:span text:style-name="MT13">Carnegie Mell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8" draw:text-style-name="MP16" draw:layer="backgroundobjects" svg:width="1.9cm" svg:height="0.674cm" svg:x="24.015cm" svg:y="18.366cm">
        <text:p text:style-name="MP22"><text:span text:style-name="MT1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9" draw:text-style-name="MP16" draw:layer="backgroundobjects" svg:width="12.682cm" svg:height="0.674cm" svg:x="0.071cm" svg:y="18.415cm">
        <text:p text:style-name="MP22"><text:span text:style-name="MT15">Bryan</text:span><text:span text:style-name="MT15">t and </text:span><text:span text:style-name="MT15">O’Hal</text:span><text:span text:style-name="MT15">laron, </text:span><text:span text:style-name="MT15">Comp</text:span><text:span text:style-name="MT15">uter </text:span><text:span text:style-name="MT15">Syste</text:span><text:span text:style-name="MT15">ms: A </text:span><text:span text:style-name="MT15">Progr</text:span><text:span text:style-name="MT15">amm</text:span><text:span text:style-name="MT15">er’s </text:span><text:span text:style-name="MT15">Persp</text:span><text:span text:style-name="MT15">ective</text:span><text:span text:style-name="MT15">, </text:span><text:span text:style-name="MT15">Third </text:span><text:span text:style-name="MT15">Editio</text:span><text:span text:style-name="MT15">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24" draw:layer="backgroundobjects" svg:width="21.088cm" svg:height="2.116cm" svg:x="0.992cm" svg:y="1.21cm" presentation:class="title" presentation:user-transformed="true">
        <draw:text-box>
          <text:p text:style-name="MP23"><text:span text:style-name="MT16">C</text:span><text:span text:style-name="MT16">l</text:span><text:span text:style-name="MT16">i</text:span><text:span text:style-name="MT16">c</text:span><text:span text:style-name="MT16">k</text:span><text:span text:style-name="MT16"> </text:span><text:span text:style-name="MT16">t</text:span><text:span text:style-name="MT16">o</text:span><text:span text:style-name="MT16"> </text:span><text:span text:style-name="MT16">e</text:span><text:span text:style-name="MT16">d</text:span><text:span text:style-name="MT16">i</text:span><text:span text:style-name="MT16">t</text:span><text:span text:style-name="MT16"> </text:span><text:span text:style-name="MT16">M</text:span><text:span text:style-name="MT16">a</text:span><text:span text:style-name="MT16">s</text:span><text:span text:style-name="MT16">t</text:span><text:span text:style-name="MT16">e</text:span><text:span text:style-name="MT16">r</text:span><text:span text:style-name="MT16"> </text:span><text:span text:style-name="MT16">t</text:span><text:span text:style-name="MT16">i</text:span><text:span text:style-name="MT16">t</text:span><text:span text:style-name="MT16">l</text:span><text:span text:style-name="MT16">e</text:span><text:span text:style-name="MT16"> </text:span><text:span text:style-name="MT16">s</text:span><text:span text:style-name="MT16">t</text:span><text:span text:style-name="MT16">y</text:span><text:span text:style-name="MT16">l</text:span><text:span text:style-name="MT16">e</text:span></text:p>
        </draw:text-box>
      </draw:frame>
      <draw:frame draw:name="Content Placeholder 2" presentation:style-name="Mpr20" draw:text-style-name="MP27" draw:layer="backgroundobjects" svg:width="21.933cm" svg:height="13.81cm" svg:x="1.102cm" svg:y="3.784cm" presentation:class="outline" presentation:user-transformed="true">
        <draw:text-box>
          <text:list text:style-name="ML12">
            <text:list-item>
              <text:p text:style-name="MP25"><text:span text:style-name="MT17">Click to edit Master text </text:span><text:span text:style-name="MT17">styles</text:span></text:p>
            </text:list-item>
          </text:list>
          <text:list text:style-name="ML13">
            <text:list-item>
              <text:list>
                <text:list-item>
                  <text:p text:style-name="MP26"><text:span text:style-name="MT18">Second level</text:span></text:p>
                </text:list-item>
              </text:list>
            </text:list-item>
          </text:list>
          <text:list text:style-name="ML14">
            <text:list-item>
              <text:list>
                <text:list-item>
                  <text:list>
                    <text:list-item>
                      <text:p text:style-name="MP26"><text:span text:style-name="MT18">Third level</text:span></text:p>
                    </text:list-item>
                  </text:list>
                </text:list-item>
              </text:list>
            </text:list-item>
          </text:list>
          <text:list text:style-name="ML15">
            <text:list-item>
              <text:list>
                <text:list-item>
                  <text:list>
                    <text:list-item>
                      <text:list>
                        <text:list-item>
                          <text:p text:style-name="MP26"><text:span text:style-name="MT18">Fourth level</text:span></text:p>
                        </text:list-item>
                      </text:list>
                    </text:list-item>
                  </text:list>
                </text:list-item>
              </text:list>
            </text:list-item>
          </text:list>
          <text:list text:style-name="ML16">
            <text:list-item>
              <text:list>
                <text:list-item>
                  <text:list>
                    <text:list-item>
                      <text:list>
                        <text:list-item>
                          <text:list>
                            <text:list-item>
                              <text:p text:style-name="MP26"><text:span text:style-name="MT18">Fifth level</text:span></text:p>
                            </text:list-item>
                          </text:list>
                        </text:list-item>
                      </text:list>
                    </text:list-item>
                  </text:list>
                </text:list-item>
              </text:list>
            </text:list-item>
          </text:list>
        </draw:text-box>
      </draw:frame>
      <presentation:notes style:page-layout-name="PM2">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21" draw:text-style-name="MP29" draw:layer="backgroundobjects" svg:width="8.802cm" svg:height="1.33cm" svg:x="0cm" svg:y="0cm" presentation:class="header">
          <draw:text-box>
            <text:p text:style-name="MP28"><presentation:header/></text:p>
          </draw:text-box>
        </draw:frame>
        <draw:frame presentation:style-name="Mpr21" draw:text-style-name="MP31" draw:layer="backgroundobjects" svg:width="8.802cm" svg:height="1.33cm" svg:x="11.482cm" svg:y="0cm" presentation:class="date-time">
          <draw:text-box>
            <text:p text:style-name="MP30"><presentation:date-time/></text:p>
          </draw:text-box>
        </draw:frame>
        <draw:frame presentation:style-name="Mpr22" draw:text-style-name="MP29" draw:layer="backgroundobjects" svg:width="8.802cm" svg:height="1.33cm" svg:x="0cm" svg:y="25.299cm" presentation:class="footer">
          <draw:text-box>
            <text:p text:style-name="MP28"><presentation:footer/></text:p>
          </draw:text-box>
        </draw:frame>
        <draw:frame presentation:style-name="Mpr22" draw:text-style-name="MP31" draw:layer="backgroundobjects" svg:width="8.802cm" svg:height="1.33cm" svg:x="11.482cm" svg:y="25.299cm" presentation:class="page-number">
          <draw:text-box>
            <text:p text:style-name="MP30"><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ntroduction to Computer Systems 15-213/18-243, spring 2009</dc:title>
    <meta:initial-creator>Markus Pueschel</meta:initial-creator>
    <dc:description>Redesign of slides created by Randal E. Bryant and David R. O'Hallaron</dc:description>
    <meta:editing-cycles>900</meta:editing-cycles>
    <meta:print-date>1999-09-20T15:19:18</meta:print-date>
    <meta:creation-date>2012-11-06T16:54:28</meta:creation-date>
    <dc:date>2021-10-26T12:55:36.202957464</dc:date>
    <meta:editing-duration>P12DT23H19M36S</meta:editing-duration>
    <meta:generator>LibreOffice/7.2.1.2$Linux_X86_64 LibreOffice_project/2c9f9a7aa7c967a1b7ec3448959cff87b32f6580</meta:generator>
    <meta:document-statistic meta:object-count="132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56</meta:user-defined>
    <meta:template xlink:type="simple" xlink:actuate="onRequest" xlink:title="template2007" xlink:href=""/>
  </office:meta>
</office:document-meta>
</file>